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4">
      <style:table-cell-properties fo:background-color="#ff7b5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4">
      <style:table-cell-properties fo:background-color="#3465a4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Liczba sztuk</text:p>
          </table:table-cell>
          <table:table-cell office:value-type="string" calcext:value-type="string">
            <text:p>Producent A</text:p>
          </table:table-cell>
          <table:table-cell office:value-type="string" calcext:value-type="string">
            <text:p>Producent 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2] &lt;= 500; [.A2] * (1 - 0.15) * 12; [.A2] * (1 - 0.25) * 12)" office:value-type="currency" office:currency="PLN" office:value="102" calcext:value-type="currency">
            <text:p>102,00 zł</text:p>
          </table:table-cell>
          <table:table-cell table:style-name="ce2" table:formula="of:=IF([.A2] &lt;= 300; [.A2] * (1 - 0.1) * 12; IF(AND([.A2] &lt;= 600; [.A2] &gt; 300); 300 * (1 - 0.1) * 12 + ([.A2] - 300) * (1 - 0.25) * 12; [.A2] * (1 - 0.35) * 12))" office:value-type="currency" office:currency="PLN" office:value="108" calcext:value-type="currency">
            <text:p>108,00 zł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[.A3] &lt;= 500; [.A3] * (1 - 0.15) * 12; [.A3] * (1 - 0.25) * 12)" office:value-type="currency" office:currency="PLN" office:value="204" calcext:value-type="currency">
            <text:p>204,00 zł</text:p>
          </table:table-cell>
          <table:table-cell table:style-name="ce2" table:formula="of:=IF([.A3] &lt;= 300; [.A3] * (1 - 0.1) * 12; IF(AND([.A3] &lt;= 600; [.A3] &gt; 300); 300 * (1 - 0.1) * 12 + ([.A3] - 300) * (1 - 0.25) * 12; [.A3] * (1 - 0.35) * 12))" office:value-type="currency" office:currency="PLN" office:value="216" calcext:value-type="currency">
            <text:p>216,00 zł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[.A4] &lt;= 500; [.A4] * (1 - 0.15) * 12; [.A4] * (1 - 0.25) * 12)" office:value-type="currency" office:currency="PLN" office:value="306" calcext:value-type="currency">
            <text:p>306,00 zł</text:p>
          </table:table-cell>
          <table:table-cell table:style-name="ce2" table:formula="of:=IF([.A4] &lt;= 300; [.A4] * (1 - 0.1) * 12; IF(AND([.A4] &lt;= 600; [.A4] &gt; 300); 300 * (1 - 0.1) * 12 + ([.A4] - 300) * (1 - 0.25) * 12; [.A4] * (1 - 0.35) * 12))" office:value-type="currency" office:currency="PLN" office:value="324" calcext:value-type="currency">
            <text:p>324,00 zł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[.A5] &lt;= 500; [.A5] * (1 - 0.15) * 12; [.A5] * (1 - 0.25) * 12)" office:value-type="currency" office:currency="PLN" office:value="408" calcext:value-type="currency">
            <text:p>408,00 zł</text:p>
          </table:table-cell>
          <table:table-cell table:style-name="ce2" table:formula="of:=IF([.A5] &lt;= 300; [.A5] * (1 - 0.1) * 12; IF(AND([.A5] &lt;= 600; [.A5] &gt; 300); 300 * (1 - 0.1) * 12 + ([.A5] - 300) * (1 - 0.25) * 12; [.A5] * (1 - 0.35) * 12))" office:value-type="currency" office:currency="PLN" office:value="432" calcext:value-type="currency">
            <text:p>432,00 zł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IF([.A6] &lt;= 500; [.A6] * (1 - 0.15) * 12; [.A6] * (1 - 0.25) * 12)" office:value-type="currency" office:currency="PLN" office:value="510" calcext:value-type="currency">
            <text:p>510,00 zł</text:p>
          </table:table-cell>
          <table:table-cell table:style-name="ce2" table:formula="of:=IF([.A6] &lt;= 300; [.A6] * (1 - 0.1) * 12; IF(AND([.A6] &lt;= 600; [.A6] &gt; 300); 300 * (1 - 0.1) * 12 + ([.A6] - 300) * (1 - 0.25) * 12; [.A6] * (1 - 0.35) * 12))" office:value-type="currency" office:currency="PLN" office:value="540" calcext:value-type="currency">
            <text:p>540,00 zł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IF([.A7] &lt;= 500; [.A7] * (1 - 0.15) * 12; [.A7] * (1 - 0.25) * 12)" office:value-type="currency" office:currency="PLN" office:value="612" calcext:value-type="currency">
            <text:p>612,00 zł</text:p>
          </table:table-cell>
          <table:table-cell table:style-name="ce2" table:formula="of:=IF([.A7] &lt;= 300; [.A7] * (1 - 0.1) * 12; IF(AND([.A7] &lt;= 600; [.A7] &gt; 300); 300 * (1 - 0.1) * 12 + ([.A7] - 300) * (1 - 0.25) * 12; [.A7] * (1 - 0.35) * 12))" office:value-type="currency" office:currency="PLN" office:value="648" calcext:value-type="currency">
            <text:p>648,00 zł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IF([.A8] &lt;= 500; [.A8] * (1 - 0.15) * 12; [.A8] * (1 - 0.25) * 12)" office:value-type="currency" office:currency="PLN" office:value="714" calcext:value-type="currency">
            <text:p>714,00 zł</text:p>
          </table:table-cell>
          <table:table-cell table:style-name="ce2" table:formula="of:=IF([.A8] &lt;= 300; [.A8] * (1 - 0.1) * 12; IF(AND([.A8] &lt;= 600; [.A8] &gt; 300); 300 * (1 - 0.1) * 12 + ([.A8] - 300) * (1 - 0.25) * 12; [.A8] * (1 - 0.35) * 12))" office:value-type="currency" office:currency="PLN" office:value="756" calcext:value-type="currency">
            <text:p>756,00 zł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IF([.A9] &lt;= 500; [.A9] * (1 - 0.15) * 12; [.A9] * (1 - 0.25) * 12)" office:value-type="currency" office:currency="PLN" office:value="816" calcext:value-type="currency">
            <text:p>816,00 zł</text:p>
          </table:table-cell>
          <table:table-cell table:style-name="ce2" table:formula="of:=IF([.A9] &lt;= 300; [.A9] * (1 - 0.1) * 12; IF(AND([.A9] &lt;= 600; [.A9] &gt; 300); 300 * (1 - 0.1) * 12 + ([.A9] - 300) * (1 - 0.25) * 12; [.A9] * (1 - 0.35) * 12))" office:value-type="currency" office:currency="PLN" office:value="864" calcext:value-type="currency">
            <text:p>864,00 zł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IF([.A10] &lt;= 500; [.A10] * (1 - 0.15) * 12; [.A10] * (1 - 0.25) * 12)" office:value-type="currency" office:currency="PLN" office:value="918" calcext:value-type="currency">
            <text:p>918,00 zł</text:p>
          </table:table-cell>
          <table:table-cell table:style-name="ce2" table:formula="of:=IF([.A10] &lt;= 300; [.A10] * (1 - 0.1) * 12; IF(AND([.A10] &lt;= 600; [.A10] &gt; 300); 300 * (1 - 0.1) * 12 + ([.A10] - 300) * (1 - 0.25) * 12; [.A10] * (1 - 0.35) * 12))" office:value-type="currency" office:currency="PLN" office:value="972" calcext:value-type="currency">
            <text:p>972,00 zł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IF([.A11] &lt;= 500; [.A11] * (1 - 0.15) * 12; [.A11] * (1 - 0.25) * 12)" office:value-type="currency" office:currency="PLN" office:value="1020" calcext:value-type="currency">
            <text:p>1 020,00 zł</text:p>
          </table:table-cell>
          <table:table-cell table:style-name="ce2" table:formula="of:=IF([.A11] &lt;= 300; [.A11] * (1 - 0.1) * 12; IF(AND([.A11] &lt;= 600; [.A11] &gt; 300); 300 * (1 - 0.1) * 12 + ([.A11] - 300) * (1 - 0.25) * 12; [.A11] * (1 - 0.35) * 12))" office:value-type="currency" office:currency="PLN" office:value="1080" calcext:value-type="currency">
            <text:p>1 080,00 zł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IF([.A12] &lt;= 500; [.A12] * (1 - 0.15) * 12; [.A12] * (1 - 0.25) * 12)" office:value-type="currency" office:currency="PLN" office:value="1122" calcext:value-type="currency">
            <text:p>1 122,00 zł</text:p>
          </table:table-cell>
          <table:table-cell table:style-name="ce2" table:formula="of:=IF([.A12] &lt;= 300; [.A12] * (1 - 0.1) * 12; IF(AND([.A12] &lt;= 600; [.A12] &gt; 300); 300 * (1 - 0.1) * 12 + ([.A12] - 300) * (1 - 0.25) * 12; [.A12] * (1 - 0.35) * 12))" office:value-type="currency" office:currency="PLN" office:value="1188" calcext:value-type="currency">
            <text:p>1 188,00 zł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IF([.A13] &lt;= 500; [.A13] * (1 - 0.15) * 12; [.A13] * (1 - 0.25) * 12)" office:value-type="currency" office:currency="PLN" office:value="1224" calcext:value-type="currency">
            <text:p>1 224,00 zł</text:p>
          </table:table-cell>
          <table:table-cell table:style-name="ce2" table:formula="of:=IF([.A13] &lt;= 300; [.A13] * (1 - 0.1) * 12; IF(AND([.A13] &lt;= 600; [.A13] &gt; 300); 300 * (1 - 0.1) * 12 + ([.A13] - 300) * (1 - 0.25) * 12; [.A13] * (1 - 0.35) * 12))" office:value-type="currency" office:currency="PLN" office:value="1296" calcext:value-type="currency">
            <text:p>1 296,00 zł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IF([.A14] &lt;= 500; [.A14] * (1 - 0.15) * 12; [.A14] * (1 - 0.25) * 12)" office:value-type="currency" office:currency="PLN" office:value="1326" calcext:value-type="currency">
            <text:p>1 326,00 zł</text:p>
          </table:table-cell>
          <table:table-cell table:style-name="ce2" table:formula="of:=IF([.A14] &lt;= 300; [.A14] * (1 - 0.1) * 12; IF(AND([.A14] &lt;= 600; [.A14] &gt; 300); 300 * (1 - 0.1) * 12 + ([.A14] - 300) * (1 - 0.25) * 12; [.A14] * (1 - 0.35) * 12))" office:value-type="currency" office:currency="PLN" office:value="1404" calcext:value-type="currency">
            <text:p>1 404,00 zł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IF([.A15] &lt;= 500; [.A15] * (1 - 0.15) * 12; [.A15] * (1 - 0.25) * 12)" office:value-type="currency" office:currency="PLN" office:value="1428" calcext:value-type="currency">
            <text:p>1 428,00 zł</text:p>
          </table:table-cell>
          <table:table-cell table:style-name="ce2" table:formula="of:=IF([.A15] &lt;= 300; [.A15] * (1 - 0.1) * 12; IF(AND([.A15] &lt;= 600; [.A15] &gt; 300); 300 * (1 - 0.1) * 12 + ([.A15] - 300) * (1 - 0.25) * 12; [.A15] * (1 - 0.35) * 12))" office:value-type="currency" office:currency="PLN" office:value="1512" calcext:value-type="currency">
            <text:p>1 512,00 zł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IF([.A16] &lt;= 500; [.A16] * (1 - 0.15) * 12; [.A16] * (1 - 0.25) * 12)" office:value-type="currency" office:currency="PLN" office:value="1530" calcext:value-type="currency">
            <text:p>1 530,00 zł</text:p>
          </table:table-cell>
          <table:table-cell table:style-name="ce2" table:formula="of:=IF([.A16] &lt;= 300; [.A16] * (1 - 0.1) * 12; IF(AND([.A16] &lt;= 600; [.A16] &gt; 300); 300 * (1 - 0.1) * 12 + ([.A16] - 300) * (1 - 0.25) * 12; [.A16] * (1 - 0.35) * 12))" office:value-type="currency" office:currency="PLN" office:value="1620" calcext:value-type="currency">
            <text:p>1 620,00 zł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IF([.A17] &lt;= 500; [.A17] * (1 - 0.15) * 12; [.A17] * (1 - 0.25) * 12)" office:value-type="currency" office:currency="PLN" office:value="1632" calcext:value-type="currency">
            <text:p>1 632,00 zł</text:p>
          </table:table-cell>
          <table:table-cell table:style-name="ce2" table:formula="of:=IF([.A17] &lt;= 300; [.A17] * (1 - 0.1) * 12; IF(AND([.A17] &lt;= 600; [.A17] &gt; 300); 300 * (1 - 0.1) * 12 + ([.A17] - 300) * (1 - 0.25) * 12; [.A17] * (1 - 0.35) * 12))" office:value-type="currency" office:currency="PLN" office:value="1728" calcext:value-type="currency">
            <text:p>1 728,00 zł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IF([.A18] &lt;= 500; [.A18] * (1 - 0.15) * 12; [.A18] * (1 - 0.25) * 12)" office:value-type="currency" office:currency="PLN" office:value="1734" calcext:value-type="currency">
            <text:p>1 734,00 zł</text:p>
          </table:table-cell>
          <table:table-cell table:style-name="ce2" table:formula="of:=IF([.A18] &lt;= 300; [.A18] * (1 - 0.1) * 12; IF(AND([.A18] &lt;= 600; [.A18] &gt; 300); 300 * (1 - 0.1) * 12 + ([.A18] - 300) * (1 - 0.25) * 12; [.A18] * (1 - 0.35) * 12))" office:value-type="currency" office:currency="PLN" office:value="1836" calcext:value-type="currency">
            <text:p>1 836,00 zł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IF([.A19] &lt;= 500; [.A19] * (1 - 0.15) * 12; [.A19] * (1 - 0.25) * 12)" office:value-type="currency" office:currency="PLN" office:value="1836" calcext:value-type="currency">
            <text:p>1 836,00 zł</text:p>
          </table:table-cell>
          <table:table-cell table:style-name="ce2" table:formula="of:=IF([.A19] &lt;= 300; [.A19] * (1 - 0.1) * 12; IF(AND([.A19] &lt;= 600; [.A19] &gt; 300); 300 * (1 - 0.1) * 12 + ([.A19] - 300) * (1 - 0.25) * 12; [.A19] * (1 - 0.35) * 12))" office:value-type="currency" office:currency="PLN" office:value="1944" calcext:value-type="currency">
            <text:p>1 944,00 zł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IF([.A20] &lt;= 500; [.A20] * (1 - 0.15) * 12; [.A20] * (1 - 0.25) * 12)" office:value-type="currency" office:currency="PLN" office:value="1938" calcext:value-type="currency">
            <text:p>1 938,00 zł</text:p>
          </table:table-cell>
          <table:table-cell table:style-name="ce2" table:formula="of:=IF([.A20] &lt;= 300; [.A20] * (1 - 0.1) * 12; IF(AND([.A20] &lt;= 600; [.A20] &gt; 300); 300 * (1 - 0.1) * 12 + ([.A20] - 300) * (1 - 0.25) * 12; [.A20] * (1 - 0.35) * 12))" office:value-type="currency" office:currency="PLN" office:value="2052" calcext:value-type="currency">
            <text:p>2 052,00 zł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IF([.A21] &lt;= 500; [.A21] * (1 - 0.15) * 12; [.A21] * (1 - 0.25) * 12)" office:value-type="currency" office:currency="PLN" office:value="2040" calcext:value-type="currency">
            <text:p>2 040,00 zł</text:p>
          </table:table-cell>
          <table:table-cell table:style-name="ce2" table:formula="of:=IF([.A21] &lt;= 300; [.A21] * (1 - 0.1) * 12; IF(AND([.A21] &lt;= 600; [.A21] &gt; 300); 300 * (1 - 0.1) * 12 + ([.A21] - 300) * (1 - 0.25) * 12; [.A21] * (1 - 0.35) * 12))" office:value-type="currency" office:currency="PLN" office:value="2160" calcext:value-type="currency">
            <text:p>2 160,00 zł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formula="of:=IF([.A22] &lt;= 500; [.A22] * (1 - 0.15) * 12; [.A22] * (1 - 0.25) * 12)" office:value-type="currency" office:currency="PLN" office:value="2142" calcext:value-type="currency">
            <text:p>2 142,00 zł</text:p>
          </table:table-cell>
          <table:table-cell table:style-name="ce2" table:formula="of:=IF([.A22] &lt;= 300; [.A22] * (1 - 0.1) * 12; IF(AND([.A22] &lt;= 600; [.A22] &gt; 300); 300 * (1 - 0.1) * 12 + ([.A22] - 300) * (1 - 0.25) * 12; [.A22] * (1 - 0.35) * 12))" office:value-type="currency" office:currency="PLN" office:value="2268" calcext:value-type="currency">
            <text:p>2 268,00 zł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table:formula="of:=IF([.A23] &lt;= 500; [.A23] * (1 - 0.15) * 12; [.A23] * (1 - 0.25) * 12)" office:value-type="currency" office:currency="PLN" office:value="2244" calcext:value-type="currency">
            <text:p>2 244,00 zł</text:p>
          </table:table-cell>
          <table:table-cell table:style-name="ce2" table:formula="of:=IF([.A23] &lt;= 300; [.A23] * (1 - 0.1) * 12; IF(AND([.A23] &lt;= 600; [.A23] &gt; 300); 300 * (1 - 0.1) * 12 + ([.A23] - 300) * (1 - 0.25) * 12; [.A23] * (1 - 0.35) * 12))" office:value-type="currency" office:currency="PLN" office:value="2376" calcext:value-type="currency">
            <text:p>2 376,00 zł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table:formula="of:=IF([.A24] &lt;= 500; [.A24] * (1 - 0.15) * 12; [.A24] * (1 - 0.25) * 12)" office:value-type="currency" office:currency="PLN" office:value="2346" calcext:value-type="currency">
            <text:p>2 346,00 zł</text:p>
          </table:table-cell>
          <table:table-cell table:style-name="ce2" table:formula="of:=IF([.A24] &lt;= 300; [.A24] * (1 - 0.1) * 12; IF(AND([.A24] &lt;= 600; [.A24] &gt; 300); 300 * (1 - 0.1) * 12 + ([.A24] - 300) * (1 - 0.25) * 12; [.A24] * (1 - 0.35) * 12))" office:value-type="currency" office:currency="PLN" office:value="2484" calcext:value-type="currency">
            <text:p>2 484,00 zł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IF([.A25] &lt;= 500; [.A25] * (1 - 0.15) * 12; [.A25] * (1 - 0.25) * 12)" office:value-type="currency" office:currency="PLN" office:value="2448" calcext:value-type="currency">
            <text:p>2 448,00 zł</text:p>
          </table:table-cell>
          <table:table-cell table:style-name="ce2" table:formula="of:=IF([.A25] &lt;= 300; [.A25] * (1 - 0.1) * 12; IF(AND([.A25] &lt;= 600; [.A25] &gt; 300); 300 * (1 - 0.1) * 12 + ([.A25] - 300) * (1 - 0.25) * 12; [.A25] * (1 - 0.35) * 12))" office:value-type="currency" office:currency="PLN" office:value="2592" calcext:value-type="currency">
            <text:p>2 592,00 zł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IF([.A26] &lt;= 500; [.A26] * (1 - 0.15) * 12; [.A26] * (1 - 0.25) * 12)" office:value-type="currency" office:currency="PLN" office:value="2550" calcext:value-type="currency">
            <text:p>2 550,00 zł</text:p>
          </table:table-cell>
          <table:table-cell table:style-name="ce2" table:formula="of:=IF([.A26] &lt;= 300; [.A26] * (1 - 0.1) * 12; IF(AND([.A26] &lt;= 600; [.A26] &gt; 300); 300 * (1 - 0.1) * 12 + ([.A26] - 300) * (1 - 0.25) * 12; [.A26] * (1 - 0.35) * 12))" office:value-type="currency" office:currency="PLN" office:value="2700" calcext:value-type="currency">
            <text:p>2 700,00 zł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table:formula="of:=IF([.A27] &lt;= 500; [.A27] * (1 - 0.15) * 12; [.A27] * (1 - 0.25) * 12)" office:value-type="currency" office:currency="PLN" office:value="2652" calcext:value-type="currency">
            <text:p>2 652,00 zł</text:p>
          </table:table-cell>
          <table:table-cell table:style-name="ce2" table:formula="of:=IF([.A27] &lt;= 300; [.A27] * (1 - 0.1) * 12; IF(AND([.A27] &lt;= 600; [.A27] &gt; 300); 300 * (1 - 0.1) * 12 + ([.A27] - 300) * (1 - 0.25) * 12; [.A27] * (1 - 0.35) * 12))" office:value-type="currency" office:currency="PLN" office:value="2808" calcext:value-type="currency">
            <text:p>2 808,00 zł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table:formula="of:=IF([.A28] &lt;= 500; [.A28] * (1 - 0.15) * 12; [.A28] * (1 - 0.25) * 12)" office:value-type="currency" office:currency="PLN" office:value="2754" calcext:value-type="currency">
            <text:p>2 754,00 zł</text:p>
          </table:table-cell>
          <table:table-cell table:style-name="ce2" table:formula="of:=IF([.A28] &lt;= 300; [.A28] * (1 - 0.1) * 12; IF(AND([.A28] &lt;= 600; [.A28] &gt; 300); 300 * (1 - 0.1) * 12 + ([.A28] - 300) * (1 - 0.25) * 12; [.A28] * (1 - 0.35) * 12))" office:value-type="currency" office:currency="PLN" office:value="2916" calcext:value-type="currency">
            <text:p>2 916,00 zł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table:formula="of:=IF([.A29] &lt;= 500; [.A29] * (1 - 0.15) * 12; [.A29] * (1 - 0.25) * 12)" office:value-type="currency" office:currency="PLN" office:value="2856" calcext:value-type="currency">
            <text:p>2 856,00 zł</text:p>
          </table:table-cell>
          <table:table-cell table:style-name="ce2" table:formula="of:=IF([.A29] &lt;= 300; [.A29] * (1 - 0.1) * 12; IF(AND([.A29] &lt;= 600; [.A29] &gt; 300); 300 * (1 - 0.1) * 12 + ([.A29] - 300) * (1 - 0.25) * 12; [.A29] * (1 - 0.35) * 12))" office:value-type="currency" office:currency="PLN" office:value="3024" calcext:value-type="currency">
            <text:p>3 024,00 zł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table:formula="of:=IF([.A30] &lt;= 500; [.A30] * (1 - 0.15) * 12; [.A30] * (1 - 0.25) * 12)" office:value-type="currency" office:currency="PLN" office:value="2958" calcext:value-type="currency">
            <text:p>2 958,00 zł</text:p>
          </table:table-cell>
          <table:table-cell table:style-name="ce2" table:formula="of:=IF([.A30] &lt;= 300; [.A30] * (1 - 0.1) * 12; IF(AND([.A30] &lt;= 600; [.A30] &gt; 300); 300 * (1 - 0.1) * 12 + ([.A30] - 300) * (1 - 0.25) * 12; [.A30] * (1 - 0.35) * 12))" office:value-type="currency" office:currency="PLN" office:value="3132" calcext:value-type="currency">
            <text:p>3 132,00 zł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IF([.A31] &lt;= 500; [.A31] * (1 - 0.15) * 12; [.A31] * (1 - 0.25) * 12)" office:value-type="currency" office:currency="PLN" office:value="3060" calcext:value-type="currency">
            <text:p>3 060,00 zł</text:p>
          </table:table-cell>
          <table:table-cell table:style-name="ce2" table:formula="of:=IF([.A31] &lt;= 300; [.A31] * (1 - 0.1) * 12; IF(AND([.A31] &lt;= 600; [.A31] &gt; 300); 300 * (1 - 0.1) * 12 + ([.A31] - 300) * (1 - 0.25) * 12; [.A31] * (1 - 0.35) * 12))" office:value-type="currency" office:currency="PLN" office:value="3240" calcext:value-type="currency">
            <text:p>3 240,00 zł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table:formula="of:=IF([.A32] &lt;= 500; [.A32] * (1 - 0.15) * 12; [.A32] * (1 - 0.25) * 12)" office:value-type="currency" office:currency="PLN" office:value="3162" calcext:value-type="currency">
            <text:p>3 162,00 zł</text:p>
          </table:table-cell>
          <table:table-cell table:style-name="ce2" table:formula="of:=IF([.A32] &lt;= 300; [.A32] * (1 - 0.1) * 12; IF(AND([.A32] &lt;= 600; [.A32] &gt; 300); 300 * (1 - 0.1) * 12 + ([.A32] - 300) * (1 - 0.25) * 12; [.A32] * (1 - 0.35) * 12))" office:value-type="currency" office:currency="PLN" office:value="3330" calcext:value-type="currency">
            <text:p>3 330,00 zł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table:formula="of:=IF([.A33] &lt;= 500; [.A33] * (1 - 0.15) * 12; [.A33] * (1 - 0.25) * 12)" office:value-type="currency" office:currency="PLN" office:value="3264" calcext:value-type="currency">
            <text:p>3 264,00 zł</text:p>
          </table:table-cell>
          <table:table-cell table:style-name="ce2" table:formula="of:=IF([.A33] &lt;= 300; [.A33] * (1 - 0.1) * 12; IF(AND([.A33] &lt;= 600; [.A33] &gt; 300); 300 * (1 - 0.1) * 12 + ([.A33] - 300) * (1 - 0.25) * 12; [.A33] * (1 - 0.35) * 12))" office:value-type="currency" office:currency="PLN" office:value="3420" calcext:value-type="currency">
            <text:p>3 420,00 zł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table:formula="of:=IF([.A34] &lt;= 500; [.A34] * (1 - 0.15) * 12; [.A34] * (1 - 0.25) * 12)" office:value-type="currency" office:currency="PLN" office:value="3366" calcext:value-type="currency">
            <text:p>3 366,00 zł</text:p>
          </table:table-cell>
          <table:table-cell table:style-name="ce2" table:formula="of:=IF([.A34] &lt;= 300; [.A34] * (1 - 0.1) * 12; IF(AND([.A34] &lt;= 600; [.A34] &gt; 300); 300 * (1 - 0.1) * 12 + ([.A34] - 300) * (1 - 0.25) * 12; [.A34] * (1 - 0.35) * 12))" office:value-type="currency" office:currency="PLN" office:value="3510" calcext:value-type="currency">
            <text:p>3 510,00 zł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table:formula="of:=IF([.A35] &lt;= 500; [.A35] * (1 - 0.15) * 12; [.A35] * (1 - 0.25) * 12)" office:value-type="currency" office:currency="PLN" office:value="3468" calcext:value-type="currency">
            <text:p>3 468,00 zł</text:p>
          </table:table-cell>
          <table:table-cell table:style-name="ce2" table:formula="of:=IF([.A35] &lt;= 300; [.A35] * (1 - 0.1) * 12; IF(AND([.A35] &lt;= 600; [.A35] &gt; 300); 300 * (1 - 0.1) * 12 + ([.A35] - 300) * (1 - 0.25) * 12; [.A35] * (1 - 0.35) * 12))" office:value-type="currency" office:currency="PLN" office:value="3600" calcext:value-type="currency">
            <text:p>3 600,00 zł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table:formula="of:=IF([.A36] &lt;= 500; [.A36] * (1 - 0.15) * 12; [.A36] * (1 - 0.25) * 12)" office:value-type="currency" office:currency="PLN" office:value="3570" calcext:value-type="currency">
            <text:p>3 570,00 zł</text:p>
          </table:table-cell>
          <table:table-cell table:style-name="ce2" table:formula="of:=IF([.A36] &lt;= 300; [.A36] * (1 - 0.1) * 12; IF(AND([.A36] &lt;= 600; [.A36] &gt; 300); 300 * (1 - 0.1) * 12 + ([.A36] - 300) * (1 - 0.25) * 12; [.A36] * (1 - 0.35) * 12))" office:value-type="currency" office:currency="PLN" office:value="3690" calcext:value-type="currency">
            <text:p>3 690,00 zł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table:formula="of:=IF([.A37] &lt;= 500; [.A37] * (1 - 0.15) * 12; [.A37] * (1 - 0.25) * 12)" office:value-type="currency" office:currency="PLN" office:value="3672" calcext:value-type="currency">
            <text:p>3 672,00 zł</text:p>
          </table:table-cell>
          <table:table-cell table:style-name="ce2" table:formula="of:=IF([.A37] &lt;= 300; [.A37] * (1 - 0.1) * 12; IF(AND([.A37] &lt;= 600; [.A37] &gt; 300); 300 * (1 - 0.1) * 12 + ([.A37] - 300) * (1 - 0.25) * 12; [.A37] * (1 - 0.35) * 12))" office:value-type="currency" office:currency="PLN" office:value="3780" calcext:value-type="currency">
            <text:p>3 780,00 zł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table:formula="of:=IF([.A38] &lt;= 500; [.A38] * (1 - 0.15) * 12; [.A38] * (1 - 0.25) * 12)" office:value-type="currency" office:currency="PLN" office:value="3774" calcext:value-type="currency">
            <text:p>3 774,00 zł</text:p>
          </table:table-cell>
          <table:table-cell table:style-name="ce2" table:formula="of:=IF([.A38] &lt;= 300; [.A38] * (1 - 0.1) * 12; IF(AND([.A38] &lt;= 600; [.A38] &gt; 300); 300 * (1 - 0.1) * 12 + ([.A38] - 300) * (1 - 0.25) * 12; [.A38] * (1 - 0.35) * 12))" office:value-type="currency" office:currency="PLN" office:value="3870" calcext:value-type="currency">
            <text:p>3 870,00 zł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table:formula="of:=IF([.A39] &lt;= 500; [.A39] * (1 - 0.15) * 12; [.A39] * (1 - 0.25) * 12)" office:value-type="currency" office:currency="PLN" office:value="3876" calcext:value-type="currency">
            <text:p>3 876,00 zł</text:p>
          </table:table-cell>
          <table:table-cell table:style-name="ce2" table:formula="of:=IF([.A39] &lt;= 300; [.A39] * (1 - 0.1) * 12; IF(AND([.A39] &lt;= 600; [.A39] &gt; 300); 300 * (1 - 0.1) * 12 + ([.A39] - 300) * (1 - 0.25) * 12; [.A39] * (1 - 0.35) * 12))" office:value-type="currency" office:currency="PLN" office:value="3960" calcext:value-type="currency">
            <text:p>3 960,00 zł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table:formula="of:=IF([.A40] &lt;= 500; [.A40] * (1 - 0.15) * 12; [.A40] * (1 - 0.25) * 12)" office:value-type="currency" office:currency="PLN" office:value="3978" calcext:value-type="currency">
            <text:p>3 978,00 zł</text:p>
          </table:table-cell>
          <table:table-cell table:style-name="ce2" table:formula="of:=IF([.A40] &lt;= 300; [.A40] * (1 - 0.1) * 12; IF(AND([.A40] &lt;= 600; [.A40] &gt; 300); 300 * (1 - 0.1) * 12 + ([.A40] - 300) * (1 - 0.25) * 12; [.A40] * (1 - 0.35) * 12))" office:value-type="currency" office:currency="PLN" office:value="4050" calcext:value-type="currency">
            <text:p>4 050,00 zł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IF([.A41] &lt;= 500; [.A41] * (1 - 0.15) * 12; [.A41] * (1 - 0.25) * 12)" office:value-type="currency" office:currency="PLN" office:value="4080" calcext:value-type="currency">
            <text:p>4 080,00 zł</text:p>
          </table:table-cell>
          <table:table-cell table:style-name="ce2" table:formula="of:=IF([.A41] &lt;= 300; [.A41] * (1 - 0.1) * 12; IF(AND([.A41] &lt;= 600; [.A41] &gt; 300); 300 * (1 - 0.1) * 12 + ([.A41] - 300) * (1 - 0.25) * 12; [.A41] * (1 - 0.35) * 12))" office:value-type="currency" office:currency="PLN" office:value="4140" calcext:value-type="currency">
            <text:p>4 140,00 zł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table:formula="of:=IF([.A42] &lt;= 500; [.A42] * (1 - 0.15) * 12; [.A42] * (1 - 0.25) * 12)" office:value-type="currency" office:currency="PLN" office:value="4182" calcext:value-type="currency">
            <text:p>4 182,00 zł</text:p>
          </table:table-cell>
          <table:table-cell table:style-name="ce2" table:formula="of:=IF([.A42] &lt;= 300; [.A42] * (1 - 0.1) * 12; IF(AND([.A42] &lt;= 600; [.A42] &gt; 300); 300 * (1 - 0.1) * 12 + ([.A42] - 300) * (1 - 0.25) * 12; [.A42] * (1 - 0.35) * 12))" office:value-type="currency" office:currency="PLN" office:value="4230" calcext:value-type="currency">
            <text:p>4 230,00 zł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table:formula="of:=IF([.A43] &lt;= 500; [.A43] * (1 - 0.15) * 12; [.A43] * (1 - 0.25) * 12)" office:value-type="currency" office:currency="PLN" office:value="4284" calcext:value-type="currency">
            <text:p>4 284,00 zł</text:p>
          </table:table-cell>
          <table:table-cell table:style-name="ce2" table:formula="of:=IF([.A43] &lt;= 300; [.A43] * (1 - 0.1) * 12; IF(AND([.A43] &lt;= 600; [.A43] &gt; 300); 300 * (1 - 0.1) * 12 + ([.A43] - 300) * (1 - 0.25) * 12; [.A43] * (1 - 0.35) * 12))" office:value-type="currency" office:currency="PLN" office:value="4320" calcext:value-type="currency">
            <text:p>4 320,00 zł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table:formula="of:=IF([.A44] &lt;= 500; [.A44] * (1 - 0.15) * 12; [.A44] * (1 - 0.25) * 12)" office:value-type="currency" office:currency="PLN" office:value="4386" calcext:value-type="currency">
            <text:p>4 386,00 zł</text:p>
          </table:table-cell>
          <table:table-cell table:style-name="ce2" table:formula="of:=IF([.A44] &lt;= 300; [.A44] * (1 - 0.1) * 12; IF(AND([.A44] &lt;= 600; [.A44] &gt; 300); 300 * (1 - 0.1) * 12 + ([.A44] - 300) * (1 - 0.25) * 12; [.A44] * (1 - 0.35) * 12))" office:value-type="currency" office:currency="PLN" office:value="4410" calcext:value-type="currency">
            <text:p>4 410,00 zł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table:formula="of:=IF([.A45] &lt;= 500; [.A45] * (1 - 0.15) * 12; [.A45] * (1 - 0.25) * 12)" office:value-type="currency" office:currency="PLN" office:value="4488" calcext:value-type="currency">
            <text:p>4 488,00 zł</text:p>
          </table:table-cell>
          <table:table-cell table:style-name="ce2" table:formula="of:=IF([.A45] &lt;= 300; [.A45] * (1 - 0.1) * 12; IF(AND([.A45] &lt;= 600; [.A45] &gt; 300); 300 * (1 - 0.1) * 12 + ([.A45] - 300) * (1 - 0.25) * 12; [.A45] * (1 - 0.35) * 12))" office:value-type="currency" office:currency="PLN" office:value="4500" calcext:value-type="currency">
            <text:p>4 500,00 zł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table:formula="of:=IF([.A46] &lt;= 500; [.A46] * (1 - 0.15) * 12; [.A46] * (1 - 0.25) * 12)" office:value-type="currency" office:currency="PLN" office:value="4590" calcext:value-type="currency">
            <text:p>4 590,00 zł</text:p>
          </table:table-cell>
          <table:table-cell table:style-name="ce2" table:formula="of:=IF([.A46] &lt;= 300; [.A46] * (1 - 0.1) * 12; IF(AND([.A46] &lt;= 600; [.A46] &gt; 300); 300 * (1 - 0.1) * 12 + ([.A46] - 300) * (1 - 0.25) * 12; [.A46] * (1 - 0.35) * 12))" office:value-type="currency" office:currency="PLN" office:value="4590" calcext:value-type="currency">
            <text:p>4 590,00 zł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table:formula="of:=IF([.A47] &lt;= 500; [.A47] * (1 - 0.15) * 12; [.A47] * (1 - 0.25) * 12)" office:value-type="currency" office:currency="PLN" office:value="4692" calcext:value-type="currency">
            <text:p>4 692,00 zł</text:p>
          </table:table-cell>
          <table:table-cell table:style-name="ce2" table:formula="of:=IF([.A47] &lt;= 300; [.A47] * (1 - 0.1) * 12; IF(AND([.A47] &lt;= 600; [.A47] &gt; 300); 300 * (1 - 0.1) * 12 + ([.A47] - 300) * (1 - 0.25) * 12; [.A47] * (1 - 0.35) * 12))" office:value-type="currency" office:currency="PLN" office:value="4680" calcext:value-type="currency">
            <text:p>4 680,00 zł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table:formula="of:=IF([.A48] &lt;= 500; [.A48] * (1 - 0.15) * 12; [.A48] * (1 - 0.25) * 12)" office:value-type="currency" office:currency="PLN" office:value="4794" calcext:value-type="currency">
            <text:p>4 794,00 zł</text:p>
          </table:table-cell>
          <table:table-cell table:style-name="ce2" table:formula="of:=IF([.A48] &lt;= 300; [.A48] * (1 - 0.1) * 12; IF(AND([.A48] &lt;= 600; [.A48] &gt; 300); 300 * (1 - 0.1) * 12 + ([.A48] - 300) * (1 - 0.25) * 12; [.A48] * (1 - 0.35) * 12))" office:value-type="currency" office:currency="PLN" office:value="4770" calcext:value-type="currency">
            <text:p>4 770,00 zł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table:formula="of:=IF([.A49] &lt;= 500; [.A49] * (1 - 0.15) * 12; [.A49] * (1 - 0.25) * 12)" office:value-type="currency" office:currency="PLN" office:value="4896" calcext:value-type="currency">
            <text:p>4 896,00 zł</text:p>
          </table:table-cell>
          <table:table-cell table:style-name="ce2" table:formula="of:=IF([.A49] &lt;= 300; [.A49] * (1 - 0.1) * 12; IF(AND([.A49] &lt;= 600; [.A49] &gt; 300); 300 * (1 - 0.1) * 12 + ([.A49] - 300) * (1 - 0.25) * 12; [.A49] * (1 - 0.35) * 12))" office:value-type="currency" office:currency="PLN" office:value="4860" calcext:value-type="currency">
            <text:p>4 860,00 zł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table:formula="of:=IF([.A50] &lt;= 500; [.A50] * (1 - 0.15) * 12; [.A50] * (1 - 0.25) * 12)" office:value-type="currency" office:currency="PLN" office:value="4998" calcext:value-type="currency">
            <text:p>4 998,00 zł</text:p>
          </table:table-cell>
          <table:table-cell table:style-name="ce2" table:formula="of:=IF([.A50] &lt;= 300; [.A50] * (1 - 0.1) * 12; IF(AND([.A50] &lt;= 600; [.A50] &gt; 300); 300 * (1 - 0.1) * 12 + ([.A50] - 300) * (1 - 0.25) * 12; [.A50] * (1 - 0.35) * 12))" office:value-type="currency" office:currency="PLN" office:value="4950" calcext:value-type="currency">
            <text:p>4 950,00 zł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IF([.A51] &lt;= 500; [.A51] * (1 - 0.15) * 12; [.A51] * (1 - 0.25) * 12)" office:value-type="currency" office:currency="PLN" office:value="5100" calcext:value-type="currency">
            <text:p>5 100,00 zł</text:p>
          </table:table-cell>
          <table:table-cell table:style-name="ce2" table:formula="of:=IF([.A51] &lt;= 300; [.A51] * (1 - 0.1) * 12; IF(AND([.A51] &lt;= 600; [.A51] &gt; 300); 300 * (1 - 0.1) * 12 + ([.A51] - 300) * (1 - 0.25) * 12; [.A51] * (1 - 0.35) * 12))" office:value-type="currency" office:currency="PLN" office:value="5040" calcext:value-type="currency">
            <text:p>5 040,00 zł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table:formula="of:=IF([.A52] &lt;= 500; [.A52] * (1 - 0.15) * 12; [.A52] * (1 - 0.25) * 12)" office:value-type="currency" office:currency="PLN" office:value="4590" calcext:value-type="currency">
            <text:p>4 590,00 zł</text:p>
          </table:table-cell>
          <table:table-cell table:style-name="ce2" table:formula="of:=IF([.A52] &lt;= 300; [.A52] * (1 - 0.1) * 12; IF(AND([.A52] &lt;= 600; [.A52] &gt; 300); 300 * (1 - 0.1) * 12 + ([.A52] - 300) * (1 - 0.25) * 12; [.A52] * (1 - 0.35) * 12))" office:value-type="currency" office:currency="PLN" office:value="5130" calcext:value-type="currency">
            <text:p>5 130,00 zł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table:formula="of:=IF([.A53] &lt;= 500; [.A53] * (1 - 0.15) * 12; [.A53] * (1 - 0.25) * 12)" office:value-type="currency" office:currency="PLN" office:value="4680" calcext:value-type="currency">
            <text:p>4 680,00 zł</text:p>
          </table:table-cell>
          <table:table-cell table:style-name="ce2" table:formula="of:=IF([.A53] &lt;= 300; [.A53] * (1 - 0.1) * 12; IF(AND([.A53] &lt;= 600; [.A53] &gt; 300); 300 * (1 - 0.1) * 12 + ([.A53] - 300) * (1 - 0.25) * 12; [.A53] * (1 - 0.35) * 12))" office:value-type="currency" office:currency="PLN" office:value="5220" calcext:value-type="currency">
            <text:p>5 220,00 zł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table:formula="of:=IF([.A54] &lt;= 500; [.A54] * (1 - 0.15) * 12; [.A54] * (1 - 0.25) * 12)" office:value-type="currency" office:currency="PLN" office:value="4770" calcext:value-type="currency">
            <text:p>4 770,00 zł</text:p>
          </table:table-cell>
          <table:table-cell table:style-name="ce2" table:formula="of:=IF([.A54] &lt;= 300; [.A54] * (1 - 0.1) * 12; IF(AND([.A54] &lt;= 600; [.A54] &gt; 300); 300 * (1 - 0.1) * 12 + ([.A54] - 300) * (1 - 0.25) * 12; [.A54] * (1 - 0.35) * 12))" office:value-type="currency" office:currency="PLN" office:value="5310" calcext:value-type="currency">
            <text:p>5 310,00 zł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table:formula="of:=IF([.A55] &lt;= 500; [.A55] * (1 - 0.15) * 12; [.A55] * (1 - 0.25) * 12)" office:value-type="currency" office:currency="PLN" office:value="4860" calcext:value-type="currency">
            <text:p>4 860,00 zł</text:p>
          </table:table-cell>
          <table:table-cell table:style-name="ce2" table:formula="of:=IF([.A55] &lt;= 300; [.A55] * (1 - 0.1) * 12; IF(AND([.A55] &lt;= 600; [.A55] &gt; 300); 300 * (1 - 0.1) * 12 + ([.A55] - 300) * (1 - 0.25) * 12; [.A55] * (1 - 0.35) * 12))" office:value-type="currency" office:currency="PLN" office:value="5400" calcext:value-type="currency">
            <text:p>5 400,00 zł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table:formula="of:=IF([.A56] &lt;= 500; [.A56] * (1 - 0.15) * 12; [.A56] * (1 - 0.25) * 12)" office:value-type="currency" office:currency="PLN" office:value="4950" calcext:value-type="currency">
            <text:p>4 950,00 zł</text:p>
          </table:table-cell>
          <table:table-cell table:style-name="ce2" table:formula="of:=IF([.A56] &lt;= 300; [.A56] * (1 - 0.1) * 12; IF(AND([.A56] &lt;= 600; [.A56] &gt; 300); 300 * (1 - 0.1) * 12 + ([.A56] - 300) * (1 - 0.25) * 12; [.A56] * (1 - 0.35) * 12))" office:value-type="currency" office:currency="PLN" office:value="5490" calcext:value-type="currency">
            <text:p>5 490,00 zł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table:formula="of:=IF([.A57] &lt;= 500; [.A57] * (1 - 0.15) * 12; [.A57] * (1 - 0.25) * 12)" office:value-type="currency" office:currency="PLN" office:value="5040" calcext:value-type="currency">
            <text:p>5 040,00 zł</text:p>
          </table:table-cell>
          <table:table-cell table:style-name="ce2" table:formula="of:=IF([.A57] &lt;= 300; [.A57] * (1 - 0.1) * 12; IF(AND([.A57] &lt;= 600; [.A57] &gt; 300); 300 * (1 - 0.1) * 12 + ([.A57] - 300) * (1 - 0.25) * 12; [.A57] * (1 - 0.35) * 12))" office:value-type="currency" office:currency="PLN" office:value="5580" calcext:value-type="currency">
            <text:p>5 580,00 zł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table:formula="of:=IF([.A58] &lt;= 500; [.A58] * (1 - 0.15) * 12; [.A58] * (1 - 0.25) * 12)" office:value-type="currency" office:currency="PLN" office:value="5130" calcext:value-type="currency">
            <text:p>5 130,00 zł</text:p>
          </table:table-cell>
          <table:table-cell table:style-name="ce2" table:formula="of:=IF([.A58] &lt;= 300; [.A58] * (1 - 0.1) * 12; IF(AND([.A58] &lt;= 600; [.A58] &gt; 300); 300 * (1 - 0.1) * 12 + ([.A58] - 300) * (1 - 0.25) * 12; [.A58] * (1 - 0.35) * 12))" office:value-type="currency" office:currency="PLN" office:value="5670" calcext:value-type="currency">
            <text:p>5 670,00 zł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table:formula="of:=IF([.A59] &lt;= 500; [.A59] * (1 - 0.15) * 12; [.A59] * (1 - 0.25) * 12)" office:value-type="currency" office:currency="PLN" office:value="5220" calcext:value-type="currency">
            <text:p>5 220,00 zł</text:p>
          </table:table-cell>
          <table:table-cell table:style-name="ce2" table:formula="of:=IF([.A59] &lt;= 300; [.A59] * (1 - 0.1) * 12; IF(AND([.A59] &lt;= 600; [.A59] &gt; 300); 300 * (1 - 0.1) * 12 + ([.A59] - 300) * (1 - 0.25) * 12; [.A59] * (1 - 0.35) * 12))" office:value-type="currency" office:currency="PLN" office:value="5760" calcext:value-type="currency">
            <text:p>5 760,00 zł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table:formula="of:=IF([.A60] &lt;= 500; [.A60] * (1 - 0.15) * 12; [.A60] * (1 - 0.25) * 12)" office:value-type="currency" office:currency="PLN" office:value="5310" calcext:value-type="currency">
            <text:p>5 310,00 zł</text:p>
          </table:table-cell>
          <table:table-cell table:style-name="ce2" table:formula="of:=IF([.A60] &lt;= 300; [.A60] * (1 - 0.1) * 12; IF(AND([.A60] &lt;= 600; [.A60] &gt; 300); 300 * (1 - 0.1) * 12 + ([.A60] - 300) * (1 - 0.25) * 12; [.A60] * (1 - 0.35) * 12))" office:value-type="currency" office:currency="PLN" office:value="5850" calcext:value-type="currency">
            <text:p>5 850,00 zł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table:formula="of:=IF([.A61] &lt;= 500; [.A61] * (1 - 0.15) * 12; [.A61] * (1 - 0.25) * 12)" office:value-type="currency" office:currency="PLN" office:value="5400" calcext:value-type="currency">
            <text:p>5 400,00 zł</text:p>
          </table:table-cell>
          <table:table-cell table:style-name="ce2" table:formula="of:=IF([.A61] &lt;= 300; [.A61] * (1 - 0.1) * 12; IF(AND([.A61] &lt;= 600; [.A61] &gt; 300); 300 * (1 - 0.1) * 12 + ([.A61] - 300) * (1 - 0.25) * 12; [.A61] * (1 - 0.35) * 12))" office:value-type="currency" office:currency="PLN" office:value="5940" calcext:value-type="currency">
            <text:p>5 940,00 zł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IF([.A62] &lt;= 500; [.A62] * (1 - 0.15) * 12; [.A62] * (1 - 0.25) * 12)" office:value-type="currency" office:currency="PLN" office:value="5490" calcext:value-type="currency">
            <text:p>5 490,00 zł</text:p>
          </table:table-cell>
          <table:table-cell table:style-name="ce2" table:formula="of:=IF([.A62] &lt;= 300; [.A62] * (1 - 0.1) * 12; IF(AND([.A62] &lt;= 600; [.A62] &gt; 300); 300 * (1 - 0.1) * 12 + ([.A62] - 300) * (1 - 0.25) * 12; [.A62] * (1 - 0.35) * 12))" office:value-type="currency" office:currency="PLN" office:value="4758" calcext:value-type="currency">
            <text:p>4 758,00 zł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IF([.A63] &lt;= 500; [.A63] * (1 - 0.15) * 12; [.A63] * (1 - 0.25) * 12)" office:value-type="currency" office:currency="PLN" office:value="5580" calcext:value-type="currency">
            <text:p>5 580,00 zł</text:p>
          </table:table-cell>
          <table:table-cell table:style-name="ce2" table:formula="of:=IF([.A63] &lt;= 300; [.A63] * (1 - 0.1) * 12; IF(AND([.A63] &lt;= 600; [.A63] &gt; 300); 300 * (1 - 0.1) * 12 + ([.A63] - 300) * (1 - 0.25) * 12; [.A63] * (1 - 0.35) * 12))" office:value-type="currency" office:currency="PLN" office:value="4836" calcext:value-type="currency">
            <text:p>4 836,00 zł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IF([.A64] &lt;= 500; [.A64] * (1 - 0.15) * 12; [.A64] * (1 - 0.25) * 12)" office:value-type="currency" office:currency="PLN" office:value="5670" calcext:value-type="currency">
            <text:p>5 670,00 zł</text:p>
          </table:table-cell>
          <table:table-cell table:style-name="ce2" table:formula="of:=IF([.A64] &lt;= 300; [.A64] * (1 - 0.1) * 12; IF(AND([.A64] &lt;= 600; [.A64] &gt; 300); 300 * (1 - 0.1) * 12 + ([.A64] - 300) * (1 - 0.25) * 12; [.A64] * (1 - 0.35) * 12))" office:value-type="currency" office:currency="PLN" office:value="4914" calcext:value-type="currency">
            <text:p>4 914,00 zł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IF([.A65] &lt;= 500; [.A65] * (1 - 0.15) * 12; [.A65] * (1 - 0.25) * 12)" office:value-type="currency" office:currency="PLN" office:value="5760" calcext:value-type="currency">
            <text:p>5 760,00 zł</text:p>
          </table:table-cell>
          <table:table-cell table:style-name="ce2" table:formula="of:=IF([.A65] &lt;= 300; [.A65] * (1 - 0.1) * 12; IF(AND([.A65] &lt;= 600; [.A65] &gt; 300); 300 * (1 - 0.1) * 12 + ([.A65] - 300) * (1 - 0.25) * 12; [.A65] * (1 - 0.35) * 12))" office:value-type="currency" office:currency="PLN" office:value="4992" calcext:value-type="currency">
            <text:p>4 992,00 zł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IF([.A66] &lt;= 500; [.A66] * (1 - 0.15) * 12; [.A66] * (1 - 0.25) * 12)" office:value-type="currency" office:currency="PLN" office:value="5850" calcext:value-type="currency">
            <text:p>5 850,00 zł</text:p>
          </table:table-cell>
          <table:table-cell table:style-name="ce2" table:formula="of:=IF([.A66] &lt;= 300; [.A66] * (1 - 0.1) * 12; IF(AND([.A66] &lt;= 600; [.A66] &gt; 300); 300 * (1 - 0.1) * 12 + ([.A66] - 300) * (1 - 0.25) * 12; [.A66] * (1 - 0.35) * 12))" office:value-type="currency" office:currency="PLN" office:value="5070" calcext:value-type="currency">
            <text:p>5 070,00 zł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IF([.A67] &lt;= 500; [.A67] * (1 - 0.15) * 12; [.A67] * (1 - 0.25) * 12)" office:value-type="currency" office:currency="PLN" office:value="5940" calcext:value-type="currency">
            <text:p>5 940,00 zł</text:p>
          </table:table-cell>
          <table:table-cell table:style-name="ce2" table:formula="of:=IF([.A67] &lt;= 300; [.A67] * (1 - 0.1) * 12; IF(AND([.A67] &lt;= 600; [.A67] &gt; 300); 300 * (1 - 0.1) * 12 + ([.A67] - 300) * (1 - 0.25) * 12; [.A67] * (1 - 0.35) * 12))" office:value-type="currency" office:currency="PLN" office:value="5148" calcext:value-type="currency">
            <text:p>5 148,00 zł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IF([.A68] &lt;= 500; [.A68] * (1 - 0.15) * 12; [.A68] * (1 - 0.25) * 12)" office:value-type="currency" office:currency="PLN" office:value="6030" calcext:value-type="currency">
            <text:p>6 030,00 zł</text:p>
          </table:table-cell>
          <table:table-cell table:style-name="ce2" table:formula="of:=IF([.A68] &lt;= 300; [.A68] * (1 - 0.1) * 12; IF(AND([.A68] &lt;= 600; [.A68] &gt; 300); 300 * (1 - 0.1) * 12 + ([.A68] - 300) * (1 - 0.25) * 12; [.A68] * (1 - 0.35) * 12))" office:value-type="currency" office:currency="PLN" office:value="5226" calcext:value-type="currency">
            <text:p>5 226,00 zł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IF([.A69] &lt;= 500; [.A69] * (1 - 0.15) * 12; [.A69] * (1 - 0.25) * 12)" office:value-type="currency" office:currency="PLN" office:value="6120" calcext:value-type="currency">
            <text:p>6 120,00 zł</text:p>
          </table:table-cell>
          <table:table-cell table:style-name="ce2" table:formula="of:=IF([.A69] &lt;= 300; [.A69] * (1 - 0.1) * 12; IF(AND([.A69] &lt;= 600; [.A69] &gt; 300); 300 * (1 - 0.1) * 12 + ([.A69] - 300) * (1 - 0.25) * 12; [.A69] * (1 - 0.35) * 12))" office:value-type="currency" office:currency="PLN" office:value="5304" calcext:value-type="currency">
            <text:p>5 304,00 zł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IF([.A70] &lt;= 500; [.A70] * (1 - 0.15) * 12; [.A70] * (1 - 0.25) * 12)" office:value-type="currency" office:currency="PLN" office:value="6210" calcext:value-type="currency">
            <text:p>6 210,00 zł</text:p>
          </table:table-cell>
          <table:table-cell table:style-name="ce2" table:formula="of:=IF([.A70] &lt;= 300; [.A70] * (1 - 0.1) * 12; IF(AND([.A70] &lt;= 600; [.A70] &gt; 300); 300 * (1 - 0.1) * 12 + ([.A70] - 300) * (1 - 0.25) * 12; [.A70] * (1 - 0.35) * 12))" office:value-type="currency" office:currency="PLN" office:value="5382" calcext:value-type="currency">
            <text:p>5 382,00 zł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IF([.A71] &lt;= 500; [.A71] * (1 - 0.15) * 12; [.A71] * (1 - 0.25) * 12)" office:value-type="currency" office:currency="PLN" office:value="6300" calcext:value-type="currency">
            <text:p>6 300,00 zł</text:p>
          </table:table-cell>
          <table:table-cell table:style-name="ce2" table:formula="of:=IF([.A71] &lt;= 300; [.A71] * (1 - 0.1) * 12; IF(AND([.A71] &lt;= 600; [.A71] &gt; 300); 300 * (1 - 0.1) * 12 + ([.A71] - 300) * (1 - 0.25) * 12; [.A71] * (1 - 0.35) * 12))" office:value-type="currency" office:currency="PLN" office:value="5460" calcext:value-type="currency">
            <text:p>5 460,00 zł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table:formula="of:=IF([.A72] &lt;= 500; [.A72] * (1 - 0.15) * 12; [.A72] * (1 - 0.25) * 12)" office:value-type="currency" office:currency="PLN" office:value="6390" calcext:value-type="currency">
            <text:p>6 390,00 zł</text:p>
          </table:table-cell>
          <table:table-cell table:style-name="ce2" table:formula="of:=IF([.A72] &lt;= 300; [.A72] * (1 - 0.1) * 12; IF(AND([.A72] &lt;= 600; [.A72] &gt; 300); 300 * (1 - 0.1) * 12 + ([.A72] - 300) * (1 - 0.25) * 12; [.A72] * (1 - 0.35) * 12))" office:value-type="currency" office:currency="PLN" office:value="5538" calcext:value-type="currency">
            <text:p>5 538,00 zł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table:formula="of:=IF([.A73] &lt;= 500; [.A73] * (1 - 0.15) * 12; [.A73] * (1 - 0.25) * 12)" office:value-type="currency" office:currency="PLN" office:value="6480" calcext:value-type="currency">
            <text:p>6 480,00 zł</text:p>
          </table:table-cell>
          <table:table-cell table:style-name="ce2" table:formula="of:=IF([.A73] &lt;= 300; [.A73] * (1 - 0.1) * 12; IF(AND([.A73] &lt;= 600; [.A73] &gt; 300); 300 * (1 - 0.1) * 12 + ([.A73] - 300) * (1 - 0.25) * 12; [.A73] * (1 - 0.35) * 12))" office:value-type="currency" office:currency="PLN" office:value="5616" calcext:value-type="currency">
            <text:p>5 616,00 zł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table:formula="of:=IF([.A74] &lt;= 500; [.A74] * (1 - 0.15) * 12; [.A74] * (1 - 0.25) * 12)" office:value-type="currency" office:currency="PLN" office:value="6570" calcext:value-type="currency">
            <text:p>6 570,00 zł</text:p>
          </table:table-cell>
          <table:table-cell table:style-name="ce2" table:formula="of:=IF([.A74] &lt;= 300; [.A74] * (1 - 0.1) * 12; IF(AND([.A74] &lt;= 600; [.A74] &gt; 300); 300 * (1 - 0.1) * 12 + ([.A74] - 300) * (1 - 0.25) * 12; [.A74] * (1 - 0.35) * 12))" office:value-type="currency" office:currency="PLN" office:value="5694" calcext:value-type="currency">
            <text:p>5 694,00 zł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table:formula="of:=IF([.A75] &lt;= 500; [.A75] * (1 - 0.15) * 12; [.A75] * (1 - 0.25) * 12)" office:value-type="currency" office:currency="PLN" office:value="6660" calcext:value-type="currency">
            <text:p>6 660,00 zł</text:p>
          </table:table-cell>
          <table:table-cell table:style-name="ce2" table:formula="of:=IF([.A75] &lt;= 300; [.A75] * (1 - 0.1) * 12; IF(AND([.A75] &lt;= 600; [.A75] &gt; 300); 300 * (1 - 0.1) * 12 + ([.A75] - 300) * (1 - 0.25) * 12; [.A75] * (1 - 0.35) * 12))" office:value-type="currency" office:currency="PLN" office:value="5772" calcext:value-type="currency">
            <text:p>5 772,00 zł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table:formula="of:=IF([.A76] &lt;= 500; [.A76] * (1 - 0.15) * 12; [.A76] * (1 - 0.25) * 12)" office:value-type="currency" office:currency="PLN" office:value="6750" calcext:value-type="currency">
            <text:p>6 750,00 zł</text:p>
          </table:table-cell>
          <table:table-cell table:style-name="ce2" table:formula="of:=IF([.A76] &lt;= 300; [.A76] * (1 - 0.1) * 12; IF(AND([.A76] &lt;= 600; [.A76] &gt; 300); 300 * (1 - 0.1) * 12 + ([.A76] - 300) * (1 - 0.25) * 12; [.A76] * (1 - 0.35) * 12))" office:value-type="currency" office:currency="PLN" office:value="5850" calcext:value-type="currency">
            <text:p>5 850,00 zł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table:formula="of:=IF([.A77] &lt;= 500; [.A77] * (1 - 0.15) * 12; [.A77] * (1 - 0.25) * 12)" office:value-type="currency" office:currency="PLN" office:value="6840" calcext:value-type="currency">
            <text:p>6 840,00 zł</text:p>
          </table:table-cell>
          <table:table-cell table:style-name="ce2" table:formula="of:=IF([.A77] &lt;= 300; [.A77] * (1 - 0.1) * 12; IF(AND([.A77] &lt;= 600; [.A77] &gt; 300); 300 * (1 - 0.1) * 12 + ([.A77] - 300) * (1 - 0.25) * 12; [.A77] * (1 - 0.35) * 12))" office:value-type="currency" office:currency="PLN" office:value="5928" calcext:value-type="currency">
            <text:p>5 928,00 zł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table:formula="of:=IF([.A78] &lt;= 500; [.A78] * (1 - 0.15) * 12; [.A78] * (1 - 0.25) * 12)" office:value-type="currency" office:currency="PLN" office:value="6930" calcext:value-type="currency">
            <text:p>6 930,00 zł</text:p>
          </table:table-cell>
          <table:table-cell table:style-name="ce2" table:formula="of:=IF([.A78] &lt;= 300; [.A78] * (1 - 0.1) * 12; IF(AND([.A78] &lt;= 600; [.A78] &gt; 300); 300 * (1 - 0.1) * 12 + ([.A78] - 300) * (1 - 0.25) * 12; [.A78] * (1 - 0.35) * 12))" office:value-type="currency" office:currency="PLN" office:value="6006" calcext:value-type="currency">
            <text:p>6 006,00 zł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table:formula="of:=IF([.A79] &lt;= 500; [.A79] * (1 - 0.15) * 12; [.A79] * (1 - 0.25) * 12)" office:value-type="currency" office:currency="PLN" office:value="7020" calcext:value-type="currency">
            <text:p>7 020,00 zł</text:p>
          </table:table-cell>
          <table:table-cell table:style-name="ce2" table:formula="of:=IF([.A79] &lt;= 300; [.A79] * (1 - 0.1) * 12; IF(AND([.A79] &lt;= 600; [.A79] &gt; 300); 300 * (1 - 0.1) * 12 + ([.A79] - 300) * (1 - 0.25) * 12; [.A79] * (1 - 0.35) * 12))" office:value-type="currency" office:currency="PLN" office:value="6084" calcext:value-type="currency">
            <text:p>6 084,00 zł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table:formula="of:=IF([.A80] &lt;= 500; [.A80] * (1 - 0.15) * 12; [.A80] * (1 - 0.25) * 12)" office:value-type="currency" office:currency="PLN" office:value="7110" calcext:value-type="currency">
            <text:p>7 110,00 zł</text:p>
          </table:table-cell>
          <table:table-cell table:style-name="ce2" table:formula="of:=IF([.A80] &lt;= 300; [.A80] * (1 - 0.1) * 12; IF(AND([.A80] &lt;= 600; [.A80] &gt; 300); 300 * (1 - 0.1) * 12 + ([.A80] - 300) * (1 - 0.25) * 12; [.A80] * (1 - 0.35) * 12))" office:value-type="currency" office:currency="PLN" office:value="6162" calcext:value-type="currency">
            <text:p>6 162,00 zł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IF([.A81] &lt;= 500; [.A81] * (1 - 0.15) * 12; [.A81] * (1 - 0.25) * 12)" office:value-type="currency" office:currency="PLN" office:value="7200" calcext:value-type="currency">
            <text:p>7 200,00 zł</text:p>
          </table:table-cell>
          <table:table-cell table:style-name="ce2" table:formula="of:=IF([.A81] &lt;= 300; [.A81] * (1 - 0.1) * 12; IF(AND([.A81] &lt;= 600; [.A81] &gt; 300); 300 * (1 - 0.1) * 12 + ([.A81] - 300) * (1 - 0.25) * 12; [.A81] * (1 - 0.35) * 12))" office:value-type="currency" office:currency="PLN" office:value="6240" calcext:value-type="currency">
            <text:p>6 240,00 zł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table:formula="of:=IF([.A82] &lt;= 500; [.A82] * (1 - 0.15) * 12; [.A82] * (1 - 0.25) * 12)" office:value-type="currency" office:currency="PLN" office:value="7290" calcext:value-type="currency">
            <text:p>7 290,00 zł</text:p>
          </table:table-cell>
          <table:table-cell table:style-name="ce2" table:formula="of:=IF([.A82] &lt;= 300; [.A82] * (1 - 0.1) * 12; IF(AND([.A82] &lt;= 600; [.A82] &gt; 300); 300 * (1 - 0.1) * 12 + ([.A82] - 300) * (1 - 0.25) * 12; [.A82] * (1 - 0.35) * 12))" office:value-type="currency" office:currency="PLN" office:value="6318" calcext:value-type="currency">
            <text:p>6 318,00 zł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table:formula="of:=IF([.A83] &lt;= 500; [.A83] * (1 - 0.15) * 12; [.A83] * (1 - 0.25) * 12)" office:value-type="currency" office:currency="PLN" office:value="7380" calcext:value-type="currency">
            <text:p>7 380,00 zł</text:p>
          </table:table-cell>
          <table:table-cell table:style-name="ce2" table:formula="of:=IF([.A83] &lt;= 300; [.A83] * (1 - 0.1) * 12; IF(AND([.A83] &lt;= 600; [.A83] &gt; 300); 300 * (1 - 0.1) * 12 + ([.A83] - 300) * (1 - 0.25) * 12; [.A83] * (1 - 0.35) * 12))" office:value-type="currency" office:currency="PLN" office:value="6396" calcext:value-type="currency">
            <text:p>6 396,00 zł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table:formula="of:=IF([.A84] &lt;= 500; [.A84] * (1 - 0.15) * 12; [.A84] * (1 - 0.25) * 12)" office:value-type="currency" office:currency="PLN" office:value="7470" calcext:value-type="currency">
            <text:p>7 470,00 zł</text:p>
          </table:table-cell>
          <table:table-cell table:style-name="ce2" table:formula="of:=IF([.A84] &lt;= 300; [.A84] * (1 - 0.1) * 12; IF(AND([.A84] &lt;= 600; [.A84] &gt; 300); 300 * (1 - 0.1) * 12 + ([.A84] - 300) * (1 - 0.25) * 12; [.A84] * (1 - 0.35) * 12))" office:value-type="currency" office:currency="PLN" office:value="6474" calcext:value-type="currency">
            <text:p>6 474,00 zł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table:formula="of:=IF([.A85] &lt;= 500; [.A85] * (1 - 0.15) * 12; [.A85] * (1 - 0.25) * 12)" office:value-type="currency" office:currency="PLN" office:value="7560" calcext:value-type="currency">
            <text:p>7 560,00 zł</text:p>
          </table:table-cell>
          <table:table-cell table:style-name="ce2" table:formula="of:=IF([.A85] &lt;= 300; [.A85] * (1 - 0.1) * 12; IF(AND([.A85] &lt;= 600; [.A85] &gt; 300); 300 * (1 - 0.1) * 12 + ([.A85] - 300) * (1 - 0.25) * 12; [.A85] * (1 - 0.35) * 12))" office:value-type="currency" office:currency="PLN" office:value="6552" calcext:value-type="currency">
            <text:p>6 552,00 zł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table:formula="of:=IF([.A86] &lt;= 500; [.A86] * (1 - 0.15) * 12; [.A86] * (1 - 0.25) * 12)" office:value-type="currency" office:currency="PLN" office:value="7650" calcext:value-type="currency">
            <text:p>7 650,00 zł</text:p>
          </table:table-cell>
          <table:table-cell table:style-name="ce2" table:formula="of:=IF([.A86] &lt;= 300; [.A86] * (1 - 0.1) * 12; IF(AND([.A86] &lt;= 600; [.A86] &gt; 300); 300 * (1 - 0.1) * 12 + ([.A86] - 300) * (1 - 0.25) * 12; [.A86] * (1 - 0.35) * 12))" office:value-type="currency" office:currency="PLN" office:value="6630" calcext:value-type="currency">
            <text:p>6 630,00 zł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table:formula="of:=IF([.A87] &lt;= 500; [.A87] * (1 - 0.15) * 12; [.A87] * (1 - 0.25) * 12)" office:value-type="currency" office:currency="PLN" office:value="7740" calcext:value-type="currency">
            <text:p>7 740,00 zł</text:p>
          </table:table-cell>
          <table:table-cell table:style-name="ce2" table:formula="of:=IF([.A87] &lt;= 300; [.A87] * (1 - 0.1) * 12; IF(AND([.A87] &lt;= 600; [.A87] &gt; 300); 300 * (1 - 0.1) * 12 + ([.A87] - 300) * (1 - 0.25) * 12; [.A87] * (1 - 0.35) * 12))" office:value-type="currency" office:currency="PLN" office:value="6708" calcext:value-type="currency">
            <text:p>6 708,00 zł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table:formula="of:=IF([.A88] &lt;= 500; [.A88] * (1 - 0.15) * 12; [.A88] * (1 - 0.25) * 12)" office:value-type="currency" office:currency="PLN" office:value="7830" calcext:value-type="currency">
            <text:p>7 830,00 zł</text:p>
          </table:table-cell>
          <table:table-cell table:style-name="ce2" table:formula="of:=IF([.A88] &lt;= 300; [.A88] * (1 - 0.1) * 12; IF(AND([.A88] &lt;= 600; [.A88] &gt; 300); 300 * (1 - 0.1) * 12 + ([.A88] - 300) * (1 - 0.25) * 12; [.A88] * (1 - 0.35) * 12))" office:value-type="currency" office:currency="PLN" office:value="6786" calcext:value-type="currency">
            <text:p>6 786,00 zł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table:formula="of:=IF([.A89] &lt;= 500; [.A89] * (1 - 0.15) * 12; [.A89] * (1 - 0.25) * 12)" office:value-type="currency" office:currency="PLN" office:value="7920" calcext:value-type="currency">
            <text:p>7 920,00 zł</text:p>
          </table:table-cell>
          <table:table-cell table:style-name="ce2" table:formula="of:=IF([.A89] &lt;= 300; [.A89] * (1 - 0.1) * 12; IF(AND([.A89] &lt;= 600; [.A89] &gt; 300); 300 * (1 - 0.1) * 12 + ([.A89] - 300) * (1 - 0.25) * 12; [.A89] * (1 - 0.35) * 12))" office:value-type="currency" office:currency="PLN" office:value="6864" calcext:value-type="currency">
            <text:p>6 864,00 zł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table:formula="of:=IF([.A90] &lt;= 500; [.A90] * (1 - 0.15) * 12; [.A90] * (1 - 0.25) * 12)" office:value-type="currency" office:currency="PLN" office:value="8010" calcext:value-type="currency">
            <text:p>8 010,00 zł</text:p>
          </table:table-cell>
          <table:table-cell table:style-name="ce2" table:formula="of:=IF([.A90] &lt;= 300; [.A90] * (1 - 0.1) * 12; IF(AND([.A90] &lt;= 600; [.A90] &gt; 300); 300 * (1 - 0.1) * 12 + ([.A90] - 300) * (1 - 0.25) * 12; [.A90] * (1 - 0.35) * 12))" office:value-type="currency" office:currency="PLN" office:value="6942" calcext:value-type="currency">
            <text:p>6 942,00 zł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IF([.A91] &lt;= 500; [.A91] * (1 - 0.15) * 12; [.A91] * (1 - 0.25) * 12)" office:value-type="currency" office:currency="PLN" office:value="8100" calcext:value-type="currency">
            <text:p>8 100,00 zł</text:p>
          </table:table-cell>
          <table:table-cell table:style-name="ce2" table:formula="of:=IF([.A91] &lt;= 300; [.A91] * (1 - 0.1) * 12; IF(AND([.A91] &lt;= 600; [.A91] &gt; 300); 300 * (1 - 0.1) * 12 + ([.A91] - 300) * (1 - 0.25) * 12; [.A91] * (1 - 0.35) * 12))" office:value-type="currency" office:currency="PLN" office:value="7020" calcext:value-type="currency">
            <text:p>7 020,00 zł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table:formula="of:=IF([.A92] &lt;= 500; [.A92] * (1 - 0.15) * 12; [.A92] * (1 - 0.25) * 12)" office:value-type="currency" office:currency="PLN" office:value="8190" calcext:value-type="currency">
            <text:p>8 190,00 zł</text:p>
          </table:table-cell>
          <table:table-cell table:style-name="ce2" table:formula="of:=IF([.A92] &lt;= 300; [.A92] * (1 - 0.1) * 12; IF(AND([.A92] &lt;= 600; [.A92] &gt; 300); 300 * (1 - 0.1) * 12 + ([.A92] - 300) * (1 - 0.25) * 12; [.A92] * (1 - 0.35) * 12))" office:value-type="currency" office:currency="PLN" office:value="7098" calcext:value-type="currency">
            <text:p>7 098,00 zł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table:formula="of:=IF([.A93] &lt;= 500; [.A93] * (1 - 0.15) * 12; [.A93] * (1 - 0.25) * 12)" office:value-type="currency" office:currency="PLN" office:value="8280" calcext:value-type="currency">
            <text:p>8 280,00 zł</text:p>
          </table:table-cell>
          <table:table-cell table:style-name="ce2" table:formula="of:=IF([.A93] &lt;= 300; [.A93] * (1 - 0.1) * 12; IF(AND([.A93] &lt;= 600; [.A93] &gt; 300); 300 * (1 - 0.1) * 12 + ([.A93] - 300) * (1 - 0.25) * 12; [.A93] * (1 - 0.35) * 12))" office:value-type="currency" office:currency="PLN" office:value="7176" calcext:value-type="currency">
            <text:p>7 176,00 zł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table:formula="of:=IF([.A94] &lt;= 500; [.A94] * (1 - 0.15) * 12; [.A94] * (1 - 0.25) * 12)" office:value-type="currency" office:currency="PLN" office:value="8370" calcext:value-type="currency">
            <text:p>8 370,00 zł</text:p>
          </table:table-cell>
          <table:table-cell table:style-name="ce2" table:formula="of:=IF([.A94] &lt;= 300; [.A94] * (1 - 0.1) * 12; IF(AND([.A94] &lt;= 600; [.A94] &gt; 300); 300 * (1 - 0.1) * 12 + ([.A94] - 300) * (1 - 0.25) * 12; [.A94] * (1 - 0.35) * 12))" office:value-type="currency" office:currency="PLN" office:value="7254" calcext:value-type="currency">
            <text:p>7 254,00 zł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table:formula="of:=IF([.A95] &lt;= 500; [.A95] * (1 - 0.15) * 12; [.A95] * (1 - 0.25) * 12)" office:value-type="currency" office:currency="PLN" office:value="8460" calcext:value-type="currency">
            <text:p>8 460,00 zł</text:p>
          </table:table-cell>
          <table:table-cell table:style-name="ce2" table:formula="of:=IF([.A95] &lt;= 300; [.A95] * (1 - 0.1) * 12; IF(AND([.A95] &lt;= 600; [.A95] &gt; 300); 300 * (1 - 0.1) * 12 + ([.A95] - 300) * (1 - 0.25) * 12; [.A95] * (1 - 0.35) * 12))" office:value-type="currency" office:currency="PLN" office:value="7332" calcext:value-type="currency">
            <text:p>7 332,00 zł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table:formula="of:=IF([.A96] &lt;= 500; [.A96] * (1 - 0.15) * 12; [.A96] * (1 - 0.25) * 12)" office:value-type="currency" office:currency="PLN" office:value="8550" calcext:value-type="currency">
            <text:p>8 550,00 zł</text:p>
          </table:table-cell>
          <table:table-cell table:style-name="ce2" table:formula="of:=IF([.A96] &lt;= 300; [.A96] * (1 - 0.1) * 12; IF(AND([.A96] &lt;= 600; [.A96] &gt; 300); 300 * (1 - 0.1) * 12 + ([.A96] - 300) * (1 - 0.25) * 12; [.A96] * (1 - 0.35) * 12))" office:value-type="currency" office:currency="PLN" office:value="7410" calcext:value-type="currency">
            <text:p>7 410,00 zł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table:formula="of:=IF([.A97] &lt;= 500; [.A97] * (1 - 0.15) * 12; [.A97] * (1 - 0.25) * 12)" office:value-type="currency" office:currency="PLN" office:value="8640" calcext:value-type="currency">
            <text:p>8 640,00 zł</text:p>
          </table:table-cell>
          <table:table-cell table:style-name="ce2" table:formula="of:=IF([.A97] &lt;= 300; [.A97] * (1 - 0.1) * 12; IF(AND([.A97] &lt;= 600; [.A97] &gt; 300); 300 * (1 - 0.1) * 12 + ([.A97] - 300) * (1 - 0.25) * 12; [.A97] * (1 - 0.35) * 12))" office:value-type="currency" office:currency="PLN" office:value="7488" calcext:value-type="currency">
            <text:p>7 488,00 zł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table:formula="of:=IF([.A98] &lt;= 500; [.A98] * (1 - 0.15) * 12; [.A98] * (1 - 0.25) * 12)" office:value-type="currency" office:currency="PLN" office:value="8730" calcext:value-type="currency">
            <text:p>8 730,00 zł</text:p>
          </table:table-cell>
          <table:table-cell table:style-name="ce2" table:formula="of:=IF([.A98] &lt;= 300; [.A98] * (1 - 0.1) * 12; IF(AND([.A98] &lt;= 600; [.A98] &gt; 300); 300 * (1 - 0.1) * 12 + ([.A98] - 300) * (1 - 0.25) * 12; [.A98] * (1 - 0.35) * 12))" office:value-type="currency" office:currency="PLN" office:value="7566" calcext:value-type="currency">
            <text:p>7 566,00 zł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table:formula="of:=IF([.A99] &lt;= 500; [.A99] * (1 - 0.15) * 12; [.A99] * (1 - 0.25) * 12)" office:value-type="currency" office:currency="PLN" office:value="8820" calcext:value-type="currency">
            <text:p>8 820,00 zł</text:p>
          </table:table-cell>
          <table:table-cell table:style-name="ce2" table:formula="of:=IF([.A99] &lt;= 300; [.A99] * (1 - 0.1) * 12; IF(AND([.A99] &lt;= 600; [.A99] &gt; 300); 300 * (1 - 0.1) * 12 + ([.A99] - 300) * (1 - 0.25) * 12; [.A99] * (1 - 0.35) * 12))" office:value-type="currency" office:currency="PLN" office:value="7644" calcext:value-type="currency">
            <text:p>7 644,00 zł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table:formula="of:=IF([.A100] &lt;= 500; [.A100] * (1 - 0.15) * 12; [.A100] * (1 - 0.25) * 12)" office:value-type="currency" office:currency="PLN" office:value="8910" calcext:value-type="currency">
            <text:p>8 910,00 zł</text:p>
          </table:table-cell>
          <table:table-cell table:style-name="ce2" table:formula="of:=IF([.A100] &lt;= 300; [.A100] * (1 - 0.1) * 12; IF(AND([.A100] &lt;= 600; [.A100] &gt; 300); 300 * (1 - 0.1) * 12 + ([.A100] - 300) * (1 - 0.25) * 12; [.A100] * (1 - 0.35) * 12))" office:value-type="currency" office:currency="PLN" office:value="7722" calcext:value-type="currency">
            <text:p>7 722,00 zł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IF([.A101] &lt;= 500; [.A101] * (1 - 0.15) * 12; [.A101] * (1 - 0.25) * 12)" office:value-type="currency" office:currency="PLN" office:value="9000" calcext:value-type="currency">
            <text:p>9 000,00 zł</text:p>
          </table:table-cell>
          <table:table-cell table:style-name="ce2" table:formula="of:=IF([.A101] &lt;= 300; [.A101] * (1 - 0.1) * 12; IF(AND([.A101] &lt;= 600; [.A101] &gt; 300); 300 * (1 - 0.1) * 12 + ([.A101] - 300) * (1 - 0.25) * 12; [.A101] * (1 - 0.35) * 12))" office:value-type="currency" office:currency="PLN" office:value="7800" calcext:value-type="currency">
            <text:p>7 800,00 zł</text:p>
          </table:table-cell>
        </table:table-row>
        <table:table-row table:style-name="ro1" table:number-rows-repeated="8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Zadanie A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Liczba sztuk</text:p>
          </table:table-cell>
          <table:table-cell office:value-type="string" calcext:value-type="string">
            <text:p>Producent A</text:p>
          </table:table-cell>
          <table:table-cell office:value-type="string" calcext:value-type="string">
            <text:p>Producent B</text:p>
          </table:table-cell>
          <table:table-cell office:value-type="string" calcext:value-type="string">
            <text:p>Warunek</text:p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table:formula="of:=IF([.A2] &lt;= 500; [.A2] * (1 - 0.15) * 12; [.A2] * (1 - 0.25) * 12)" office:value-type="currency" office:currency="PLN" office:value="102" calcext:value-type="currency">
            <text:p>102,00 zł</text:p>
          </table:table-cell>
          <table:table-cell table:style-name="ce2" table:formula="of:=IF([.A2] &lt;= 300; [.A2] * (1 - 0.1) * 12; IF(AND([.A2] &lt;= 600; [.A2] &gt; 300); 300 * (1 - 0.1) * 12 + ([.A2] - 300) * (1 - 0.25) * 12; [.A2] * (1 - 0.35) * 12))" office:value-type="currency" office:currency="PLN" office:value="108" calcext:value-type="currency">
            <text:p>108,00 zł</text:p>
          </table:table-cell>
          <table:table-cell table:style-name="ce4" table:formula="of:=IF([.B2] &lt; [.C2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table:formula="of:=IF([.A3] &lt;= 500; [.A3] * (1 - 0.15) * 12; [.A3] * (1 - 0.25) * 12)" office:value-type="currency" office:currency="PLN" office:value="204" calcext:value-type="currency">
            <text:p>204,00 zł</text:p>
          </table:table-cell>
          <table:table-cell table:style-name="ce2" table:formula="of:=IF([.A3] &lt;= 300; [.A3] * (1 - 0.1) * 12; IF(AND([.A3] &lt;= 600; [.A3] &gt; 300); 300 * (1 - 0.1) * 12 + ([.A3] - 300) * (1 - 0.25) * 12; [.A3] * (1 - 0.35) * 12))" office:value-type="currency" office:currency="PLN" office:value="216" calcext:value-type="currency">
            <text:p>216,00 zł</text:p>
          </table:table-cell>
          <table:table-cell table:style-name="ce4" table:formula="of:=IF([.B3] &lt; [.C3]; &quot;Tak&quot;; &quot;&quot;)" office:value-type="string" office:string-value="Tak" calcext:value-type="string">
            <text:p>Tak</text:p>
          </table:table-cell>
          <table:table-cell/>
          <table:table-cell table:style-name="ce5" office:value-type="string" calcext:value-type="string" table:number-columns-spanned="2" table:number-rows-spanned="1">
            <text:p>Przedzial</text:p>
          </table:table-cell>
          <table:covered-table-cell table:style-name="ce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table:formula="of:=IF([.A4] &lt;= 500; [.A4] * (1 - 0.15) * 12; [.A4] * (1 - 0.25) * 12)" office:value-type="currency" office:currency="PLN" office:value="306" calcext:value-type="currency">
            <text:p>306,00 zł</text:p>
          </table:table-cell>
          <table:table-cell table:style-name="ce2" table:formula="of:=IF([.A4] &lt;= 300; [.A4] * (1 - 0.1) * 12; IF(AND([.A4] &lt;= 600; [.A4] &gt; 300); 300 * (1 - 0.1) * 12 + ([.A4] - 300) * (1 - 0.25) * 12; [.A4] * (1 - 0.35) * 12))" office:value-type="currency" office:currency="PLN" office:value="324" calcext:value-type="currency">
            <text:p>324,00 zł</text:p>
          </table:table-cell>
          <table:table-cell table:style-name="ce4" table:formula="of:=IF([.B4] &lt; [.C4]; &quot;Tak&quot;; &quot;&quot;)" office:value-type="string" office:string-value="Tak" calcext:value-type="string">
            <text:p>Tak</text:p>
          </table:table-cell>
          <table:table-cell/>
          <table:table-cell table:style-name="ce6" office:value-type="string" calcext:value-type="string">
            <text:p>Od</text:p>
          </table:table-cell>
          <table:table-cell table:style-name="ce6" office:value-type="string" calcext:value-type="string">
            <text:p>Do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" table:formula="of:=IF([.A5] &lt;= 500; [.A5] * (1 - 0.15) * 12; [.A5] * (1 - 0.25) * 12)" office:value-type="currency" office:currency="PLN" office:value="408" calcext:value-type="currency">
            <text:p>408,00 zł</text:p>
          </table:table-cell>
          <table:table-cell table:style-name="ce2" table:formula="of:=IF([.A5] &lt;= 300; [.A5] * (1 - 0.1) * 12; IF(AND([.A5] &lt;= 600; [.A5] &gt; 300); 300 * (1 - 0.1) * 12 + ([.A5] - 300) * (1 - 0.25) * 12; [.A5] * (1 - 0.35) * 12))" office:value-type="currency" office:currency="PLN" office:value="432" calcext:value-type="currency">
            <text:p>432,00 zł</text:p>
          </table:table-cell>
          <table:table-cell table:style-name="ce4" table:formula="of:=IF([.B5] &lt; [.C5]; &quot;Tak&quot;; &quot;&quot;)" office:value-type="string" office:string-value="Tak" calcext:value-type="string">
            <text:p>Tak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40" calcext:value-type="float">
            <text:p>44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2" table:formula="of:=IF([.A6] &lt;= 500; [.A6] * (1 - 0.15) * 12; [.A6] * (1 - 0.25) * 12)" office:value-type="currency" office:currency="PLN" office:value="510" calcext:value-type="currency">
            <text:p>510,00 zł</text:p>
          </table:table-cell>
          <table:table-cell table:style-name="ce2" table:formula="of:=IF([.A6] &lt;= 300; [.A6] * (1 - 0.1) * 12; IF(AND([.A6] &lt;= 600; [.A6] &gt; 300); 300 * (1 - 0.1) * 12 + ([.A6] - 300) * (1 - 0.25) * 12; [.A6] * (1 - 0.35) * 12))" office:value-type="currency" office:currency="PLN" office:value="540" calcext:value-type="currency">
            <text:p>540,00 zł</text:p>
          </table:table-cell>
          <table:table-cell table:style-name="ce4" table:formula="of:=IF([.B6] &lt; [.C6]; &quot;Tak&quot;; &quot;&quot;)" office:value-type="string" office:string-value="Tak" calcext:value-type="string">
            <text:p>Tak</text:p>
          </table:table-cell>
          <table:table-cell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600" calcext:value-type="float">
            <text:p>600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" table:formula="of:=IF([.A7] &lt;= 500; [.A7] * (1 - 0.15) * 12; [.A7] * (1 - 0.25) * 12)" office:value-type="currency" office:currency="PLN" office:value="612" calcext:value-type="currency">
            <text:p>612,00 zł</text:p>
          </table:table-cell>
          <table:table-cell table:style-name="ce2" table:formula="of:=IF([.A7] &lt;= 300; [.A7] * (1 - 0.1) * 12; IF(AND([.A7] &lt;= 600; [.A7] &gt; 300); 300 * (1 - 0.1) * 12 + ([.A7] - 300) * (1 - 0.25) * 12; [.A7] * (1 - 0.35) * 12))" office:value-type="currency" office:currency="PLN" office:value="648" calcext:value-type="currency">
            <text:p>648,00 zł</text:p>
          </table:table-cell>
          <table:table-cell table:style-name="ce4" table:formula="of:=IF([.B7] &lt; [.C7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" table:formula="of:=IF([.A8] &lt;= 500; [.A8] * (1 - 0.15) * 12; [.A8] * (1 - 0.25) * 12)" office:value-type="currency" office:currency="PLN" office:value="714" calcext:value-type="currency">
            <text:p>714,00 zł</text:p>
          </table:table-cell>
          <table:table-cell table:style-name="ce2" table:formula="of:=IF([.A8] &lt;= 300; [.A8] * (1 - 0.1) * 12; IF(AND([.A8] &lt;= 600; [.A8] &gt; 300); 300 * (1 - 0.1) * 12 + ([.A8] - 300) * (1 - 0.25) * 12; [.A8] * (1 - 0.35) * 12))" office:value-type="currency" office:currency="PLN" office:value="756" calcext:value-type="currency">
            <text:p>756,00 zł</text:p>
          </table:table-cell>
          <table:table-cell table:style-name="ce4" table:formula="of:=IF([.B8] &lt; [.C8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2" table:formula="of:=IF([.A9] &lt;= 500; [.A9] * (1 - 0.15) * 12; [.A9] * (1 - 0.25) * 12)" office:value-type="currency" office:currency="PLN" office:value="816" calcext:value-type="currency">
            <text:p>816,00 zł</text:p>
          </table:table-cell>
          <table:table-cell table:style-name="ce2" table:formula="of:=IF([.A9] &lt;= 300; [.A9] * (1 - 0.1) * 12; IF(AND([.A9] &lt;= 600; [.A9] &gt; 300); 300 * (1 - 0.1) * 12 + ([.A9] - 300) * (1 - 0.25) * 12; [.A9] * (1 - 0.35) * 12))" office:value-type="currency" office:currency="PLN" office:value="864" calcext:value-type="currency">
            <text:p>864,00 zł</text:p>
          </table:table-cell>
          <table:table-cell table:style-name="ce4" table:formula="of:=IF([.B9] &lt; [.C9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2" table:formula="of:=IF([.A10] &lt;= 500; [.A10] * (1 - 0.15) * 12; [.A10] * (1 - 0.25) * 12)" office:value-type="currency" office:currency="PLN" office:value="918" calcext:value-type="currency">
            <text:p>918,00 zł</text:p>
          </table:table-cell>
          <table:table-cell table:style-name="ce2" table:formula="of:=IF([.A10] &lt;= 300; [.A10] * (1 - 0.1) * 12; IF(AND([.A10] &lt;= 600; [.A10] &gt; 300); 300 * (1 - 0.1) * 12 + ([.A10] - 300) * (1 - 0.25) * 12; [.A10] * (1 - 0.35) * 12))" office:value-type="currency" office:currency="PLN" office:value="972" calcext:value-type="currency">
            <text:p>972,00 zł</text:p>
          </table:table-cell>
          <table:table-cell table:style-name="ce4" table:formula="of:=IF([.B10] &lt; [.C10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" table:formula="of:=IF([.A11] &lt;= 500; [.A11] * (1 - 0.15) * 12; [.A11] * (1 - 0.25) * 12)" office:value-type="currency" office:currency="PLN" office:value="1020" calcext:value-type="currency">
            <text:p>1 020,00 zł</text:p>
          </table:table-cell>
          <table:table-cell table:style-name="ce2" table:formula="of:=IF([.A11] &lt;= 300; [.A11] * (1 - 0.1) * 12; IF(AND([.A11] &lt;= 600; [.A11] &gt; 300); 300 * (1 - 0.1) * 12 + ([.A11] - 300) * (1 - 0.25) * 12; [.A11] * (1 - 0.35) * 12))" office:value-type="currency" office:currency="PLN" office:value="1080" calcext:value-type="currency">
            <text:p>1 080,00 zł</text:p>
          </table:table-cell>
          <table:table-cell table:style-name="ce4" table:formula="of:=IF([.B11] &lt; [.C11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" table:formula="of:=IF([.A12] &lt;= 500; [.A12] * (1 - 0.15) * 12; [.A12] * (1 - 0.25) * 12)" office:value-type="currency" office:currency="PLN" office:value="1122" calcext:value-type="currency">
            <text:p>1 122,00 zł</text:p>
          </table:table-cell>
          <table:table-cell table:style-name="ce2" table:formula="of:=IF([.A12] &lt;= 300; [.A12] * (1 - 0.1) * 12; IF(AND([.A12] &lt;= 600; [.A12] &gt; 300); 300 * (1 - 0.1) * 12 + ([.A12] - 300) * (1 - 0.25) * 12; [.A12] * (1 - 0.35) * 12))" office:value-type="currency" office:currency="PLN" office:value="1188" calcext:value-type="currency">
            <text:p>1 188,00 zł</text:p>
          </table:table-cell>
          <table:table-cell table:style-name="ce4" table:formula="of:=IF([.B12] &lt; [.C12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" table:formula="of:=IF([.A13] &lt;= 500; [.A13] * (1 - 0.15) * 12; [.A13] * (1 - 0.25) * 12)" office:value-type="currency" office:currency="PLN" office:value="1224" calcext:value-type="currency">
            <text:p>1 224,00 zł</text:p>
          </table:table-cell>
          <table:table-cell table:style-name="ce2" table:formula="of:=IF([.A13] &lt;= 300; [.A13] * (1 - 0.1) * 12; IF(AND([.A13] &lt;= 600; [.A13] &gt; 300); 300 * (1 - 0.1) * 12 + ([.A13] - 300) * (1 - 0.25) * 12; [.A13] * (1 - 0.35) * 12))" office:value-type="currency" office:currency="PLN" office:value="1296" calcext:value-type="currency">
            <text:p>1 296,00 zł</text:p>
          </table:table-cell>
          <table:table-cell table:style-name="ce4" table:formula="of:=IF([.B13] &lt; [.C13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2" table:formula="of:=IF([.A14] &lt;= 500; [.A14] * (1 - 0.15) * 12; [.A14] * (1 - 0.25) * 12)" office:value-type="currency" office:currency="PLN" office:value="1326" calcext:value-type="currency">
            <text:p>1 326,00 zł</text:p>
          </table:table-cell>
          <table:table-cell table:style-name="ce2" table:formula="of:=IF([.A14] &lt;= 300; [.A14] * (1 - 0.1) * 12; IF(AND([.A14] &lt;= 600; [.A14] &gt; 300); 300 * (1 - 0.1) * 12 + ([.A14] - 300) * (1 - 0.25) * 12; [.A14] * (1 - 0.35) * 12))" office:value-type="currency" office:currency="PLN" office:value="1404" calcext:value-type="currency">
            <text:p>1 404,00 zł</text:p>
          </table:table-cell>
          <table:table-cell table:style-name="ce4" table:formula="of:=IF([.B14] &lt; [.C14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2" table:formula="of:=IF([.A15] &lt;= 500; [.A15] * (1 - 0.15) * 12; [.A15] * (1 - 0.25) * 12)" office:value-type="currency" office:currency="PLN" office:value="1428" calcext:value-type="currency">
            <text:p>1 428,00 zł</text:p>
          </table:table-cell>
          <table:table-cell table:style-name="ce2" table:formula="of:=IF([.A15] &lt;= 300; [.A15] * (1 - 0.1) * 12; IF(AND([.A15] &lt;= 600; [.A15] &gt; 300); 300 * (1 - 0.1) * 12 + ([.A15] - 300) * (1 - 0.25) * 12; [.A15] * (1 - 0.35) * 12))" office:value-type="currency" office:currency="PLN" office:value="1512" calcext:value-type="currency">
            <text:p>1 512,00 zł</text:p>
          </table:table-cell>
          <table:table-cell table:style-name="ce4" table:formula="of:=IF([.B15] &lt; [.C15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2" table:formula="of:=IF([.A16] &lt;= 500; [.A16] * (1 - 0.15) * 12; [.A16] * (1 - 0.25) * 12)" office:value-type="currency" office:currency="PLN" office:value="1530" calcext:value-type="currency">
            <text:p>1 530,00 zł</text:p>
          </table:table-cell>
          <table:table-cell table:style-name="ce2" table:formula="of:=IF([.A16] &lt;= 300; [.A16] * (1 - 0.1) * 12; IF(AND([.A16] &lt;= 600; [.A16] &gt; 300); 300 * (1 - 0.1) * 12 + ([.A16] - 300) * (1 - 0.25) * 12; [.A16] * (1 - 0.35) * 12))" office:value-type="currency" office:currency="PLN" office:value="1620" calcext:value-type="currency">
            <text:p>1 620,00 zł</text:p>
          </table:table-cell>
          <table:table-cell table:style-name="ce4" table:formula="of:=IF([.B16] &lt; [.C16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2" table:formula="of:=IF([.A17] &lt;= 500; [.A17] * (1 - 0.15) * 12; [.A17] * (1 - 0.25) * 12)" office:value-type="currency" office:currency="PLN" office:value="1632" calcext:value-type="currency">
            <text:p>1 632,00 zł</text:p>
          </table:table-cell>
          <table:table-cell table:style-name="ce2" table:formula="of:=IF([.A17] &lt;= 300; [.A17] * (1 - 0.1) * 12; IF(AND([.A17] &lt;= 600; [.A17] &gt; 300); 300 * (1 - 0.1) * 12 + ([.A17] - 300) * (1 - 0.25) * 12; [.A17] * (1 - 0.35) * 12))" office:value-type="currency" office:currency="PLN" office:value="1728" calcext:value-type="currency">
            <text:p>1 728,00 zł</text:p>
          </table:table-cell>
          <table:table-cell table:style-name="ce4" table:formula="of:=IF([.B17] &lt; [.C17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2" table:formula="of:=IF([.A18] &lt;= 500; [.A18] * (1 - 0.15) * 12; [.A18] * (1 - 0.25) * 12)" office:value-type="currency" office:currency="PLN" office:value="1734" calcext:value-type="currency">
            <text:p>1 734,00 zł</text:p>
          </table:table-cell>
          <table:table-cell table:style-name="ce2" table:formula="of:=IF([.A18] &lt;= 300; [.A18] * (1 - 0.1) * 12; IF(AND([.A18] &lt;= 600; [.A18] &gt; 300); 300 * (1 - 0.1) * 12 + ([.A18] - 300) * (1 - 0.25) * 12; [.A18] * (1 - 0.35) * 12))" office:value-type="currency" office:currency="PLN" office:value="1836" calcext:value-type="currency">
            <text:p>1 836,00 zł</text:p>
          </table:table-cell>
          <table:table-cell table:style-name="ce4" table:formula="of:=IF([.B18] &lt; [.C18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2" table:formula="of:=IF([.A19] &lt;= 500; [.A19] * (1 - 0.15) * 12; [.A19] * (1 - 0.25) * 12)" office:value-type="currency" office:currency="PLN" office:value="1836" calcext:value-type="currency">
            <text:p>1 836,00 zł</text:p>
          </table:table-cell>
          <table:table-cell table:style-name="ce2" table:formula="of:=IF([.A19] &lt;= 300; [.A19] * (1 - 0.1) * 12; IF(AND([.A19] &lt;= 600; [.A19] &gt; 300); 300 * (1 - 0.1) * 12 + ([.A19] - 300) * (1 - 0.25) * 12; [.A19] * (1 - 0.35) * 12))" office:value-type="currency" office:currency="PLN" office:value="1944" calcext:value-type="currency">
            <text:p>1 944,00 zł</text:p>
          </table:table-cell>
          <table:table-cell table:style-name="ce4" table:formula="of:=IF([.B19] &lt; [.C19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2" table:formula="of:=IF([.A20] &lt;= 500; [.A20] * (1 - 0.15) * 12; [.A20] * (1 - 0.25) * 12)" office:value-type="currency" office:currency="PLN" office:value="1938" calcext:value-type="currency">
            <text:p>1 938,00 zł</text:p>
          </table:table-cell>
          <table:table-cell table:style-name="ce2" table:formula="of:=IF([.A20] &lt;= 300; [.A20] * (1 - 0.1) * 12; IF(AND([.A20] &lt;= 600; [.A20] &gt; 300); 300 * (1 - 0.1) * 12 + ([.A20] - 300) * (1 - 0.25) * 12; [.A20] * (1 - 0.35) * 12))" office:value-type="currency" office:currency="PLN" office:value="2052" calcext:value-type="currency">
            <text:p>2 052,00 zł</text:p>
          </table:table-cell>
          <table:table-cell table:style-name="ce4" table:formula="of:=IF([.B20] &lt; [.C20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2" table:formula="of:=IF([.A21] &lt;= 500; [.A21] * (1 - 0.15) * 12; [.A21] * (1 - 0.25) * 12)" office:value-type="currency" office:currency="PLN" office:value="2040" calcext:value-type="currency">
            <text:p>2 040,00 zł</text:p>
          </table:table-cell>
          <table:table-cell table:style-name="ce2" table:formula="of:=IF([.A21] &lt;= 300; [.A21] * (1 - 0.1) * 12; IF(AND([.A21] &lt;= 600; [.A21] &gt; 300); 300 * (1 - 0.1) * 12 + ([.A21] - 300) * (1 - 0.25) * 12; [.A21] * (1 - 0.35) * 12))" office:value-type="currency" office:currency="PLN" office:value="2160" calcext:value-type="currency">
            <text:p>2 160,00 zł</text:p>
          </table:table-cell>
          <table:table-cell table:style-name="ce4" table:formula="of:=IF([.B21] &lt; [.C21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2" table:formula="of:=IF([.A22] &lt;= 500; [.A22] * (1 - 0.15) * 12; [.A22] * (1 - 0.25) * 12)" office:value-type="currency" office:currency="PLN" office:value="2142" calcext:value-type="currency">
            <text:p>2 142,00 zł</text:p>
          </table:table-cell>
          <table:table-cell table:style-name="ce2" table:formula="of:=IF([.A22] &lt;= 300; [.A22] * (1 - 0.1) * 12; IF(AND([.A22] &lt;= 600; [.A22] &gt; 300); 300 * (1 - 0.1) * 12 + ([.A22] - 300) * (1 - 0.25) * 12; [.A22] * (1 - 0.35) * 12))" office:value-type="currency" office:currency="PLN" office:value="2268" calcext:value-type="currency">
            <text:p>2 268,00 zł</text:p>
          </table:table-cell>
          <table:table-cell table:style-name="ce4" table:formula="of:=IF([.B22] &lt; [.C22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2" table:formula="of:=IF([.A23] &lt;= 500; [.A23] * (1 - 0.15) * 12; [.A23] * (1 - 0.25) * 12)" office:value-type="currency" office:currency="PLN" office:value="2244" calcext:value-type="currency">
            <text:p>2 244,00 zł</text:p>
          </table:table-cell>
          <table:table-cell table:style-name="ce2" table:formula="of:=IF([.A23] &lt;= 300; [.A23] * (1 - 0.1) * 12; IF(AND([.A23] &lt;= 600; [.A23] &gt; 300); 300 * (1 - 0.1) * 12 + ([.A23] - 300) * (1 - 0.25) * 12; [.A23] * (1 - 0.35) * 12))" office:value-type="currency" office:currency="PLN" office:value="2376" calcext:value-type="currency">
            <text:p>2 376,00 zł</text:p>
          </table:table-cell>
          <table:table-cell table:style-name="ce4" table:formula="of:=IF([.B23] &lt; [.C23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2" table:formula="of:=IF([.A24] &lt;= 500; [.A24] * (1 - 0.15) * 12; [.A24] * (1 - 0.25) * 12)" office:value-type="currency" office:currency="PLN" office:value="2346" calcext:value-type="currency">
            <text:p>2 346,00 zł</text:p>
          </table:table-cell>
          <table:table-cell table:style-name="ce2" table:formula="of:=IF([.A24] &lt;= 300; [.A24] * (1 - 0.1) * 12; IF(AND([.A24] &lt;= 600; [.A24] &gt; 300); 300 * (1 - 0.1) * 12 + ([.A24] - 300) * (1 - 0.25) * 12; [.A24] * (1 - 0.35) * 12))" office:value-type="currency" office:currency="PLN" office:value="2484" calcext:value-type="currency">
            <text:p>2 484,00 zł</text:p>
          </table:table-cell>
          <table:table-cell table:style-name="ce4" table:formula="of:=IF([.B24] &lt; [.C24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2" table:formula="of:=IF([.A25] &lt;= 500; [.A25] * (1 - 0.15) * 12; [.A25] * (1 - 0.25) * 12)" office:value-type="currency" office:currency="PLN" office:value="2448" calcext:value-type="currency">
            <text:p>2 448,00 zł</text:p>
          </table:table-cell>
          <table:table-cell table:style-name="ce2" table:formula="of:=IF([.A25] &lt;= 300; [.A25] * (1 - 0.1) * 12; IF(AND([.A25] &lt;= 600; [.A25] &gt; 300); 300 * (1 - 0.1) * 12 + ([.A25] - 300) * (1 - 0.25) * 12; [.A25] * (1 - 0.35) * 12))" office:value-type="currency" office:currency="PLN" office:value="2592" calcext:value-type="currency">
            <text:p>2 592,00 zł</text:p>
          </table:table-cell>
          <table:table-cell table:style-name="ce4" table:formula="of:=IF([.B25] &lt; [.C25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2" table:formula="of:=IF([.A26] &lt;= 500; [.A26] * (1 - 0.15) * 12; [.A26] * (1 - 0.25) * 12)" office:value-type="currency" office:currency="PLN" office:value="2550" calcext:value-type="currency">
            <text:p>2 550,00 zł</text:p>
          </table:table-cell>
          <table:table-cell table:style-name="ce2" table:formula="of:=IF([.A26] &lt;= 300; [.A26] * (1 - 0.1) * 12; IF(AND([.A26] &lt;= 600; [.A26] &gt; 300); 300 * (1 - 0.1) * 12 + ([.A26] - 300) * (1 - 0.25) * 12; [.A26] * (1 - 0.35) * 12))" office:value-type="currency" office:currency="PLN" office:value="2700" calcext:value-type="currency">
            <text:p>2 700,00 zł</text:p>
          </table:table-cell>
          <table:table-cell table:style-name="ce4" table:formula="of:=IF([.B26] &lt; [.C26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2" table:formula="of:=IF([.A27] &lt;= 500; [.A27] * (1 - 0.15) * 12; [.A27] * (1 - 0.25) * 12)" office:value-type="currency" office:currency="PLN" office:value="2652" calcext:value-type="currency">
            <text:p>2 652,00 zł</text:p>
          </table:table-cell>
          <table:table-cell table:style-name="ce2" table:formula="of:=IF([.A27] &lt;= 300; [.A27] * (1 - 0.1) * 12; IF(AND([.A27] &lt;= 600; [.A27] &gt; 300); 300 * (1 - 0.1) * 12 + ([.A27] - 300) * (1 - 0.25) * 12; [.A27] * (1 - 0.35) * 12))" office:value-type="currency" office:currency="PLN" office:value="2808" calcext:value-type="currency">
            <text:p>2 808,00 zł</text:p>
          </table:table-cell>
          <table:table-cell table:style-name="ce4" table:formula="of:=IF([.B27] &lt; [.C27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2" table:formula="of:=IF([.A28] &lt;= 500; [.A28] * (1 - 0.15) * 12; [.A28] * (1 - 0.25) * 12)" office:value-type="currency" office:currency="PLN" office:value="2754" calcext:value-type="currency">
            <text:p>2 754,00 zł</text:p>
          </table:table-cell>
          <table:table-cell table:style-name="ce2" table:formula="of:=IF([.A28] &lt;= 300; [.A28] * (1 - 0.1) * 12; IF(AND([.A28] &lt;= 600; [.A28] &gt; 300); 300 * (1 - 0.1) * 12 + ([.A28] - 300) * (1 - 0.25) * 12; [.A28] * (1 - 0.35) * 12))" office:value-type="currency" office:currency="PLN" office:value="2916" calcext:value-type="currency">
            <text:p>2 916,00 zł</text:p>
          </table:table-cell>
          <table:table-cell table:style-name="ce4" table:formula="of:=IF([.B28] &lt; [.C28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2" table:formula="of:=IF([.A29] &lt;= 500; [.A29] * (1 - 0.15) * 12; [.A29] * (1 - 0.25) * 12)" office:value-type="currency" office:currency="PLN" office:value="2856" calcext:value-type="currency">
            <text:p>2 856,00 zł</text:p>
          </table:table-cell>
          <table:table-cell table:style-name="ce2" table:formula="of:=IF([.A29] &lt;= 300; [.A29] * (1 - 0.1) * 12; IF(AND([.A29] &lt;= 600; [.A29] &gt; 300); 300 * (1 - 0.1) * 12 + ([.A29] - 300) * (1 - 0.25) * 12; [.A29] * (1 - 0.35) * 12))" office:value-type="currency" office:currency="PLN" office:value="3024" calcext:value-type="currency">
            <text:p>3 024,00 zł</text:p>
          </table:table-cell>
          <table:table-cell table:style-name="ce4" table:formula="of:=IF([.B29] &lt; [.C29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2" table:formula="of:=IF([.A30] &lt;= 500; [.A30] * (1 - 0.15) * 12; [.A30] * (1 - 0.25) * 12)" office:value-type="currency" office:currency="PLN" office:value="2958" calcext:value-type="currency">
            <text:p>2 958,00 zł</text:p>
          </table:table-cell>
          <table:table-cell table:style-name="ce2" table:formula="of:=IF([.A30] &lt;= 300; [.A30] * (1 - 0.1) * 12; IF(AND([.A30] &lt;= 600; [.A30] &gt; 300); 300 * (1 - 0.1) * 12 + ([.A30] - 300) * (1 - 0.25) * 12; [.A30] * (1 - 0.35) * 12))" office:value-type="currency" office:currency="PLN" office:value="3132" calcext:value-type="currency">
            <text:p>3 132,00 zł</text:p>
          </table:table-cell>
          <table:table-cell table:style-name="ce4" table:formula="of:=IF([.B30] &lt; [.C30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2" table:formula="of:=IF([.A31] &lt;= 500; [.A31] * (1 - 0.15) * 12; [.A31] * (1 - 0.25) * 12)" office:value-type="currency" office:currency="PLN" office:value="3060" calcext:value-type="currency">
            <text:p>3 060,00 zł</text:p>
          </table:table-cell>
          <table:table-cell table:style-name="ce2" table:formula="of:=IF([.A31] &lt;= 300; [.A31] * (1 - 0.1) * 12; IF(AND([.A31] &lt;= 600; [.A31] &gt; 300); 300 * (1 - 0.1) * 12 + ([.A31] - 300) * (1 - 0.25) * 12; [.A31] * (1 - 0.35) * 12))" office:value-type="currency" office:currency="PLN" office:value="3240" calcext:value-type="currency">
            <text:p>3 240,00 zł</text:p>
          </table:table-cell>
          <table:table-cell table:style-name="ce4" table:formula="of:=IF([.B31] &lt; [.C31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2" table:formula="of:=IF([.A32] &lt;= 500; [.A32] * (1 - 0.15) * 12; [.A32] * (1 - 0.25) * 12)" office:value-type="currency" office:currency="PLN" office:value="3162" calcext:value-type="currency">
            <text:p>3 162,00 zł</text:p>
          </table:table-cell>
          <table:table-cell table:style-name="ce2" table:formula="of:=IF([.A32] &lt;= 300; [.A32] * (1 - 0.1) * 12; IF(AND([.A32] &lt;= 600; [.A32] &gt; 300); 300 * (1 - 0.1) * 12 + ([.A32] - 300) * (1 - 0.25) * 12; [.A32] * (1 - 0.35) * 12))" office:value-type="currency" office:currency="PLN" office:value="3330" calcext:value-type="currency">
            <text:p>3 330,00 zł</text:p>
          </table:table-cell>
          <table:table-cell table:style-name="ce4" table:formula="of:=IF([.B32] &lt; [.C32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2" table:formula="of:=IF([.A33] &lt;= 500; [.A33] * (1 - 0.15) * 12; [.A33] * (1 - 0.25) * 12)" office:value-type="currency" office:currency="PLN" office:value="3264" calcext:value-type="currency">
            <text:p>3 264,00 zł</text:p>
          </table:table-cell>
          <table:table-cell table:style-name="ce2" table:formula="of:=IF([.A33] &lt;= 300; [.A33] * (1 - 0.1) * 12; IF(AND([.A33] &lt;= 600; [.A33] &gt; 300); 300 * (1 - 0.1) * 12 + ([.A33] - 300) * (1 - 0.25) * 12; [.A33] * (1 - 0.35) * 12))" office:value-type="currency" office:currency="PLN" office:value="3420" calcext:value-type="currency">
            <text:p>3 420,00 zł</text:p>
          </table:table-cell>
          <table:table-cell table:style-name="ce4" table:formula="of:=IF([.B33] &lt; [.C33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2" table:formula="of:=IF([.A34] &lt;= 500; [.A34] * (1 - 0.15) * 12; [.A34] * (1 - 0.25) * 12)" office:value-type="currency" office:currency="PLN" office:value="3366" calcext:value-type="currency">
            <text:p>3 366,00 zł</text:p>
          </table:table-cell>
          <table:table-cell table:style-name="ce2" table:formula="of:=IF([.A34] &lt;= 300; [.A34] * (1 - 0.1) * 12; IF(AND([.A34] &lt;= 600; [.A34] &gt; 300); 300 * (1 - 0.1) * 12 + ([.A34] - 300) * (1 - 0.25) * 12; [.A34] * (1 - 0.35) * 12))" office:value-type="currency" office:currency="PLN" office:value="3510" calcext:value-type="currency">
            <text:p>3 510,00 zł</text:p>
          </table:table-cell>
          <table:table-cell table:style-name="ce4" table:formula="of:=IF([.B34] &lt; [.C34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2" table:formula="of:=IF([.A35] &lt;= 500; [.A35] * (1 - 0.15) * 12; [.A35] * (1 - 0.25) * 12)" office:value-type="currency" office:currency="PLN" office:value="3468" calcext:value-type="currency">
            <text:p>3 468,00 zł</text:p>
          </table:table-cell>
          <table:table-cell table:style-name="ce2" table:formula="of:=IF([.A35] &lt;= 300; [.A35] * (1 - 0.1) * 12; IF(AND([.A35] &lt;= 600; [.A35] &gt; 300); 300 * (1 - 0.1) * 12 + ([.A35] - 300) * (1 - 0.25) * 12; [.A35] * (1 - 0.35) * 12))" office:value-type="currency" office:currency="PLN" office:value="3600" calcext:value-type="currency">
            <text:p>3 600,00 zł</text:p>
          </table:table-cell>
          <table:table-cell table:style-name="ce4" table:formula="of:=IF([.B35] &lt; [.C35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2" table:formula="of:=IF([.A36] &lt;= 500; [.A36] * (1 - 0.15) * 12; [.A36] * (1 - 0.25) * 12)" office:value-type="currency" office:currency="PLN" office:value="3570" calcext:value-type="currency">
            <text:p>3 570,00 zł</text:p>
          </table:table-cell>
          <table:table-cell table:style-name="ce2" table:formula="of:=IF([.A36] &lt;= 300; [.A36] * (1 - 0.1) * 12; IF(AND([.A36] &lt;= 600; [.A36] &gt; 300); 300 * (1 - 0.1) * 12 + ([.A36] - 300) * (1 - 0.25) * 12; [.A36] * (1 - 0.35) * 12))" office:value-type="currency" office:currency="PLN" office:value="3690" calcext:value-type="currency">
            <text:p>3 690,00 zł</text:p>
          </table:table-cell>
          <table:table-cell table:style-name="ce4" table:formula="of:=IF([.B36] &lt; [.C36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2" table:formula="of:=IF([.A37] &lt;= 500; [.A37] * (1 - 0.15) * 12; [.A37] * (1 - 0.25) * 12)" office:value-type="currency" office:currency="PLN" office:value="3672" calcext:value-type="currency">
            <text:p>3 672,00 zł</text:p>
          </table:table-cell>
          <table:table-cell table:style-name="ce2" table:formula="of:=IF([.A37] &lt;= 300; [.A37] * (1 - 0.1) * 12; IF(AND([.A37] &lt;= 600; [.A37] &gt; 300); 300 * (1 - 0.1) * 12 + ([.A37] - 300) * (1 - 0.25) * 12; [.A37] * (1 - 0.35) * 12))" office:value-type="currency" office:currency="PLN" office:value="3780" calcext:value-type="currency">
            <text:p>3 780,00 zł</text:p>
          </table:table-cell>
          <table:table-cell table:style-name="ce4" table:formula="of:=IF([.B37] &lt; [.C37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2" table:formula="of:=IF([.A38] &lt;= 500; [.A38] * (1 - 0.15) * 12; [.A38] * (1 - 0.25) * 12)" office:value-type="currency" office:currency="PLN" office:value="3774" calcext:value-type="currency">
            <text:p>3 774,00 zł</text:p>
          </table:table-cell>
          <table:table-cell table:style-name="ce2" table:formula="of:=IF([.A38] &lt;= 300; [.A38] * (1 - 0.1) * 12; IF(AND([.A38] &lt;= 600; [.A38] &gt; 300); 300 * (1 - 0.1) * 12 + ([.A38] - 300) * (1 - 0.25) * 12; [.A38] * (1 - 0.35) * 12))" office:value-type="currency" office:currency="PLN" office:value="3870" calcext:value-type="currency">
            <text:p>3 870,00 zł</text:p>
          </table:table-cell>
          <table:table-cell table:style-name="ce4" table:formula="of:=IF([.B38] &lt; [.C38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2" table:formula="of:=IF([.A39] &lt;= 500; [.A39] * (1 - 0.15) * 12; [.A39] * (1 - 0.25) * 12)" office:value-type="currency" office:currency="PLN" office:value="3876" calcext:value-type="currency">
            <text:p>3 876,00 zł</text:p>
          </table:table-cell>
          <table:table-cell table:style-name="ce2" table:formula="of:=IF([.A39] &lt;= 300; [.A39] * (1 - 0.1) * 12; IF(AND([.A39] &lt;= 600; [.A39] &gt; 300); 300 * (1 - 0.1) * 12 + ([.A39] - 300) * (1 - 0.25) * 12; [.A39] * (1 - 0.35) * 12))" office:value-type="currency" office:currency="PLN" office:value="3960" calcext:value-type="currency">
            <text:p>3 960,00 zł</text:p>
          </table:table-cell>
          <table:table-cell table:style-name="ce4" table:formula="of:=IF([.B39] &lt; [.C39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2" table:formula="of:=IF([.A40] &lt;= 500; [.A40] * (1 - 0.15) * 12; [.A40] * (1 - 0.25) * 12)" office:value-type="currency" office:currency="PLN" office:value="3978" calcext:value-type="currency">
            <text:p>3 978,00 zł</text:p>
          </table:table-cell>
          <table:table-cell table:style-name="ce2" table:formula="of:=IF([.A40] &lt;= 300; [.A40] * (1 - 0.1) * 12; IF(AND([.A40] &lt;= 600; [.A40] &gt; 300); 300 * (1 - 0.1) * 12 + ([.A40] - 300) * (1 - 0.25) * 12; [.A40] * (1 - 0.35) * 12))" office:value-type="currency" office:currency="PLN" office:value="4050" calcext:value-type="currency">
            <text:p>4 050,00 zł</text:p>
          </table:table-cell>
          <table:table-cell table:style-name="ce4" table:formula="of:=IF([.B40] &lt; [.C40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2" table:formula="of:=IF([.A41] &lt;= 500; [.A41] * (1 - 0.15) * 12; [.A41] * (1 - 0.25) * 12)" office:value-type="currency" office:currency="PLN" office:value="4080" calcext:value-type="currency">
            <text:p>4 080,00 zł</text:p>
          </table:table-cell>
          <table:table-cell table:style-name="ce2" table:formula="of:=IF([.A41] &lt;= 300; [.A41] * (1 - 0.1) * 12; IF(AND([.A41] &lt;= 600; [.A41] &gt; 300); 300 * (1 - 0.1) * 12 + ([.A41] - 300) * (1 - 0.25) * 12; [.A41] * (1 - 0.35) * 12))" office:value-type="currency" office:currency="PLN" office:value="4140" calcext:value-type="currency">
            <text:p>4 140,00 zł</text:p>
          </table:table-cell>
          <table:table-cell table:style-name="ce4" table:formula="of:=IF([.B41] &lt; [.C41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2" table:formula="of:=IF([.A42] &lt;= 500; [.A42] * (1 - 0.15) * 12; [.A42] * (1 - 0.25) * 12)" office:value-type="currency" office:currency="PLN" office:value="4182" calcext:value-type="currency">
            <text:p>4 182,00 zł</text:p>
          </table:table-cell>
          <table:table-cell table:style-name="ce2" table:formula="of:=IF([.A42] &lt;= 300; [.A42] * (1 - 0.1) * 12; IF(AND([.A42] &lt;= 600; [.A42] &gt; 300); 300 * (1 - 0.1) * 12 + ([.A42] - 300) * (1 - 0.25) * 12; [.A42] * (1 - 0.35) * 12))" office:value-type="currency" office:currency="PLN" office:value="4230" calcext:value-type="currency">
            <text:p>4 230,00 zł</text:p>
          </table:table-cell>
          <table:table-cell table:style-name="ce4" table:formula="of:=IF([.B42] &lt; [.C42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2" table:formula="of:=IF([.A43] &lt;= 500; [.A43] * (1 - 0.15) * 12; [.A43] * (1 - 0.25) * 12)" office:value-type="currency" office:currency="PLN" office:value="4284" calcext:value-type="currency">
            <text:p>4 284,00 zł</text:p>
          </table:table-cell>
          <table:table-cell table:style-name="ce2" table:formula="of:=IF([.A43] &lt;= 300; [.A43] * (1 - 0.1) * 12; IF(AND([.A43] &lt;= 600; [.A43] &gt; 300); 300 * (1 - 0.1) * 12 + ([.A43] - 300) * (1 - 0.25) * 12; [.A43] * (1 - 0.35) * 12))" office:value-type="currency" office:currency="PLN" office:value="4320" calcext:value-type="currency">
            <text:p>4 320,00 zł</text:p>
          </table:table-cell>
          <table:table-cell table:style-name="ce4" table:formula="of:=IF([.B43] &lt; [.C43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2" table:formula="of:=IF([.A44] &lt;= 500; [.A44] * (1 - 0.15) * 12; [.A44] * (1 - 0.25) * 12)" office:value-type="currency" office:currency="PLN" office:value="4386" calcext:value-type="currency">
            <text:p>4 386,00 zł</text:p>
          </table:table-cell>
          <table:table-cell table:style-name="ce2" table:formula="of:=IF([.A44] &lt;= 300; [.A44] * (1 - 0.1) * 12; IF(AND([.A44] &lt;= 600; [.A44] &gt; 300); 300 * (1 - 0.1) * 12 + ([.A44] - 300) * (1 - 0.25) * 12; [.A44] * (1 - 0.35) * 12))" office:value-type="currency" office:currency="PLN" office:value="4410" calcext:value-type="currency">
            <text:p>4 410,00 zł</text:p>
          </table:table-cell>
          <table:table-cell table:style-name="ce4" table:formula="of:=IF([.B44] &lt; [.C44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2" table:formula="of:=IF([.A45] &lt;= 500; [.A45] * (1 - 0.15) * 12; [.A45] * (1 - 0.25) * 12)" office:value-type="currency" office:currency="PLN" office:value="4488" calcext:value-type="currency">
            <text:p>4 488,00 zł</text:p>
          </table:table-cell>
          <table:table-cell table:style-name="ce2" table:formula="of:=IF([.A45] &lt;= 300; [.A45] * (1 - 0.1) * 12; IF(AND([.A45] &lt;= 600; [.A45] &gt; 300); 300 * (1 - 0.1) * 12 + ([.A45] - 300) * (1 - 0.25) * 12; [.A45] * (1 - 0.35) * 12))" office:value-type="currency" office:currency="PLN" office:value="4500" calcext:value-type="currency">
            <text:p>4 500,00 zł</text:p>
          </table:table-cell>
          <table:table-cell table:style-name="ce4" table:formula="of:=IF([.B45] &lt; [.C45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table:formula="of:=IF([.A46] &lt;= 500; [.A46] * (1 - 0.15) * 12; [.A46] * (1 - 0.25) * 12)" office:value-type="currency" office:currency="PLN" office:value="4590" calcext:value-type="currency">
            <text:p>4 590,00 zł</text:p>
          </table:table-cell>
          <table:table-cell table:style-name="ce2" table:formula="of:=IF([.A46] &lt;= 300; [.A46] * (1 - 0.1) * 12; IF(AND([.A46] &lt;= 600; [.A46] &gt; 300); 300 * (1 - 0.1) * 12 + ([.A46] - 300) * (1 - 0.25) * 12; [.A46] * (1 - 0.35) * 12))" office:value-type="currency" office:currency="PLN" office:value="4590" calcext:value-type="currency">
            <text:p>4 590,00 zł</text:p>
          </table:table-cell>
          <table:table-cell table:style-name="ce4" table:formula="of:=IF([.B46] &lt; [.C4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table:formula="of:=IF([.A47] &lt;= 500; [.A47] * (1 - 0.15) * 12; [.A47] * (1 - 0.25) * 12)" office:value-type="currency" office:currency="PLN" office:value="4692" calcext:value-type="currency">
            <text:p>4 692,00 zł</text:p>
          </table:table-cell>
          <table:table-cell table:style-name="ce2" table:formula="of:=IF([.A47] &lt;= 300; [.A47] * (1 - 0.1) * 12; IF(AND([.A47] &lt;= 600; [.A47] &gt; 300); 300 * (1 - 0.1) * 12 + ([.A47] - 300) * (1 - 0.25) * 12; [.A47] * (1 - 0.35) * 12))" office:value-type="currency" office:currency="PLN" office:value="4680" calcext:value-type="currency">
            <text:p>4 680,00 zł</text:p>
          </table:table-cell>
          <table:table-cell table:style-name="ce4" table:formula="of:=IF([.B47] &lt; [.C4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table:formula="of:=IF([.A48] &lt;= 500; [.A48] * (1 - 0.15) * 12; [.A48] * (1 - 0.25) * 12)" office:value-type="currency" office:currency="PLN" office:value="4794" calcext:value-type="currency">
            <text:p>4 794,00 zł</text:p>
          </table:table-cell>
          <table:table-cell table:style-name="ce2" table:formula="of:=IF([.A48] &lt;= 300; [.A48] * (1 - 0.1) * 12; IF(AND([.A48] &lt;= 600; [.A48] &gt; 300); 300 * (1 - 0.1) * 12 + ([.A48] - 300) * (1 - 0.25) * 12; [.A48] * (1 - 0.35) * 12))" office:value-type="currency" office:currency="PLN" office:value="4770" calcext:value-type="currency">
            <text:p>4 770,00 zł</text:p>
          </table:table-cell>
          <table:table-cell table:style-name="ce4" table:formula="of:=IF([.B48] &lt; [.C4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table:formula="of:=IF([.A49] &lt;= 500; [.A49] * (1 - 0.15) * 12; [.A49] * (1 - 0.25) * 12)" office:value-type="currency" office:currency="PLN" office:value="4896" calcext:value-type="currency">
            <text:p>4 896,00 zł</text:p>
          </table:table-cell>
          <table:table-cell table:style-name="ce2" table:formula="of:=IF([.A49] &lt;= 300; [.A49] * (1 - 0.1) * 12; IF(AND([.A49] &lt;= 600; [.A49] &gt; 300); 300 * (1 - 0.1) * 12 + ([.A49] - 300) * (1 - 0.25) * 12; [.A49] * (1 - 0.35) * 12))" office:value-type="currency" office:currency="PLN" office:value="4860" calcext:value-type="currency">
            <text:p>4 860,00 zł</text:p>
          </table:table-cell>
          <table:table-cell table:style-name="ce4" table:formula="of:=IF([.B49] &lt; [.C4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table:formula="of:=IF([.A50] &lt;= 500; [.A50] * (1 - 0.15) * 12; [.A50] * (1 - 0.25) * 12)" office:value-type="currency" office:currency="PLN" office:value="4998" calcext:value-type="currency">
            <text:p>4 998,00 zł</text:p>
          </table:table-cell>
          <table:table-cell table:style-name="ce2" table:formula="of:=IF([.A50] &lt;= 300; [.A50] * (1 - 0.1) * 12; IF(AND([.A50] &lt;= 600; [.A50] &gt; 300); 300 * (1 - 0.1) * 12 + ([.A50] - 300) * (1 - 0.25) * 12; [.A50] * (1 - 0.35) * 12))" office:value-type="currency" office:currency="PLN" office:value="4950" calcext:value-type="currency">
            <text:p>4 950,00 zł</text:p>
          </table:table-cell>
          <table:table-cell table:style-name="ce4" table:formula="of:=IF([.B50] &lt; [.C5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IF([.A51] &lt;= 500; [.A51] * (1 - 0.15) * 12; [.A51] * (1 - 0.25) * 12)" office:value-type="currency" office:currency="PLN" office:value="5100" calcext:value-type="currency">
            <text:p>5 100,00 zł</text:p>
          </table:table-cell>
          <table:table-cell table:style-name="ce2" table:formula="of:=IF([.A51] &lt;= 300; [.A51] * (1 - 0.1) * 12; IF(AND([.A51] &lt;= 600; [.A51] &gt; 300); 300 * (1 - 0.1) * 12 + ([.A51] - 300) * (1 - 0.25) * 12; [.A51] * (1 - 0.35) * 12))" office:value-type="currency" office:currency="PLN" office:value="5040" calcext:value-type="currency">
            <text:p>5 040,00 zł</text:p>
          </table:table-cell>
          <table:table-cell table:style-name="ce4" table:formula="of:=IF([.B51] &lt; [.C51]; &quot;Tak&quot;; &quot;&quot;)"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2" table:formula="of:=IF([.A52] &lt;= 500; [.A52] * (1 - 0.15) * 12; [.A52] * (1 - 0.25) * 12)" office:value-type="currency" office:currency="PLN" office:value="4590" calcext:value-type="currency">
            <text:p>4 590,00 zł</text:p>
          </table:table-cell>
          <table:table-cell table:style-name="ce2" table:formula="of:=IF([.A52] &lt;= 300; [.A52] * (1 - 0.1) * 12; IF(AND([.A52] &lt;= 600; [.A52] &gt; 300); 300 * (1 - 0.1) * 12 + ([.A52] - 300) * (1 - 0.25) * 12; [.A52] * (1 - 0.35) * 12))" office:value-type="currency" office:currency="PLN" office:value="5130" calcext:value-type="currency">
            <text:p>5 130,00 zł</text:p>
          </table:table-cell>
          <table:table-cell table:style-name="ce4" table:formula="of:=IF([.B52] &lt; [.C52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2] &lt; [.E52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2" table:formula="of:=IF([.A53] &lt;= 500; [.A53] * (1 - 0.15) * 12; [.A53] * (1 - 0.25) * 12)" office:value-type="currency" office:currency="PLN" office:value="4680" calcext:value-type="currency">
            <text:p>4 680,00 zł</text:p>
          </table:table-cell>
          <table:table-cell table:style-name="ce2" table:formula="of:=IF([.A53] &lt;= 300; [.A53] * (1 - 0.1) * 12; IF(AND([.A53] &lt;= 600; [.A53] &gt; 300); 300 * (1 - 0.1) * 12 + ([.A53] - 300) * (1 - 0.25) * 12; [.A53] * (1 - 0.35) * 12))" office:value-type="currency" office:currency="PLN" office:value="5220" calcext:value-type="currency">
            <text:p>5 220,00 zł</text:p>
          </table:table-cell>
          <table:table-cell table:style-name="ce4" table:formula="of:=IF([.B53] &lt; [.C53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3] &lt; [.E53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2" table:formula="of:=IF([.A54] &lt;= 500; [.A54] * (1 - 0.15) * 12; [.A54] * (1 - 0.25) * 12)" office:value-type="currency" office:currency="PLN" office:value="4770" calcext:value-type="currency">
            <text:p>4 770,00 zł</text:p>
          </table:table-cell>
          <table:table-cell table:style-name="ce2" table:formula="of:=IF([.A54] &lt;= 300; [.A54] * (1 - 0.1) * 12; IF(AND([.A54] &lt;= 600; [.A54] &gt; 300); 300 * (1 - 0.1) * 12 + ([.A54] - 300) * (1 - 0.25) * 12; [.A54] * (1 - 0.35) * 12))" office:value-type="currency" office:currency="PLN" office:value="5310" calcext:value-type="currency">
            <text:p>5 310,00 zł</text:p>
          </table:table-cell>
          <table:table-cell table:style-name="ce4" table:formula="of:=IF([.B54] &lt; [.C54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4] &lt; [.E54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2" table:formula="of:=IF([.A55] &lt;= 500; [.A55] * (1 - 0.15) * 12; [.A55] * (1 - 0.25) * 12)" office:value-type="currency" office:currency="PLN" office:value="4860" calcext:value-type="currency">
            <text:p>4 860,00 zł</text:p>
          </table:table-cell>
          <table:table-cell table:style-name="ce2" table:formula="of:=IF([.A55] &lt;= 300; [.A55] * (1 - 0.1) * 12; IF(AND([.A55] &lt;= 600; [.A55] &gt; 300); 300 * (1 - 0.1) * 12 + ([.A55] - 300) * (1 - 0.25) * 12; [.A55] * (1 - 0.35) * 12))" office:value-type="currency" office:currency="PLN" office:value="5400" calcext:value-type="currency">
            <text:p>5 400,00 zł</text:p>
          </table:table-cell>
          <table:table-cell table:style-name="ce4" table:formula="of:=IF([.B55] &lt; [.C55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5] &lt; [.E55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2" table:formula="of:=IF([.A56] &lt;= 500; [.A56] * (1 - 0.15) * 12; [.A56] * (1 - 0.25) * 12)" office:value-type="currency" office:currency="PLN" office:value="4950" calcext:value-type="currency">
            <text:p>4 950,00 zł</text:p>
          </table:table-cell>
          <table:table-cell table:style-name="ce2" table:formula="of:=IF([.A56] &lt;= 300; [.A56] * (1 - 0.1) * 12; IF(AND([.A56] &lt;= 600; [.A56] &gt; 300); 300 * (1 - 0.1) * 12 + ([.A56] - 300) * (1 - 0.25) * 12; [.A56] * (1 - 0.35) * 12))" office:value-type="currency" office:currency="PLN" office:value="5490" calcext:value-type="currency">
            <text:p>5 490,00 zł</text:p>
          </table:table-cell>
          <table:table-cell table:style-name="ce4" table:formula="of:=IF([.B56] &lt; [.C56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6] &lt; [.E56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2" table:formula="of:=IF([.A57] &lt;= 500; [.A57] * (1 - 0.15) * 12; [.A57] * (1 - 0.25) * 12)" office:value-type="currency" office:currency="PLN" office:value="5040" calcext:value-type="currency">
            <text:p>5 040,00 zł</text:p>
          </table:table-cell>
          <table:table-cell table:style-name="ce2" table:formula="of:=IF([.A57] &lt;= 300; [.A57] * (1 - 0.1) * 12; IF(AND([.A57] &lt;= 600; [.A57] &gt; 300); 300 * (1 - 0.1) * 12 + ([.A57] - 300) * (1 - 0.25) * 12; [.A57] * (1 - 0.35) * 12))" office:value-type="currency" office:currency="PLN" office:value="5580" calcext:value-type="currency">
            <text:p>5 580,00 zł</text:p>
          </table:table-cell>
          <table:table-cell table:style-name="ce4" table:formula="of:=IF([.B57] &lt; [.C57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7] &lt; [.E57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2" table:formula="of:=IF([.A58] &lt;= 500; [.A58] * (1 - 0.15) * 12; [.A58] * (1 - 0.25) * 12)" office:value-type="currency" office:currency="PLN" office:value="5130" calcext:value-type="currency">
            <text:p>5 130,00 zł</text:p>
          </table:table-cell>
          <table:table-cell table:style-name="ce2" table:formula="of:=IF([.A58] &lt;= 300; [.A58] * (1 - 0.1) * 12; IF(AND([.A58] &lt;= 600; [.A58] &gt; 300); 300 * (1 - 0.1) * 12 + ([.A58] - 300) * (1 - 0.25) * 12; [.A58] * (1 - 0.35) * 12))" office:value-type="currency" office:currency="PLN" office:value="5670" calcext:value-type="currency">
            <text:p>5 670,00 zł</text:p>
          </table:table-cell>
          <table:table-cell table:style-name="ce4" table:formula="of:=IF([.B58] &lt; [.C58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8] &lt; [.E58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2" table:formula="of:=IF([.A59] &lt;= 500; [.A59] * (1 - 0.15) * 12; [.A59] * (1 - 0.25) * 12)" office:value-type="currency" office:currency="PLN" office:value="5220" calcext:value-type="currency">
            <text:p>5 220,00 zł</text:p>
          </table:table-cell>
          <table:table-cell table:style-name="ce2" table:formula="of:=IF([.A59] &lt;= 300; [.A59] * (1 - 0.1) * 12; IF(AND([.A59] &lt;= 600; [.A59] &gt; 300); 300 * (1 - 0.1) * 12 + ([.A59] - 300) * (1 - 0.25) * 12; [.A59] * (1 - 0.35) * 12))" office:value-type="currency" office:currency="PLN" office:value="5760" calcext:value-type="currency">
            <text:p>5 760,00 zł</text:p>
          </table:table-cell>
          <table:table-cell table:style-name="ce4" table:formula="of:=IF([.B59] &lt; [.C59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59] &lt; [.E59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2" table:formula="of:=IF([.A60] &lt;= 500; [.A60] * (1 - 0.15) * 12; [.A60] * (1 - 0.25) * 12)" office:value-type="currency" office:currency="PLN" office:value="5310" calcext:value-type="currency">
            <text:p>5 310,00 zł</text:p>
          </table:table-cell>
          <table:table-cell table:style-name="ce2" table:formula="of:=IF([.A60] &lt;= 300; [.A60] * (1 - 0.1) * 12; IF(AND([.A60] &lt;= 600; [.A60] &gt; 300); 300 * (1 - 0.1) * 12 + ([.A60] - 300) * (1 - 0.25) * 12; [.A60] * (1 - 0.35) * 12))" office:value-type="currency" office:currency="PLN" office:value="5850" calcext:value-type="currency">
            <text:p>5 850,00 zł</text:p>
          </table:table-cell>
          <table:table-cell table:style-name="ce4" table:formula="of:=IF([.B60] &lt; [.C60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60] &lt; [.E60]; &quot;Tak&quot;; &quot;&quot;)">
            <text:p/>
          </table:table-cell>
          <table:table-cell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2" table:formula="of:=IF([.A61] &lt;= 500; [.A61] * (1 - 0.15) * 12; [.A61] * (1 - 0.25) * 12)" office:value-type="currency" office:currency="PLN" office:value="5400" calcext:value-type="currency">
            <text:p>5 400,00 zł</text:p>
          </table:table-cell>
          <table:table-cell table:style-name="ce2" table:formula="of:=IF([.A61] &lt;= 300; [.A61] * (1 - 0.1) * 12; IF(AND([.A61] &lt;= 600; [.A61] &gt; 300); 300 * (1 - 0.1) * 12 + ([.A61] - 300) * (1 - 0.25) * 12; [.A61] * (1 - 0.35) * 12))" office:value-type="currency" office:currency="PLN" office:value="5940" calcext:value-type="currency">
            <text:p>5 940,00 zł</text:p>
          </table:table-cell>
          <table:table-cell table:style-name="ce4" table:formula="of:=IF([.B61] &lt; [.C61]; &quot;Tak&quot;; &quot;&quot;)" office:value-type="string" office:string-value="Tak" calcext:value-type="string">
            <text:p>Tak</text:p>
          </table:table-cell>
          <table:table-cell/>
          <table:table-cell table:style-name="ce4" table:formula="of:=IF([.D61] &lt; [.E61]; &quot;Tak&quot;; 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IF([.A62] &lt;= 500; [.A62] * (1 - 0.15) * 12; [.A62] * (1 - 0.25) * 12)" office:value-type="currency" office:currency="PLN" office:value="5490" calcext:value-type="currency">
            <text:p>5 490,00 zł</text:p>
          </table:table-cell>
          <table:table-cell table:style-name="ce2" table:formula="of:=IF([.A62] &lt;= 300; [.A62] * (1 - 0.1) * 12; IF(AND([.A62] &lt;= 600; [.A62] &gt; 300); 300 * (1 - 0.1) * 12 + ([.A62] - 300) * (1 - 0.25) * 12; [.A62] * (1 - 0.35) * 12))" office:value-type="currency" office:currency="PLN" office:value="4758" calcext:value-type="currency">
            <text:p>4 758,00 zł</text:p>
          </table:table-cell>
          <table:table-cell table:style-name="ce4" table:formula="of:=IF([.B62] &lt; [.C62]; &quot;Tak&quot;; &quot;&quot;)">
            <text:p/>
          </table:table-cell>
          <table:table-cell/>
          <table:table-cell table:style-name="ce4" table:formula="of:=IF([.D62] &lt; [.E62]; &quot;Tak&quot;; &quot;&quot;)">
            <text:p/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IF([.A63] &lt;= 500; [.A63] * (1 - 0.15) * 12; [.A63] * (1 - 0.25) * 12)" office:value-type="currency" office:currency="PLN" office:value="5580" calcext:value-type="currency">
            <text:p>5 580,00 zł</text:p>
          </table:table-cell>
          <table:table-cell table:style-name="ce2" table:formula="of:=IF([.A63] &lt;= 300; [.A63] * (1 - 0.1) * 12; IF(AND([.A63] &lt;= 600; [.A63] &gt; 300); 300 * (1 - 0.1) * 12 + ([.A63] - 300) * (1 - 0.25) * 12; [.A63] * (1 - 0.35) * 12))" office:value-type="currency" office:currency="PLN" office:value="4836" calcext:value-type="currency">
            <text:p>4 836,00 zł</text:p>
          </table:table-cell>
          <table:table-cell table:style-name="ce4" table:formula="of:=IF([.B63] &lt; [.C63]; &quot;Tak&quot;; &quot;&quot;)">
            <text:p/>
          </table:table-cell>
          <table:table-cell/>
          <table:table-cell table:style-name="ce4" table:formula="of:=IF([.D63] &lt; [.E63]; &quot;Tak&quot;; &quot;&quot;)">
            <text:p/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IF([.A64] &lt;= 500; [.A64] * (1 - 0.15) * 12; [.A64] * (1 - 0.25) * 12)" office:value-type="currency" office:currency="PLN" office:value="5670" calcext:value-type="currency">
            <text:p>5 670,00 zł</text:p>
          </table:table-cell>
          <table:table-cell table:style-name="ce2" table:formula="of:=IF([.A64] &lt;= 300; [.A64] * (1 - 0.1) * 12; IF(AND([.A64] &lt;= 600; [.A64] &gt; 300); 300 * (1 - 0.1) * 12 + ([.A64] - 300) * (1 - 0.25) * 12; [.A64] * (1 - 0.35) * 12))" office:value-type="currency" office:currency="PLN" office:value="4914" calcext:value-type="currency">
            <text:p>4 914,00 zł</text:p>
          </table:table-cell>
          <table:table-cell table:style-name="ce4" table:formula="of:=IF([.B64] &lt; [.C64]; &quot;Tak&quot;; &quot;&quot;)">
            <text:p/>
          </table:table-cell>
          <table:table-cell/>
          <table:table-cell table:style-name="ce4" table:formula="of:=IF([.D64] &lt; [.E64]; &quot;Tak&quot;; &quot;&quot;)">
            <text:p/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IF([.A65] &lt;= 500; [.A65] * (1 - 0.15) * 12; [.A65] * (1 - 0.25) * 12)" office:value-type="currency" office:currency="PLN" office:value="5760" calcext:value-type="currency">
            <text:p>5 760,00 zł</text:p>
          </table:table-cell>
          <table:table-cell table:style-name="ce2" table:formula="of:=IF([.A65] &lt;= 300; [.A65] * (1 - 0.1) * 12; IF(AND([.A65] &lt;= 600; [.A65] &gt; 300); 300 * (1 - 0.1) * 12 + ([.A65] - 300) * (1 - 0.25) * 12; [.A65] * (1 - 0.35) * 12))" office:value-type="currency" office:currency="PLN" office:value="4992" calcext:value-type="currency">
            <text:p>4 992,00 zł</text:p>
          </table:table-cell>
          <table:table-cell table:style-name="ce4" table:formula="of:=IF([.B65] &lt; [.C65]; &quot;Tak&quot;; &quot;&quot;)">
            <text:p/>
          </table:table-cell>
          <table:table-cell/>
          <table:table-cell table:style-name="ce4" table:formula="of:=IF([.D65] &lt; [.E65]; &quot;Tak&quot;; &quot;&quot;)">
            <text:p/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IF([.A66] &lt;= 500; [.A66] * (1 - 0.15) * 12; [.A66] * (1 - 0.25) * 12)" office:value-type="currency" office:currency="PLN" office:value="5850" calcext:value-type="currency">
            <text:p>5 850,00 zł</text:p>
          </table:table-cell>
          <table:table-cell table:style-name="ce2" table:formula="of:=IF([.A66] &lt;= 300; [.A66] * (1 - 0.1) * 12; IF(AND([.A66] &lt;= 600; [.A66] &gt; 300); 300 * (1 - 0.1) * 12 + ([.A66] - 300) * (1 - 0.25) * 12; [.A66] * (1 - 0.35) * 12))" office:value-type="currency" office:currency="PLN" office:value="5070" calcext:value-type="currency">
            <text:p>5 070,00 zł</text:p>
          </table:table-cell>
          <table:table-cell table:style-name="ce4" table:formula="of:=IF([.B66] &lt; [.C66]; &quot;Tak&quot;; &quot;&quot;)">
            <text:p/>
          </table:table-cell>
          <table:table-cell/>
          <table:table-cell table:style-name="ce4" table:formula="of:=IF([.D66] &lt; [.E66]; &quot;Tak&quot;; 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IF([.A67] &lt;= 500; [.A67] * (1 - 0.15) * 12; [.A67] * (1 - 0.25) * 12)" office:value-type="currency" office:currency="PLN" office:value="5940" calcext:value-type="currency">
            <text:p>5 940,00 zł</text:p>
          </table:table-cell>
          <table:table-cell table:style-name="ce2" table:formula="of:=IF([.A67] &lt;= 300; [.A67] * (1 - 0.1) * 12; IF(AND([.A67] &lt;= 600; [.A67] &gt; 300); 300 * (1 - 0.1) * 12 + ([.A67] - 300) * (1 - 0.25) * 12; [.A67] * (1 - 0.35) * 12))" office:value-type="currency" office:currency="PLN" office:value="5148" calcext:value-type="currency">
            <text:p>5 148,00 zł</text:p>
          </table:table-cell>
          <table:table-cell table:style-name="ce4" table:formula="of:=IF([.B67] &lt; [.C67]; &quot;Tak&quot;; &quot;&quot;)">
            <text:p/>
          </table:table-cell>
          <table:table-cell/>
          <table:table-cell table:style-name="ce4" table:formula="of:=IF([.D67] &lt; [.E67]; &quot;Tak&quot;; &quot;&quot;)">
            <text:p/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IF([.A68] &lt;= 500; [.A68] * (1 - 0.15) * 12; [.A68] * (1 - 0.25) * 12)" office:value-type="currency" office:currency="PLN" office:value="6030" calcext:value-type="currency">
            <text:p>6 030,00 zł</text:p>
          </table:table-cell>
          <table:table-cell table:style-name="ce2" table:formula="of:=IF([.A68] &lt;= 300; [.A68] * (1 - 0.1) * 12; IF(AND([.A68] &lt;= 600; [.A68] &gt; 300); 300 * (1 - 0.1) * 12 + ([.A68] - 300) * (1 - 0.25) * 12; [.A68] * (1 - 0.35) * 12))" office:value-type="currency" office:currency="PLN" office:value="5226" calcext:value-type="currency">
            <text:p>5 226,00 zł</text:p>
          </table:table-cell>
          <table:table-cell table:style-name="ce4" table:formula="of:=IF([.B68] &lt; [.C68]; &quot;Tak&quot;; &quot;&quot;)">
            <text:p/>
          </table:table-cell>
          <table:table-cell/>
          <table:table-cell table:style-name="ce4" table:formula="of:=IF([.D68] &lt; [.E68]; &quot;Tak&quot;; &quot;&quot;)">
            <text:p/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IF([.A69] &lt;= 500; [.A69] * (1 - 0.15) * 12; [.A69] * (1 - 0.25) * 12)" office:value-type="currency" office:currency="PLN" office:value="6120" calcext:value-type="currency">
            <text:p>6 120,00 zł</text:p>
          </table:table-cell>
          <table:table-cell table:style-name="ce2" table:formula="of:=IF([.A69] &lt;= 300; [.A69] * (1 - 0.1) * 12; IF(AND([.A69] &lt;= 600; [.A69] &gt; 300); 300 * (1 - 0.1) * 12 + ([.A69] - 300) * (1 - 0.25) * 12; [.A69] * (1 - 0.35) * 12))" office:value-type="currency" office:currency="PLN" office:value="5304" calcext:value-type="currency">
            <text:p>5 304,00 zł</text:p>
          </table:table-cell>
          <table:table-cell table:style-name="ce4" table:formula="of:=IF([.B69] &lt; [.C69]; &quot;Tak&quot;; &quot;&quot;)">
            <text:p/>
          </table:table-cell>
          <table:table-cell/>
          <table:table-cell table:style-name="ce4" table:formula="of:=IF([.D69] &lt; [.E69]; &quot;Tak&quot;; &quot;&quot;)">
            <text:p/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IF([.A70] &lt;= 500; [.A70] * (1 - 0.15) * 12; [.A70] * (1 - 0.25) * 12)" office:value-type="currency" office:currency="PLN" office:value="6210" calcext:value-type="currency">
            <text:p>6 210,00 zł</text:p>
          </table:table-cell>
          <table:table-cell table:style-name="ce2" table:formula="of:=IF([.A70] &lt;= 300; [.A70] * (1 - 0.1) * 12; IF(AND([.A70] &lt;= 600; [.A70] &gt; 300); 300 * (1 - 0.1) * 12 + ([.A70] - 300) * (1 - 0.25) * 12; [.A70] * (1 - 0.35) * 12))" office:value-type="currency" office:currency="PLN" office:value="5382" calcext:value-type="currency">
            <text:p>5 382,00 zł</text:p>
          </table:table-cell>
          <table:table-cell table:style-name="ce4" table:formula="of:=IF([.B70] &lt; [.C70]; &quot;Tak&quot;; &quot;&quot;)">
            <text:p/>
          </table:table-cell>
          <table:table-cell/>
          <table:table-cell table:style-name="ce4" table:formula="of:=IF([.D70] &lt; [.E70]; &quot;Tak&quot;; &quot;&quot;)">
            <text:p/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IF([.A71] &lt;= 500; [.A71] * (1 - 0.15) * 12; [.A71] * (1 - 0.25) * 12)" office:value-type="currency" office:currency="PLN" office:value="6300" calcext:value-type="currency">
            <text:p>6 300,00 zł</text:p>
          </table:table-cell>
          <table:table-cell table:style-name="ce2" table:formula="of:=IF([.A71] &lt;= 300; [.A71] * (1 - 0.1) * 12; IF(AND([.A71] &lt;= 600; [.A71] &gt; 300); 300 * (1 - 0.1) * 12 + ([.A71] - 300) * (1 - 0.25) * 12; [.A71] * (1 - 0.35) * 12))" office:value-type="currency" office:currency="PLN" office:value="5460" calcext:value-type="currency">
            <text:p>5 460,00 zł</text:p>
          </table:table-cell>
          <table:table-cell table:style-name="ce4" table:formula="of:=IF([.B71] &lt; [.C71]; &quot;Tak&quot;; &quot;&quot;)">
            <text:p/>
          </table:table-cell>
          <table:table-cell/>
          <table:table-cell table:style-name="ce4" table:formula="of:=IF([.D71] &lt; [.E71]; &quot;Tak&quot;; 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table:formula="of:=IF([.A72] &lt;= 500; [.A72] * (1 - 0.15) * 12; [.A72] * (1 - 0.25) * 12)" office:value-type="currency" office:currency="PLN" office:value="6390" calcext:value-type="currency">
            <text:p>6 390,00 zł</text:p>
          </table:table-cell>
          <table:table-cell table:style-name="ce2" table:formula="of:=IF([.A72] &lt;= 300; [.A72] * (1 - 0.1) * 12; IF(AND([.A72] &lt;= 600; [.A72] &gt; 300); 300 * (1 - 0.1) * 12 + ([.A72] - 300) * (1 - 0.25) * 12; [.A72] * (1 - 0.35) * 12))" office:value-type="currency" office:currency="PLN" office:value="5538" calcext:value-type="currency">
            <text:p>5 538,00 zł</text:p>
          </table:table-cell>
          <table:table-cell table:style-name="ce4" table:formula="of:=IF([.B72] &lt; [.C72]; &quot;Tak&quot;; &quot;&quot;)">
            <text:p/>
          </table:table-cell>
          <table:table-cell/>
          <table:table-cell table:style-name="ce4" table:formula="of:=IF([.D72] &lt; [.E72]; &quot;Tak&quot;; 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table:formula="of:=IF([.A73] &lt;= 500; [.A73] * (1 - 0.15) * 12; [.A73] * (1 - 0.25) * 12)" office:value-type="currency" office:currency="PLN" office:value="6480" calcext:value-type="currency">
            <text:p>6 480,00 zł</text:p>
          </table:table-cell>
          <table:table-cell table:style-name="ce2" table:formula="of:=IF([.A73] &lt;= 300; [.A73] * (1 - 0.1) * 12; IF(AND([.A73] &lt;= 600; [.A73] &gt; 300); 300 * (1 - 0.1) * 12 + ([.A73] - 300) * (1 - 0.25) * 12; [.A73] * (1 - 0.35) * 12))" office:value-type="currency" office:currency="PLN" office:value="5616" calcext:value-type="currency">
            <text:p>5 616,00 zł</text:p>
          </table:table-cell>
          <table:table-cell table:style-name="ce4" table:formula="of:=IF([.B73] &lt; [.C73]; &quot;Tak&quot;; &quot;&quot;)">
            <text:p/>
          </table:table-cell>
          <table:table-cell/>
          <table:table-cell table:style-name="ce4" table:formula="of:=IF([.D73] &lt; [.E73]; &quot;Tak&quot;; &quot;&quot;)">
            <text:p/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table:formula="of:=IF([.A74] &lt;= 500; [.A74] * (1 - 0.15) * 12; [.A74] * (1 - 0.25) * 12)" office:value-type="currency" office:currency="PLN" office:value="6570" calcext:value-type="currency">
            <text:p>6 570,00 zł</text:p>
          </table:table-cell>
          <table:table-cell table:style-name="ce2" table:formula="of:=IF([.A74] &lt;= 300; [.A74] * (1 - 0.1) * 12; IF(AND([.A74] &lt;= 600; [.A74] &gt; 300); 300 * (1 - 0.1) * 12 + ([.A74] - 300) * (1 - 0.25) * 12; [.A74] * (1 - 0.35) * 12))" office:value-type="currency" office:currency="PLN" office:value="5694" calcext:value-type="currency">
            <text:p>5 694,00 zł</text:p>
          </table:table-cell>
          <table:table-cell table:style-name="ce4" table:formula="of:=IF([.B74] &lt; [.C74]; &quot;Tak&quot;; &quot;&quot;)">
            <text:p/>
          </table:table-cell>
          <table:table-cell/>
          <table:table-cell table:style-name="ce4" table:formula="of:=IF([.D74] &lt; [.E74]; &quot;Tak&quot;; &quot;&quot;)">
            <text:p/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table:formula="of:=IF([.A75] &lt;= 500; [.A75] * (1 - 0.15) * 12; [.A75] * (1 - 0.25) * 12)" office:value-type="currency" office:currency="PLN" office:value="6660" calcext:value-type="currency">
            <text:p>6 660,00 zł</text:p>
          </table:table-cell>
          <table:table-cell table:style-name="ce2" table:formula="of:=IF([.A75] &lt;= 300; [.A75] * (1 - 0.1) * 12; IF(AND([.A75] &lt;= 600; [.A75] &gt; 300); 300 * (1 - 0.1) * 12 + ([.A75] - 300) * (1 - 0.25) * 12; [.A75] * (1 - 0.35) * 12))" office:value-type="currency" office:currency="PLN" office:value="5772" calcext:value-type="currency">
            <text:p>5 772,00 zł</text:p>
          </table:table-cell>
          <table:table-cell table:style-name="ce4" table:formula="of:=IF([.B75] &lt; [.C75]; &quot;Tak&quot;; &quot;&quot;)">
            <text:p/>
          </table:table-cell>
          <table:table-cell/>
          <table:table-cell table:style-name="ce4" table:formula="of:=IF([.D75] &lt; [.E75]; &quot;Tak&quot;; &quot;&quot;)">
            <text:p/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table:formula="of:=IF([.A76] &lt;= 500; [.A76] * (1 - 0.15) * 12; [.A76] * (1 - 0.25) * 12)" office:value-type="currency" office:currency="PLN" office:value="6750" calcext:value-type="currency">
            <text:p>6 750,00 zł</text:p>
          </table:table-cell>
          <table:table-cell table:style-name="ce2" table:formula="of:=IF([.A76] &lt;= 300; [.A76] * (1 - 0.1) * 12; IF(AND([.A76] &lt;= 600; [.A76] &gt; 300); 300 * (1 - 0.1) * 12 + ([.A76] - 300) * (1 - 0.25) * 12; [.A76] * (1 - 0.35) * 12))" office:value-type="currency" office:currency="PLN" office:value="5850" calcext:value-type="currency">
            <text:p>5 850,00 zł</text:p>
          </table:table-cell>
          <table:table-cell table:style-name="ce4" table:formula="of:=IF([.B76] &lt; [.C76]; &quot;Tak&quot;; &quot;&quot;)">
            <text:p/>
          </table:table-cell>
          <table:table-cell/>
          <table:table-cell table:style-name="ce4" table:formula="of:=IF([.D76] &lt; [.E76]; &quot;Tak&quot;; &quot;&quot;)">
            <text:p/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table:formula="of:=IF([.A77] &lt;= 500; [.A77] * (1 - 0.15) * 12; [.A77] * (1 - 0.25) * 12)" office:value-type="currency" office:currency="PLN" office:value="6840" calcext:value-type="currency">
            <text:p>6 840,00 zł</text:p>
          </table:table-cell>
          <table:table-cell table:style-name="ce2" table:formula="of:=IF([.A77] &lt;= 300; [.A77] * (1 - 0.1) * 12; IF(AND([.A77] &lt;= 600; [.A77] &gt; 300); 300 * (1 - 0.1) * 12 + ([.A77] - 300) * (1 - 0.25) * 12; [.A77] * (1 - 0.35) * 12))" office:value-type="currency" office:currency="PLN" office:value="5928" calcext:value-type="currency">
            <text:p>5 928,00 zł</text:p>
          </table:table-cell>
          <table:table-cell table:style-name="ce4" table:formula="of:=IF([.B77] &lt; [.C77]; &quot;Tak&quot;; &quot;&quot;)">
            <text:p/>
          </table:table-cell>
          <table:table-cell/>
          <table:table-cell table:style-name="ce4" table:formula="of:=IF([.D77] &lt; [.E77]; &quot;Tak&quot;; &quot;&quot;)">
            <text:p/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table:formula="of:=IF([.A78] &lt;= 500; [.A78] * (1 - 0.15) * 12; [.A78] * (1 - 0.25) * 12)" office:value-type="currency" office:currency="PLN" office:value="6930" calcext:value-type="currency">
            <text:p>6 930,00 zł</text:p>
          </table:table-cell>
          <table:table-cell table:style-name="ce2" table:formula="of:=IF([.A78] &lt;= 300; [.A78] * (1 - 0.1) * 12; IF(AND([.A78] &lt;= 600; [.A78] &gt; 300); 300 * (1 - 0.1) * 12 + ([.A78] - 300) * (1 - 0.25) * 12; [.A78] * (1 - 0.35) * 12))" office:value-type="currency" office:currency="PLN" office:value="6006" calcext:value-type="currency">
            <text:p>6 006,00 zł</text:p>
          </table:table-cell>
          <table:table-cell table:style-name="ce4" table:formula="of:=IF([.B78] &lt; [.C78]; &quot;Tak&quot;; &quot;&quot;)">
            <text:p/>
          </table:table-cell>
          <table:table-cell/>
          <table:table-cell table:style-name="ce4" table:formula="of:=IF([.D78] &lt; [.E78]; &quot;Tak&quot;; &quot;&quot;)">
            <text:p/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table:formula="of:=IF([.A79] &lt;= 500; [.A79] * (1 - 0.15) * 12; [.A79] * (1 - 0.25) * 12)" office:value-type="currency" office:currency="PLN" office:value="7020" calcext:value-type="currency">
            <text:p>7 020,00 zł</text:p>
          </table:table-cell>
          <table:table-cell table:style-name="ce2" table:formula="of:=IF([.A79] &lt;= 300; [.A79] * (1 - 0.1) * 12; IF(AND([.A79] &lt;= 600; [.A79] &gt; 300); 300 * (1 - 0.1) * 12 + ([.A79] - 300) * (1 - 0.25) * 12; [.A79] * (1 - 0.35) * 12))" office:value-type="currency" office:currency="PLN" office:value="6084" calcext:value-type="currency">
            <text:p>6 084,00 zł</text:p>
          </table:table-cell>
          <table:table-cell table:style-name="ce4" table:formula="of:=IF([.B79] &lt; [.C79]; &quot;Tak&quot;; &quot;&quot;)">
            <text:p/>
          </table:table-cell>
          <table:table-cell/>
          <table:table-cell table:style-name="ce4" table:formula="of:=IF([.D79] &lt; [.E79]; &quot;Tak&quot;; &quot;&quot;)">
            <text:p/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table:formula="of:=IF([.A80] &lt;= 500; [.A80] * (1 - 0.15) * 12; [.A80] * (1 - 0.25) * 12)" office:value-type="currency" office:currency="PLN" office:value="7110" calcext:value-type="currency">
            <text:p>7 110,00 zł</text:p>
          </table:table-cell>
          <table:table-cell table:style-name="ce2" table:formula="of:=IF([.A80] &lt;= 300; [.A80] * (1 - 0.1) * 12; IF(AND([.A80] &lt;= 600; [.A80] &gt; 300); 300 * (1 - 0.1) * 12 + ([.A80] - 300) * (1 - 0.25) * 12; [.A80] * (1 - 0.35) * 12))" office:value-type="currency" office:currency="PLN" office:value="6162" calcext:value-type="currency">
            <text:p>6 162,00 zł</text:p>
          </table:table-cell>
          <table:table-cell table:style-name="ce4" table:formula="of:=IF([.B80] &lt; [.C80]; &quot;Tak&quot;; &quot;&quot;)">
            <text:p/>
          </table:table-cell>
          <table:table-cell/>
          <table:table-cell table:style-name="ce4" table:formula="of:=IF([.D80] &lt; [.E80]; &quot;Tak&quot;; 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IF([.A81] &lt;= 500; [.A81] * (1 - 0.15) * 12; [.A81] * (1 - 0.25) * 12)" office:value-type="currency" office:currency="PLN" office:value="7200" calcext:value-type="currency">
            <text:p>7 200,00 zł</text:p>
          </table:table-cell>
          <table:table-cell table:style-name="ce2" table:formula="of:=IF([.A81] &lt;= 300; [.A81] * (1 - 0.1) * 12; IF(AND([.A81] &lt;= 600; [.A81] &gt; 300); 300 * (1 - 0.1) * 12 + ([.A81] - 300) * (1 - 0.25) * 12; [.A81] * (1 - 0.35) * 12))" office:value-type="currency" office:currency="PLN" office:value="6240" calcext:value-type="currency">
            <text:p>6 240,00 zł</text:p>
          </table:table-cell>
          <table:table-cell table:style-name="ce4" table:formula="of:=IF([.B81] &lt; [.C81]; &quot;Tak&quot;; &quot;&quot;)">
            <text:p/>
          </table:table-cell>
          <table:table-cell/>
          <table:table-cell table:style-name="ce4" table:formula="of:=IF([.D81] &lt; [.E81]; &quot;Tak&quot;; 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table:formula="of:=IF([.A82] &lt;= 500; [.A82] * (1 - 0.15) * 12; [.A82] * (1 - 0.25) * 12)" office:value-type="currency" office:currency="PLN" office:value="7290" calcext:value-type="currency">
            <text:p>7 290,00 zł</text:p>
          </table:table-cell>
          <table:table-cell table:style-name="ce2" table:formula="of:=IF([.A82] &lt;= 300; [.A82] * (1 - 0.1) * 12; IF(AND([.A82] &lt;= 600; [.A82] &gt; 300); 300 * (1 - 0.1) * 12 + ([.A82] - 300) * (1 - 0.25) * 12; [.A82] * (1 - 0.35) * 12))" office:value-type="currency" office:currency="PLN" office:value="6318" calcext:value-type="currency">
            <text:p>6 318,00 zł</text:p>
          </table:table-cell>
          <table:table-cell table:style-name="ce4" table:formula="of:=IF([.B82] &lt; [.C82]; &quot;Tak&quot;; &quot;&quot;)">
            <text:p/>
          </table:table-cell>
          <table:table-cell/>
          <table:table-cell table:style-name="ce4" table:formula="of:=IF([.D82] &lt; [.E82]; &quot;Tak&quot;; &quot;&quot;)">
            <text:p/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table:formula="of:=IF([.A83] &lt;= 500; [.A83] * (1 - 0.15) * 12; [.A83] * (1 - 0.25) * 12)" office:value-type="currency" office:currency="PLN" office:value="7380" calcext:value-type="currency">
            <text:p>7 380,00 zł</text:p>
          </table:table-cell>
          <table:table-cell table:style-name="ce2" table:formula="of:=IF([.A83] &lt;= 300; [.A83] * (1 - 0.1) * 12; IF(AND([.A83] &lt;= 600; [.A83] &gt; 300); 300 * (1 - 0.1) * 12 + ([.A83] - 300) * (1 - 0.25) * 12; [.A83] * (1 - 0.35) * 12))" office:value-type="currency" office:currency="PLN" office:value="6396" calcext:value-type="currency">
            <text:p>6 396,00 zł</text:p>
          </table:table-cell>
          <table:table-cell table:style-name="ce4" table:formula="of:=IF([.B83] &lt; [.C83]; &quot;Tak&quot;; &quot;&quot;)">
            <text:p/>
          </table:table-cell>
          <table:table-cell/>
          <table:table-cell table:style-name="ce4" table:formula="of:=IF([.D83] &lt; [.E83]; &quot;Tak&quot;; &quot;&quot;)">
            <text:p/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table:formula="of:=IF([.A84] &lt;= 500; [.A84] * (1 - 0.15) * 12; [.A84] * (1 - 0.25) * 12)" office:value-type="currency" office:currency="PLN" office:value="7470" calcext:value-type="currency">
            <text:p>7 470,00 zł</text:p>
          </table:table-cell>
          <table:table-cell table:style-name="ce2" table:formula="of:=IF([.A84] &lt;= 300; [.A84] * (1 - 0.1) * 12; IF(AND([.A84] &lt;= 600; [.A84] &gt; 300); 300 * (1 - 0.1) * 12 + ([.A84] - 300) * (1 - 0.25) * 12; [.A84] * (1 - 0.35) * 12))" office:value-type="currency" office:currency="PLN" office:value="6474" calcext:value-type="currency">
            <text:p>6 474,00 zł</text:p>
          </table:table-cell>
          <table:table-cell table:style-name="ce4" table:formula="of:=IF([.B84] &lt; [.C84]; &quot;Tak&quot;; &quot;&quot;)">
            <text:p/>
          </table:table-cell>
          <table:table-cell/>
          <table:table-cell table:style-name="ce4" table:formula="of:=IF([.D84] &lt; [.E84]; &quot;Tak&quot;; &quot;&quot;)">
            <text:p/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table:formula="of:=IF([.A85] &lt;= 500; [.A85] * (1 - 0.15) * 12; [.A85] * (1 - 0.25) * 12)" office:value-type="currency" office:currency="PLN" office:value="7560" calcext:value-type="currency">
            <text:p>7 560,00 zł</text:p>
          </table:table-cell>
          <table:table-cell table:style-name="ce2" table:formula="of:=IF([.A85] &lt;= 300; [.A85] * (1 - 0.1) * 12; IF(AND([.A85] &lt;= 600; [.A85] &gt; 300); 300 * (1 - 0.1) * 12 + ([.A85] - 300) * (1 - 0.25) * 12; [.A85] * (1 - 0.35) * 12))" office:value-type="currency" office:currency="PLN" office:value="6552" calcext:value-type="currency">
            <text:p>6 552,00 zł</text:p>
          </table:table-cell>
          <table:table-cell table:style-name="ce4" table:formula="of:=IF([.B85] &lt; [.C85]; &quot;Tak&quot;; &quot;&quot;)">
            <text:p/>
          </table:table-cell>
          <table:table-cell/>
          <table:table-cell table:style-name="ce4" table:formula="of:=IF([.D85] &lt; [.E85]; &quot;Tak&quot;; 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table:formula="of:=IF([.A86] &lt;= 500; [.A86] * (1 - 0.15) * 12; [.A86] * (1 - 0.25) * 12)" office:value-type="currency" office:currency="PLN" office:value="7650" calcext:value-type="currency">
            <text:p>7 650,00 zł</text:p>
          </table:table-cell>
          <table:table-cell table:style-name="ce2" table:formula="of:=IF([.A86] &lt;= 300; [.A86] * (1 - 0.1) * 12; IF(AND([.A86] &lt;= 600; [.A86] &gt; 300); 300 * (1 - 0.1) * 12 + ([.A86] - 300) * (1 - 0.25) * 12; [.A86] * (1 - 0.35) * 12))" office:value-type="currency" office:currency="PLN" office:value="6630" calcext:value-type="currency">
            <text:p>6 630,00 zł</text:p>
          </table:table-cell>
          <table:table-cell table:style-name="ce4" table:formula="of:=IF([.B86] &lt; [.C86]; &quot;Tak&quot;; &quot;&quot;)">
            <text:p/>
          </table:table-cell>
          <table:table-cell/>
          <table:table-cell table:style-name="ce4" table:formula="of:=IF([.D86] &lt; [.E86]; &quot;Tak&quot;; &quot;&quot;)">
            <text:p/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table:formula="of:=IF([.A87] &lt;= 500; [.A87] * (1 - 0.15) * 12; [.A87] * (1 - 0.25) * 12)" office:value-type="currency" office:currency="PLN" office:value="7740" calcext:value-type="currency">
            <text:p>7 740,00 zł</text:p>
          </table:table-cell>
          <table:table-cell table:style-name="ce2" table:formula="of:=IF([.A87] &lt;= 300; [.A87] * (1 - 0.1) * 12; IF(AND([.A87] &lt;= 600; [.A87] &gt; 300); 300 * (1 - 0.1) * 12 + ([.A87] - 300) * (1 - 0.25) * 12; [.A87] * (1 - 0.35) * 12))" office:value-type="currency" office:currency="PLN" office:value="6708" calcext:value-type="currency">
            <text:p>6 708,00 zł</text:p>
          </table:table-cell>
          <table:table-cell table:style-name="ce4" table:formula="of:=IF([.B87] &lt; [.C87]; &quot;Tak&quot;; &quot;&quot;)">
            <text:p/>
          </table:table-cell>
          <table:table-cell/>
          <table:table-cell table:style-name="ce4" table:formula="of:=IF([.D87] &lt; [.E87]; &quot;Tak&quot;; &quot;&quot;)">
            <text:p/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table:formula="of:=IF([.A88] &lt;= 500; [.A88] * (1 - 0.15) * 12; [.A88] * (1 - 0.25) * 12)" office:value-type="currency" office:currency="PLN" office:value="7830" calcext:value-type="currency">
            <text:p>7 830,00 zł</text:p>
          </table:table-cell>
          <table:table-cell table:style-name="ce2" table:formula="of:=IF([.A88] &lt;= 300; [.A88] * (1 - 0.1) * 12; IF(AND([.A88] &lt;= 600; [.A88] &gt; 300); 300 * (1 - 0.1) * 12 + ([.A88] - 300) * (1 - 0.25) * 12; [.A88] * (1 - 0.35) * 12))" office:value-type="currency" office:currency="PLN" office:value="6786" calcext:value-type="currency">
            <text:p>6 786,00 zł</text:p>
          </table:table-cell>
          <table:table-cell table:style-name="ce4" table:formula="of:=IF([.B88] &lt; [.C88]; &quot;Tak&quot;; &quot;&quot;)">
            <text:p/>
          </table:table-cell>
          <table:table-cell/>
          <table:table-cell table:style-name="ce4" table:formula="of:=IF([.D88] &lt; [.E88]; &quot;Tak&quot;; &quot;&quot;)">
            <text:p/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table:formula="of:=IF([.A89] &lt;= 500; [.A89] * (1 - 0.15) * 12; [.A89] * (1 - 0.25) * 12)" office:value-type="currency" office:currency="PLN" office:value="7920" calcext:value-type="currency">
            <text:p>7 920,00 zł</text:p>
          </table:table-cell>
          <table:table-cell table:style-name="ce2" table:formula="of:=IF([.A89] &lt;= 300; [.A89] * (1 - 0.1) * 12; IF(AND([.A89] &lt;= 600; [.A89] &gt; 300); 300 * (1 - 0.1) * 12 + ([.A89] - 300) * (1 - 0.25) * 12; [.A89] * (1 - 0.35) * 12))" office:value-type="currency" office:currency="PLN" office:value="6864" calcext:value-type="currency">
            <text:p>6 864,00 zł</text:p>
          </table:table-cell>
          <table:table-cell table:style-name="ce4" table:formula="of:=IF([.B89] &lt; [.C89]; &quot;Tak&quot;; &quot;&quot;)">
            <text:p/>
          </table:table-cell>
          <table:table-cell/>
          <table:table-cell table:style-name="ce4" table:formula="of:=IF([.D89] &lt; [.E89]; &quot;Tak&quot;; 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table:formula="of:=IF([.A90] &lt;= 500; [.A90] * (1 - 0.15) * 12; [.A90] * (1 - 0.25) * 12)" office:value-type="currency" office:currency="PLN" office:value="8010" calcext:value-type="currency">
            <text:p>8 010,00 zł</text:p>
          </table:table-cell>
          <table:table-cell table:style-name="ce2" table:formula="of:=IF([.A90] &lt;= 300; [.A90] * (1 - 0.1) * 12; IF(AND([.A90] &lt;= 600; [.A90] &gt; 300); 300 * (1 - 0.1) * 12 + ([.A90] - 300) * (1 - 0.25) * 12; [.A90] * (1 - 0.35) * 12))" office:value-type="currency" office:currency="PLN" office:value="6942" calcext:value-type="currency">
            <text:p>6 942,00 zł</text:p>
          </table:table-cell>
          <table:table-cell table:style-name="ce4" table:formula="of:=IF([.B90] &lt; [.C90]; &quot;Tak&quot;; &quot;&quot;)">
            <text:p/>
          </table:table-cell>
          <table:table-cell/>
          <table:table-cell table:style-name="ce4" table:formula="of:=IF([.D90] &lt; [.E90]; &quot;Tak&quot;; &quot;&quot;)">
            <text:p/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IF([.A91] &lt;= 500; [.A91] * (1 - 0.15) * 12; [.A91] * (1 - 0.25) * 12)" office:value-type="currency" office:currency="PLN" office:value="8100" calcext:value-type="currency">
            <text:p>8 100,00 zł</text:p>
          </table:table-cell>
          <table:table-cell table:style-name="ce2" table:formula="of:=IF([.A91] &lt;= 300; [.A91] * (1 - 0.1) * 12; IF(AND([.A91] &lt;= 600; [.A91] &gt; 300); 300 * (1 - 0.1) * 12 + ([.A91] - 300) * (1 - 0.25) * 12; [.A91] * (1 - 0.35) * 12))" office:value-type="currency" office:currency="PLN" office:value="7020" calcext:value-type="currency">
            <text:p>7 020,00 zł</text:p>
          </table:table-cell>
          <table:table-cell table:style-name="ce4" table:formula="of:=IF([.B91] &lt; [.C91]; &quot;Tak&quot;; &quot;&quot;)">
            <text:p/>
          </table:table-cell>
          <table:table-cell/>
          <table:table-cell table:style-name="ce4" table:formula="of:=IF([.D91] &lt; [.E91]; &quot;Tak&quot;; 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table:formula="of:=IF([.A92] &lt;= 500; [.A92] * (1 - 0.15) * 12; [.A92] * (1 - 0.25) * 12)" office:value-type="currency" office:currency="PLN" office:value="8190" calcext:value-type="currency">
            <text:p>8 190,00 zł</text:p>
          </table:table-cell>
          <table:table-cell table:style-name="ce2" table:formula="of:=IF([.A92] &lt;= 300; [.A92] * (1 - 0.1) * 12; IF(AND([.A92] &lt;= 600; [.A92] &gt; 300); 300 * (1 - 0.1) * 12 + ([.A92] - 300) * (1 - 0.25) * 12; [.A92] * (1 - 0.35) * 12))" office:value-type="currency" office:currency="PLN" office:value="7098" calcext:value-type="currency">
            <text:p>7 098,00 zł</text:p>
          </table:table-cell>
          <table:table-cell table:style-name="ce4" table:formula="of:=IF([.B92] &lt; [.C92]; &quot;Tak&quot;; &quot;&quot;)">
            <text:p/>
          </table:table-cell>
          <table:table-cell/>
          <table:table-cell table:style-name="ce4" table:formula="of:=IF([.D92] &lt; [.E92]; &quot;Tak&quot;; &quot;&quot;)">
            <text:p/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table:formula="of:=IF([.A93] &lt;= 500; [.A93] * (1 - 0.15) * 12; [.A93] * (1 - 0.25) * 12)" office:value-type="currency" office:currency="PLN" office:value="8280" calcext:value-type="currency">
            <text:p>8 280,00 zł</text:p>
          </table:table-cell>
          <table:table-cell table:style-name="ce2" table:formula="of:=IF([.A93] &lt;= 300; [.A93] * (1 - 0.1) * 12; IF(AND([.A93] &lt;= 600; [.A93] &gt; 300); 300 * (1 - 0.1) * 12 + ([.A93] - 300) * (1 - 0.25) * 12; [.A93] * (1 - 0.35) * 12))" office:value-type="currency" office:currency="PLN" office:value="7176" calcext:value-type="currency">
            <text:p>7 176,00 zł</text:p>
          </table:table-cell>
          <table:table-cell table:style-name="ce4" table:formula="of:=IF([.B93] &lt; [.C93]; &quot;Tak&quot;; &quot;&quot;)">
            <text:p/>
          </table:table-cell>
          <table:table-cell/>
          <table:table-cell table:style-name="ce4" table:formula="of:=IF([.D93] &lt; [.E93]; &quot;Tak&quot;; &quot;&quot;)">
            <text:p/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table:formula="of:=IF([.A94] &lt;= 500; [.A94] * (1 - 0.15) * 12; [.A94] * (1 - 0.25) * 12)" office:value-type="currency" office:currency="PLN" office:value="8370" calcext:value-type="currency">
            <text:p>8 370,00 zł</text:p>
          </table:table-cell>
          <table:table-cell table:style-name="ce2" table:formula="of:=IF([.A94] &lt;= 300; [.A94] * (1 - 0.1) * 12; IF(AND([.A94] &lt;= 600; [.A94] &gt; 300); 300 * (1 - 0.1) * 12 + ([.A94] - 300) * (1 - 0.25) * 12; [.A94] * (1 - 0.35) * 12))" office:value-type="currency" office:currency="PLN" office:value="7254" calcext:value-type="currency">
            <text:p>7 254,00 zł</text:p>
          </table:table-cell>
          <table:table-cell table:style-name="ce4" table:formula="of:=IF([.B94] &lt; [.C94]; &quot;Tak&quot;; &quot;&quot;)">
            <text:p/>
          </table:table-cell>
          <table:table-cell/>
          <table:table-cell table:style-name="ce4" table:formula="of:=IF([.D94] &lt; [.E94]; &quot;Tak&quot;; &quot;&quot;)">
            <text:p/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table:formula="of:=IF([.A95] &lt;= 500; [.A95] * (1 - 0.15) * 12; [.A95] * (1 - 0.25) * 12)" office:value-type="currency" office:currency="PLN" office:value="8460" calcext:value-type="currency">
            <text:p>8 460,00 zł</text:p>
          </table:table-cell>
          <table:table-cell table:style-name="ce2" table:formula="of:=IF([.A95] &lt;= 300; [.A95] * (1 - 0.1) * 12; IF(AND([.A95] &lt;= 600; [.A95] &gt; 300); 300 * (1 - 0.1) * 12 + ([.A95] - 300) * (1 - 0.25) * 12; [.A95] * (1 - 0.35) * 12))" office:value-type="currency" office:currency="PLN" office:value="7332" calcext:value-type="currency">
            <text:p>7 332,00 zł</text:p>
          </table:table-cell>
          <table:table-cell table:style-name="ce4" table:formula="of:=IF([.B95] &lt; [.C95]; &quot;Tak&quot;; &quot;&quot;)">
            <text:p/>
          </table:table-cell>
          <table:table-cell/>
          <table:table-cell table:style-name="ce4" table:formula="of:=IF([.D95] &lt; [.E95]; &quot;Tak&quot;; &quot;&quot;)">
            <text:p/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table:formula="of:=IF([.A96] &lt;= 500; [.A96] * (1 - 0.15) * 12; [.A96] * (1 - 0.25) * 12)" office:value-type="currency" office:currency="PLN" office:value="8550" calcext:value-type="currency">
            <text:p>8 550,00 zł</text:p>
          </table:table-cell>
          <table:table-cell table:style-name="ce2" table:formula="of:=IF([.A96] &lt;= 300; [.A96] * (1 - 0.1) * 12; IF(AND([.A96] &lt;= 600; [.A96] &gt; 300); 300 * (1 - 0.1) * 12 + ([.A96] - 300) * (1 - 0.25) * 12; [.A96] * (1 - 0.35) * 12))" office:value-type="currency" office:currency="PLN" office:value="7410" calcext:value-type="currency">
            <text:p>7 410,00 zł</text:p>
          </table:table-cell>
          <table:table-cell table:style-name="ce4" table:formula="of:=IF([.B96] &lt; [.C96]; &quot;Tak&quot;; &quot;&quot;)">
            <text:p/>
          </table:table-cell>
          <table:table-cell/>
          <table:table-cell table:style-name="ce4" table:formula="of:=IF([.D96] &lt; [.E96]; &quot;Tak&quot;; &quot;&quot;)">
            <text:p/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table:formula="of:=IF([.A97] &lt;= 500; [.A97] * (1 - 0.15) * 12; [.A97] * (1 - 0.25) * 12)" office:value-type="currency" office:currency="PLN" office:value="8640" calcext:value-type="currency">
            <text:p>8 640,00 zł</text:p>
          </table:table-cell>
          <table:table-cell table:style-name="ce2" table:formula="of:=IF([.A97] &lt;= 300; [.A97] * (1 - 0.1) * 12; IF(AND([.A97] &lt;= 600; [.A97] &gt; 300); 300 * (1 - 0.1) * 12 + ([.A97] - 300) * (1 - 0.25) * 12; [.A97] * (1 - 0.35) * 12))" office:value-type="currency" office:currency="PLN" office:value="7488" calcext:value-type="currency">
            <text:p>7 488,00 zł</text:p>
          </table:table-cell>
          <table:table-cell table:style-name="ce4" table:formula="of:=IF([.B97] &lt; [.C97]; &quot;Tak&quot;; &quot;&quot;)">
            <text:p/>
          </table:table-cell>
          <table:table-cell/>
          <table:table-cell table:style-name="ce4" table:formula="of:=IF([.D97] &lt; [.E97]; &quot;Tak&quot;; &quot;&quot;)">
            <text:p/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table:formula="of:=IF([.A98] &lt;= 500; [.A98] * (1 - 0.15) * 12; [.A98] * (1 - 0.25) * 12)" office:value-type="currency" office:currency="PLN" office:value="8730" calcext:value-type="currency">
            <text:p>8 730,00 zł</text:p>
          </table:table-cell>
          <table:table-cell table:style-name="ce2" table:formula="of:=IF([.A98] &lt;= 300; [.A98] * (1 - 0.1) * 12; IF(AND([.A98] &lt;= 600; [.A98] &gt; 300); 300 * (1 - 0.1) * 12 + ([.A98] - 300) * (1 - 0.25) * 12; [.A98] * (1 - 0.35) * 12))" office:value-type="currency" office:currency="PLN" office:value="7566" calcext:value-type="currency">
            <text:p>7 566,00 zł</text:p>
          </table:table-cell>
          <table:table-cell table:style-name="ce4" table:formula="of:=IF([.B98] &lt; [.C98]; &quot;Tak&quot;; &quot;&quot;)">
            <text:p/>
          </table:table-cell>
          <table:table-cell/>
          <table:table-cell table:style-name="ce4" table:formula="of:=IF([.D98] &lt; [.E98]; &quot;Tak&quot;; 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table:formula="of:=IF([.A99] &lt;= 500; [.A99] * (1 - 0.15) * 12; [.A99] * (1 - 0.25) * 12)" office:value-type="currency" office:currency="PLN" office:value="8820" calcext:value-type="currency">
            <text:p>8 820,00 zł</text:p>
          </table:table-cell>
          <table:table-cell table:style-name="ce2" table:formula="of:=IF([.A99] &lt;= 300; [.A99] * (1 - 0.1) * 12; IF(AND([.A99] &lt;= 600; [.A99] &gt; 300); 300 * (1 - 0.1) * 12 + ([.A99] - 300) * (1 - 0.25) * 12; [.A99] * (1 - 0.35) * 12))" office:value-type="currency" office:currency="PLN" office:value="7644" calcext:value-type="currency">
            <text:p>7 644,00 zł</text:p>
          </table:table-cell>
          <table:table-cell table:style-name="ce4" table:formula="of:=IF([.B99] &lt; [.C99]; &quot;Tak&quot;; &quot;&quot;)">
            <text:p/>
          </table:table-cell>
          <table:table-cell/>
          <table:table-cell table:style-name="ce4" table:formula="of:=IF([.D99] &lt; [.E99]; &quot;Tak&quot;; 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table:formula="of:=IF([.A100] &lt;= 500; [.A100] * (1 - 0.15) * 12; [.A100] * (1 - 0.25) * 12)" office:value-type="currency" office:currency="PLN" office:value="8910" calcext:value-type="currency">
            <text:p>8 910,00 zł</text:p>
          </table:table-cell>
          <table:table-cell table:style-name="ce2" table:formula="of:=IF([.A100] &lt;= 300; [.A100] * (1 - 0.1) * 12; IF(AND([.A100] &lt;= 600; [.A100] &gt; 300); 300 * (1 - 0.1) * 12 + ([.A100] - 300) * (1 - 0.25) * 12; [.A100] * (1 - 0.35) * 12))" office:value-type="currency" office:currency="PLN" office:value="7722" calcext:value-type="currency">
            <text:p>7 722,00 zł</text:p>
          </table:table-cell>
          <table:table-cell table:style-name="ce4" table:formula="of:=IF([.B100] &lt; [.C100]; &quot;Tak&quot;; &quot;&quot;)">
            <text:p/>
          </table:table-cell>
          <table:table-cell/>
          <table:table-cell table:style-name="ce4" table:formula="of:=IF([.D100] &lt; [.E100]; &quot;Tak&quot;; 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IF([.A101] &lt;= 500; [.A101] * (1 - 0.15) * 12; [.A101] * (1 - 0.25) * 12)" office:value-type="currency" office:currency="PLN" office:value="9000" calcext:value-type="currency">
            <text:p>9 000,00 zł</text:p>
          </table:table-cell>
          <table:table-cell table:style-name="ce2" table:formula="of:=IF([.A101] &lt;= 300; [.A101] * (1 - 0.1) * 12; IF(AND([.A101] &lt;= 600; [.A101] &gt; 300); 300 * (1 - 0.1) * 12 + ([.A101] - 300) * (1 - 0.25) * 12; [.A101] * (1 - 0.35) * 12))" office:value-type="currency" office:currency="PLN" office:value="7800" calcext:value-type="currency">
            <text:p>7 800,00 zł</text:p>
          </table:table-cell>
          <table:table-cell table:style-name="ce4" table:formula="of:=IF([.B101] &lt; [.C101]; &quot;Tak&quot;; &quot;&quot;)">
            <text:p/>
          </table:table-cell>
          <table:table-cell/>
          <table:table-cell table:style-name="ce4" table:formula="of:=IF([.D101] &lt; [.E101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2] &lt; [.E102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3] &lt; [.E103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4] &lt; [.E104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5] &lt; [.E105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6] &lt; [.E106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7] &lt; [.E107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8] &lt; [.E108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09] &lt; [.E109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0] &lt; [.E110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1] &lt; [.E111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2] &lt; [.E112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3] &lt; [.E113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4] &lt; [.E114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5] &lt; [.E115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6] &lt; [.E116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7] &lt; [.E117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8] &lt; [.E118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19] &lt; [.E119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0] &lt; [.E120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1] &lt; [.E121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2] &lt; [.E122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3] &lt; [.E123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4] &lt; [.E124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5] &lt; [.E125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6] &lt; [.E126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7] &lt; [.E127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8] &lt; [.E128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29] &lt; [.E129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0] &lt; [.E130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1] &lt; [.E131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2] &lt; [.E132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3] &lt; [.E133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4] &lt; [.E134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5] &lt; [.E135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6] &lt; [.E136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7] &lt; [.E137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8] &lt; [.E138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39] &lt; [.E139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0] &lt; [.E140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1] &lt; [.E141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2] &lt; [.E142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3] &lt; [.E143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4] &lt; [.E144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5] &lt; [.E145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6] &lt; [.E146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7] &lt; [.E147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8] &lt; [.E148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49] &lt; [.E149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50] &lt; [.E150]; &quot;Tak&quot;; &quot;&quot;)">
            <text:p/>
          </table:table-cell>
          <table:table-cell/>
        </table:table-row>
        <table:table-row table:style-name="ro1">
          <table:table-cell table:number-columns-repeated="5"/>
          <table:table-cell table:style-name="ce4" table:formula="of:=IF([.D151] &lt; [.E151]; &quot;Tak&quot;; &quot;&quot;)">
            <text:p/>
          </table:table-cell>
          <table:table-cell/>
        </table:table-row>
        <table:table-row table:style-name="ro1" table:number-rows-repeated="7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 B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Liczba sztuk</text:p>
          </table:table-cell>
          <table:table-cell office:value-type="string" calcext:value-type="string">
            <text:p>Producent A</text:p>
          </table:table-cell>
          <table:table-cell office:value-type="string" calcext:value-type="string">
            <text:p>Producent B</text:p>
          </table:table-cell>
          <table:table-cell office:value-type="string" calcext:value-type="string">
            <text:p>Warune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2] &lt;= 500; [.A2] * (1 - 0.15) * 12; [.A2] * (1 - 0.25) * 12)" office:value-type="currency" office:currency="PLN" office:value="102" calcext:value-type="currency">
            <text:p>102,00 zł</text:p>
          </table:table-cell>
          <table:table-cell table:style-name="ce2" table:formula="of:=IF([.A2] &lt;= 300; [.A2] * (1 - 0.1) * 12; IF(AND([.A2] &lt;= 600; [.A2] &gt; 300); 300 * (1 - 0.1) * 12 + ([.A2] - 300) * (1 - 0.25) * 12; [.A2] * (1 - 0.35) * 12))" office:value-type="currency" office:currency="PLN" office:value="108" calcext:value-type="currency">
            <text:p>108,00 zł</text:p>
          </table:table-cell>
          <table:table-cell table:style-name="ce4" table:formula="of:=IF([.B2] = [.C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[.A3] &lt;= 500; [.A3] * (1 - 0.15) * 12; [.A3] * (1 - 0.25) * 12)" office:value-type="currency" office:currency="PLN" office:value="204" calcext:value-type="currency">
            <text:p>204,00 zł</text:p>
          </table:table-cell>
          <table:table-cell table:style-name="ce2" table:formula="of:=IF([.A3] &lt;= 300; [.A3] * (1 - 0.1) * 12; IF(AND([.A3] &lt;= 600; [.A3] &gt; 300); 300 * (1 - 0.1) * 12 + ([.A3] - 300) * (1 - 0.25) * 12; [.A3] * (1 - 0.35) * 12))" office:value-type="currency" office:currency="PLN" office:value="216" calcext:value-type="currency">
            <text:p>216,00 zł</text:p>
          </table:table-cell>
          <table:table-cell table:style-name="ce4" table:formula="of:=IF([.B3] = [.C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[.A4] &lt;= 500; [.A4] * (1 - 0.15) * 12; [.A4] * (1 - 0.25) * 12)" office:value-type="currency" office:currency="PLN" office:value="306" calcext:value-type="currency">
            <text:p>306,00 zł</text:p>
          </table:table-cell>
          <table:table-cell table:style-name="ce2" table:formula="of:=IF([.A4] &lt;= 300; [.A4] * (1 - 0.1) * 12; IF(AND([.A4] &lt;= 600; [.A4] &gt; 300); 300 * (1 - 0.1) * 12 + ([.A4] - 300) * (1 - 0.25) * 12; [.A4] * (1 - 0.35) * 12))" office:value-type="currency" office:currency="PLN" office:value="324" calcext:value-type="currency">
            <text:p>324,00 zł</text:p>
          </table:table-cell>
          <table:table-cell table:style-name="ce4" table:formula="of:=IF([.B4] = [.C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[.A5] &lt;= 500; [.A5] * (1 - 0.15) * 12; [.A5] * (1 - 0.25) * 12)" office:value-type="currency" office:currency="PLN" office:value="408" calcext:value-type="currency">
            <text:p>408,00 zł</text:p>
          </table:table-cell>
          <table:table-cell table:style-name="ce2" table:formula="of:=IF([.A5] &lt;= 300; [.A5] * (1 - 0.1) * 12; IF(AND([.A5] &lt;= 600; [.A5] &gt; 300); 300 * (1 - 0.1) * 12 + ([.A5] - 300) * (1 - 0.25) * 12; [.A5] * (1 - 0.35) * 12))" office:value-type="currency" office:currency="PLN" office:value="432" calcext:value-type="currency">
            <text:p>432,00 zł</text:p>
          </table:table-cell>
          <table:table-cell table:style-name="ce4" table:formula="of:=IF([.B5] = [.C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IF([.A6] &lt;= 500; [.A6] * (1 - 0.15) * 12; [.A6] * (1 - 0.25) * 12)" office:value-type="currency" office:currency="PLN" office:value="510" calcext:value-type="currency">
            <text:p>510,00 zł</text:p>
          </table:table-cell>
          <table:table-cell table:style-name="ce2" table:formula="of:=IF([.A6] &lt;= 300; [.A6] * (1 - 0.1) * 12; IF(AND([.A6] &lt;= 600; [.A6] &gt; 300); 300 * (1 - 0.1) * 12 + ([.A6] - 300) * (1 - 0.25) * 12; [.A6] * (1 - 0.35) * 12))" office:value-type="currency" office:currency="PLN" office:value="540" calcext:value-type="currency">
            <text:p>540,00 zł</text:p>
          </table:table-cell>
          <table:table-cell table:style-name="ce4" table:formula="of:=IF([.B6] = [.C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IF([.A7] &lt;= 500; [.A7] * (1 - 0.15) * 12; [.A7] * (1 - 0.25) * 12)" office:value-type="currency" office:currency="PLN" office:value="612" calcext:value-type="currency">
            <text:p>612,00 zł</text:p>
          </table:table-cell>
          <table:table-cell table:style-name="ce2" table:formula="of:=IF([.A7] &lt;= 300; [.A7] * (1 - 0.1) * 12; IF(AND([.A7] &lt;= 600; [.A7] &gt; 300); 300 * (1 - 0.1) * 12 + ([.A7] - 300) * (1 - 0.25) * 12; [.A7] * (1 - 0.35) * 12))" office:value-type="currency" office:currency="PLN" office:value="648" calcext:value-type="currency">
            <text:p>648,00 zł</text:p>
          </table:table-cell>
          <table:table-cell table:style-name="ce4" table:formula="of:=IF([.B7] = [.C7]; &quot;Tak&quot;; &quot;&quot;)">
            <text:p/>
          </table:table-cell>
          <table:table-cell/>
          <table:table-cell office:value-type="string" calcext:value-type="string">
            <text:p>Odpowiedz: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IF([.A8] &lt;= 500; [.A8] * (1 - 0.15) * 12; [.A8] * (1 - 0.25) * 12)" office:value-type="currency" office:currency="PLN" office:value="714" calcext:value-type="currency">
            <text:p>714,00 zł</text:p>
          </table:table-cell>
          <table:table-cell table:style-name="ce2" table:formula="of:=IF([.A8] &lt;= 300; [.A8] * (1 - 0.1) * 12; IF(AND([.A8] &lt;= 600; [.A8] &gt; 300); 300 * (1 - 0.1) * 12 + ([.A8] - 300) * (1 - 0.25) * 12; [.A8] * (1 - 0.35) * 12))" office:value-type="currency" office:currency="PLN" office:value="756" calcext:value-type="currency">
            <text:p>756,00 zł</text:p>
          </table:table-cell>
          <table:table-cell table:style-name="ce4" table:formula="of:=IF([.B8] = [.C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IF([.A9] &lt;= 500; [.A9] * (1 - 0.15) * 12; [.A9] * (1 - 0.25) * 12)" office:value-type="currency" office:currency="PLN" office:value="816" calcext:value-type="currency">
            <text:p>816,00 zł</text:p>
          </table:table-cell>
          <table:table-cell table:style-name="ce2" table:formula="of:=IF([.A9] &lt;= 300; [.A9] * (1 - 0.1) * 12; IF(AND([.A9] &lt;= 600; [.A9] &gt; 300); 300 * (1 - 0.1) * 12 + ([.A9] - 300) * (1 - 0.25) * 12; [.A9] * (1 - 0.35) * 12))" office:value-type="currency" office:currency="PLN" office:value="864" calcext:value-type="currency">
            <text:p>864,00 zł</text:p>
          </table:table-cell>
          <table:table-cell table:style-name="ce4" table:formula="of:=IF([.B9] = [.C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IF([.A10] &lt;= 500; [.A10] * (1 - 0.15) * 12; [.A10] * (1 - 0.25) * 12)" office:value-type="currency" office:currency="PLN" office:value="918" calcext:value-type="currency">
            <text:p>918,00 zł</text:p>
          </table:table-cell>
          <table:table-cell table:style-name="ce2" table:formula="of:=IF([.A10] &lt;= 300; [.A10] * (1 - 0.1) * 12; IF(AND([.A10] &lt;= 600; [.A10] &gt; 300); 300 * (1 - 0.1) * 12 + ([.A10] - 300) * (1 - 0.25) * 12; [.A10] * (1 - 0.35) * 12))" office:value-type="currency" office:currency="PLN" office:value="972" calcext:value-type="currency">
            <text:p>972,00 zł</text:p>
          </table:table-cell>
          <table:table-cell table:style-name="ce4" table:formula="of:=IF([.B10] = [.C1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IF([.A11] &lt;= 500; [.A11] * (1 - 0.15) * 12; [.A11] * (1 - 0.25) * 12)" office:value-type="currency" office:currency="PLN" office:value="1020" calcext:value-type="currency">
            <text:p>1 020,00 zł</text:p>
          </table:table-cell>
          <table:table-cell table:style-name="ce2" table:formula="of:=IF([.A11] &lt;= 300; [.A11] * (1 - 0.1) * 12; IF(AND([.A11] &lt;= 600; [.A11] &gt; 300); 300 * (1 - 0.1) * 12 + ([.A11] - 300) * (1 - 0.25) * 12; [.A11] * (1 - 0.35) * 12))" office:value-type="currency" office:currency="PLN" office:value="1080" calcext:value-type="currency">
            <text:p>1 080,00 zł</text:p>
          </table:table-cell>
          <table:table-cell table:style-name="ce4" table:formula="of:=IF([.B11] = [.C1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IF([.A12] &lt;= 500; [.A12] * (1 - 0.15) * 12; [.A12] * (1 - 0.25) * 12)" office:value-type="currency" office:currency="PLN" office:value="1122" calcext:value-type="currency">
            <text:p>1 122,00 zł</text:p>
          </table:table-cell>
          <table:table-cell table:style-name="ce2" table:formula="of:=IF([.A12] &lt;= 300; [.A12] * (1 - 0.1) * 12; IF(AND([.A12] &lt;= 600; [.A12] &gt; 300); 300 * (1 - 0.1) * 12 + ([.A12] - 300) * (1 - 0.25) * 12; [.A12] * (1 - 0.35) * 12))" office:value-type="currency" office:currency="PLN" office:value="1188" calcext:value-type="currency">
            <text:p>1 188,00 zł</text:p>
          </table:table-cell>
          <table:table-cell table:style-name="ce4" table:formula="of:=IF([.B12] = [.C1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IF([.A13] &lt;= 500; [.A13] * (1 - 0.15) * 12; [.A13] * (1 - 0.25) * 12)" office:value-type="currency" office:currency="PLN" office:value="1224" calcext:value-type="currency">
            <text:p>1 224,00 zł</text:p>
          </table:table-cell>
          <table:table-cell table:style-name="ce2" table:formula="of:=IF([.A13] &lt;= 300; [.A13] * (1 - 0.1) * 12; IF(AND([.A13] &lt;= 600; [.A13] &gt; 300); 300 * (1 - 0.1) * 12 + ([.A13] - 300) * (1 - 0.25) * 12; [.A13] * (1 - 0.35) * 12))" office:value-type="currency" office:currency="PLN" office:value="1296" calcext:value-type="currency">
            <text:p>1 296,00 zł</text:p>
          </table:table-cell>
          <table:table-cell table:style-name="ce4" table:formula="of:=IF([.B13] = [.C1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IF([.A14] &lt;= 500; [.A14] * (1 - 0.15) * 12; [.A14] * (1 - 0.25) * 12)" office:value-type="currency" office:currency="PLN" office:value="1326" calcext:value-type="currency">
            <text:p>1 326,00 zł</text:p>
          </table:table-cell>
          <table:table-cell table:style-name="ce2" table:formula="of:=IF([.A14] &lt;= 300; [.A14] * (1 - 0.1) * 12; IF(AND([.A14] &lt;= 600; [.A14] &gt; 300); 300 * (1 - 0.1) * 12 + ([.A14] - 300) * (1 - 0.25) * 12; [.A14] * (1 - 0.35) * 12))" office:value-type="currency" office:currency="PLN" office:value="1404" calcext:value-type="currency">
            <text:p>1 404,00 zł</text:p>
          </table:table-cell>
          <table:table-cell table:style-name="ce4" table:formula="of:=IF([.B14] = [.C1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IF([.A15] &lt;= 500; [.A15] * (1 - 0.15) * 12; [.A15] * (1 - 0.25) * 12)" office:value-type="currency" office:currency="PLN" office:value="1428" calcext:value-type="currency">
            <text:p>1 428,00 zł</text:p>
          </table:table-cell>
          <table:table-cell table:style-name="ce2" table:formula="of:=IF([.A15] &lt;= 300; [.A15] * (1 - 0.1) * 12; IF(AND([.A15] &lt;= 600; [.A15] &gt; 300); 300 * (1 - 0.1) * 12 + ([.A15] - 300) * (1 - 0.25) * 12; [.A15] * (1 - 0.35) * 12))" office:value-type="currency" office:currency="PLN" office:value="1512" calcext:value-type="currency">
            <text:p>1 512,00 zł</text:p>
          </table:table-cell>
          <table:table-cell table:style-name="ce4" table:formula="of:=IF([.B15] = [.C1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IF([.A16] &lt;= 500; [.A16] * (1 - 0.15) * 12; [.A16] * (1 - 0.25) * 12)" office:value-type="currency" office:currency="PLN" office:value="1530" calcext:value-type="currency">
            <text:p>1 530,00 zł</text:p>
          </table:table-cell>
          <table:table-cell table:style-name="ce2" table:formula="of:=IF([.A16] &lt;= 300; [.A16] * (1 - 0.1) * 12; IF(AND([.A16] &lt;= 600; [.A16] &gt; 300); 300 * (1 - 0.1) * 12 + ([.A16] - 300) * (1 - 0.25) * 12; [.A16] * (1 - 0.35) * 12))" office:value-type="currency" office:currency="PLN" office:value="1620" calcext:value-type="currency">
            <text:p>1 620,00 zł</text:p>
          </table:table-cell>
          <table:table-cell table:style-name="ce4" table:formula="of:=IF([.B16] = [.C1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IF([.A17] &lt;= 500; [.A17] * (1 - 0.15) * 12; [.A17] * (1 - 0.25) * 12)" office:value-type="currency" office:currency="PLN" office:value="1632" calcext:value-type="currency">
            <text:p>1 632,00 zł</text:p>
          </table:table-cell>
          <table:table-cell table:style-name="ce2" table:formula="of:=IF([.A17] &lt;= 300; [.A17] * (1 - 0.1) * 12; IF(AND([.A17] &lt;= 600; [.A17] &gt; 300); 300 * (1 - 0.1) * 12 + ([.A17] - 300) * (1 - 0.25) * 12; [.A17] * (1 - 0.35) * 12))" office:value-type="currency" office:currency="PLN" office:value="1728" calcext:value-type="currency">
            <text:p>1 728,00 zł</text:p>
          </table:table-cell>
          <table:table-cell table:style-name="ce4" table:formula="of:=IF([.B17] = [.C1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IF([.A18] &lt;= 500; [.A18] * (1 - 0.15) * 12; [.A18] * (1 - 0.25) * 12)" office:value-type="currency" office:currency="PLN" office:value="1734" calcext:value-type="currency">
            <text:p>1 734,00 zł</text:p>
          </table:table-cell>
          <table:table-cell table:style-name="ce2" table:formula="of:=IF([.A18] &lt;= 300; [.A18] * (1 - 0.1) * 12; IF(AND([.A18] &lt;= 600; [.A18] &gt; 300); 300 * (1 - 0.1) * 12 + ([.A18] - 300) * (1 - 0.25) * 12; [.A18] * (1 - 0.35) * 12))" office:value-type="currency" office:currency="PLN" office:value="1836" calcext:value-type="currency">
            <text:p>1 836,00 zł</text:p>
          </table:table-cell>
          <table:table-cell table:style-name="ce4" table:formula="of:=IF([.B18] = [.C1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IF([.A19] &lt;= 500; [.A19] * (1 - 0.15) * 12; [.A19] * (1 - 0.25) * 12)" office:value-type="currency" office:currency="PLN" office:value="1836" calcext:value-type="currency">
            <text:p>1 836,00 zł</text:p>
          </table:table-cell>
          <table:table-cell table:style-name="ce2" table:formula="of:=IF([.A19] &lt;= 300; [.A19] * (1 - 0.1) * 12; IF(AND([.A19] &lt;= 600; [.A19] &gt; 300); 300 * (1 - 0.1) * 12 + ([.A19] - 300) * (1 - 0.25) * 12; [.A19] * (1 - 0.35) * 12))" office:value-type="currency" office:currency="PLN" office:value="1944" calcext:value-type="currency">
            <text:p>1 944,00 zł</text:p>
          </table:table-cell>
          <table:table-cell table:style-name="ce4" table:formula="of:=IF([.B19] = [.C1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IF([.A20] &lt;= 500; [.A20] * (1 - 0.15) * 12; [.A20] * (1 - 0.25) * 12)" office:value-type="currency" office:currency="PLN" office:value="1938" calcext:value-type="currency">
            <text:p>1 938,00 zł</text:p>
          </table:table-cell>
          <table:table-cell table:style-name="ce2" table:formula="of:=IF([.A20] &lt;= 300; [.A20] * (1 - 0.1) * 12; IF(AND([.A20] &lt;= 600; [.A20] &gt; 300); 300 * (1 - 0.1) * 12 + ([.A20] - 300) * (1 - 0.25) * 12; [.A20] * (1 - 0.35) * 12))" office:value-type="currency" office:currency="PLN" office:value="2052" calcext:value-type="currency">
            <text:p>2 052,00 zł</text:p>
          </table:table-cell>
          <table:table-cell table:style-name="ce4" table:formula="of:=IF([.B20] = [.C2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IF([.A21] &lt;= 500; [.A21] * (1 - 0.15) * 12; [.A21] * (1 - 0.25) * 12)" office:value-type="currency" office:currency="PLN" office:value="2040" calcext:value-type="currency">
            <text:p>2 040,00 zł</text:p>
          </table:table-cell>
          <table:table-cell table:style-name="ce2" table:formula="of:=IF([.A21] &lt;= 300; [.A21] * (1 - 0.1) * 12; IF(AND([.A21] &lt;= 600; [.A21] &gt; 300); 300 * (1 - 0.1) * 12 + ([.A21] - 300) * (1 - 0.25) * 12; [.A21] * (1 - 0.35) * 12))" office:value-type="currency" office:currency="PLN" office:value="2160" calcext:value-type="currency">
            <text:p>2 160,00 zł</text:p>
          </table:table-cell>
          <table:table-cell table:style-name="ce4" table:formula="of:=IF([.B21] = [.C2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formula="of:=IF([.A22] &lt;= 500; [.A22] * (1 - 0.15) * 12; [.A22] * (1 - 0.25) * 12)" office:value-type="currency" office:currency="PLN" office:value="2142" calcext:value-type="currency">
            <text:p>2 142,00 zł</text:p>
          </table:table-cell>
          <table:table-cell table:style-name="ce2" table:formula="of:=IF([.A22] &lt;= 300; [.A22] * (1 - 0.1) * 12; IF(AND([.A22] &lt;= 600; [.A22] &gt; 300); 300 * (1 - 0.1) * 12 + ([.A22] - 300) * (1 - 0.25) * 12; [.A22] * (1 - 0.35) * 12))" office:value-type="currency" office:currency="PLN" office:value="2268" calcext:value-type="currency">
            <text:p>2 268,00 zł</text:p>
          </table:table-cell>
          <table:table-cell table:style-name="ce4" table:formula="of:=IF([.B22] = [.C2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table:formula="of:=IF([.A23] &lt;= 500; [.A23] * (1 - 0.15) * 12; [.A23] * (1 - 0.25) * 12)" office:value-type="currency" office:currency="PLN" office:value="2244" calcext:value-type="currency">
            <text:p>2 244,00 zł</text:p>
          </table:table-cell>
          <table:table-cell table:style-name="ce2" table:formula="of:=IF([.A23] &lt;= 300; [.A23] * (1 - 0.1) * 12; IF(AND([.A23] &lt;= 600; [.A23] &gt; 300); 300 * (1 - 0.1) * 12 + ([.A23] - 300) * (1 - 0.25) * 12; [.A23] * (1 - 0.35) * 12))" office:value-type="currency" office:currency="PLN" office:value="2376" calcext:value-type="currency">
            <text:p>2 376,00 zł</text:p>
          </table:table-cell>
          <table:table-cell table:style-name="ce4" table:formula="of:=IF([.B23] = [.C2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table:formula="of:=IF([.A24] &lt;= 500; [.A24] * (1 - 0.15) * 12; [.A24] * (1 - 0.25) * 12)" office:value-type="currency" office:currency="PLN" office:value="2346" calcext:value-type="currency">
            <text:p>2 346,00 zł</text:p>
          </table:table-cell>
          <table:table-cell table:style-name="ce2" table:formula="of:=IF([.A24] &lt;= 300; [.A24] * (1 - 0.1) * 12; IF(AND([.A24] &lt;= 600; [.A24] &gt; 300); 300 * (1 - 0.1) * 12 + ([.A24] - 300) * (1 - 0.25) * 12; [.A24] * (1 - 0.35) * 12))" office:value-type="currency" office:currency="PLN" office:value="2484" calcext:value-type="currency">
            <text:p>2 484,00 zł</text:p>
          </table:table-cell>
          <table:table-cell table:style-name="ce4" table:formula="of:=IF([.B24] = [.C2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IF([.A25] &lt;= 500; [.A25] * (1 - 0.15) * 12; [.A25] * (1 - 0.25) * 12)" office:value-type="currency" office:currency="PLN" office:value="2448" calcext:value-type="currency">
            <text:p>2 448,00 zł</text:p>
          </table:table-cell>
          <table:table-cell table:style-name="ce2" table:formula="of:=IF([.A25] &lt;= 300; [.A25] * (1 - 0.1) * 12; IF(AND([.A25] &lt;= 600; [.A25] &gt; 300); 300 * (1 - 0.1) * 12 + ([.A25] - 300) * (1 - 0.25) * 12; [.A25] * (1 - 0.35) * 12))" office:value-type="currency" office:currency="PLN" office:value="2592" calcext:value-type="currency">
            <text:p>2 592,00 zł</text:p>
          </table:table-cell>
          <table:table-cell table:style-name="ce4" table:formula="of:=IF([.B25] = [.C2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IF([.A26] &lt;= 500; [.A26] * (1 - 0.15) * 12; [.A26] * (1 - 0.25) * 12)" office:value-type="currency" office:currency="PLN" office:value="2550" calcext:value-type="currency">
            <text:p>2 550,00 zł</text:p>
          </table:table-cell>
          <table:table-cell table:style-name="ce2" table:formula="of:=IF([.A26] &lt;= 300; [.A26] * (1 - 0.1) * 12; IF(AND([.A26] &lt;= 600; [.A26] &gt; 300); 300 * (1 - 0.1) * 12 + ([.A26] - 300) * (1 - 0.25) * 12; [.A26] * (1 - 0.35) * 12))" office:value-type="currency" office:currency="PLN" office:value="2700" calcext:value-type="currency">
            <text:p>2 700,00 zł</text:p>
          </table:table-cell>
          <table:table-cell table:style-name="ce4" table:formula="of:=IF([.B26] = [.C2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table:formula="of:=IF([.A27] &lt;= 500; [.A27] * (1 - 0.15) * 12; [.A27] * (1 - 0.25) * 12)" office:value-type="currency" office:currency="PLN" office:value="2652" calcext:value-type="currency">
            <text:p>2 652,00 zł</text:p>
          </table:table-cell>
          <table:table-cell table:style-name="ce2" table:formula="of:=IF([.A27] &lt;= 300; [.A27] * (1 - 0.1) * 12; IF(AND([.A27] &lt;= 600; [.A27] &gt; 300); 300 * (1 - 0.1) * 12 + ([.A27] - 300) * (1 - 0.25) * 12; [.A27] * (1 - 0.35) * 12))" office:value-type="currency" office:currency="PLN" office:value="2808" calcext:value-type="currency">
            <text:p>2 808,00 zł</text:p>
          </table:table-cell>
          <table:table-cell table:style-name="ce4" table:formula="of:=IF([.B27] = [.C2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table:formula="of:=IF([.A28] &lt;= 500; [.A28] * (1 - 0.15) * 12; [.A28] * (1 - 0.25) * 12)" office:value-type="currency" office:currency="PLN" office:value="2754" calcext:value-type="currency">
            <text:p>2 754,00 zł</text:p>
          </table:table-cell>
          <table:table-cell table:style-name="ce2" table:formula="of:=IF([.A28] &lt;= 300; [.A28] * (1 - 0.1) * 12; IF(AND([.A28] &lt;= 600; [.A28] &gt; 300); 300 * (1 - 0.1) * 12 + ([.A28] - 300) * (1 - 0.25) * 12; [.A28] * (1 - 0.35) * 12))" office:value-type="currency" office:currency="PLN" office:value="2916" calcext:value-type="currency">
            <text:p>2 916,00 zł</text:p>
          </table:table-cell>
          <table:table-cell table:style-name="ce4" table:formula="of:=IF([.B28] = [.C2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table:formula="of:=IF([.A29] &lt;= 500; [.A29] * (1 - 0.15) * 12; [.A29] * (1 - 0.25) * 12)" office:value-type="currency" office:currency="PLN" office:value="2856" calcext:value-type="currency">
            <text:p>2 856,00 zł</text:p>
          </table:table-cell>
          <table:table-cell table:style-name="ce2" table:formula="of:=IF([.A29] &lt;= 300; [.A29] * (1 - 0.1) * 12; IF(AND([.A29] &lt;= 600; [.A29] &gt; 300); 300 * (1 - 0.1) * 12 + ([.A29] - 300) * (1 - 0.25) * 12; [.A29] * (1 - 0.35) * 12))" office:value-type="currency" office:currency="PLN" office:value="3024" calcext:value-type="currency">
            <text:p>3 024,00 zł</text:p>
          </table:table-cell>
          <table:table-cell table:style-name="ce4" table:formula="of:=IF([.B29] = [.C2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table:formula="of:=IF([.A30] &lt;= 500; [.A30] * (1 - 0.15) * 12; [.A30] * (1 - 0.25) * 12)" office:value-type="currency" office:currency="PLN" office:value="2958" calcext:value-type="currency">
            <text:p>2 958,00 zł</text:p>
          </table:table-cell>
          <table:table-cell table:style-name="ce2" table:formula="of:=IF([.A30] &lt;= 300; [.A30] * (1 - 0.1) * 12; IF(AND([.A30] &lt;= 600; [.A30] &gt; 300); 300 * (1 - 0.1) * 12 + ([.A30] - 300) * (1 - 0.25) * 12; [.A30] * (1 - 0.35) * 12))" office:value-type="currency" office:currency="PLN" office:value="3132" calcext:value-type="currency">
            <text:p>3 132,00 zł</text:p>
          </table:table-cell>
          <table:table-cell table:style-name="ce4" table:formula="of:=IF([.B30] = [.C3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IF([.A31] &lt;= 500; [.A31] * (1 - 0.15) * 12; [.A31] * (1 - 0.25) * 12)" office:value-type="currency" office:currency="PLN" office:value="3060" calcext:value-type="currency">
            <text:p>3 060,00 zł</text:p>
          </table:table-cell>
          <table:table-cell table:style-name="ce2" table:formula="of:=IF([.A31] &lt;= 300; [.A31] * (1 - 0.1) * 12; IF(AND([.A31] &lt;= 600; [.A31] &gt; 300); 300 * (1 - 0.1) * 12 + ([.A31] - 300) * (1 - 0.25) * 12; [.A31] * (1 - 0.35) * 12))" office:value-type="currency" office:currency="PLN" office:value="3240" calcext:value-type="currency">
            <text:p>3 240,00 zł</text:p>
          </table:table-cell>
          <table:table-cell table:style-name="ce4" table:formula="of:=IF([.B31] = [.C3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table:formula="of:=IF([.A32] &lt;= 500; [.A32] * (1 - 0.15) * 12; [.A32] * (1 - 0.25) * 12)" office:value-type="currency" office:currency="PLN" office:value="3162" calcext:value-type="currency">
            <text:p>3 162,00 zł</text:p>
          </table:table-cell>
          <table:table-cell table:style-name="ce2" table:formula="of:=IF([.A32] &lt;= 300; [.A32] * (1 - 0.1) * 12; IF(AND([.A32] &lt;= 600; [.A32] &gt; 300); 300 * (1 - 0.1) * 12 + ([.A32] - 300) * (1 - 0.25) * 12; [.A32] * (1 - 0.35) * 12))" office:value-type="currency" office:currency="PLN" office:value="3330" calcext:value-type="currency">
            <text:p>3 330,00 zł</text:p>
          </table:table-cell>
          <table:table-cell table:style-name="ce4" table:formula="of:=IF([.B32] = [.C3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table:formula="of:=IF([.A33] &lt;= 500; [.A33] * (1 - 0.15) * 12; [.A33] * (1 - 0.25) * 12)" office:value-type="currency" office:currency="PLN" office:value="3264" calcext:value-type="currency">
            <text:p>3 264,00 zł</text:p>
          </table:table-cell>
          <table:table-cell table:style-name="ce2" table:formula="of:=IF([.A33] &lt;= 300; [.A33] * (1 - 0.1) * 12; IF(AND([.A33] &lt;= 600; [.A33] &gt; 300); 300 * (1 - 0.1) * 12 + ([.A33] - 300) * (1 - 0.25) * 12; [.A33] * (1 - 0.35) * 12))" office:value-type="currency" office:currency="PLN" office:value="3420" calcext:value-type="currency">
            <text:p>3 420,00 zł</text:p>
          </table:table-cell>
          <table:table-cell table:style-name="ce4" table:formula="of:=IF([.B33] = [.C3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table:formula="of:=IF([.A34] &lt;= 500; [.A34] * (1 - 0.15) * 12; [.A34] * (1 - 0.25) * 12)" office:value-type="currency" office:currency="PLN" office:value="3366" calcext:value-type="currency">
            <text:p>3 366,00 zł</text:p>
          </table:table-cell>
          <table:table-cell table:style-name="ce2" table:formula="of:=IF([.A34] &lt;= 300; [.A34] * (1 - 0.1) * 12; IF(AND([.A34] &lt;= 600; [.A34] &gt; 300); 300 * (1 - 0.1) * 12 + ([.A34] - 300) * (1 - 0.25) * 12; [.A34] * (1 - 0.35) * 12))" office:value-type="currency" office:currency="PLN" office:value="3510" calcext:value-type="currency">
            <text:p>3 510,00 zł</text:p>
          </table:table-cell>
          <table:table-cell table:style-name="ce4" table:formula="of:=IF([.B34] = [.C3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table:formula="of:=IF([.A35] &lt;= 500; [.A35] * (1 - 0.15) * 12; [.A35] * (1 - 0.25) * 12)" office:value-type="currency" office:currency="PLN" office:value="3468" calcext:value-type="currency">
            <text:p>3 468,00 zł</text:p>
          </table:table-cell>
          <table:table-cell table:style-name="ce2" table:formula="of:=IF([.A35] &lt;= 300; [.A35] * (1 - 0.1) * 12; IF(AND([.A35] &lt;= 600; [.A35] &gt; 300); 300 * (1 - 0.1) * 12 + ([.A35] - 300) * (1 - 0.25) * 12; [.A35] * (1 - 0.35) * 12))" office:value-type="currency" office:currency="PLN" office:value="3600" calcext:value-type="currency">
            <text:p>3 600,00 zł</text:p>
          </table:table-cell>
          <table:table-cell table:style-name="ce4" table:formula="of:=IF([.B35] = [.C3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table:formula="of:=IF([.A36] &lt;= 500; [.A36] * (1 - 0.15) * 12; [.A36] * (1 - 0.25) * 12)" office:value-type="currency" office:currency="PLN" office:value="3570" calcext:value-type="currency">
            <text:p>3 570,00 zł</text:p>
          </table:table-cell>
          <table:table-cell table:style-name="ce2" table:formula="of:=IF([.A36] &lt;= 300; [.A36] * (1 - 0.1) * 12; IF(AND([.A36] &lt;= 600; [.A36] &gt; 300); 300 * (1 - 0.1) * 12 + ([.A36] - 300) * (1 - 0.25) * 12; [.A36] * (1 - 0.35) * 12))" office:value-type="currency" office:currency="PLN" office:value="3690" calcext:value-type="currency">
            <text:p>3 690,00 zł</text:p>
          </table:table-cell>
          <table:table-cell table:style-name="ce4" table:formula="of:=IF([.B36] = [.C3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table:formula="of:=IF([.A37] &lt;= 500; [.A37] * (1 - 0.15) * 12; [.A37] * (1 - 0.25) * 12)" office:value-type="currency" office:currency="PLN" office:value="3672" calcext:value-type="currency">
            <text:p>3 672,00 zł</text:p>
          </table:table-cell>
          <table:table-cell table:style-name="ce2" table:formula="of:=IF([.A37] &lt;= 300; [.A37] * (1 - 0.1) * 12; IF(AND([.A37] &lt;= 600; [.A37] &gt; 300); 300 * (1 - 0.1) * 12 + ([.A37] - 300) * (1 - 0.25) * 12; [.A37] * (1 - 0.35) * 12))" office:value-type="currency" office:currency="PLN" office:value="3780" calcext:value-type="currency">
            <text:p>3 780,00 zł</text:p>
          </table:table-cell>
          <table:table-cell table:style-name="ce4" table:formula="of:=IF([.B37] = [.C3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table:formula="of:=IF([.A38] &lt;= 500; [.A38] * (1 - 0.15) * 12; [.A38] * (1 - 0.25) * 12)" office:value-type="currency" office:currency="PLN" office:value="3774" calcext:value-type="currency">
            <text:p>3 774,00 zł</text:p>
          </table:table-cell>
          <table:table-cell table:style-name="ce2" table:formula="of:=IF([.A38] &lt;= 300; [.A38] * (1 - 0.1) * 12; IF(AND([.A38] &lt;= 600; [.A38] &gt; 300); 300 * (1 - 0.1) * 12 + ([.A38] - 300) * (1 - 0.25) * 12; [.A38] * (1 - 0.35) * 12))" office:value-type="currency" office:currency="PLN" office:value="3870" calcext:value-type="currency">
            <text:p>3 870,00 zł</text:p>
          </table:table-cell>
          <table:table-cell table:style-name="ce4" table:formula="of:=IF([.B38] = [.C3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table:formula="of:=IF([.A39] &lt;= 500; [.A39] * (1 - 0.15) * 12; [.A39] * (1 - 0.25) * 12)" office:value-type="currency" office:currency="PLN" office:value="3876" calcext:value-type="currency">
            <text:p>3 876,00 zł</text:p>
          </table:table-cell>
          <table:table-cell table:style-name="ce2" table:formula="of:=IF([.A39] &lt;= 300; [.A39] * (1 - 0.1) * 12; IF(AND([.A39] &lt;= 600; [.A39] &gt; 300); 300 * (1 - 0.1) * 12 + ([.A39] - 300) * (1 - 0.25) * 12; [.A39] * (1 - 0.35) * 12))" office:value-type="currency" office:currency="PLN" office:value="3960" calcext:value-type="currency">
            <text:p>3 960,00 zł</text:p>
          </table:table-cell>
          <table:table-cell table:style-name="ce4" table:formula="of:=IF([.B39] = [.C3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table:formula="of:=IF([.A40] &lt;= 500; [.A40] * (1 - 0.15) * 12; [.A40] * (1 - 0.25) * 12)" office:value-type="currency" office:currency="PLN" office:value="3978" calcext:value-type="currency">
            <text:p>3 978,00 zł</text:p>
          </table:table-cell>
          <table:table-cell table:style-name="ce2" table:formula="of:=IF([.A40] &lt;= 300; [.A40] * (1 - 0.1) * 12; IF(AND([.A40] &lt;= 600; [.A40] &gt; 300); 300 * (1 - 0.1) * 12 + ([.A40] - 300) * (1 - 0.25) * 12; [.A40] * (1 - 0.35) * 12))" office:value-type="currency" office:currency="PLN" office:value="4050" calcext:value-type="currency">
            <text:p>4 050,00 zł</text:p>
          </table:table-cell>
          <table:table-cell table:style-name="ce4" table:formula="of:=IF([.B40] = [.C4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IF([.A41] &lt;= 500; [.A41] * (1 - 0.15) * 12; [.A41] * (1 - 0.25) * 12)" office:value-type="currency" office:currency="PLN" office:value="4080" calcext:value-type="currency">
            <text:p>4 080,00 zł</text:p>
          </table:table-cell>
          <table:table-cell table:style-name="ce2" table:formula="of:=IF([.A41] &lt;= 300; [.A41] * (1 - 0.1) * 12; IF(AND([.A41] &lt;= 600; [.A41] &gt; 300); 300 * (1 - 0.1) * 12 + ([.A41] - 300) * (1 - 0.25) * 12; [.A41] * (1 - 0.35) * 12))" office:value-type="currency" office:currency="PLN" office:value="4140" calcext:value-type="currency">
            <text:p>4 140,00 zł</text:p>
          </table:table-cell>
          <table:table-cell table:style-name="ce4" table:formula="of:=IF([.B41] = [.C4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table:formula="of:=IF([.A42] &lt;= 500; [.A42] * (1 - 0.15) * 12; [.A42] * (1 - 0.25) * 12)" office:value-type="currency" office:currency="PLN" office:value="4182" calcext:value-type="currency">
            <text:p>4 182,00 zł</text:p>
          </table:table-cell>
          <table:table-cell table:style-name="ce2" table:formula="of:=IF([.A42] &lt;= 300; [.A42] * (1 - 0.1) * 12; IF(AND([.A42] &lt;= 600; [.A42] &gt; 300); 300 * (1 - 0.1) * 12 + ([.A42] - 300) * (1 - 0.25) * 12; [.A42] * (1 - 0.35) * 12))" office:value-type="currency" office:currency="PLN" office:value="4230" calcext:value-type="currency">
            <text:p>4 230,00 zł</text:p>
          </table:table-cell>
          <table:table-cell table:style-name="ce4" table:formula="of:=IF([.B42] = [.C4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table:formula="of:=IF([.A43] &lt;= 500; [.A43] * (1 - 0.15) * 12; [.A43] * (1 - 0.25) * 12)" office:value-type="currency" office:currency="PLN" office:value="4284" calcext:value-type="currency">
            <text:p>4 284,00 zł</text:p>
          </table:table-cell>
          <table:table-cell table:style-name="ce2" table:formula="of:=IF([.A43] &lt;= 300; [.A43] * (1 - 0.1) * 12; IF(AND([.A43] &lt;= 600; [.A43] &gt; 300); 300 * (1 - 0.1) * 12 + ([.A43] - 300) * (1 - 0.25) * 12; [.A43] * (1 - 0.35) * 12))" office:value-type="currency" office:currency="PLN" office:value="4320" calcext:value-type="currency">
            <text:p>4 320,00 zł</text:p>
          </table:table-cell>
          <table:table-cell table:style-name="ce4" table:formula="of:=IF([.B43] = [.C4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table:formula="of:=IF([.A44] &lt;= 500; [.A44] * (1 - 0.15) * 12; [.A44] * (1 - 0.25) * 12)" office:value-type="currency" office:currency="PLN" office:value="4386" calcext:value-type="currency">
            <text:p>4 386,00 zł</text:p>
          </table:table-cell>
          <table:table-cell table:style-name="ce2" table:formula="of:=IF([.A44] &lt;= 300; [.A44] * (1 - 0.1) * 12; IF(AND([.A44] &lt;= 600; [.A44] &gt; 300); 300 * (1 - 0.1) * 12 + ([.A44] - 300) * (1 - 0.25) * 12; [.A44] * (1 - 0.35) * 12))" office:value-type="currency" office:currency="PLN" office:value="4410" calcext:value-type="currency">
            <text:p>4 410,00 zł</text:p>
          </table:table-cell>
          <table:table-cell table:style-name="ce4" table:formula="of:=IF([.B44] = [.C4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table:formula="of:=IF([.A45] &lt;= 500; [.A45] * (1 - 0.15) * 12; [.A45] * (1 - 0.25) * 12)" office:value-type="currency" office:currency="PLN" office:value="4488" calcext:value-type="currency">
            <text:p>4 488,00 zł</text:p>
          </table:table-cell>
          <table:table-cell table:style-name="ce2" table:formula="of:=IF([.A45] &lt;= 300; [.A45] * (1 - 0.1) * 12; IF(AND([.A45] &lt;= 600; [.A45] &gt; 300); 300 * (1 - 0.1) * 12 + ([.A45] - 300) * (1 - 0.25) * 12; [.A45] * (1 - 0.35) * 12))" office:value-type="currency" office:currency="PLN" office:value="4500" calcext:value-type="currency">
            <text:p>4 500,00 zł</text:p>
          </table:table-cell>
          <table:table-cell table:style-name="ce4" table:formula="of:=IF([.B45] = [.C45]; &quot;Tak&quot;; &quot;&quot;)">
            <text:p/>
          </table:table-cell>
          <table:table-cell table:number-columns-repeated="3"/>
        </table:table-row>
        <table:table-row table:style-name="ro1">
          <table:table-cell table:style-name="ce9" office:value-type="float" office:value="450" calcext:value-type="float">
            <text:p>450</text:p>
          </table:table-cell>
          <table:table-cell table:style-name="ce10" table:formula="of:=IF([.A46] &lt;= 500; [.A46] * (1 - 0.15) * 12; [.A46] * (1 - 0.25) * 12)" office:value-type="currency" office:currency="PLN" office:value="4590" calcext:value-type="currency">
            <text:p>4 590,00 zł</text:p>
          </table:table-cell>
          <table:table-cell table:style-name="ce10" table:formula="of:=IF([.A46] &lt;= 300; [.A46] * (1 - 0.1) * 12; IF(AND([.A46] &lt;= 600; [.A46] &gt; 300); 300 * (1 - 0.1) * 12 + ([.A46] - 300) * (1 - 0.25) * 12; [.A46] * (1 - 0.35) * 12))" office:value-type="currency" office:currency="PLN" office:value="4590" calcext:value-type="currency">
            <text:p>4 590,00 zł</text:p>
          </table:table-cell>
          <table:table-cell table:style-name="ce4" table:formula="of:=IF([.B46] = [.C46]; &quot;Tak&quot;; &quot;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table:formula="of:=IF([.A47] &lt;= 500; [.A47] * (1 - 0.15) * 12; [.A47] * (1 - 0.25) * 12)" office:value-type="currency" office:currency="PLN" office:value="4692" calcext:value-type="currency">
            <text:p>4 692,00 zł</text:p>
          </table:table-cell>
          <table:table-cell table:style-name="ce2" table:formula="of:=IF([.A47] &lt;= 300; [.A47] * (1 - 0.1) * 12; IF(AND([.A47] &lt;= 600; [.A47] &gt; 300); 300 * (1 - 0.1) * 12 + ([.A47] - 300) * (1 - 0.25) * 12; [.A47] * (1 - 0.35) * 12))" office:value-type="currency" office:currency="PLN" office:value="4680" calcext:value-type="currency">
            <text:p>4 680,00 zł</text:p>
          </table:table-cell>
          <table:table-cell table:style-name="ce4" table:formula="of:=IF([.B47] = [.C4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table:formula="of:=IF([.A48] &lt;= 500; [.A48] * (1 - 0.15) * 12; [.A48] * (1 - 0.25) * 12)" office:value-type="currency" office:currency="PLN" office:value="4794" calcext:value-type="currency">
            <text:p>4 794,00 zł</text:p>
          </table:table-cell>
          <table:table-cell table:style-name="ce2" table:formula="of:=IF([.A48] &lt;= 300; [.A48] * (1 - 0.1) * 12; IF(AND([.A48] &lt;= 600; [.A48] &gt; 300); 300 * (1 - 0.1) * 12 + ([.A48] - 300) * (1 - 0.25) * 12; [.A48] * (1 - 0.35) * 12))" office:value-type="currency" office:currency="PLN" office:value="4770" calcext:value-type="currency">
            <text:p>4 770,00 zł</text:p>
          </table:table-cell>
          <table:table-cell table:style-name="ce4" table:formula="of:=IF([.B48] = [.C4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table:formula="of:=IF([.A49] &lt;= 500; [.A49] * (1 - 0.15) * 12; [.A49] * (1 - 0.25) * 12)" office:value-type="currency" office:currency="PLN" office:value="4896" calcext:value-type="currency">
            <text:p>4 896,00 zł</text:p>
          </table:table-cell>
          <table:table-cell table:style-name="ce2" table:formula="of:=IF([.A49] &lt;= 300; [.A49] * (1 - 0.1) * 12; IF(AND([.A49] &lt;= 600; [.A49] &gt; 300); 300 * (1 - 0.1) * 12 + ([.A49] - 300) * (1 - 0.25) * 12; [.A49] * (1 - 0.35) * 12))" office:value-type="currency" office:currency="PLN" office:value="4860" calcext:value-type="currency">
            <text:p>4 860,00 zł</text:p>
          </table:table-cell>
          <table:table-cell table:style-name="ce4" table:formula="of:=IF([.B49] = [.C4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table:formula="of:=IF([.A50] &lt;= 500; [.A50] * (1 - 0.15) * 12; [.A50] * (1 - 0.25) * 12)" office:value-type="currency" office:currency="PLN" office:value="4998" calcext:value-type="currency">
            <text:p>4 998,00 zł</text:p>
          </table:table-cell>
          <table:table-cell table:style-name="ce2" table:formula="of:=IF([.A50] &lt;= 300; [.A50] * (1 - 0.1) * 12; IF(AND([.A50] &lt;= 600; [.A50] &gt; 300); 300 * (1 - 0.1) * 12 + ([.A50] - 300) * (1 - 0.25) * 12; [.A50] * (1 - 0.35) * 12))" office:value-type="currency" office:currency="PLN" office:value="4950" calcext:value-type="currency">
            <text:p>4 950,00 zł</text:p>
          </table:table-cell>
          <table:table-cell table:style-name="ce4" table:formula="of:=IF([.B50] = [.C5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IF([.A51] &lt;= 500; [.A51] * (1 - 0.15) * 12; [.A51] * (1 - 0.25) * 12)" office:value-type="currency" office:currency="PLN" office:value="5100" calcext:value-type="currency">
            <text:p>5 100,00 zł</text:p>
          </table:table-cell>
          <table:table-cell table:style-name="ce2" table:formula="of:=IF([.A51] &lt;= 300; [.A51] * (1 - 0.1) * 12; IF(AND([.A51] &lt;= 600; [.A51] &gt; 300); 300 * (1 - 0.1) * 12 + ([.A51] - 300) * (1 - 0.25) * 12; [.A51] * (1 - 0.35) * 12))" office:value-type="currency" office:currency="PLN" office:value="5040" calcext:value-type="currency">
            <text:p>5 040,00 zł</text:p>
          </table:table-cell>
          <table:table-cell table:style-name="ce4" table:formula="of:=IF([.B51] = [.C5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table:formula="of:=IF([.A52] &lt;= 500; [.A52] * (1 - 0.15) * 12; [.A52] * (1 - 0.25) * 12)" office:value-type="currency" office:currency="PLN" office:value="4590" calcext:value-type="currency">
            <text:p>4 590,00 zł</text:p>
          </table:table-cell>
          <table:table-cell table:style-name="ce2" table:formula="of:=IF([.A52] &lt;= 300; [.A52] * (1 - 0.1) * 12; IF(AND([.A52] &lt;= 600; [.A52] &gt; 300); 300 * (1 - 0.1) * 12 + ([.A52] - 300) * (1 - 0.25) * 12; [.A52] * (1 - 0.35) * 12))" office:value-type="currency" office:currency="PLN" office:value="5130" calcext:value-type="currency">
            <text:p>5 130,00 zł</text:p>
          </table:table-cell>
          <table:table-cell table:style-name="ce4" table:formula="of:=IF([.B52] = [.C5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table:formula="of:=IF([.A53] &lt;= 500; [.A53] * (1 - 0.15) * 12; [.A53] * (1 - 0.25) * 12)" office:value-type="currency" office:currency="PLN" office:value="4680" calcext:value-type="currency">
            <text:p>4 680,00 zł</text:p>
          </table:table-cell>
          <table:table-cell table:style-name="ce2" table:formula="of:=IF([.A53] &lt;= 300; [.A53] * (1 - 0.1) * 12; IF(AND([.A53] &lt;= 600; [.A53] &gt; 300); 300 * (1 - 0.1) * 12 + ([.A53] - 300) * (1 - 0.25) * 12; [.A53] * (1 - 0.35) * 12))" office:value-type="currency" office:currency="PLN" office:value="5220" calcext:value-type="currency">
            <text:p>5 220,00 zł</text:p>
          </table:table-cell>
          <table:table-cell table:style-name="ce4" table:formula="of:=IF([.B53] = [.C5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table:formula="of:=IF([.A54] &lt;= 500; [.A54] * (1 - 0.15) * 12; [.A54] * (1 - 0.25) * 12)" office:value-type="currency" office:currency="PLN" office:value="4770" calcext:value-type="currency">
            <text:p>4 770,00 zł</text:p>
          </table:table-cell>
          <table:table-cell table:style-name="ce2" table:formula="of:=IF([.A54] &lt;= 300; [.A54] * (1 - 0.1) * 12; IF(AND([.A54] &lt;= 600; [.A54] &gt; 300); 300 * (1 - 0.1) * 12 + ([.A54] - 300) * (1 - 0.25) * 12; [.A54] * (1 - 0.35) * 12))" office:value-type="currency" office:currency="PLN" office:value="5310" calcext:value-type="currency">
            <text:p>5 310,00 zł</text:p>
          </table:table-cell>
          <table:table-cell table:style-name="ce4" table:formula="of:=IF([.B54] = [.C5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table:formula="of:=IF([.A55] &lt;= 500; [.A55] * (1 - 0.15) * 12; [.A55] * (1 - 0.25) * 12)" office:value-type="currency" office:currency="PLN" office:value="4860" calcext:value-type="currency">
            <text:p>4 860,00 zł</text:p>
          </table:table-cell>
          <table:table-cell table:style-name="ce2" table:formula="of:=IF([.A55] &lt;= 300; [.A55] * (1 - 0.1) * 12; IF(AND([.A55] &lt;= 600; [.A55] &gt; 300); 300 * (1 - 0.1) * 12 + ([.A55] - 300) * (1 - 0.25) * 12; [.A55] * (1 - 0.35) * 12))" office:value-type="currency" office:currency="PLN" office:value="5400" calcext:value-type="currency">
            <text:p>5 400,00 zł</text:p>
          </table:table-cell>
          <table:table-cell table:style-name="ce4" table:formula="of:=IF([.B55] = [.C5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table:formula="of:=IF([.A56] &lt;= 500; [.A56] * (1 - 0.15) * 12; [.A56] * (1 - 0.25) * 12)" office:value-type="currency" office:currency="PLN" office:value="4950" calcext:value-type="currency">
            <text:p>4 950,00 zł</text:p>
          </table:table-cell>
          <table:table-cell table:style-name="ce2" table:formula="of:=IF([.A56] &lt;= 300; [.A56] * (1 - 0.1) * 12; IF(AND([.A56] &lt;= 600; [.A56] &gt; 300); 300 * (1 - 0.1) * 12 + ([.A56] - 300) * (1 - 0.25) * 12; [.A56] * (1 - 0.35) * 12))" office:value-type="currency" office:currency="PLN" office:value="5490" calcext:value-type="currency">
            <text:p>5 490,00 zł</text:p>
          </table:table-cell>
          <table:table-cell table:style-name="ce4" table:formula="of:=IF([.B56] = [.C5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table:formula="of:=IF([.A57] &lt;= 500; [.A57] * (1 - 0.15) * 12; [.A57] * (1 - 0.25) * 12)" office:value-type="currency" office:currency="PLN" office:value="5040" calcext:value-type="currency">
            <text:p>5 040,00 zł</text:p>
          </table:table-cell>
          <table:table-cell table:style-name="ce2" table:formula="of:=IF([.A57] &lt;= 300; [.A57] * (1 - 0.1) * 12; IF(AND([.A57] &lt;= 600; [.A57] &gt; 300); 300 * (1 - 0.1) * 12 + ([.A57] - 300) * (1 - 0.25) * 12; [.A57] * (1 - 0.35) * 12))" office:value-type="currency" office:currency="PLN" office:value="5580" calcext:value-type="currency">
            <text:p>5 580,00 zł</text:p>
          </table:table-cell>
          <table:table-cell table:style-name="ce4" table:formula="of:=IF([.B57] = [.C5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table:formula="of:=IF([.A58] &lt;= 500; [.A58] * (1 - 0.15) * 12; [.A58] * (1 - 0.25) * 12)" office:value-type="currency" office:currency="PLN" office:value="5130" calcext:value-type="currency">
            <text:p>5 130,00 zł</text:p>
          </table:table-cell>
          <table:table-cell table:style-name="ce2" table:formula="of:=IF([.A58] &lt;= 300; [.A58] * (1 - 0.1) * 12; IF(AND([.A58] &lt;= 600; [.A58] &gt; 300); 300 * (1 - 0.1) * 12 + ([.A58] - 300) * (1 - 0.25) * 12; [.A58] * (1 - 0.35) * 12))" office:value-type="currency" office:currency="PLN" office:value="5670" calcext:value-type="currency">
            <text:p>5 670,00 zł</text:p>
          </table:table-cell>
          <table:table-cell table:style-name="ce4" table:formula="of:=IF([.B58] = [.C5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table:formula="of:=IF([.A59] &lt;= 500; [.A59] * (1 - 0.15) * 12; [.A59] * (1 - 0.25) * 12)" office:value-type="currency" office:currency="PLN" office:value="5220" calcext:value-type="currency">
            <text:p>5 220,00 zł</text:p>
          </table:table-cell>
          <table:table-cell table:style-name="ce2" table:formula="of:=IF([.A59] &lt;= 300; [.A59] * (1 - 0.1) * 12; IF(AND([.A59] &lt;= 600; [.A59] &gt; 300); 300 * (1 - 0.1) * 12 + ([.A59] - 300) * (1 - 0.25) * 12; [.A59] * (1 - 0.35) * 12))" office:value-type="currency" office:currency="PLN" office:value="5760" calcext:value-type="currency">
            <text:p>5 760,00 zł</text:p>
          </table:table-cell>
          <table:table-cell table:style-name="ce4" table:formula="of:=IF([.B59] = [.C5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table:formula="of:=IF([.A60] &lt;= 500; [.A60] * (1 - 0.15) * 12; [.A60] * (1 - 0.25) * 12)" office:value-type="currency" office:currency="PLN" office:value="5310" calcext:value-type="currency">
            <text:p>5 310,00 zł</text:p>
          </table:table-cell>
          <table:table-cell table:style-name="ce2" table:formula="of:=IF([.A60] &lt;= 300; [.A60] * (1 - 0.1) * 12; IF(AND([.A60] &lt;= 600; [.A60] &gt; 300); 300 * (1 - 0.1) * 12 + ([.A60] - 300) * (1 - 0.25) * 12; [.A60] * (1 - 0.35) * 12))" office:value-type="currency" office:currency="PLN" office:value="5850" calcext:value-type="currency">
            <text:p>5 850,00 zł</text:p>
          </table:table-cell>
          <table:table-cell table:style-name="ce4" table:formula="of:=IF([.B60] = [.C6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table:formula="of:=IF([.A61] &lt;= 500; [.A61] * (1 - 0.15) * 12; [.A61] * (1 - 0.25) * 12)" office:value-type="currency" office:currency="PLN" office:value="5400" calcext:value-type="currency">
            <text:p>5 400,00 zł</text:p>
          </table:table-cell>
          <table:table-cell table:style-name="ce2" table:formula="of:=IF([.A61] &lt;= 300; [.A61] * (1 - 0.1) * 12; IF(AND([.A61] &lt;= 600; [.A61] &gt; 300); 300 * (1 - 0.1) * 12 + ([.A61] - 300) * (1 - 0.25) * 12; [.A61] * (1 - 0.35) * 12))" office:value-type="currency" office:currency="PLN" office:value="5940" calcext:value-type="currency">
            <text:p>5 940,00 zł</text:p>
          </table:table-cell>
          <table:table-cell table:style-name="ce4" table:formula="of:=IF([.B61] = [.C6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IF([.A62] &lt;= 500; [.A62] * (1 - 0.15) * 12; [.A62] * (1 - 0.25) * 12)" office:value-type="currency" office:currency="PLN" office:value="5490" calcext:value-type="currency">
            <text:p>5 490,00 zł</text:p>
          </table:table-cell>
          <table:table-cell table:style-name="ce2" table:formula="of:=IF([.A62] &lt;= 300; [.A62] * (1 - 0.1) * 12; IF(AND([.A62] &lt;= 600; [.A62] &gt; 300); 300 * (1 - 0.1) * 12 + ([.A62] - 300) * (1 - 0.25) * 12; [.A62] * (1 - 0.35) * 12))" office:value-type="currency" office:currency="PLN" office:value="4758" calcext:value-type="currency">
            <text:p>4 758,00 zł</text:p>
          </table:table-cell>
          <table:table-cell table:style-name="ce4" table:formula="of:=IF([.B62] = [.C6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IF([.A63] &lt;= 500; [.A63] * (1 - 0.15) * 12; [.A63] * (1 - 0.25) * 12)" office:value-type="currency" office:currency="PLN" office:value="5580" calcext:value-type="currency">
            <text:p>5 580,00 zł</text:p>
          </table:table-cell>
          <table:table-cell table:style-name="ce2" table:formula="of:=IF([.A63] &lt;= 300; [.A63] * (1 - 0.1) * 12; IF(AND([.A63] &lt;= 600; [.A63] &gt; 300); 300 * (1 - 0.1) * 12 + ([.A63] - 300) * (1 - 0.25) * 12; [.A63] * (1 - 0.35) * 12))" office:value-type="currency" office:currency="PLN" office:value="4836" calcext:value-type="currency">
            <text:p>4 836,00 zł</text:p>
          </table:table-cell>
          <table:table-cell table:style-name="ce4" table:formula="of:=IF([.B63] = [.C6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IF([.A64] &lt;= 500; [.A64] * (1 - 0.15) * 12; [.A64] * (1 - 0.25) * 12)" office:value-type="currency" office:currency="PLN" office:value="5670" calcext:value-type="currency">
            <text:p>5 670,00 zł</text:p>
          </table:table-cell>
          <table:table-cell table:style-name="ce2" table:formula="of:=IF([.A64] &lt;= 300; [.A64] * (1 - 0.1) * 12; IF(AND([.A64] &lt;= 600; [.A64] &gt; 300); 300 * (1 - 0.1) * 12 + ([.A64] - 300) * (1 - 0.25) * 12; [.A64] * (1 - 0.35) * 12))" office:value-type="currency" office:currency="PLN" office:value="4914" calcext:value-type="currency">
            <text:p>4 914,00 zł</text:p>
          </table:table-cell>
          <table:table-cell table:style-name="ce4" table:formula="of:=IF([.B64] = [.C6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IF([.A65] &lt;= 500; [.A65] * (1 - 0.15) * 12; [.A65] * (1 - 0.25) * 12)" office:value-type="currency" office:currency="PLN" office:value="5760" calcext:value-type="currency">
            <text:p>5 760,00 zł</text:p>
          </table:table-cell>
          <table:table-cell table:style-name="ce2" table:formula="of:=IF([.A65] &lt;= 300; [.A65] * (1 - 0.1) * 12; IF(AND([.A65] &lt;= 600; [.A65] &gt; 300); 300 * (1 - 0.1) * 12 + ([.A65] - 300) * (1 - 0.25) * 12; [.A65] * (1 - 0.35) * 12))" office:value-type="currency" office:currency="PLN" office:value="4992" calcext:value-type="currency">
            <text:p>4 992,00 zł</text:p>
          </table:table-cell>
          <table:table-cell table:style-name="ce4" table:formula="of:=IF([.B65] = [.C6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IF([.A66] &lt;= 500; [.A66] * (1 - 0.15) * 12; [.A66] * (1 - 0.25) * 12)" office:value-type="currency" office:currency="PLN" office:value="5850" calcext:value-type="currency">
            <text:p>5 850,00 zł</text:p>
          </table:table-cell>
          <table:table-cell table:style-name="ce2" table:formula="of:=IF([.A66] &lt;= 300; [.A66] * (1 - 0.1) * 12; IF(AND([.A66] &lt;= 600; [.A66] &gt; 300); 300 * (1 - 0.1) * 12 + ([.A66] - 300) * (1 - 0.25) * 12; [.A66] * (1 - 0.35) * 12))" office:value-type="currency" office:currency="PLN" office:value="5070" calcext:value-type="currency">
            <text:p>5 070,00 zł</text:p>
          </table:table-cell>
          <table:table-cell table:style-name="ce4" table:formula="of:=IF([.B66] = [.C6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IF([.A67] &lt;= 500; [.A67] * (1 - 0.15) * 12; [.A67] * (1 - 0.25) * 12)" office:value-type="currency" office:currency="PLN" office:value="5940" calcext:value-type="currency">
            <text:p>5 940,00 zł</text:p>
          </table:table-cell>
          <table:table-cell table:style-name="ce2" table:formula="of:=IF([.A67] &lt;= 300; [.A67] * (1 - 0.1) * 12; IF(AND([.A67] &lt;= 600; [.A67] &gt; 300); 300 * (1 - 0.1) * 12 + ([.A67] - 300) * (1 - 0.25) * 12; [.A67] * (1 - 0.35) * 12))" office:value-type="currency" office:currency="PLN" office:value="5148" calcext:value-type="currency">
            <text:p>5 148,00 zł</text:p>
          </table:table-cell>
          <table:table-cell table:style-name="ce4" table:formula="of:=IF([.B67] = [.C6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IF([.A68] &lt;= 500; [.A68] * (1 - 0.15) * 12; [.A68] * (1 - 0.25) * 12)" office:value-type="currency" office:currency="PLN" office:value="6030" calcext:value-type="currency">
            <text:p>6 030,00 zł</text:p>
          </table:table-cell>
          <table:table-cell table:style-name="ce2" table:formula="of:=IF([.A68] &lt;= 300; [.A68] * (1 - 0.1) * 12; IF(AND([.A68] &lt;= 600; [.A68] &gt; 300); 300 * (1 - 0.1) * 12 + ([.A68] - 300) * (1 - 0.25) * 12; [.A68] * (1 - 0.35) * 12))" office:value-type="currency" office:currency="PLN" office:value="5226" calcext:value-type="currency">
            <text:p>5 226,00 zł</text:p>
          </table:table-cell>
          <table:table-cell table:style-name="ce4" table:formula="of:=IF([.B68] = [.C6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IF([.A69] &lt;= 500; [.A69] * (1 - 0.15) * 12; [.A69] * (1 - 0.25) * 12)" office:value-type="currency" office:currency="PLN" office:value="6120" calcext:value-type="currency">
            <text:p>6 120,00 zł</text:p>
          </table:table-cell>
          <table:table-cell table:style-name="ce2" table:formula="of:=IF([.A69] &lt;= 300; [.A69] * (1 - 0.1) * 12; IF(AND([.A69] &lt;= 600; [.A69] &gt; 300); 300 * (1 - 0.1) * 12 + ([.A69] - 300) * (1 - 0.25) * 12; [.A69] * (1 - 0.35) * 12))" office:value-type="currency" office:currency="PLN" office:value="5304" calcext:value-type="currency">
            <text:p>5 304,00 zł</text:p>
          </table:table-cell>
          <table:table-cell table:style-name="ce4" table:formula="of:=IF([.B69] = [.C6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IF([.A70] &lt;= 500; [.A70] * (1 - 0.15) * 12; [.A70] * (1 - 0.25) * 12)" office:value-type="currency" office:currency="PLN" office:value="6210" calcext:value-type="currency">
            <text:p>6 210,00 zł</text:p>
          </table:table-cell>
          <table:table-cell table:style-name="ce2" table:formula="of:=IF([.A70] &lt;= 300; [.A70] * (1 - 0.1) * 12; IF(AND([.A70] &lt;= 600; [.A70] &gt; 300); 300 * (1 - 0.1) * 12 + ([.A70] - 300) * (1 - 0.25) * 12; [.A70] * (1 - 0.35) * 12))" office:value-type="currency" office:currency="PLN" office:value="5382" calcext:value-type="currency">
            <text:p>5 382,00 zł</text:p>
          </table:table-cell>
          <table:table-cell table:style-name="ce4" table:formula="of:=IF([.B70] = [.C7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IF([.A71] &lt;= 500; [.A71] * (1 - 0.15) * 12; [.A71] * (1 - 0.25) * 12)" office:value-type="currency" office:currency="PLN" office:value="6300" calcext:value-type="currency">
            <text:p>6 300,00 zł</text:p>
          </table:table-cell>
          <table:table-cell table:style-name="ce2" table:formula="of:=IF([.A71] &lt;= 300; [.A71] * (1 - 0.1) * 12; IF(AND([.A71] &lt;= 600; [.A71] &gt; 300); 300 * (1 - 0.1) * 12 + ([.A71] - 300) * (1 - 0.25) * 12; [.A71] * (1 - 0.35) * 12))" office:value-type="currency" office:currency="PLN" office:value="5460" calcext:value-type="currency">
            <text:p>5 460,00 zł</text:p>
          </table:table-cell>
          <table:table-cell table:style-name="ce4" table:formula="of:=IF([.B71] = [.C7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table:formula="of:=IF([.A72] &lt;= 500; [.A72] * (1 - 0.15) * 12; [.A72] * (1 - 0.25) * 12)" office:value-type="currency" office:currency="PLN" office:value="6390" calcext:value-type="currency">
            <text:p>6 390,00 zł</text:p>
          </table:table-cell>
          <table:table-cell table:style-name="ce2" table:formula="of:=IF([.A72] &lt;= 300; [.A72] * (1 - 0.1) * 12; IF(AND([.A72] &lt;= 600; [.A72] &gt; 300); 300 * (1 - 0.1) * 12 + ([.A72] - 300) * (1 - 0.25) * 12; [.A72] * (1 - 0.35) * 12))" office:value-type="currency" office:currency="PLN" office:value="5538" calcext:value-type="currency">
            <text:p>5 538,00 zł</text:p>
          </table:table-cell>
          <table:table-cell table:style-name="ce4" table:formula="of:=IF([.B72] = [.C7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table:formula="of:=IF([.A73] &lt;= 500; [.A73] * (1 - 0.15) * 12; [.A73] * (1 - 0.25) * 12)" office:value-type="currency" office:currency="PLN" office:value="6480" calcext:value-type="currency">
            <text:p>6 480,00 zł</text:p>
          </table:table-cell>
          <table:table-cell table:style-name="ce2" table:formula="of:=IF([.A73] &lt;= 300; [.A73] * (1 - 0.1) * 12; IF(AND([.A73] &lt;= 600; [.A73] &gt; 300); 300 * (1 - 0.1) * 12 + ([.A73] - 300) * (1 - 0.25) * 12; [.A73] * (1 - 0.35) * 12))" office:value-type="currency" office:currency="PLN" office:value="5616" calcext:value-type="currency">
            <text:p>5 616,00 zł</text:p>
          </table:table-cell>
          <table:table-cell table:style-name="ce4" table:formula="of:=IF([.B73] = [.C7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table:formula="of:=IF([.A74] &lt;= 500; [.A74] * (1 - 0.15) * 12; [.A74] * (1 - 0.25) * 12)" office:value-type="currency" office:currency="PLN" office:value="6570" calcext:value-type="currency">
            <text:p>6 570,00 zł</text:p>
          </table:table-cell>
          <table:table-cell table:style-name="ce2" table:formula="of:=IF([.A74] &lt;= 300; [.A74] * (1 - 0.1) * 12; IF(AND([.A74] &lt;= 600; [.A74] &gt; 300); 300 * (1 - 0.1) * 12 + ([.A74] - 300) * (1 - 0.25) * 12; [.A74] * (1 - 0.35) * 12))" office:value-type="currency" office:currency="PLN" office:value="5694" calcext:value-type="currency">
            <text:p>5 694,00 zł</text:p>
          </table:table-cell>
          <table:table-cell table:style-name="ce4" table:formula="of:=IF([.B74] = [.C7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table:formula="of:=IF([.A75] &lt;= 500; [.A75] * (1 - 0.15) * 12; [.A75] * (1 - 0.25) * 12)" office:value-type="currency" office:currency="PLN" office:value="6660" calcext:value-type="currency">
            <text:p>6 660,00 zł</text:p>
          </table:table-cell>
          <table:table-cell table:style-name="ce2" table:formula="of:=IF([.A75] &lt;= 300; [.A75] * (1 - 0.1) * 12; IF(AND([.A75] &lt;= 600; [.A75] &gt; 300); 300 * (1 - 0.1) * 12 + ([.A75] - 300) * (1 - 0.25) * 12; [.A75] * (1 - 0.35) * 12))" office:value-type="currency" office:currency="PLN" office:value="5772" calcext:value-type="currency">
            <text:p>5 772,00 zł</text:p>
          </table:table-cell>
          <table:table-cell table:style-name="ce4" table:formula="of:=IF([.B75] = [.C7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table:formula="of:=IF([.A76] &lt;= 500; [.A76] * (1 - 0.15) * 12; [.A76] * (1 - 0.25) * 12)" office:value-type="currency" office:currency="PLN" office:value="6750" calcext:value-type="currency">
            <text:p>6 750,00 zł</text:p>
          </table:table-cell>
          <table:table-cell table:style-name="ce2" table:formula="of:=IF([.A76] &lt;= 300; [.A76] * (1 - 0.1) * 12; IF(AND([.A76] &lt;= 600; [.A76] &gt; 300); 300 * (1 - 0.1) * 12 + ([.A76] - 300) * (1 - 0.25) * 12; [.A76] * (1 - 0.35) * 12))" office:value-type="currency" office:currency="PLN" office:value="5850" calcext:value-type="currency">
            <text:p>5 850,00 zł</text:p>
          </table:table-cell>
          <table:table-cell table:style-name="ce4" table:formula="of:=IF([.B76] = [.C7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table:formula="of:=IF([.A77] &lt;= 500; [.A77] * (1 - 0.15) * 12; [.A77] * (1 - 0.25) * 12)" office:value-type="currency" office:currency="PLN" office:value="6840" calcext:value-type="currency">
            <text:p>6 840,00 zł</text:p>
          </table:table-cell>
          <table:table-cell table:style-name="ce2" table:formula="of:=IF([.A77] &lt;= 300; [.A77] * (1 - 0.1) * 12; IF(AND([.A77] &lt;= 600; [.A77] &gt; 300); 300 * (1 - 0.1) * 12 + ([.A77] - 300) * (1 - 0.25) * 12; [.A77] * (1 - 0.35) * 12))" office:value-type="currency" office:currency="PLN" office:value="5928" calcext:value-type="currency">
            <text:p>5 928,00 zł</text:p>
          </table:table-cell>
          <table:table-cell table:style-name="ce4" table:formula="of:=IF([.B77] = [.C7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table:formula="of:=IF([.A78] &lt;= 500; [.A78] * (1 - 0.15) * 12; [.A78] * (1 - 0.25) * 12)" office:value-type="currency" office:currency="PLN" office:value="6930" calcext:value-type="currency">
            <text:p>6 930,00 zł</text:p>
          </table:table-cell>
          <table:table-cell table:style-name="ce2" table:formula="of:=IF([.A78] &lt;= 300; [.A78] * (1 - 0.1) * 12; IF(AND([.A78] &lt;= 600; [.A78] &gt; 300); 300 * (1 - 0.1) * 12 + ([.A78] - 300) * (1 - 0.25) * 12; [.A78] * (1 - 0.35) * 12))" office:value-type="currency" office:currency="PLN" office:value="6006" calcext:value-type="currency">
            <text:p>6 006,00 zł</text:p>
          </table:table-cell>
          <table:table-cell table:style-name="ce4" table:formula="of:=IF([.B78] = [.C7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table:formula="of:=IF([.A79] &lt;= 500; [.A79] * (1 - 0.15) * 12; [.A79] * (1 - 0.25) * 12)" office:value-type="currency" office:currency="PLN" office:value="7020" calcext:value-type="currency">
            <text:p>7 020,00 zł</text:p>
          </table:table-cell>
          <table:table-cell table:style-name="ce2" table:formula="of:=IF([.A79] &lt;= 300; [.A79] * (1 - 0.1) * 12; IF(AND([.A79] &lt;= 600; [.A79] &gt; 300); 300 * (1 - 0.1) * 12 + ([.A79] - 300) * (1 - 0.25) * 12; [.A79] * (1 - 0.35) * 12))" office:value-type="currency" office:currency="PLN" office:value="6084" calcext:value-type="currency">
            <text:p>6 084,00 zł</text:p>
          </table:table-cell>
          <table:table-cell table:style-name="ce4" table:formula="of:=IF([.B79] = [.C7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table:formula="of:=IF([.A80] &lt;= 500; [.A80] * (1 - 0.15) * 12; [.A80] * (1 - 0.25) * 12)" office:value-type="currency" office:currency="PLN" office:value="7110" calcext:value-type="currency">
            <text:p>7 110,00 zł</text:p>
          </table:table-cell>
          <table:table-cell table:style-name="ce2" table:formula="of:=IF([.A80] &lt;= 300; [.A80] * (1 - 0.1) * 12; IF(AND([.A80] &lt;= 600; [.A80] &gt; 300); 300 * (1 - 0.1) * 12 + ([.A80] - 300) * (1 - 0.25) * 12; [.A80] * (1 - 0.35) * 12))" office:value-type="currency" office:currency="PLN" office:value="6162" calcext:value-type="currency">
            <text:p>6 162,00 zł</text:p>
          </table:table-cell>
          <table:table-cell table:style-name="ce4" table:formula="of:=IF([.B80] = [.C8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IF([.A81] &lt;= 500; [.A81] * (1 - 0.15) * 12; [.A81] * (1 - 0.25) * 12)" office:value-type="currency" office:currency="PLN" office:value="7200" calcext:value-type="currency">
            <text:p>7 200,00 zł</text:p>
          </table:table-cell>
          <table:table-cell table:style-name="ce2" table:formula="of:=IF([.A81] &lt;= 300; [.A81] * (1 - 0.1) * 12; IF(AND([.A81] &lt;= 600; [.A81] &gt; 300); 300 * (1 - 0.1) * 12 + ([.A81] - 300) * (1 - 0.25) * 12; [.A81] * (1 - 0.35) * 12))" office:value-type="currency" office:currency="PLN" office:value="6240" calcext:value-type="currency">
            <text:p>6 240,00 zł</text:p>
          </table:table-cell>
          <table:table-cell table:style-name="ce4" table:formula="of:=IF([.B81] = [.C8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table:formula="of:=IF([.A82] &lt;= 500; [.A82] * (1 - 0.15) * 12; [.A82] * (1 - 0.25) * 12)" office:value-type="currency" office:currency="PLN" office:value="7290" calcext:value-type="currency">
            <text:p>7 290,00 zł</text:p>
          </table:table-cell>
          <table:table-cell table:style-name="ce2" table:formula="of:=IF([.A82] &lt;= 300; [.A82] * (1 - 0.1) * 12; IF(AND([.A82] &lt;= 600; [.A82] &gt; 300); 300 * (1 - 0.1) * 12 + ([.A82] - 300) * (1 - 0.25) * 12; [.A82] * (1 - 0.35) * 12))" office:value-type="currency" office:currency="PLN" office:value="6318" calcext:value-type="currency">
            <text:p>6 318,00 zł</text:p>
          </table:table-cell>
          <table:table-cell table:style-name="ce4" table:formula="of:=IF([.B82] = [.C8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table:formula="of:=IF([.A83] &lt;= 500; [.A83] * (1 - 0.15) * 12; [.A83] * (1 - 0.25) * 12)" office:value-type="currency" office:currency="PLN" office:value="7380" calcext:value-type="currency">
            <text:p>7 380,00 zł</text:p>
          </table:table-cell>
          <table:table-cell table:style-name="ce2" table:formula="of:=IF([.A83] &lt;= 300; [.A83] * (1 - 0.1) * 12; IF(AND([.A83] &lt;= 600; [.A83] &gt; 300); 300 * (1 - 0.1) * 12 + ([.A83] - 300) * (1 - 0.25) * 12; [.A83] * (1 - 0.35) * 12))" office:value-type="currency" office:currency="PLN" office:value="6396" calcext:value-type="currency">
            <text:p>6 396,00 zł</text:p>
          </table:table-cell>
          <table:table-cell table:style-name="ce4" table:formula="of:=IF([.B83] = [.C8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table:formula="of:=IF([.A84] &lt;= 500; [.A84] * (1 - 0.15) * 12; [.A84] * (1 - 0.25) * 12)" office:value-type="currency" office:currency="PLN" office:value="7470" calcext:value-type="currency">
            <text:p>7 470,00 zł</text:p>
          </table:table-cell>
          <table:table-cell table:style-name="ce2" table:formula="of:=IF([.A84] &lt;= 300; [.A84] * (1 - 0.1) * 12; IF(AND([.A84] &lt;= 600; [.A84] &gt; 300); 300 * (1 - 0.1) * 12 + ([.A84] - 300) * (1 - 0.25) * 12; [.A84] * (1 - 0.35) * 12))" office:value-type="currency" office:currency="PLN" office:value="6474" calcext:value-type="currency">
            <text:p>6 474,00 zł</text:p>
          </table:table-cell>
          <table:table-cell table:style-name="ce4" table:formula="of:=IF([.B84] = [.C8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table:formula="of:=IF([.A85] &lt;= 500; [.A85] * (1 - 0.15) * 12; [.A85] * (1 - 0.25) * 12)" office:value-type="currency" office:currency="PLN" office:value="7560" calcext:value-type="currency">
            <text:p>7 560,00 zł</text:p>
          </table:table-cell>
          <table:table-cell table:style-name="ce2" table:formula="of:=IF([.A85] &lt;= 300; [.A85] * (1 - 0.1) * 12; IF(AND([.A85] &lt;= 600; [.A85] &gt; 300); 300 * (1 - 0.1) * 12 + ([.A85] - 300) * (1 - 0.25) * 12; [.A85] * (1 - 0.35) * 12))" office:value-type="currency" office:currency="PLN" office:value="6552" calcext:value-type="currency">
            <text:p>6 552,00 zł</text:p>
          </table:table-cell>
          <table:table-cell table:style-name="ce4" table:formula="of:=IF([.B85] = [.C8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table:formula="of:=IF([.A86] &lt;= 500; [.A86] * (1 - 0.15) * 12; [.A86] * (1 - 0.25) * 12)" office:value-type="currency" office:currency="PLN" office:value="7650" calcext:value-type="currency">
            <text:p>7 650,00 zł</text:p>
          </table:table-cell>
          <table:table-cell table:style-name="ce2" table:formula="of:=IF([.A86] &lt;= 300; [.A86] * (1 - 0.1) * 12; IF(AND([.A86] &lt;= 600; [.A86] &gt; 300); 300 * (1 - 0.1) * 12 + ([.A86] - 300) * (1 - 0.25) * 12; [.A86] * (1 - 0.35) * 12))" office:value-type="currency" office:currency="PLN" office:value="6630" calcext:value-type="currency">
            <text:p>6 630,00 zł</text:p>
          </table:table-cell>
          <table:table-cell table:style-name="ce4" table:formula="of:=IF([.B86] = [.C8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table:formula="of:=IF([.A87] &lt;= 500; [.A87] * (1 - 0.15) * 12; [.A87] * (1 - 0.25) * 12)" office:value-type="currency" office:currency="PLN" office:value="7740" calcext:value-type="currency">
            <text:p>7 740,00 zł</text:p>
          </table:table-cell>
          <table:table-cell table:style-name="ce2" table:formula="of:=IF([.A87] &lt;= 300; [.A87] * (1 - 0.1) * 12; IF(AND([.A87] &lt;= 600; [.A87] &gt; 300); 300 * (1 - 0.1) * 12 + ([.A87] - 300) * (1 - 0.25) * 12; [.A87] * (1 - 0.35) * 12))" office:value-type="currency" office:currency="PLN" office:value="6708" calcext:value-type="currency">
            <text:p>6 708,00 zł</text:p>
          </table:table-cell>
          <table:table-cell table:style-name="ce4" table:formula="of:=IF([.B87] = [.C8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table:formula="of:=IF([.A88] &lt;= 500; [.A88] * (1 - 0.15) * 12; [.A88] * (1 - 0.25) * 12)" office:value-type="currency" office:currency="PLN" office:value="7830" calcext:value-type="currency">
            <text:p>7 830,00 zł</text:p>
          </table:table-cell>
          <table:table-cell table:style-name="ce2" table:formula="of:=IF([.A88] &lt;= 300; [.A88] * (1 - 0.1) * 12; IF(AND([.A88] &lt;= 600; [.A88] &gt; 300); 300 * (1 - 0.1) * 12 + ([.A88] - 300) * (1 - 0.25) * 12; [.A88] * (1 - 0.35) * 12))" office:value-type="currency" office:currency="PLN" office:value="6786" calcext:value-type="currency">
            <text:p>6 786,00 zł</text:p>
          </table:table-cell>
          <table:table-cell table:style-name="ce4" table:formula="of:=IF([.B88] = [.C8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table:formula="of:=IF([.A89] &lt;= 500; [.A89] * (1 - 0.15) * 12; [.A89] * (1 - 0.25) * 12)" office:value-type="currency" office:currency="PLN" office:value="7920" calcext:value-type="currency">
            <text:p>7 920,00 zł</text:p>
          </table:table-cell>
          <table:table-cell table:style-name="ce2" table:formula="of:=IF([.A89] &lt;= 300; [.A89] * (1 - 0.1) * 12; IF(AND([.A89] &lt;= 600; [.A89] &gt; 300); 300 * (1 - 0.1) * 12 + ([.A89] - 300) * (1 - 0.25) * 12; [.A89] * (1 - 0.35) * 12))" office:value-type="currency" office:currency="PLN" office:value="6864" calcext:value-type="currency">
            <text:p>6 864,00 zł</text:p>
          </table:table-cell>
          <table:table-cell table:style-name="ce4" table:formula="of:=IF([.B89] = [.C8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table:formula="of:=IF([.A90] &lt;= 500; [.A90] * (1 - 0.15) * 12; [.A90] * (1 - 0.25) * 12)" office:value-type="currency" office:currency="PLN" office:value="8010" calcext:value-type="currency">
            <text:p>8 010,00 zł</text:p>
          </table:table-cell>
          <table:table-cell table:style-name="ce2" table:formula="of:=IF([.A90] &lt;= 300; [.A90] * (1 - 0.1) * 12; IF(AND([.A90] &lt;= 600; [.A90] &gt; 300); 300 * (1 - 0.1) * 12 + ([.A90] - 300) * (1 - 0.25) * 12; [.A90] * (1 - 0.35) * 12))" office:value-type="currency" office:currency="PLN" office:value="6942" calcext:value-type="currency">
            <text:p>6 942,00 zł</text:p>
          </table:table-cell>
          <table:table-cell table:style-name="ce4" table:formula="of:=IF([.B90] = [.C9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IF([.A91] &lt;= 500; [.A91] * (1 - 0.15) * 12; [.A91] * (1 - 0.25) * 12)" office:value-type="currency" office:currency="PLN" office:value="8100" calcext:value-type="currency">
            <text:p>8 100,00 zł</text:p>
          </table:table-cell>
          <table:table-cell table:style-name="ce2" table:formula="of:=IF([.A91] &lt;= 300; [.A91] * (1 - 0.1) * 12; IF(AND([.A91] &lt;= 600; [.A91] &gt; 300); 300 * (1 - 0.1) * 12 + ([.A91] - 300) * (1 - 0.25) * 12; [.A91] * (1 - 0.35) * 12))" office:value-type="currency" office:currency="PLN" office:value="7020" calcext:value-type="currency">
            <text:p>7 020,00 zł</text:p>
          </table:table-cell>
          <table:table-cell table:style-name="ce4" table:formula="of:=IF([.B91] = [.C91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table:formula="of:=IF([.A92] &lt;= 500; [.A92] * (1 - 0.15) * 12; [.A92] * (1 - 0.25) * 12)" office:value-type="currency" office:currency="PLN" office:value="8190" calcext:value-type="currency">
            <text:p>8 190,00 zł</text:p>
          </table:table-cell>
          <table:table-cell table:style-name="ce2" table:formula="of:=IF([.A92] &lt;= 300; [.A92] * (1 - 0.1) * 12; IF(AND([.A92] &lt;= 600; [.A92] &gt; 300); 300 * (1 - 0.1) * 12 + ([.A92] - 300) * (1 - 0.25) * 12; [.A92] * (1 - 0.35) * 12))" office:value-type="currency" office:currency="PLN" office:value="7098" calcext:value-type="currency">
            <text:p>7 098,00 zł</text:p>
          </table:table-cell>
          <table:table-cell table:style-name="ce4" table:formula="of:=IF([.B92] = [.C92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table:formula="of:=IF([.A93] &lt;= 500; [.A93] * (1 - 0.15) * 12; [.A93] * (1 - 0.25) * 12)" office:value-type="currency" office:currency="PLN" office:value="8280" calcext:value-type="currency">
            <text:p>8 280,00 zł</text:p>
          </table:table-cell>
          <table:table-cell table:style-name="ce2" table:formula="of:=IF([.A93] &lt;= 300; [.A93] * (1 - 0.1) * 12; IF(AND([.A93] &lt;= 600; [.A93] &gt; 300); 300 * (1 - 0.1) * 12 + ([.A93] - 300) * (1 - 0.25) * 12; [.A93] * (1 - 0.35) * 12))" office:value-type="currency" office:currency="PLN" office:value="7176" calcext:value-type="currency">
            <text:p>7 176,00 zł</text:p>
          </table:table-cell>
          <table:table-cell table:style-name="ce4" table:formula="of:=IF([.B93] = [.C93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table:formula="of:=IF([.A94] &lt;= 500; [.A94] * (1 - 0.15) * 12; [.A94] * (1 - 0.25) * 12)" office:value-type="currency" office:currency="PLN" office:value="8370" calcext:value-type="currency">
            <text:p>8 370,00 zł</text:p>
          </table:table-cell>
          <table:table-cell table:style-name="ce2" table:formula="of:=IF([.A94] &lt;= 300; [.A94] * (1 - 0.1) * 12; IF(AND([.A94] &lt;= 600; [.A94] &gt; 300); 300 * (1 - 0.1) * 12 + ([.A94] - 300) * (1 - 0.25) * 12; [.A94] * (1 - 0.35) * 12))" office:value-type="currency" office:currency="PLN" office:value="7254" calcext:value-type="currency">
            <text:p>7 254,00 zł</text:p>
          </table:table-cell>
          <table:table-cell table:style-name="ce4" table:formula="of:=IF([.B94] = [.C94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table:formula="of:=IF([.A95] &lt;= 500; [.A95] * (1 - 0.15) * 12; [.A95] * (1 - 0.25) * 12)" office:value-type="currency" office:currency="PLN" office:value="8460" calcext:value-type="currency">
            <text:p>8 460,00 zł</text:p>
          </table:table-cell>
          <table:table-cell table:style-name="ce2" table:formula="of:=IF([.A95] &lt;= 300; [.A95] * (1 - 0.1) * 12; IF(AND([.A95] &lt;= 600; [.A95] &gt; 300); 300 * (1 - 0.1) * 12 + ([.A95] - 300) * (1 - 0.25) * 12; [.A95] * (1 - 0.35) * 12))" office:value-type="currency" office:currency="PLN" office:value="7332" calcext:value-type="currency">
            <text:p>7 332,00 zł</text:p>
          </table:table-cell>
          <table:table-cell table:style-name="ce4" table:formula="of:=IF([.B95] = [.C95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table:formula="of:=IF([.A96] &lt;= 500; [.A96] * (1 - 0.15) * 12; [.A96] * (1 - 0.25) * 12)" office:value-type="currency" office:currency="PLN" office:value="8550" calcext:value-type="currency">
            <text:p>8 550,00 zł</text:p>
          </table:table-cell>
          <table:table-cell table:style-name="ce2" table:formula="of:=IF([.A96] &lt;= 300; [.A96] * (1 - 0.1) * 12; IF(AND([.A96] &lt;= 600; [.A96] &gt; 300); 300 * (1 - 0.1) * 12 + ([.A96] - 300) * (1 - 0.25) * 12; [.A96] * (1 - 0.35) * 12))" office:value-type="currency" office:currency="PLN" office:value="7410" calcext:value-type="currency">
            <text:p>7 410,00 zł</text:p>
          </table:table-cell>
          <table:table-cell table:style-name="ce4" table:formula="of:=IF([.B96] = [.C96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table:formula="of:=IF([.A97] &lt;= 500; [.A97] * (1 - 0.15) * 12; [.A97] * (1 - 0.25) * 12)" office:value-type="currency" office:currency="PLN" office:value="8640" calcext:value-type="currency">
            <text:p>8 640,00 zł</text:p>
          </table:table-cell>
          <table:table-cell table:style-name="ce2" table:formula="of:=IF([.A97] &lt;= 300; [.A97] * (1 - 0.1) * 12; IF(AND([.A97] &lt;= 600; [.A97] &gt; 300); 300 * (1 - 0.1) * 12 + ([.A97] - 300) * (1 - 0.25) * 12; [.A97] * (1 - 0.35) * 12))" office:value-type="currency" office:currency="PLN" office:value="7488" calcext:value-type="currency">
            <text:p>7 488,00 zł</text:p>
          </table:table-cell>
          <table:table-cell table:style-name="ce4" table:formula="of:=IF([.B97] = [.C97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table:formula="of:=IF([.A98] &lt;= 500; [.A98] * (1 - 0.15) * 12; [.A98] * (1 - 0.25) * 12)" office:value-type="currency" office:currency="PLN" office:value="8730" calcext:value-type="currency">
            <text:p>8 730,00 zł</text:p>
          </table:table-cell>
          <table:table-cell table:style-name="ce2" table:formula="of:=IF([.A98] &lt;= 300; [.A98] * (1 - 0.1) * 12; IF(AND([.A98] &lt;= 600; [.A98] &gt; 300); 300 * (1 - 0.1) * 12 + ([.A98] - 300) * (1 - 0.25) * 12; [.A98] * (1 - 0.35) * 12))" office:value-type="currency" office:currency="PLN" office:value="7566" calcext:value-type="currency">
            <text:p>7 566,00 zł</text:p>
          </table:table-cell>
          <table:table-cell table:style-name="ce4" table:formula="of:=IF([.B98] = [.C98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table:formula="of:=IF([.A99] &lt;= 500; [.A99] * (1 - 0.15) * 12; [.A99] * (1 - 0.25) * 12)" office:value-type="currency" office:currency="PLN" office:value="8820" calcext:value-type="currency">
            <text:p>8 820,00 zł</text:p>
          </table:table-cell>
          <table:table-cell table:style-name="ce2" table:formula="of:=IF([.A99] &lt;= 300; [.A99] * (1 - 0.1) * 12; IF(AND([.A99] &lt;= 600; [.A99] &gt; 300); 300 * (1 - 0.1) * 12 + ([.A99] - 300) * (1 - 0.25) * 12; [.A99] * (1 - 0.35) * 12))" office:value-type="currency" office:currency="PLN" office:value="7644" calcext:value-type="currency">
            <text:p>7 644,00 zł</text:p>
          </table:table-cell>
          <table:table-cell table:style-name="ce4" table:formula="of:=IF([.B99] = [.C99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table:formula="of:=IF([.A100] &lt;= 500; [.A100] * (1 - 0.15) * 12; [.A100] * (1 - 0.25) * 12)" office:value-type="currency" office:currency="PLN" office:value="8910" calcext:value-type="currency">
            <text:p>8 910,00 zł</text:p>
          </table:table-cell>
          <table:table-cell table:style-name="ce2" table:formula="of:=IF([.A100] &lt;= 300; [.A100] * (1 - 0.1) * 12; IF(AND([.A100] &lt;= 600; [.A100] &gt; 300); 300 * (1 - 0.1) * 12 + ([.A100] - 300) * (1 - 0.25) * 12; [.A100] * (1 - 0.35) * 12))" office:value-type="currency" office:currency="PLN" office:value="7722" calcext:value-type="currency">
            <text:p>7 722,00 zł</text:p>
          </table:table-cell>
          <table:table-cell table:style-name="ce4" table:formula="of:=IF([.B100] = [.C100]; &quot;Tak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IF([.A101] &lt;= 500; [.A101] * (1 - 0.15) * 12; [.A101] * (1 - 0.25) * 12)" office:value-type="currency" office:currency="PLN" office:value="9000" calcext:value-type="currency">
            <text:p>9 000,00 zł</text:p>
          </table:table-cell>
          <table:table-cell table:style-name="ce2" table:formula="of:=IF([.A101] &lt;= 300; [.A101] * (1 - 0.1) * 12; IF(AND([.A101] &lt;= 600; [.A101] &gt; 300); 300 * (1 - 0.1) * 12 + ([.A101] - 300) * (1 - 0.25) * 12; [.A101] * (1 - 0.35) * 12))" office:value-type="currency" office:currency="PLN" office:value="7800" calcext:value-type="currency">
            <text:p>7 800,00 zł</text:p>
          </table:table-cell>
          <table:table-cell table:style-name="ce4" table:formula="of:=IF([.B101] = [.C101]; &quot;Tak&quot;; &quot;&quot;)">
            <text:p/>
          </table:table-cell>
          <table:table-cell table:number-columns-repeated="3"/>
        </table:table-row>
        <table:table-row table:style-name="ro1" table:number-rows-repeated="8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 C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Liczba sztuk</text:p>
          </table:table-cell>
          <table:table-cell office:value-type="string" calcext:value-type="string">
            <text:p>Producent A</text:p>
          </table:table-cell>
          <table:table-cell office:value-type="string" calcext:value-type="string">
            <text:p>Producent B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2] &lt;= 500; [.A2] * (1 - 0.15) * 12; [.A2] * (1 - 0.25) * 12)" office:value-type="currency" office:currency="PLN" office:value="102" calcext:value-type="currency">
            <text:p>102,00 zł</text:p>
          </table:table-cell>
          <table:table-cell table:style-name="ce2" table:formula="of:=IF([.A2] &lt;= 300; [.A2] * (1 - 0.1) * 12; IF(AND([.A2] &lt;= 600; [.A2] &gt; 300); 300 * (1 - 0.1) * 12 + ([.A2] - 300) * (1 - 0.25) * 12; [.A2] * (1 - 0.35) * 12))" office:value-type="currency" office:currency="PLN" office:value="108" calcext:value-type="currency">
            <text:p>108,00 zł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[.A3] &lt;= 500; [.A3] * (1 - 0.15) * 12; [.A3] * (1 - 0.25) * 12)" office:value-type="currency" office:currency="PLN" office:value="204" calcext:value-type="currency">
            <text:p>204,00 zł</text:p>
          </table:table-cell>
          <table:table-cell table:style-name="ce2" table:formula="of:=IF([.A3] &lt;= 300; [.A3] * (1 - 0.1) * 12; IF(AND([.A3] &lt;= 600; [.A3] &gt; 300); 300 * (1 - 0.1) * 12 + ([.A3] - 300) * (1 - 0.25) * 12; [.A3] * (1 - 0.35) * 12))" office:value-type="currency" office:currency="PLN" office:value="216" calcext:value-type="currency">
            <text:p>216,00 zł</text:p>
          </table:table-cell>
          <table:table-cell/>
          <table:table-cell office:value-type="string" calcext:value-type="string">
            <text:p>Odpowiedz: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[.A4] &lt;= 500; [.A4] * (1 - 0.15) * 12; [.A4] * (1 - 0.25) * 12)" office:value-type="currency" office:currency="PLN" office:value="306" calcext:value-type="currency">
            <text:p>306,00 zł</text:p>
          </table:table-cell>
          <table:table-cell table:style-name="ce2" table:formula="of:=IF([.A4] &lt;= 300; [.A4] * (1 - 0.1) * 12; IF(AND([.A4] &lt;= 600; [.A4] &gt; 300); 300 * (1 - 0.1) * 12 + ([.A4] - 300) * (1 - 0.25) * 12; [.A4] * (1 - 0.35) * 12))" office:value-type="currency" office:currency="PLN" office:value="324" calcext:value-type="currency">
            <text:p>324,00 zł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[.A5] &lt;= 500; [.A5] * (1 - 0.15) * 12; [.A5] * (1 - 0.25) * 12)" office:value-type="currency" office:currency="PLN" office:value="408" calcext:value-type="currency">
            <text:p>408,00 zł</text:p>
          </table:table-cell>
          <table:table-cell table:style-name="ce2" table:formula="of:=IF([.A5] &lt;= 300; [.A5] * (1 - 0.1) * 12; IF(AND([.A5] &lt;= 600; [.A5] &gt; 300); 300 * (1 - 0.1) * 12 + ([.A5] - 300) * (1 - 0.25) * 12; [.A5] * (1 - 0.35) * 12))" office:value-type="currency" office:currency="PLN" office:value="432" calcext:value-type="currency">
            <text:p>432,00 zł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IF([.A6] &lt;= 500; [.A6] * (1 - 0.15) * 12; [.A6] * (1 - 0.25) * 12)" office:value-type="currency" office:currency="PLN" office:value="510" calcext:value-type="currency">
            <text:p>510,00 zł</text:p>
          </table:table-cell>
          <table:table-cell table:style-name="ce2" table:formula="of:=IF([.A6] &lt;= 300; [.A6] * (1 - 0.1) * 12; IF(AND([.A6] &lt;= 600; [.A6] &gt; 300); 300 * (1 - 0.1) * 12 + ([.A6] - 300) * (1 - 0.25) * 12; [.A6] * (1 - 0.35) * 12))" office:value-type="currency" office:currency="PLN" office:value="540" calcext:value-type="currency">
            <text:p>540,00 zł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IF([.A7] &lt;= 500; [.A7] * (1 - 0.15) * 12; [.A7] * (1 - 0.25) * 12)" office:value-type="currency" office:currency="PLN" office:value="612" calcext:value-type="currency">
            <text:p>612,00 zł</text:p>
          </table:table-cell>
          <table:table-cell table:style-name="ce2" table:formula="of:=IF([.A7] &lt;= 300; [.A7] * (1 - 0.1) * 12; IF(AND([.A7] &lt;= 600; [.A7] &gt; 300); 300 * (1 - 0.1) * 12 + ([.A7] - 300) * (1 - 0.25) * 12; [.A7] * (1 - 0.35) * 12))" office:value-type="currency" office:currency="PLN" office:value="648" calcext:value-type="currency">
            <text:p>648,00 zł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IF([.A8] &lt;= 500; [.A8] * (1 - 0.15) * 12; [.A8] * (1 - 0.25) * 12)" office:value-type="currency" office:currency="PLN" office:value="714" calcext:value-type="currency">
            <text:p>714,00 zł</text:p>
          </table:table-cell>
          <table:table-cell table:style-name="ce2" table:formula="of:=IF([.A8] &lt;= 300; [.A8] * (1 - 0.1) * 12; IF(AND([.A8] &lt;= 600; [.A8] &gt; 300); 300 * (1 - 0.1) * 12 + ([.A8] - 300) * (1 - 0.25) * 12; [.A8] * (1 - 0.35) * 12))" office:value-type="currency" office:currency="PLN" office:value="756" calcext:value-type="currency">
            <text:p>756,00 zł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IF([.A9] &lt;= 500; [.A9] * (1 - 0.15) * 12; [.A9] * (1 - 0.25) * 12)" office:value-type="currency" office:currency="PLN" office:value="816" calcext:value-type="currency">
            <text:p>816,00 zł</text:p>
          </table:table-cell>
          <table:table-cell table:style-name="ce2" table:formula="of:=IF([.A9] &lt;= 300; [.A9] * (1 - 0.1) * 12; IF(AND([.A9] &lt;= 600; [.A9] &gt; 300); 300 * (1 - 0.1) * 12 + ([.A9] - 300) * (1 - 0.25) * 12; [.A9] * (1 - 0.35) * 12))" office:value-type="currency" office:currency="PLN" office:value="864" calcext:value-type="currency">
            <text:p>864,00 zł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IF([.A10] &lt;= 500; [.A10] * (1 - 0.15) * 12; [.A10] * (1 - 0.25) * 12)" office:value-type="currency" office:currency="PLN" office:value="918" calcext:value-type="currency">
            <text:p>918,00 zł</text:p>
          </table:table-cell>
          <table:table-cell table:style-name="ce2" table:formula="of:=IF([.A10] &lt;= 300; [.A10] * (1 - 0.1) * 12; IF(AND([.A10] &lt;= 600; [.A10] &gt; 300); 300 * (1 - 0.1) * 12 + ([.A10] - 300) * (1 - 0.25) * 12; [.A10] * (1 - 0.35) * 12))" office:value-type="currency" office:currency="PLN" office:value="972" calcext:value-type="currency">
            <text:p>972,00 zł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IF([.A11] &lt;= 500; [.A11] * (1 - 0.15) * 12; [.A11] * (1 - 0.25) * 12)" office:value-type="currency" office:currency="PLN" office:value="1020" calcext:value-type="currency">
            <text:p>1 020,00 zł</text:p>
          </table:table-cell>
          <table:table-cell table:style-name="ce2" table:formula="of:=IF([.A11] &lt;= 300; [.A11] * (1 - 0.1) * 12; IF(AND([.A11] &lt;= 600; [.A11] &gt; 300); 300 * (1 - 0.1) * 12 + ([.A11] - 300) * (1 - 0.25) * 12; [.A11] * (1 - 0.35) * 12))" office:value-type="currency" office:currency="PLN" office:value="1080" calcext:value-type="currency">
            <text:p>1 080,00 zł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IF([.A12] &lt;= 500; [.A12] * (1 - 0.15) * 12; [.A12] * (1 - 0.25) * 12)" office:value-type="currency" office:currency="PLN" office:value="1122" calcext:value-type="currency">
            <text:p>1 122,00 zł</text:p>
          </table:table-cell>
          <table:table-cell table:style-name="ce2" table:formula="of:=IF([.A12] &lt;= 300; [.A12] * (1 - 0.1) * 12; IF(AND([.A12] &lt;= 600; [.A12] &gt; 300); 300 * (1 - 0.1) * 12 + ([.A12] - 300) * (1 - 0.25) * 12; [.A12] * (1 - 0.35) * 12))" office:value-type="currency" office:currency="PLN" office:value="1188" calcext:value-type="currency">
            <text:p>1 188,00 zł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IF([.A13] &lt;= 500; [.A13] * (1 - 0.15) * 12; [.A13] * (1 - 0.25) * 12)" office:value-type="currency" office:currency="PLN" office:value="1224" calcext:value-type="currency">
            <text:p>1 224,00 zł</text:p>
          </table:table-cell>
          <table:table-cell table:style-name="ce2" table:formula="of:=IF([.A13] &lt;= 300; [.A13] * (1 - 0.1) * 12; IF(AND([.A13] &lt;= 600; [.A13] &gt; 300); 300 * (1 - 0.1) * 12 + ([.A13] - 300) * (1 - 0.25) * 12; [.A13] * (1 - 0.35) * 12))" office:value-type="currency" office:currency="PLN" office:value="1296" calcext:value-type="currency">
            <text:p>1 296,00 zł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IF([.A14] &lt;= 500; [.A14] * (1 - 0.15) * 12; [.A14] * (1 - 0.25) * 12)" office:value-type="currency" office:currency="PLN" office:value="1326" calcext:value-type="currency">
            <text:p>1 326,00 zł</text:p>
          </table:table-cell>
          <table:table-cell table:style-name="ce2" table:formula="of:=IF([.A14] &lt;= 300; [.A14] * (1 - 0.1) * 12; IF(AND([.A14] &lt;= 600; [.A14] &gt; 300); 300 * (1 - 0.1) * 12 + ([.A14] - 300) * (1 - 0.25) * 12; [.A14] * (1 - 0.35) * 12))" office:value-type="currency" office:currency="PLN" office:value="1404" calcext:value-type="currency">
            <text:p>1 404,00 zł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IF([.A15] &lt;= 500; [.A15] * (1 - 0.15) * 12; [.A15] * (1 - 0.25) * 12)" office:value-type="currency" office:currency="PLN" office:value="1428" calcext:value-type="currency">
            <text:p>1 428,00 zł</text:p>
          </table:table-cell>
          <table:table-cell table:style-name="ce2" table:formula="of:=IF([.A15] &lt;= 300; [.A15] * (1 - 0.1) * 12; IF(AND([.A15] &lt;= 600; [.A15] &gt; 300); 300 * (1 - 0.1) * 12 + ([.A15] - 300) * (1 - 0.25) * 12; [.A15] * (1 - 0.35) * 12))" office:value-type="currency" office:currency="PLN" office:value="1512" calcext:value-type="currency">
            <text:p>1 512,00 zł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IF([.A16] &lt;= 500; [.A16] * (1 - 0.15) * 12; [.A16] * (1 - 0.25) * 12)" office:value-type="currency" office:currency="PLN" office:value="1530" calcext:value-type="currency">
            <text:p>1 530,00 zł</text:p>
          </table:table-cell>
          <table:table-cell table:style-name="ce2" table:formula="of:=IF([.A16] &lt;= 300; [.A16] * (1 - 0.1) * 12; IF(AND([.A16] &lt;= 600; [.A16] &gt; 300); 300 * (1 - 0.1) * 12 + ([.A16] - 300) * (1 - 0.25) * 12; [.A16] * (1 - 0.35) * 12))" office:value-type="currency" office:currency="PLN" office:value="1620" calcext:value-type="currency">
            <text:p>1 620,00 zł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IF([.A17] &lt;= 500; [.A17] * (1 - 0.15) * 12; [.A17] * (1 - 0.25) * 12)" office:value-type="currency" office:currency="PLN" office:value="1632" calcext:value-type="currency">
            <text:p>1 632,00 zł</text:p>
          </table:table-cell>
          <table:table-cell table:style-name="ce2" table:formula="of:=IF([.A17] &lt;= 300; [.A17] * (1 - 0.1) * 12; IF(AND([.A17] &lt;= 600; [.A17] &gt; 300); 300 * (1 - 0.1) * 12 + ([.A17] - 300) * (1 - 0.25) * 12; [.A17] * (1 - 0.35) * 12))" office:value-type="currency" office:currency="PLN" office:value="1728" calcext:value-type="currency">
            <text:p>1 728,00 zł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IF([.A18] &lt;= 500; [.A18] * (1 - 0.15) * 12; [.A18] * (1 - 0.25) * 12)" office:value-type="currency" office:currency="PLN" office:value="1734" calcext:value-type="currency">
            <text:p>1 734,00 zł</text:p>
          </table:table-cell>
          <table:table-cell table:style-name="ce2" table:formula="of:=IF([.A18] &lt;= 300; [.A18] * (1 - 0.1) * 12; IF(AND([.A18] &lt;= 600; [.A18] &gt; 300); 300 * (1 - 0.1) * 12 + ([.A18] - 300) * (1 - 0.25) * 12; [.A18] * (1 - 0.35) * 12))" office:value-type="currency" office:currency="PLN" office:value="1836" calcext:value-type="currency">
            <text:p>1 836,00 zł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IF([.A19] &lt;= 500; [.A19] * (1 - 0.15) * 12; [.A19] * (1 - 0.25) * 12)" office:value-type="currency" office:currency="PLN" office:value="1836" calcext:value-type="currency">
            <text:p>1 836,00 zł</text:p>
          </table:table-cell>
          <table:table-cell table:style-name="ce2" table:formula="of:=IF([.A19] &lt;= 300; [.A19] * (1 - 0.1) * 12; IF(AND([.A19] &lt;= 600; [.A19] &gt; 300); 300 * (1 - 0.1) * 12 + ([.A19] - 300) * (1 - 0.25) * 12; [.A19] * (1 - 0.35) * 12))" office:value-type="currency" office:currency="PLN" office:value="1944" calcext:value-type="currency">
            <text:p>1 944,00 zł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IF([.A20] &lt;= 500; [.A20] * (1 - 0.15) * 12; [.A20] * (1 - 0.25) * 12)" office:value-type="currency" office:currency="PLN" office:value="1938" calcext:value-type="currency">
            <text:p>1 938,00 zł</text:p>
          </table:table-cell>
          <table:table-cell table:style-name="ce2" table:formula="of:=IF([.A20] &lt;= 300; [.A20] * (1 - 0.1) * 12; IF(AND([.A20] &lt;= 600; [.A20] &gt; 300); 300 * (1 - 0.1) * 12 + ([.A20] - 300) * (1 - 0.25) * 12; [.A20] * (1 - 0.35) * 12))" office:value-type="currency" office:currency="PLN" office:value="2052" calcext:value-type="currency">
            <text:p>2 052,00 zł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IF([.A21] &lt;= 500; [.A21] * (1 - 0.15) * 12; [.A21] * (1 - 0.25) * 12)" office:value-type="currency" office:currency="PLN" office:value="2040" calcext:value-type="currency">
            <text:p>2 040,00 zł</text:p>
          </table:table-cell>
          <table:table-cell table:style-name="ce2" table:formula="of:=IF([.A21] &lt;= 300; [.A21] * (1 - 0.1) * 12; IF(AND([.A21] &lt;= 600; [.A21] &gt; 300); 300 * (1 - 0.1) * 12 + ([.A21] - 300) * (1 - 0.25) * 12; [.A21] * (1 - 0.35) * 12))" office:value-type="currency" office:currency="PLN" office:value="2160" calcext:value-type="currency">
            <text:p>2 160,00 zł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formula="of:=IF([.A22] &lt;= 500; [.A22] * (1 - 0.15) * 12; [.A22] * (1 - 0.25) * 12)" office:value-type="currency" office:currency="PLN" office:value="2142" calcext:value-type="currency">
            <text:p>2 142,00 zł</text:p>
          </table:table-cell>
          <table:table-cell table:style-name="ce2" table:formula="of:=IF([.A22] &lt;= 300; [.A22] * (1 - 0.1) * 12; IF(AND([.A22] &lt;= 600; [.A22] &gt; 300); 300 * (1 - 0.1) * 12 + ([.A22] - 300) * (1 - 0.25) * 12; [.A22] * (1 - 0.35) * 12))" office:value-type="currency" office:currency="PLN" office:value="2268" calcext:value-type="currency">
            <text:p>2 268,00 zł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table:formula="of:=IF([.A23] &lt;= 500; [.A23] * (1 - 0.15) * 12; [.A23] * (1 - 0.25) * 12)" office:value-type="currency" office:currency="PLN" office:value="2244" calcext:value-type="currency">
            <text:p>2 244,00 zł</text:p>
          </table:table-cell>
          <table:table-cell table:style-name="ce2" table:formula="of:=IF([.A23] &lt;= 300; [.A23] * (1 - 0.1) * 12; IF(AND([.A23] &lt;= 600; [.A23] &gt; 300); 300 * (1 - 0.1) * 12 + ([.A23] - 300) * (1 - 0.25) * 12; [.A23] * (1 - 0.35) * 12))" office:value-type="currency" office:currency="PLN" office:value="2376" calcext:value-type="currency">
            <text:p>2 376,00 zł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table:formula="of:=IF([.A24] &lt;= 500; [.A24] * (1 - 0.15) * 12; [.A24] * (1 - 0.25) * 12)" office:value-type="currency" office:currency="PLN" office:value="2346" calcext:value-type="currency">
            <text:p>2 346,00 zł</text:p>
          </table:table-cell>
          <table:table-cell table:style-name="ce2" table:formula="of:=IF([.A24] &lt;= 300; [.A24] * (1 - 0.1) * 12; IF(AND([.A24] &lt;= 600; [.A24] &gt; 300); 300 * (1 - 0.1) * 12 + ([.A24] - 300) * (1 - 0.25) * 12; [.A24] * (1 - 0.35) * 12))" office:value-type="currency" office:currency="PLN" office:value="2484" calcext:value-type="currency">
            <text:p>2 484,00 zł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IF([.A25] &lt;= 500; [.A25] * (1 - 0.15) * 12; [.A25] * (1 - 0.25) * 12)" office:value-type="currency" office:currency="PLN" office:value="2448" calcext:value-type="currency">
            <text:p>2 448,00 zł</text:p>
          </table:table-cell>
          <table:table-cell table:style-name="ce2" table:formula="of:=IF([.A25] &lt;= 300; [.A25] * (1 - 0.1) * 12; IF(AND([.A25] &lt;= 600; [.A25] &gt; 300); 300 * (1 - 0.1) * 12 + ([.A25] - 300) * (1 - 0.25) * 12; [.A25] * (1 - 0.35) * 12))" office:value-type="currency" office:currency="PLN" office:value="2592" calcext:value-type="currency">
            <text:p>2 592,00 zł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IF([.A26] &lt;= 500; [.A26] * (1 - 0.15) * 12; [.A26] * (1 - 0.25) * 12)" office:value-type="currency" office:currency="PLN" office:value="2550" calcext:value-type="currency">
            <text:p>2 550,00 zł</text:p>
          </table:table-cell>
          <table:table-cell table:style-name="ce2" table:formula="of:=IF([.A26] &lt;= 300; [.A26] * (1 - 0.1) * 12; IF(AND([.A26] &lt;= 600; [.A26] &gt; 300); 300 * (1 - 0.1) * 12 + ([.A26] - 300) * (1 - 0.25) * 12; [.A26] * (1 - 0.35) * 12))" office:value-type="currency" office:currency="PLN" office:value="2700" calcext:value-type="currency">
            <text:p>2 700,00 zł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table:formula="of:=IF([.A27] &lt;= 500; [.A27] * (1 - 0.15) * 12; [.A27] * (1 - 0.25) * 12)" office:value-type="currency" office:currency="PLN" office:value="2652" calcext:value-type="currency">
            <text:p>2 652,00 zł</text:p>
          </table:table-cell>
          <table:table-cell table:style-name="ce2" table:formula="of:=IF([.A27] &lt;= 300; [.A27] * (1 - 0.1) * 12; IF(AND([.A27] &lt;= 600; [.A27] &gt; 300); 300 * (1 - 0.1) * 12 + ([.A27] - 300) * (1 - 0.25) * 12; [.A27] * (1 - 0.35) * 12))" office:value-type="currency" office:currency="PLN" office:value="2808" calcext:value-type="currency">
            <text:p>2 808,00 zł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table:formula="of:=IF([.A28] &lt;= 500; [.A28] * (1 - 0.15) * 12; [.A28] * (1 - 0.25) * 12)" office:value-type="currency" office:currency="PLN" office:value="2754" calcext:value-type="currency">
            <text:p>2 754,00 zł</text:p>
          </table:table-cell>
          <table:table-cell table:style-name="ce2" table:formula="of:=IF([.A28] &lt;= 300; [.A28] * (1 - 0.1) * 12; IF(AND([.A28] &lt;= 600; [.A28] &gt; 300); 300 * (1 - 0.1) * 12 + ([.A28] - 300) * (1 - 0.25) * 12; [.A28] * (1 - 0.35) * 12))" office:value-type="currency" office:currency="PLN" office:value="2916" calcext:value-type="currency">
            <text:p>2 916,00 zł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table:formula="of:=IF([.A29] &lt;= 500; [.A29] * (1 - 0.15) * 12; [.A29] * (1 - 0.25) * 12)" office:value-type="currency" office:currency="PLN" office:value="2856" calcext:value-type="currency">
            <text:p>2 856,00 zł</text:p>
          </table:table-cell>
          <table:table-cell table:style-name="ce2" table:formula="of:=IF([.A29] &lt;= 300; [.A29] * (1 - 0.1) * 12; IF(AND([.A29] &lt;= 600; [.A29] &gt; 300); 300 * (1 - 0.1) * 12 + ([.A29] - 300) * (1 - 0.25) * 12; [.A29] * (1 - 0.35) * 12))" office:value-type="currency" office:currency="PLN" office:value="3024" calcext:value-type="currency">
            <text:p>3 024,00 zł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table:formula="of:=IF([.A30] &lt;= 500; [.A30] * (1 - 0.15) * 12; [.A30] * (1 - 0.25) * 12)" office:value-type="currency" office:currency="PLN" office:value="2958" calcext:value-type="currency">
            <text:p>2 958,00 zł</text:p>
          </table:table-cell>
          <table:table-cell table:style-name="ce2" table:formula="of:=IF([.A30] &lt;= 300; [.A30] * (1 - 0.1) * 12; IF(AND([.A30] &lt;= 600; [.A30] &gt; 300); 300 * (1 - 0.1) * 12 + ([.A30] - 300) * (1 - 0.25) * 12; [.A30] * (1 - 0.35) * 12))" office:value-type="currency" office:currency="PLN" office:value="3132" calcext:value-type="currency">
            <text:p>3 132,00 zł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IF([.A31] &lt;= 500; [.A31] * (1 - 0.15) * 12; [.A31] * (1 - 0.25) * 12)" office:value-type="currency" office:currency="PLN" office:value="3060" calcext:value-type="currency">
            <text:p>3 060,00 zł</text:p>
          </table:table-cell>
          <table:table-cell table:style-name="ce2" table:formula="of:=IF([.A31] &lt;= 300; [.A31] * (1 - 0.1) * 12; IF(AND([.A31] &lt;= 600; [.A31] &gt; 300); 300 * (1 - 0.1) * 12 + ([.A31] - 300) * (1 - 0.25) * 12; [.A31] * (1 - 0.35) * 12))" office:value-type="currency" office:currency="PLN" office:value="3240" calcext:value-type="currency">
            <text:p>3 240,00 zł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table:formula="of:=IF([.A32] &lt;= 500; [.A32] * (1 - 0.15) * 12; [.A32] * (1 - 0.25) * 12)" office:value-type="currency" office:currency="PLN" office:value="3162" calcext:value-type="currency">
            <text:p>3 162,00 zł</text:p>
          </table:table-cell>
          <table:table-cell table:style-name="ce2" table:formula="of:=IF([.A32] &lt;= 300; [.A32] * (1 - 0.1) * 12; IF(AND([.A32] &lt;= 600; [.A32] &gt; 300); 300 * (1 - 0.1) * 12 + ([.A32] - 300) * (1 - 0.25) * 12; [.A32] * (1 - 0.35) * 12))" office:value-type="currency" office:currency="PLN" office:value="3330" calcext:value-type="currency">
            <text:p>3 330,00 zł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table:formula="of:=IF([.A33] &lt;= 500; [.A33] * (1 - 0.15) * 12; [.A33] * (1 - 0.25) * 12)" office:value-type="currency" office:currency="PLN" office:value="3264" calcext:value-type="currency">
            <text:p>3 264,00 zł</text:p>
          </table:table-cell>
          <table:table-cell table:style-name="ce2" table:formula="of:=IF([.A33] &lt;= 300; [.A33] * (1 - 0.1) * 12; IF(AND([.A33] &lt;= 600; [.A33] &gt; 300); 300 * (1 - 0.1) * 12 + ([.A33] - 300) * (1 - 0.25) * 12; [.A33] * (1 - 0.35) * 12))" office:value-type="currency" office:currency="PLN" office:value="3420" calcext:value-type="currency">
            <text:p>3 420,00 zł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table:formula="of:=IF([.A34] &lt;= 500; [.A34] * (1 - 0.15) * 12; [.A34] * (1 - 0.25) * 12)" office:value-type="currency" office:currency="PLN" office:value="3366" calcext:value-type="currency">
            <text:p>3 366,00 zł</text:p>
          </table:table-cell>
          <table:table-cell table:style-name="ce2" table:formula="of:=IF([.A34] &lt;= 300; [.A34] * (1 - 0.1) * 12; IF(AND([.A34] &lt;= 600; [.A34] &gt; 300); 300 * (1 - 0.1) * 12 + ([.A34] - 300) * (1 - 0.25) * 12; [.A34] * (1 - 0.35) * 12))" office:value-type="currency" office:currency="PLN" office:value="3510" calcext:value-type="currency">
            <text:p>3 510,00 zł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table:formula="of:=IF([.A35] &lt;= 500; [.A35] * (1 - 0.15) * 12; [.A35] * (1 - 0.25) * 12)" office:value-type="currency" office:currency="PLN" office:value="3468" calcext:value-type="currency">
            <text:p>3 468,00 zł</text:p>
          </table:table-cell>
          <table:table-cell table:style-name="ce2" table:formula="of:=IF([.A35] &lt;= 300; [.A35] * (1 - 0.1) * 12; IF(AND([.A35] &lt;= 600; [.A35] &gt; 300); 300 * (1 - 0.1) * 12 + ([.A35] - 300) * (1 - 0.25) * 12; [.A35] * (1 - 0.35) * 12))" office:value-type="currency" office:currency="PLN" office:value="3600" calcext:value-type="currency">
            <text:p>3 600,00 zł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table:formula="of:=IF([.A36] &lt;= 500; [.A36] * (1 - 0.15) * 12; [.A36] * (1 - 0.25) * 12)" office:value-type="currency" office:currency="PLN" office:value="3570" calcext:value-type="currency">
            <text:p>3 570,00 zł</text:p>
          </table:table-cell>
          <table:table-cell table:style-name="ce2" table:formula="of:=IF([.A36] &lt;= 300; [.A36] * (1 - 0.1) * 12; IF(AND([.A36] &lt;= 600; [.A36] &gt; 300); 300 * (1 - 0.1) * 12 + ([.A36] - 300) * (1 - 0.25) * 12; [.A36] * (1 - 0.35) * 12))" office:value-type="currency" office:currency="PLN" office:value="3690" calcext:value-type="currency">
            <text:p>3 690,00 zł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table:formula="of:=IF([.A37] &lt;= 500; [.A37] * (1 - 0.15) * 12; [.A37] * (1 - 0.25) * 12)" office:value-type="currency" office:currency="PLN" office:value="3672" calcext:value-type="currency">
            <text:p>3 672,00 zł</text:p>
          </table:table-cell>
          <table:table-cell table:style-name="ce2" table:formula="of:=IF([.A37] &lt;= 300; [.A37] * (1 - 0.1) * 12; IF(AND([.A37] &lt;= 600; [.A37] &gt; 300); 300 * (1 - 0.1) * 12 + ([.A37] - 300) * (1 - 0.25) * 12; [.A37] * (1 - 0.35) * 12))" office:value-type="currency" office:currency="PLN" office:value="3780" calcext:value-type="currency">
            <text:p>3 780,00 zł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table:formula="of:=IF([.A38] &lt;= 500; [.A38] * (1 - 0.15) * 12; [.A38] * (1 - 0.25) * 12)" office:value-type="currency" office:currency="PLN" office:value="3774" calcext:value-type="currency">
            <text:p>3 774,00 zł</text:p>
          </table:table-cell>
          <table:table-cell table:style-name="ce2" table:formula="of:=IF([.A38] &lt;= 300; [.A38] * (1 - 0.1) * 12; IF(AND([.A38] &lt;= 600; [.A38] &gt; 300); 300 * (1 - 0.1) * 12 + ([.A38] - 300) * (1 - 0.25) * 12; [.A38] * (1 - 0.35) * 12))" office:value-type="currency" office:currency="PLN" office:value="3870" calcext:value-type="currency">
            <text:p>3 870,00 zł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table:formula="of:=IF([.A39] &lt;= 500; [.A39] * (1 - 0.15) * 12; [.A39] * (1 - 0.25) * 12)" office:value-type="currency" office:currency="PLN" office:value="3876" calcext:value-type="currency">
            <text:p>3 876,00 zł</text:p>
          </table:table-cell>
          <table:table-cell table:style-name="ce2" table:formula="of:=IF([.A39] &lt;= 300; [.A39] * (1 - 0.1) * 12; IF(AND([.A39] &lt;= 600; [.A39] &gt; 300); 300 * (1 - 0.1) * 12 + ([.A39] - 300) * (1 - 0.25) * 12; [.A39] * (1 - 0.35) * 12))" office:value-type="currency" office:currency="PLN" office:value="3960" calcext:value-type="currency">
            <text:p>3 960,00 zł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table:formula="of:=IF([.A40] &lt;= 500; [.A40] * (1 - 0.15) * 12; [.A40] * (1 - 0.25) * 12)" office:value-type="currency" office:currency="PLN" office:value="3978" calcext:value-type="currency">
            <text:p>3 978,00 zł</text:p>
          </table:table-cell>
          <table:table-cell table:style-name="ce2" table:formula="of:=IF([.A40] &lt;= 300; [.A40] * (1 - 0.1) * 12; IF(AND([.A40] &lt;= 600; [.A40] &gt; 300); 300 * (1 - 0.1) * 12 + ([.A40] - 300) * (1 - 0.25) * 12; [.A40] * (1 - 0.35) * 12))" office:value-type="currency" office:currency="PLN" office:value="4050" calcext:value-type="currency">
            <text:p>4 050,00 zł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IF([.A41] &lt;= 500; [.A41] * (1 - 0.15) * 12; [.A41] * (1 - 0.25) * 12)" office:value-type="currency" office:currency="PLN" office:value="4080" calcext:value-type="currency">
            <text:p>4 080,00 zł</text:p>
          </table:table-cell>
          <table:table-cell table:style-name="ce2" table:formula="of:=IF([.A41] &lt;= 300; [.A41] * (1 - 0.1) * 12; IF(AND([.A41] &lt;= 600; [.A41] &gt; 300); 300 * (1 - 0.1) * 12 + ([.A41] - 300) * (1 - 0.25) * 12; [.A41] * (1 - 0.35) * 12))" office:value-type="currency" office:currency="PLN" office:value="4140" calcext:value-type="currency">
            <text:p>4 140,00 zł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table:formula="of:=IF([.A42] &lt;= 500; [.A42] * (1 - 0.15) * 12; [.A42] * (1 - 0.25) * 12)" office:value-type="currency" office:currency="PLN" office:value="4182" calcext:value-type="currency">
            <text:p>4 182,00 zł</text:p>
          </table:table-cell>
          <table:table-cell table:style-name="ce2" table:formula="of:=IF([.A42] &lt;= 300; [.A42] * (1 - 0.1) * 12; IF(AND([.A42] &lt;= 600; [.A42] &gt; 300); 300 * (1 - 0.1) * 12 + ([.A42] - 300) * (1 - 0.25) * 12; [.A42] * (1 - 0.35) * 12))" office:value-type="currency" office:currency="PLN" office:value="4230" calcext:value-type="currency">
            <text:p>4 230,00 zł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table:formula="of:=IF([.A43] &lt;= 500; [.A43] * (1 - 0.15) * 12; [.A43] * (1 - 0.25) * 12)" office:value-type="currency" office:currency="PLN" office:value="4284" calcext:value-type="currency">
            <text:p>4 284,00 zł</text:p>
          </table:table-cell>
          <table:table-cell table:style-name="ce2" table:formula="of:=IF([.A43] &lt;= 300; [.A43] * (1 - 0.1) * 12; IF(AND([.A43] &lt;= 600; [.A43] &gt; 300); 300 * (1 - 0.1) * 12 + ([.A43] - 300) * (1 - 0.25) * 12; [.A43] * (1 - 0.35) * 12))" office:value-type="currency" office:currency="PLN" office:value="4320" calcext:value-type="currency">
            <text:p>4 320,00 zł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table:formula="of:=IF([.A44] &lt;= 500; [.A44] * (1 - 0.15) * 12; [.A44] * (1 - 0.25) * 12)" office:value-type="currency" office:currency="PLN" office:value="4386" calcext:value-type="currency">
            <text:p>4 386,00 zł</text:p>
          </table:table-cell>
          <table:table-cell table:style-name="ce2" table:formula="of:=IF([.A44] &lt;= 300; [.A44] * (1 - 0.1) * 12; IF(AND([.A44] &lt;= 600; [.A44] &gt; 300); 300 * (1 - 0.1) * 12 + ([.A44] - 300) * (1 - 0.25) * 12; [.A44] * (1 - 0.35) * 12))" office:value-type="currency" office:currency="PLN" office:value="4410" calcext:value-type="currency">
            <text:p>4 410,00 zł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table:formula="of:=IF([.A45] &lt;= 500; [.A45] * (1 - 0.15) * 12; [.A45] * (1 - 0.25) * 12)" office:value-type="currency" office:currency="PLN" office:value="4488" calcext:value-type="currency">
            <text:p>4 488,00 zł</text:p>
          </table:table-cell>
          <table:table-cell table:style-name="ce2" table:formula="of:=IF([.A45] &lt;= 300; [.A45] * (1 - 0.1) * 12; IF(AND([.A45] &lt;= 600; [.A45] &gt; 300); 300 * (1 - 0.1) * 12 + ([.A45] - 300) * (1 - 0.25) * 12; [.A45] * (1 - 0.35) * 12))" office:value-type="currency" office:currency="PLN" office:value="4500" calcext:value-type="currency">
            <text:p>4 500,00 zł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table:formula="of:=IF([.A46] &lt;= 500; [.A46] * (1 - 0.15) * 12; [.A46] * (1 - 0.25) * 12)" office:value-type="currency" office:currency="PLN" office:value="4590" calcext:value-type="currency">
            <text:p>4 590,00 zł</text:p>
          </table:table-cell>
          <table:table-cell table:style-name="ce2" table:formula="of:=IF([.A46] &lt;= 300; [.A46] * (1 - 0.1) * 12; IF(AND([.A46] &lt;= 600; [.A46] &gt; 300); 300 * (1 - 0.1) * 12 + ([.A46] - 300) * (1 - 0.25) * 12; [.A46] * (1 - 0.35) * 12))" office:value-type="currency" office:currency="PLN" office:value="4590" calcext:value-type="currency">
            <text:p>4 590,00 zł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table:formula="of:=IF([.A47] &lt;= 500; [.A47] * (1 - 0.15) * 12; [.A47] * (1 - 0.25) * 12)" office:value-type="currency" office:currency="PLN" office:value="4692" calcext:value-type="currency">
            <text:p>4 692,00 zł</text:p>
          </table:table-cell>
          <table:table-cell table:style-name="ce2" table:formula="of:=IF([.A47] &lt;= 300; [.A47] * (1 - 0.1) * 12; IF(AND([.A47] &lt;= 600; [.A47] &gt; 300); 300 * (1 - 0.1) * 12 + ([.A47] - 300) * (1 - 0.25) * 12; [.A47] * (1 - 0.35) * 12))" office:value-type="currency" office:currency="PLN" office:value="4680" calcext:value-type="currency">
            <text:p>4 680,00 zł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table:formula="of:=IF([.A48] &lt;= 500; [.A48] * (1 - 0.15) * 12; [.A48] * (1 - 0.25) * 12)" office:value-type="currency" office:currency="PLN" office:value="4794" calcext:value-type="currency">
            <text:p>4 794,00 zł</text:p>
          </table:table-cell>
          <table:table-cell table:style-name="ce2" table:formula="of:=IF([.A48] &lt;= 300; [.A48] * (1 - 0.1) * 12; IF(AND([.A48] &lt;= 600; [.A48] &gt; 300); 300 * (1 - 0.1) * 12 + ([.A48] - 300) * (1 - 0.25) * 12; [.A48] * (1 - 0.35) * 12))" office:value-type="currency" office:currency="PLN" office:value="4770" calcext:value-type="currency">
            <text:p>4 770,00 zł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table:formula="of:=IF([.A49] &lt;= 500; [.A49] * (1 - 0.15) * 12; [.A49] * (1 - 0.25) * 12)" office:value-type="currency" office:currency="PLN" office:value="4896" calcext:value-type="currency">
            <text:p>4 896,00 zł</text:p>
          </table:table-cell>
          <table:table-cell table:style-name="ce2" table:formula="of:=IF([.A49] &lt;= 300; [.A49] * (1 - 0.1) * 12; IF(AND([.A49] &lt;= 600; [.A49] &gt; 300); 300 * (1 - 0.1) * 12 + ([.A49] - 300) * (1 - 0.25) * 12; [.A49] * (1 - 0.35) * 12))" office:value-type="currency" office:currency="PLN" office:value="4860" calcext:value-type="currency">
            <text:p>4 860,00 zł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table:formula="of:=IF([.A50] &lt;= 500; [.A50] * (1 - 0.15) * 12; [.A50] * (1 - 0.25) * 12)" office:value-type="currency" office:currency="PLN" office:value="4998" calcext:value-type="currency">
            <text:p>4 998,00 zł</text:p>
          </table:table-cell>
          <table:table-cell table:style-name="ce2" table:formula="of:=IF([.A50] &lt;= 300; [.A50] * (1 - 0.1) * 12; IF(AND([.A50] &lt;= 600; [.A50] &gt; 300); 300 * (1 - 0.1) * 12 + ([.A50] - 300) * (1 - 0.25) * 12; [.A50] * (1 - 0.35) * 12))" office:value-type="currency" office:currency="PLN" office:value="4950" calcext:value-type="currency">
            <text:p>4 950,00 zł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IF([.A51] &lt;= 500; [.A51] * (1 - 0.15) * 12; [.A51] * (1 - 0.25) * 12)" office:value-type="currency" office:currency="PLN" office:value="5100" calcext:value-type="currency">
            <text:p>5 100,00 zł</text:p>
          </table:table-cell>
          <table:table-cell table:style-name="ce11" table:formula="of:=IF([.A51] &lt;= 300; [.A51] * (1 - 0.1) * 12; IF(AND([.A51] &lt;= 600; [.A51] &gt; 300); 300 * (1 - 0.1) * 12 + ([.A51] - 300) * (1 - 0.25) * 12; [.A51] * (1 - 0.35) * 12))" office:value-type="currency" office:currency="PLN" office:value="5040" calcext:value-type="currency">
            <text:p>5 040,00 zł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table:formula="of:=IF([.A52] &lt;= 500; [.A52] * (1 - 0.15) * 12; [.A52] * (1 - 0.25) * 12)" office:value-type="currency" office:currency="PLN" office:value="4590" calcext:value-type="currency">
            <text:p>4 590,00 zł</text:p>
          </table:table-cell>
          <table:table-cell table:style-name="ce2" table:formula="of:=IF([.A52] &lt;= 300; [.A52] * (1 - 0.1) * 12; IF(AND([.A52] &lt;= 600; [.A52] &gt; 300); 300 * (1 - 0.1) * 12 + ([.A52] - 300) * (1 - 0.25) * 12; [.A52] * (1 - 0.35) * 12))" office:value-type="currency" office:currency="PLN" office:value="5130" calcext:value-type="currency">
            <text:p>5 130,00 zł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table:formula="of:=IF([.A53] &lt;= 500; [.A53] * (1 - 0.15) * 12; [.A53] * (1 - 0.25) * 12)" office:value-type="currency" office:currency="PLN" office:value="4680" calcext:value-type="currency">
            <text:p>4 680,00 zł</text:p>
          </table:table-cell>
          <table:table-cell table:style-name="ce2" table:formula="of:=IF([.A53] &lt;= 300; [.A53] * (1 - 0.1) * 12; IF(AND([.A53] &lt;= 600; [.A53] &gt; 300); 300 * (1 - 0.1) * 12 + ([.A53] - 300) * (1 - 0.25) * 12; [.A53] * (1 - 0.35) * 12))" office:value-type="currency" office:currency="PLN" office:value="5220" calcext:value-type="currency">
            <text:p>5 220,00 zł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table:formula="of:=IF([.A54] &lt;= 500; [.A54] * (1 - 0.15) * 12; [.A54] * (1 - 0.25) * 12)" office:value-type="currency" office:currency="PLN" office:value="4770" calcext:value-type="currency">
            <text:p>4 770,00 zł</text:p>
          </table:table-cell>
          <table:table-cell table:style-name="ce2" table:formula="of:=IF([.A54] &lt;= 300; [.A54] * (1 - 0.1) * 12; IF(AND([.A54] &lt;= 600; [.A54] &gt; 300); 300 * (1 - 0.1) * 12 + ([.A54] - 300) * (1 - 0.25) * 12; [.A54] * (1 - 0.35) * 12))" office:value-type="currency" office:currency="PLN" office:value="5310" calcext:value-type="currency">
            <text:p>5 310,00 zł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table:formula="of:=IF([.A55] &lt;= 500; [.A55] * (1 - 0.15) * 12; [.A55] * (1 - 0.25) * 12)" office:value-type="currency" office:currency="PLN" office:value="4860" calcext:value-type="currency">
            <text:p>4 860,00 zł</text:p>
          </table:table-cell>
          <table:table-cell table:style-name="ce2" table:formula="of:=IF([.A55] &lt;= 300; [.A55] * (1 - 0.1) * 12; IF(AND([.A55] &lt;= 600; [.A55] &gt; 300); 300 * (1 - 0.1) * 12 + ([.A55] - 300) * (1 - 0.25) * 12; [.A55] * (1 - 0.35) * 12))" office:value-type="currency" office:currency="PLN" office:value="5400" calcext:value-type="currency">
            <text:p>5 400,00 zł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1" table:formula="of:=IF([.A56] &lt;= 500; [.A56] * (1 - 0.15) * 12; [.A56] * (1 - 0.25) * 12)" office:value-type="currency" office:currency="PLN" office:value="4950" calcext:value-type="currency">
            <text:p>4 950,00 zł</text:p>
          </table:table-cell>
          <table:table-cell table:style-name="ce2" table:formula="of:=IF([.A56] &lt;= 300; [.A56] * (1 - 0.1) * 12; IF(AND([.A56] &lt;= 600; [.A56] &gt; 300); 300 * (1 - 0.1) * 12 + ([.A56] - 300) * (1 - 0.25) * 12; [.A56] * (1 - 0.35) * 12))" office:value-type="currency" office:currency="PLN" office:value="5490" calcext:value-type="currency">
            <text:p>5 490,00 zł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table:formula="of:=IF([.A57] &lt;= 500; [.A57] * (1 - 0.15) * 12; [.A57] * (1 - 0.25) * 12)" office:value-type="currency" office:currency="PLN" office:value="5040" calcext:value-type="currency">
            <text:p>5 040,00 zł</text:p>
          </table:table-cell>
          <table:table-cell table:style-name="ce2" table:formula="of:=IF([.A57] &lt;= 300; [.A57] * (1 - 0.1) * 12; IF(AND([.A57] &lt;= 600; [.A57] &gt; 300); 300 * (1 - 0.1) * 12 + ([.A57] - 300) * (1 - 0.25) * 12; [.A57] * (1 - 0.35) * 12))" office:value-type="currency" office:currency="PLN" office:value="5580" calcext:value-type="currency">
            <text:p>5 580,00 zł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table:formula="of:=IF([.A58] &lt;= 500; [.A58] * (1 - 0.15) * 12; [.A58] * (1 - 0.25) * 12)" office:value-type="currency" office:currency="PLN" office:value="5130" calcext:value-type="currency">
            <text:p>5 130,00 zł</text:p>
          </table:table-cell>
          <table:table-cell table:style-name="ce2" table:formula="of:=IF([.A58] &lt;= 300; [.A58] * (1 - 0.1) * 12; IF(AND([.A58] &lt;= 600; [.A58] &gt; 300); 300 * (1 - 0.1) * 12 + ([.A58] - 300) * (1 - 0.25) * 12; [.A58] * (1 - 0.35) * 12))" office:value-type="currency" office:currency="PLN" office:value="5670" calcext:value-type="currency">
            <text:p>5 670,00 zł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table:formula="of:=IF([.A59] &lt;= 500; [.A59] * (1 - 0.15) * 12; [.A59] * (1 - 0.25) * 12)" office:value-type="currency" office:currency="PLN" office:value="5220" calcext:value-type="currency">
            <text:p>5 220,00 zł</text:p>
          </table:table-cell>
          <table:table-cell table:style-name="ce2" table:formula="of:=IF([.A59] &lt;= 300; [.A59] * (1 - 0.1) * 12; IF(AND([.A59] &lt;= 600; [.A59] &gt; 300); 300 * (1 - 0.1) * 12 + ([.A59] - 300) * (1 - 0.25) * 12; [.A59] * (1 - 0.35) * 12))" office:value-type="currency" office:currency="PLN" office:value="5760" calcext:value-type="currency">
            <text:p>5 760,00 zł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table:formula="of:=IF([.A60] &lt;= 500; [.A60] * (1 - 0.15) * 12; [.A60] * (1 - 0.25) * 12)" office:value-type="currency" office:currency="PLN" office:value="5310" calcext:value-type="currency">
            <text:p>5 310,00 zł</text:p>
          </table:table-cell>
          <table:table-cell table:style-name="ce2" table:formula="of:=IF([.A60] &lt;= 300; [.A60] * (1 - 0.1) * 12; IF(AND([.A60] &lt;= 600; [.A60] &gt; 300); 300 * (1 - 0.1) * 12 + ([.A60] - 300) * (1 - 0.25) * 12; [.A60] * (1 - 0.35) * 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table:formula="of:=IF([.A61] &lt;= 500; [.A61] * (1 - 0.15) * 12; [.A61] * (1 - 0.25) * 12)" office:value-type="currency" office:currency="PLN" office:value="5400" calcext:value-type="currency">
            <text:p>5 400,00 zł</text:p>
          </table:table-cell>
          <table:table-cell table:style-name="ce2" table:formula="of:=IF([.A61] &lt;= 300; [.A61] * (1 - 0.1) * 12; IF(AND([.A61] &lt;= 600; [.A61] &gt; 300); 300 * (1 - 0.1) * 12 + ([.A61] - 300) * (1 - 0.25) * 12; [.A61] * (1 - 0.35) * 12))" office:value-type="currency" office:currency="PLN" office:value="5940" calcext:value-type="currency">
            <text:p>5 940,00 zł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IF([.A62] &lt;= 500; [.A62] * (1 - 0.15) * 12; [.A62] * (1 - 0.25) * 12)" office:value-type="currency" office:currency="PLN" office:value="5490" calcext:value-type="currency">
            <text:p>5 490,00 zł</text:p>
          </table:table-cell>
          <table:table-cell table:style-name="ce2" table:formula="of:=IF([.A62] &lt;= 300; [.A62] * (1 - 0.1) * 12; IF(AND([.A62] &lt;= 600; [.A62] &gt; 300); 300 * (1 - 0.1) * 12 + ([.A62] - 300) * (1 - 0.25) * 12; [.A62] * (1 - 0.35) * 12))" office:value-type="currency" office:currency="PLN" office:value="4758" calcext:value-type="currency">
            <text:p>4 758,00 zł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IF([.A63] &lt;= 500; [.A63] * (1 - 0.15) * 12; [.A63] * (1 - 0.25) * 12)" office:value-type="currency" office:currency="PLN" office:value="5580" calcext:value-type="currency">
            <text:p>5 580,00 zł</text:p>
          </table:table-cell>
          <table:table-cell table:style-name="ce2" table:formula="of:=IF([.A63] &lt;= 300; [.A63] * (1 - 0.1) * 12; IF(AND([.A63] &lt;= 600; [.A63] &gt; 300); 300 * (1 - 0.1) * 12 + ([.A63] - 300) * (1 - 0.25) * 12; [.A63] * (1 - 0.35) * 12))" office:value-type="currency" office:currency="PLN" office:value="4836" calcext:value-type="currency">
            <text:p>4 836,00 zł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IF([.A64] &lt;= 500; [.A64] * (1 - 0.15) * 12; [.A64] * (1 - 0.25) * 12)" office:value-type="currency" office:currency="PLN" office:value="5670" calcext:value-type="currency">
            <text:p>5 670,00 zł</text:p>
          </table:table-cell>
          <table:table-cell table:style-name="ce2" table:formula="of:=IF([.A64] &lt;= 300; [.A64] * (1 - 0.1) * 12; IF(AND([.A64] &lt;= 600; [.A64] &gt; 300); 300 * (1 - 0.1) * 12 + ([.A64] - 300) * (1 - 0.25) * 12; [.A64] * (1 - 0.35) * 12))" office:value-type="currency" office:currency="PLN" office:value="4914" calcext:value-type="currency">
            <text:p>4 914,00 zł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IF([.A65] &lt;= 500; [.A65] * (1 - 0.15) * 12; [.A65] * (1 - 0.25) * 12)" office:value-type="currency" office:currency="PLN" office:value="5760" calcext:value-type="currency">
            <text:p>5 760,00 zł</text:p>
          </table:table-cell>
          <table:table-cell table:style-name="ce2" table:formula="of:=IF([.A65] &lt;= 300; [.A65] * (1 - 0.1) * 12; IF(AND([.A65] &lt;= 600; [.A65] &gt; 300); 300 * (1 - 0.1) * 12 + ([.A65] - 300) * (1 - 0.25) * 12; [.A65] * (1 - 0.35) * 12))" office:value-type="currency" office:currency="PLN" office:value="4992" calcext:value-type="currency">
            <text:p>4 992,00 zł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IF([.A66] &lt;= 500; [.A66] * (1 - 0.15) * 12; [.A66] * (1 - 0.25) * 12)" office:value-type="currency" office:currency="PLN" office:value="5850" calcext:value-type="currency">
            <text:p>5 850,00 zł</text:p>
          </table:table-cell>
          <table:table-cell table:style-name="ce2" table:formula="of:=IF([.A66] &lt;= 300; [.A66] * (1 - 0.1) * 12; IF(AND([.A66] &lt;= 600; [.A66] &gt; 300); 300 * (1 - 0.1) * 12 + ([.A66] - 300) * (1 - 0.25) * 12; [.A66] * (1 - 0.35) * 12))" office:value-type="currency" office:currency="PLN" office:value="5070" calcext:value-type="currency">
            <text:p>5 070,00 zł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IF([.A67] &lt;= 500; [.A67] * (1 - 0.15) * 12; [.A67] * (1 - 0.25) * 12)" office:value-type="currency" office:currency="PLN" office:value="5940" calcext:value-type="currency">
            <text:p>5 940,00 zł</text:p>
          </table:table-cell>
          <table:table-cell table:style-name="ce2" table:formula="of:=IF([.A67] &lt;= 300; [.A67] * (1 - 0.1) * 12; IF(AND([.A67] &lt;= 600; [.A67] &gt; 300); 300 * (1 - 0.1) * 12 + ([.A67] - 300) * (1 - 0.25) * 12; [.A67] * (1 - 0.35) * 12))" office:value-type="currency" office:currency="PLN" office:value="5148" calcext:value-type="currency">
            <text:p>5 148,00 zł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IF([.A68] &lt;= 500; [.A68] * (1 - 0.15) * 12; [.A68] * (1 - 0.25) * 12)" office:value-type="currency" office:currency="PLN" office:value="6030" calcext:value-type="currency">
            <text:p>6 030,00 zł</text:p>
          </table:table-cell>
          <table:table-cell table:style-name="ce2" table:formula="of:=IF([.A68] &lt;= 300; [.A68] * (1 - 0.1) * 12; IF(AND([.A68] &lt;= 600; [.A68] &gt; 300); 300 * (1 - 0.1) * 12 + ([.A68] - 300) * (1 - 0.25) * 12; [.A68] * (1 - 0.35) * 12))" office:value-type="currency" office:currency="PLN" office:value="5226" calcext:value-type="currency">
            <text:p>5 226,00 zł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IF([.A69] &lt;= 500; [.A69] * (1 - 0.15) * 12; [.A69] * (1 - 0.25) * 12)" office:value-type="currency" office:currency="PLN" office:value="6120" calcext:value-type="currency">
            <text:p>6 120,00 zł</text:p>
          </table:table-cell>
          <table:table-cell table:style-name="ce2" table:formula="of:=IF([.A69] &lt;= 300; [.A69] * (1 - 0.1) * 12; IF(AND([.A69] &lt;= 600; [.A69] &gt; 300); 300 * (1 - 0.1) * 12 + ([.A69] - 300) * (1 - 0.25) * 12; [.A69] * (1 - 0.35) * 12))" office:value-type="currency" office:currency="PLN" office:value="5304" calcext:value-type="currency">
            <text:p>5 304,00 zł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IF([.A70] &lt;= 500; [.A70] * (1 - 0.15) * 12; [.A70] * (1 - 0.25) * 12)" office:value-type="currency" office:currency="PLN" office:value="6210" calcext:value-type="currency">
            <text:p>6 210,00 zł</text:p>
          </table:table-cell>
          <table:table-cell table:style-name="ce2" table:formula="of:=IF([.A70] &lt;= 300; [.A70] * (1 - 0.1) * 12; IF(AND([.A70] &lt;= 600; [.A70] &gt; 300); 300 * (1 - 0.1) * 12 + ([.A70] - 300) * (1 - 0.25) * 12; [.A70] * (1 - 0.35) * 12))" office:value-type="currency" office:currency="PLN" office:value="5382" calcext:value-type="currency">
            <text:p>5 382,00 zł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IF([.A71] &lt;= 500; [.A71] * (1 - 0.15) * 12; [.A71] * (1 - 0.25) * 12)" office:value-type="currency" office:currency="PLN" office:value="6300" calcext:value-type="currency">
            <text:p>6 300,00 zł</text:p>
          </table:table-cell>
          <table:table-cell table:style-name="ce2" table:formula="of:=IF([.A71] &lt;= 300; [.A71] * (1 - 0.1) * 12; IF(AND([.A71] &lt;= 600; [.A71] &gt; 300); 300 * (1 - 0.1) * 12 + ([.A71] - 300) * (1 - 0.25) * 12; [.A71] * (1 - 0.35) * 12))" office:value-type="currency" office:currency="PLN" office:value="5460" calcext:value-type="currency">
            <text:p>5 460,00 zł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table:formula="of:=IF([.A72] &lt;= 500; [.A72] * (1 - 0.15) * 12; [.A72] * (1 - 0.25) * 12)" office:value-type="currency" office:currency="PLN" office:value="6390" calcext:value-type="currency">
            <text:p>6 390,00 zł</text:p>
          </table:table-cell>
          <table:table-cell table:style-name="ce2" table:formula="of:=IF([.A72] &lt;= 300; [.A72] * (1 - 0.1) * 12; IF(AND([.A72] &lt;= 600; [.A72] &gt; 300); 300 * (1 - 0.1) * 12 + ([.A72] - 300) * (1 - 0.25) * 12; [.A72] * (1 - 0.35) * 12))" office:value-type="currency" office:currency="PLN" office:value="5538" calcext:value-type="currency">
            <text:p>5 538,00 zł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table:formula="of:=IF([.A73] &lt;= 500; [.A73] * (1 - 0.15) * 12; [.A73] * (1 - 0.25) * 12)" office:value-type="currency" office:currency="PLN" office:value="6480" calcext:value-type="currency">
            <text:p>6 480,00 zł</text:p>
          </table:table-cell>
          <table:table-cell table:style-name="ce2" table:formula="of:=IF([.A73] &lt;= 300; [.A73] * (1 - 0.1) * 12; IF(AND([.A73] &lt;= 600; [.A73] &gt; 300); 300 * (1 - 0.1) * 12 + ([.A73] - 300) * (1 - 0.25) * 12; [.A73] * (1 - 0.35) * 12))" office:value-type="currency" office:currency="PLN" office:value="5616" calcext:value-type="currency">
            <text:p>5 616,00 zł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table:formula="of:=IF([.A74] &lt;= 500; [.A74] * (1 - 0.15) * 12; [.A74] * (1 - 0.25) * 12)" office:value-type="currency" office:currency="PLN" office:value="6570" calcext:value-type="currency">
            <text:p>6 570,00 zł</text:p>
          </table:table-cell>
          <table:table-cell table:style-name="ce2" table:formula="of:=IF([.A74] &lt;= 300; [.A74] * (1 - 0.1) * 12; IF(AND([.A74] &lt;= 600; [.A74] &gt; 300); 300 * (1 - 0.1) * 12 + ([.A74] - 300) * (1 - 0.25) * 12; [.A74] * (1 - 0.35) * 12))" office:value-type="currency" office:currency="PLN" office:value="5694" calcext:value-type="currency">
            <text:p>5 694,00 zł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table:formula="of:=IF([.A75] &lt;= 500; [.A75] * (1 - 0.15) * 12; [.A75] * (1 - 0.25) * 12)" office:value-type="currency" office:currency="PLN" office:value="6660" calcext:value-type="currency">
            <text:p>6 660,00 zł</text:p>
          </table:table-cell>
          <table:table-cell table:style-name="ce2" table:formula="of:=IF([.A75] &lt;= 300; [.A75] * (1 - 0.1) * 12; IF(AND([.A75] &lt;= 600; [.A75] &gt; 300); 300 * (1 - 0.1) * 12 + ([.A75] - 300) * (1 - 0.25) * 12; [.A75] * (1 - 0.35) * 12))" office:value-type="currency" office:currency="PLN" office:value="5772" calcext:value-type="currency">
            <text:p>5 772,00 zł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table:formula="of:=IF([.A76] &lt;= 500; [.A76] * (1 - 0.15) * 12; [.A76] * (1 - 0.25) * 12)" office:value-type="currency" office:currency="PLN" office:value="6750" calcext:value-type="currency">
            <text:p>6 750,00 zł</text:p>
          </table:table-cell>
          <table:table-cell table:style-name="ce2" table:formula="of:=IF([.A76] &lt;= 300; [.A76] * (1 - 0.1) * 12; IF(AND([.A76] &lt;= 600; [.A76] &gt; 300); 300 * (1 - 0.1) * 12 + ([.A76] - 300) * (1 - 0.25) * 12; [.A76] * (1 - 0.35) * 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table:formula="of:=IF([.A77] &lt;= 500; [.A77] * (1 - 0.15) * 12; [.A77] * (1 - 0.25) * 12)" office:value-type="currency" office:currency="PLN" office:value="6840" calcext:value-type="currency">
            <text:p>6 840,00 zł</text:p>
          </table:table-cell>
          <table:table-cell table:style-name="ce2" table:formula="of:=IF([.A77] &lt;= 300; [.A77] * (1 - 0.1) * 12; IF(AND([.A77] &lt;= 600; [.A77] &gt; 300); 300 * (1 - 0.1) * 12 + ([.A77] - 300) * (1 - 0.25) * 12; [.A77] * (1 - 0.35) * 12))" office:value-type="currency" office:currency="PLN" office:value="5928" calcext:value-type="currency">
            <text:p>5 928,00 zł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table:formula="of:=IF([.A78] &lt;= 500; [.A78] * (1 - 0.15) * 12; [.A78] * (1 - 0.25) * 12)" office:value-type="currency" office:currency="PLN" office:value="6930" calcext:value-type="currency">
            <text:p>6 930,00 zł</text:p>
          </table:table-cell>
          <table:table-cell table:style-name="ce2" table:formula="of:=IF([.A78] &lt;= 300; [.A78] * (1 - 0.1) * 12; IF(AND([.A78] &lt;= 600; [.A78] &gt; 300); 300 * (1 - 0.1) * 12 + ([.A78] - 300) * (1 - 0.25) * 12; [.A78] * (1 - 0.35) * 12))" office:value-type="currency" office:currency="PLN" office:value="6006" calcext:value-type="currency">
            <text:p>6 006,00 zł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table:formula="of:=IF([.A79] &lt;= 500; [.A79] * (1 - 0.15) * 12; [.A79] * (1 - 0.25) * 12)" office:value-type="currency" office:currency="PLN" office:value="7020" calcext:value-type="currency">
            <text:p>7 020,00 zł</text:p>
          </table:table-cell>
          <table:table-cell table:style-name="ce2" table:formula="of:=IF([.A79] &lt;= 300; [.A79] * (1 - 0.1) * 12; IF(AND([.A79] &lt;= 600; [.A79] &gt; 300); 300 * (1 - 0.1) * 12 + ([.A79] - 300) * (1 - 0.25) * 12; [.A79] * (1 - 0.35) * 12))" office:value-type="currency" office:currency="PLN" office:value="6084" calcext:value-type="currency">
            <text:p>6 084,00 zł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table:formula="of:=IF([.A80] &lt;= 500; [.A80] * (1 - 0.15) * 12; [.A80] * (1 - 0.25) * 12)" office:value-type="currency" office:currency="PLN" office:value="7110" calcext:value-type="currency">
            <text:p>7 110,00 zł</text:p>
          </table:table-cell>
          <table:table-cell table:style-name="ce2" table:formula="of:=IF([.A80] &lt;= 300; [.A80] * (1 - 0.1) * 12; IF(AND([.A80] &lt;= 600; [.A80] &gt; 300); 300 * (1 - 0.1) * 12 + ([.A80] - 300) * (1 - 0.25) * 12; [.A80] * (1 - 0.35) * 12))" office:value-type="currency" office:currency="PLN" office:value="6162" calcext:value-type="currency">
            <text:p>6 162,00 zł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IF([.A81] &lt;= 500; [.A81] * (1 - 0.15) * 12; [.A81] * (1 - 0.25) * 12)" office:value-type="currency" office:currency="PLN" office:value="7200" calcext:value-type="currency">
            <text:p>7 200,00 zł</text:p>
          </table:table-cell>
          <table:table-cell table:style-name="ce2" table:formula="of:=IF([.A81] &lt;= 300; [.A81] * (1 - 0.1) * 12; IF(AND([.A81] &lt;= 600; [.A81] &gt; 300); 300 * (1 - 0.1) * 12 + ([.A81] - 300) * (1 - 0.25) * 12; [.A81] * (1 - 0.35) * 12))" office:value-type="currency" office:currency="PLN" office:value="6240" calcext:value-type="currency">
            <text:p>6 240,00 zł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table:formula="of:=IF([.A82] &lt;= 500; [.A82] * (1 - 0.15) * 12; [.A82] * (1 - 0.25) * 12)" office:value-type="currency" office:currency="PLN" office:value="7290" calcext:value-type="currency">
            <text:p>7 290,00 zł</text:p>
          </table:table-cell>
          <table:table-cell table:style-name="ce2" table:formula="of:=IF([.A82] &lt;= 300; [.A82] * (1 - 0.1) * 12; IF(AND([.A82] &lt;= 600; [.A82] &gt; 300); 300 * (1 - 0.1) * 12 + ([.A82] - 300) * (1 - 0.25) * 12; [.A82] * (1 - 0.35) * 12))" office:value-type="currency" office:currency="PLN" office:value="6318" calcext:value-type="currency">
            <text:p>6 318,00 zł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table:formula="of:=IF([.A83] &lt;= 500; [.A83] * (1 - 0.15) * 12; [.A83] * (1 - 0.25) * 12)" office:value-type="currency" office:currency="PLN" office:value="7380" calcext:value-type="currency">
            <text:p>7 380,00 zł</text:p>
          </table:table-cell>
          <table:table-cell table:style-name="ce2" table:formula="of:=IF([.A83] &lt;= 300; [.A83] * (1 - 0.1) * 12; IF(AND([.A83] &lt;= 600; [.A83] &gt; 300); 300 * (1 - 0.1) * 12 + ([.A83] - 300) * (1 - 0.25) * 12; [.A83] * (1 - 0.35) * 12))" office:value-type="currency" office:currency="PLN" office:value="6396" calcext:value-type="currency">
            <text:p>6 396,00 zł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table:formula="of:=IF([.A84] &lt;= 500; [.A84] * (1 - 0.15) * 12; [.A84] * (1 - 0.25) * 12)" office:value-type="currency" office:currency="PLN" office:value="7470" calcext:value-type="currency">
            <text:p>7 470,00 zł</text:p>
          </table:table-cell>
          <table:table-cell table:style-name="ce2" table:formula="of:=IF([.A84] &lt;= 300; [.A84] * (1 - 0.1) * 12; IF(AND([.A84] &lt;= 600; [.A84] &gt; 300); 300 * (1 - 0.1) * 12 + ([.A84] - 300) * (1 - 0.25) * 12; [.A84] * (1 - 0.35) * 12))" office:value-type="currency" office:currency="PLN" office:value="6474" calcext:value-type="currency">
            <text:p>6 474,00 zł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table:formula="of:=IF([.A85] &lt;= 500; [.A85] * (1 - 0.15) * 12; [.A85] * (1 - 0.25) * 12)" office:value-type="currency" office:currency="PLN" office:value="7560" calcext:value-type="currency">
            <text:p>7 560,00 zł</text:p>
          </table:table-cell>
          <table:table-cell table:style-name="ce2" table:formula="of:=IF([.A85] &lt;= 300; [.A85] * (1 - 0.1) * 12; IF(AND([.A85] &lt;= 600; [.A85] &gt; 300); 300 * (1 - 0.1) * 12 + ([.A85] - 300) * (1 - 0.25) * 12; [.A85] * (1 - 0.35) * 12))" office:value-type="currency" office:currency="PLN" office:value="6552" calcext:value-type="currency">
            <text:p>6 552,00 zł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table:formula="of:=IF([.A86] &lt;= 500; [.A86] * (1 - 0.15) * 12; [.A86] * (1 - 0.25) * 12)" office:value-type="currency" office:currency="PLN" office:value="7650" calcext:value-type="currency">
            <text:p>7 650,00 zł</text:p>
          </table:table-cell>
          <table:table-cell table:style-name="ce2" table:formula="of:=IF([.A86] &lt;= 300; [.A86] * (1 - 0.1) * 12; IF(AND([.A86] &lt;= 600; [.A86] &gt; 300); 300 * (1 - 0.1) * 12 + ([.A86] - 300) * (1 - 0.25) * 12; [.A86] * (1 - 0.35) * 12))" office:value-type="currency" office:currency="PLN" office:value="6630" calcext:value-type="currency">
            <text:p>6 630,00 zł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table:formula="of:=IF([.A87] &lt;= 500; [.A87] * (1 - 0.15) * 12; [.A87] * (1 - 0.25) * 12)" office:value-type="currency" office:currency="PLN" office:value="7740" calcext:value-type="currency">
            <text:p>7 740,00 zł</text:p>
          </table:table-cell>
          <table:table-cell table:style-name="ce2" table:formula="of:=IF([.A87] &lt;= 300; [.A87] * (1 - 0.1) * 12; IF(AND([.A87] &lt;= 600; [.A87] &gt; 300); 300 * (1 - 0.1) * 12 + ([.A87] - 300) * (1 - 0.25) * 12; [.A87] * (1 - 0.35) * 12))" office:value-type="currency" office:currency="PLN" office:value="6708" calcext:value-type="currency">
            <text:p>6 708,00 zł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table:formula="of:=IF([.A88] &lt;= 500; [.A88] * (1 - 0.15) * 12; [.A88] * (1 - 0.25) * 12)" office:value-type="currency" office:currency="PLN" office:value="7830" calcext:value-type="currency">
            <text:p>7 830,00 zł</text:p>
          </table:table-cell>
          <table:table-cell table:style-name="ce2" table:formula="of:=IF([.A88] &lt;= 300; [.A88] * (1 - 0.1) * 12; IF(AND([.A88] &lt;= 600; [.A88] &gt; 300); 300 * (1 - 0.1) * 12 + ([.A88] - 300) * (1 - 0.25) * 12; [.A88] * (1 - 0.35) * 12))" office:value-type="currency" office:currency="PLN" office:value="6786" calcext:value-type="currency">
            <text:p>6 786,00 zł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table:formula="of:=IF([.A89] &lt;= 500; [.A89] * (1 - 0.15) * 12; [.A89] * (1 - 0.25) * 12)" office:value-type="currency" office:currency="PLN" office:value="7920" calcext:value-type="currency">
            <text:p>7 920,00 zł</text:p>
          </table:table-cell>
          <table:table-cell table:style-name="ce2" table:formula="of:=IF([.A89] &lt;= 300; [.A89] * (1 - 0.1) * 12; IF(AND([.A89] &lt;= 600; [.A89] &gt; 300); 300 * (1 - 0.1) * 12 + ([.A89] - 300) * (1 - 0.25) * 12; [.A89] * (1 - 0.35) * 12))" office:value-type="currency" office:currency="PLN" office:value="6864" calcext:value-type="currency">
            <text:p>6 864,00 zł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table:formula="of:=IF([.A90] &lt;= 500; [.A90] * (1 - 0.15) * 12; [.A90] * (1 - 0.25) * 12)" office:value-type="currency" office:currency="PLN" office:value="8010" calcext:value-type="currency">
            <text:p>8 010,00 zł</text:p>
          </table:table-cell>
          <table:table-cell table:style-name="ce2" table:formula="of:=IF([.A90] &lt;= 300; [.A90] * (1 - 0.1) * 12; IF(AND([.A90] &lt;= 600; [.A90] &gt; 300); 300 * (1 - 0.1) * 12 + ([.A90] - 300) * (1 - 0.25) * 12; [.A90] * (1 - 0.35) * 12))" office:value-type="currency" office:currency="PLN" office:value="6942" calcext:value-type="currency">
            <text:p>6 942,00 zł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IF([.A91] &lt;= 500; [.A91] * (1 - 0.15) * 12; [.A91] * (1 - 0.25) * 12)" office:value-type="currency" office:currency="PLN" office:value="8100" calcext:value-type="currency">
            <text:p>8 100,00 zł</text:p>
          </table:table-cell>
          <table:table-cell table:style-name="ce2" table:formula="of:=IF([.A91] &lt;= 300; [.A91] * (1 - 0.1) * 12; IF(AND([.A91] &lt;= 600; [.A91] &gt; 300); 300 * (1 - 0.1) * 12 + ([.A91] - 300) * (1 - 0.25) * 12; [.A91] * (1 - 0.35) * 12))" office:value-type="currency" office:currency="PLN" office:value="7020" calcext:value-type="currency">
            <text:p>7 020,00 zł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table:formula="of:=IF([.A92] &lt;= 500; [.A92] * (1 - 0.15) * 12; [.A92] * (1 - 0.25) * 12)" office:value-type="currency" office:currency="PLN" office:value="8190" calcext:value-type="currency">
            <text:p>8 190,00 zł</text:p>
          </table:table-cell>
          <table:table-cell table:style-name="ce2" table:formula="of:=IF([.A92] &lt;= 300; [.A92] * (1 - 0.1) * 12; IF(AND([.A92] &lt;= 600; [.A92] &gt; 300); 300 * (1 - 0.1) * 12 + ([.A92] - 300) * (1 - 0.25) * 12; [.A92] * (1 - 0.35) * 12))" office:value-type="currency" office:currency="PLN" office:value="7098" calcext:value-type="currency">
            <text:p>7 098,00 zł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table:formula="of:=IF([.A93] &lt;= 500; [.A93] * (1 - 0.15) * 12; [.A93] * (1 - 0.25) * 12)" office:value-type="currency" office:currency="PLN" office:value="8280" calcext:value-type="currency">
            <text:p>8 280,00 zł</text:p>
          </table:table-cell>
          <table:table-cell table:style-name="ce2" table:formula="of:=IF([.A93] &lt;= 300; [.A93] * (1 - 0.1) * 12; IF(AND([.A93] &lt;= 600; [.A93] &gt; 300); 300 * (1 - 0.1) * 12 + ([.A93] - 300) * (1 - 0.25) * 12; [.A93] * (1 - 0.35) * 12))" office:value-type="currency" office:currency="PLN" office:value="7176" calcext:value-type="currency">
            <text:p>7 176,00 zł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table:formula="of:=IF([.A94] &lt;= 500; [.A94] * (1 - 0.15) * 12; [.A94] * (1 - 0.25) * 12)" office:value-type="currency" office:currency="PLN" office:value="8370" calcext:value-type="currency">
            <text:p>8 370,00 zł</text:p>
          </table:table-cell>
          <table:table-cell table:style-name="ce2" table:formula="of:=IF([.A94] &lt;= 300; [.A94] * (1 - 0.1) * 12; IF(AND([.A94] &lt;= 600; [.A94] &gt; 300); 300 * (1 - 0.1) * 12 + ([.A94] - 300) * (1 - 0.25) * 12; [.A94] * (1 - 0.35) * 12))" office:value-type="currency" office:currency="PLN" office:value="7254" calcext:value-type="currency">
            <text:p>7 254,00 zł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table:formula="of:=IF([.A95] &lt;= 500; [.A95] * (1 - 0.15) * 12; [.A95] * (1 - 0.25) * 12)" office:value-type="currency" office:currency="PLN" office:value="8460" calcext:value-type="currency">
            <text:p>8 460,00 zł</text:p>
          </table:table-cell>
          <table:table-cell table:style-name="ce2" table:formula="of:=IF([.A95] &lt;= 300; [.A95] * (1 - 0.1) * 12; IF(AND([.A95] &lt;= 600; [.A95] &gt; 300); 300 * (1 - 0.1) * 12 + ([.A95] - 300) * (1 - 0.25) * 12; [.A95] * (1 - 0.35) * 12))" office:value-type="currency" office:currency="PLN" office:value="7332" calcext:value-type="currency">
            <text:p>7 332,00 zł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table:formula="of:=IF([.A96] &lt;= 500; [.A96] * (1 - 0.15) * 12; [.A96] * (1 - 0.25) * 12)" office:value-type="currency" office:currency="PLN" office:value="8550" calcext:value-type="currency">
            <text:p>8 550,00 zł</text:p>
          </table:table-cell>
          <table:table-cell table:style-name="ce2" table:formula="of:=IF([.A96] &lt;= 300; [.A96] * (1 - 0.1) * 12; IF(AND([.A96] &lt;= 600; [.A96] &gt; 300); 300 * (1 - 0.1) * 12 + ([.A96] - 300) * (1 - 0.25) * 12; [.A96] * (1 - 0.35) * 12))" office:value-type="currency" office:currency="PLN" office:value="7410" calcext:value-type="currency">
            <text:p>7 410,00 zł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table:formula="of:=IF([.A97] &lt;= 500; [.A97] * (1 - 0.15) * 12; [.A97] * (1 - 0.25) * 12)" office:value-type="currency" office:currency="PLN" office:value="8640" calcext:value-type="currency">
            <text:p>8 640,00 zł</text:p>
          </table:table-cell>
          <table:table-cell table:style-name="ce2" table:formula="of:=IF([.A97] &lt;= 300; [.A97] * (1 - 0.1) * 12; IF(AND([.A97] &lt;= 600; [.A97] &gt; 300); 300 * (1 - 0.1) * 12 + ([.A97] - 300) * (1 - 0.25) * 12; [.A97] * (1 - 0.35) * 12))" office:value-type="currency" office:currency="PLN" office:value="7488" calcext:value-type="currency">
            <text:p>7 488,00 zł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table:formula="of:=IF([.A98] &lt;= 500; [.A98] * (1 - 0.15) * 12; [.A98] * (1 - 0.25) * 12)" office:value-type="currency" office:currency="PLN" office:value="8730" calcext:value-type="currency">
            <text:p>8 730,00 zł</text:p>
          </table:table-cell>
          <table:table-cell table:style-name="ce2" table:formula="of:=IF([.A98] &lt;= 300; [.A98] * (1 - 0.1) * 12; IF(AND([.A98] &lt;= 600; [.A98] &gt; 300); 300 * (1 - 0.1) * 12 + ([.A98] - 300) * (1 - 0.25) * 12; [.A98] * (1 - 0.35) * 12))" office:value-type="currency" office:currency="PLN" office:value="7566" calcext:value-type="currency">
            <text:p>7 566,00 zł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table:formula="of:=IF([.A99] &lt;= 500; [.A99] * (1 - 0.15) * 12; [.A99] * (1 - 0.25) * 12)" office:value-type="currency" office:currency="PLN" office:value="8820" calcext:value-type="currency">
            <text:p>8 820,00 zł</text:p>
          </table:table-cell>
          <table:table-cell table:style-name="ce2" table:formula="of:=IF([.A99] &lt;= 300; [.A99] * (1 - 0.1) * 12; IF(AND([.A99] &lt;= 600; [.A99] &gt; 300); 300 * (1 - 0.1) * 12 + ([.A99] - 300) * (1 - 0.25) * 12; [.A99] * (1 - 0.35) * 12))" office:value-type="currency" office:currency="PLN" office:value="7644" calcext:value-type="currency">
            <text:p>7 644,00 zł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table:formula="of:=IF([.A100] &lt;= 500; [.A100] * (1 - 0.15) * 12; [.A100] * (1 - 0.25) * 12)" office:value-type="currency" office:currency="PLN" office:value="8910" calcext:value-type="currency">
            <text:p>8 910,00 zł</text:p>
          </table:table-cell>
          <table:table-cell table:style-name="ce2" table:formula="of:=IF([.A100] &lt;= 300; [.A100] * (1 - 0.1) * 12; IF(AND([.A100] &lt;= 600; [.A100] &gt; 300); 300 * (1 - 0.1) * 12 + ([.A100] - 300) * (1 - 0.25) * 12; [.A100] * (1 - 0.35) * 12))" office:value-type="currency" office:currency="PLN" office:value="7722" calcext:value-type="currency">
            <text:p>7 722,00 zł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IF([.A101] &lt;= 500; [.A101] * (1 - 0.15) * 12; [.A101] * (1 - 0.25) * 12)" office:value-type="currency" office:currency="PLN" office:value="9000" calcext:value-type="currency">
            <text:p>9 000,00 zł</text:p>
          </table:table-cell>
          <table:table-cell table:style-name="ce2" table:formula="of:=IF([.A101] &lt;= 300; [.A101] * (1 - 0.1) * 12; IF(AND([.A101] &lt;= 600; [.A101] &gt; 300); 300 * (1 - 0.1) * 12 + ([.A101] - 300) * (1 - 0.25) * 12; [.A101] * (1 - 0.35) * 12))" office:value-type="currency" office:currency="PLN" office:value="7800" calcext:value-type="currency">
            <text:p>7 800,00 zł</text:p>
          </table:table-cell>
          <table:table-cell table:number-columns-repeated="3"/>
        </table:table-row>
        <table:table-row table:style-name="ro1" table:number-rows-repeated="8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Zadanie D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Liczba sztuk</text:p>
          </table:table-cell>
          <table:table-cell office:value-type="string" calcext:value-type="string">
            <text:p>Producent A</text:p>
          </table:table-cell>
          <table:table-cell office:value-type="string" calcext:value-type="string">
            <text:p>Producent B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2] &lt;= 500; [.A2] * (1 - 0.15) * 12; [.A2] * (1 - 0.25) * 12)" office:value-type="currency" office:currency="PLN" office:value="102" calcext:value-type="currency">
            <text:p>102,00 zł</text:p>
          </table:table-cell>
          <table:table-cell table:style-name="ce2" table:formula="of:=IF([.A2] &lt;= 300; [.A2] * (1 - 0.1) * 12; IF(AND([.A2] &lt;= 600; [.A2] &gt; 300); 300 * (1 - 0.1) * 12 + ([.A2] - 300) * (1 - 0.25) * 12; [.A2] * (1 - 0.35) * 12))" office:value-type="currency" office:currency="PLN" office:value="108" calcext:value-type="currency">
            <text:p>108,00 zł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[.A3] &lt;= 500; [.A3] * (1 - 0.15) * 12; [.A3] * (1 - 0.25) * 12)" office:value-type="currency" office:currency="PLN" office:value="204" calcext:value-type="currency">
            <text:p>204,00 zł</text:p>
          </table:table-cell>
          <table:table-cell table:style-name="ce2" table:formula="of:=IF([.A3] &lt;= 300; [.A3] * (1 - 0.1) * 12; IF(AND([.A3] &lt;= 600; [.A3] &gt; 300); 300 * (1 - 0.1) * 12 + ([.A3] - 300) * (1 - 0.25) * 12; [.A3] * (1 - 0.35) * 12))" office:value-type="currency" office:currency="PLN" office:value="216" calcext:value-type="currency">
            <text:p>216,00 zł</text:p>
          </table:table-cell>
          <table:table-cell/>
          <table:table-cell office:value-type="string" calcext:value-type="string">
            <text:p>Odpowiedz: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[.A4] &lt;= 500; [.A4] * (1 - 0.15) * 12; [.A4] * (1 - 0.25) * 12)" office:value-type="currency" office:currency="PLN" office:value="306" calcext:value-type="currency">
            <text:p>306,00 zł</text:p>
          </table:table-cell>
          <table:table-cell table:style-name="ce2" table:formula="of:=IF([.A4] &lt;= 300; [.A4] * (1 - 0.1) * 12; IF(AND([.A4] &lt;= 600; [.A4] &gt; 300); 300 * (1 - 0.1) * 12 + ([.A4] - 300) * (1 - 0.25) * 12; [.A4] * (1 - 0.35) * 12))" office:value-type="currency" office:currency="PLN" office:value="324" calcext:value-type="currency">
            <text:p>324,00 zł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[.A5] &lt;= 500; [.A5] * (1 - 0.15) * 12; [.A5] * (1 - 0.25) * 12)" office:value-type="currency" office:currency="PLN" office:value="408" calcext:value-type="currency">
            <text:p>408,00 zł</text:p>
          </table:table-cell>
          <table:table-cell table:style-name="ce2" table:formula="of:=IF([.A5] &lt;= 300; [.A5] * (1 - 0.1) * 12; IF(AND([.A5] &lt;= 600; [.A5] &gt; 300); 300 * (1 - 0.1) * 12 + ([.A5] - 300) * (1 - 0.25) * 12; [.A5] * (1 - 0.35) * 12))" office:value-type="currency" office:currency="PLN" office:value="432" calcext:value-type="currency">
            <text:p>432,00 zł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IF([.A6] &lt;= 500; [.A6] * (1 - 0.15) * 12; [.A6] * (1 - 0.25) * 12)" office:value-type="currency" office:currency="PLN" office:value="510" calcext:value-type="currency">
            <text:p>510,00 zł</text:p>
          </table:table-cell>
          <table:table-cell table:style-name="ce2" table:formula="of:=IF([.A6] &lt;= 300; [.A6] * (1 - 0.1) * 12; IF(AND([.A6] &lt;= 600; [.A6] &gt; 300); 300 * (1 - 0.1) * 12 + ([.A6] - 300) * (1 - 0.25) * 12; [.A6] * (1 - 0.35) * 12))" office:value-type="currency" office:currency="PLN" office:value="540" calcext:value-type="currency">
            <text:p>540,00 zł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IF([.A7] &lt;= 500; [.A7] * (1 - 0.15) * 12; [.A7] * (1 - 0.25) * 12)" office:value-type="currency" office:currency="PLN" office:value="612" calcext:value-type="currency">
            <text:p>612,00 zł</text:p>
          </table:table-cell>
          <table:table-cell table:style-name="ce2" table:formula="of:=IF([.A7] &lt;= 300; [.A7] * (1 - 0.1) * 12; IF(AND([.A7] &lt;= 600; [.A7] &gt; 300); 300 * (1 - 0.1) * 12 + ([.A7] - 300) * (1 - 0.25) * 12; [.A7] * (1 - 0.35) * 12))" office:value-type="currency" office:currency="PLN" office:value="648" calcext:value-type="currency">
            <text:p>648,00 zł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IF([.A8] &lt;= 500; [.A8] * (1 - 0.15) * 12; [.A8] * (1 - 0.25) * 12)" office:value-type="currency" office:currency="PLN" office:value="714" calcext:value-type="currency">
            <text:p>714,00 zł</text:p>
          </table:table-cell>
          <table:table-cell table:style-name="ce2" table:formula="of:=IF([.A8] &lt;= 300; [.A8] * (1 - 0.1) * 12; IF(AND([.A8] &lt;= 600; [.A8] &gt; 300); 300 * (1 - 0.1) * 12 + ([.A8] - 300) * (1 - 0.25) * 12; [.A8] * (1 - 0.35) * 12))" office:value-type="currency" office:currency="PLN" office:value="756" calcext:value-type="currency">
            <text:p>756,00 zł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IF([.A9] &lt;= 500; [.A9] * (1 - 0.15) * 12; [.A9] * (1 - 0.25) * 12)" office:value-type="currency" office:currency="PLN" office:value="816" calcext:value-type="currency">
            <text:p>816,00 zł</text:p>
          </table:table-cell>
          <table:table-cell table:style-name="ce2" table:formula="of:=IF([.A9] &lt;= 300; [.A9] * (1 - 0.1) * 12; IF(AND([.A9] &lt;= 600; [.A9] &gt; 300); 300 * (1 - 0.1) * 12 + ([.A9] - 300) * (1 - 0.25) * 12; [.A9] * (1 - 0.35) * 12))" office:value-type="currency" office:currency="PLN" office:value="864" calcext:value-type="currency">
            <text:p>864,00 zł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IF([.A10] &lt;= 500; [.A10] * (1 - 0.15) * 12; [.A10] * (1 - 0.25) * 12)" office:value-type="currency" office:currency="PLN" office:value="918" calcext:value-type="currency">
            <text:p>918,00 zł</text:p>
          </table:table-cell>
          <table:table-cell table:style-name="ce2" table:formula="of:=IF([.A10] &lt;= 300; [.A10] * (1 - 0.1) * 12; IF(AND([.A10] &lt;= 600; [.A10] &gt; 300); 300 * (1 - 0.1) * 12 + ([.A10] - 300) * (1 - 0.25) * 12; [.A10] * (1 - 0.35) * 12))" office:value-type="currency" office:currency="PLN" office:value="972" calcext:value-type="currency">
            <text:p>972,00 zł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IF([.A11] &lt;= 500; [.A11] * (1 - 0.15) * 12; [.A11] * (1 - 0.25) * 12)" office:value-type="currency" office:currency="PLN" office:value="1020" calcext:value-type="currency">
            <text:p>1 020,00 zł</text:p>
          </table:table-cell>
          <table:table-cell table:style-name="ce2" table:formula="of:=IF([.A11] &lt;= 300; [.A11] * (1 - 0.1) * 12; IF(AND([.A11] &lt;= 600; [.A11] &gt; 300); 300 * (1 - 0.1) * 12 + ([.A11] - 300) * (1 - 0.25) * 12; [.A11] * (1 - 0.35) * 12))" office:value-type="currency" office:currency="PLN" office:value="1080" calcext:value-type="currency">
            <text:p>1 080,00 zł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IF([.A12] &lt;= 500; [.A12] * (1 - 0.15) * 12; [.A12] * (1 - 0.25) * 12)" office:value-type="currency" office:currency="PLN" office:value="1122" calcext:value-type="currency">
            <text:p>1 122,00 zł</text:p>
          </table:table-cell>
          <table:table-cell table:style-name="ce2" table:formula="of:=IF([.A12] &lt;= 300; [.A12] * (1 - 0.1) * 12; IF(AND([.A12] &lt;= 600; [.A12] &gt; 300); 300 * (1 - 0.1) * 12 + ([.A12] - 300) * (1 - 0.25) * 12; [.A12] * (1 - 0.35) * 12))" office:value-type="currency" office:currency="PLN" office:value="1188" calcext:value-type="currency">
            <text:p>1 188,00 zł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IF([.A13] &lt;= 500; [.A13] * (1 - 0.15) * 12; [.A13] * (1 - 0.25) * 12)" office:value-type="currency" office:currency="PLN" office:value="1224" calcext:value-type="currency">
            <text:p>1 224,00 zł</text:p>
          </table:table-cell>
          <table:table-cell table:style-name="ce2" table:formula="of:=IF([.A13] &lt;= 300; [.A13] * (1 - 0.1) * 12; IF(AND([.A13] &lt;= 600; [.A13] &gt; 300); 300 * (1 - 0.1) * 12 + ([.A13] - 300) * (1 - 0.25) * 12; [.A13] * (1 - 0.35) * 12))" office:value-type="currency" office:currency="PLN" office:value="1296" calcext:value-type="currency">
            <text:p>1 296,00 zł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IF([.A14] &lt;= 500; [.A14] * (1 - 0.15) * 12; [.A14] * (1 - 0.25) * 12)" office:value-type="currency" office:currency="PLN" office:value="1326" calcext:value-type="currency">
            <text:p>1 326,00 zł</text:p>
          </table:table-cell>
          <table:table-cell table:style-name="ce2" table:formula="of:=IF([.A14] &lt;= 300; [.A14] * (1 - 0.1) * 12; IF(AND([.A14] &lt;= 600; [.A14] &gt; 300); 300 * (1 - 0.1) * 12 + ([.A14] - 300) * (1 - 0.25) * 12; [.A14] * (1 - 0.35) * 12))" office:value-type="currency" office:currency="PLN" office:value="1404" calcext:value-type="currency">
            <text:p>1 404,00 zł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IF([.A15] &lt;= 500; [.A15] * (1 - 0.15) * 12; [.A15] * (1 - 0.25) * 12)" office:value-type="currency" office:currency="PLN" office:value="1428" calcext:value-type="currency">
            <text:p>1 428,00 zł</text:p>
          </table:table-cell>
          <table:table-cell table:style-name="ce2" table:formula="of:=IF([.A15] &lt;= 300; [.A15] * (1 - 0.1) * 12; IF(AND([.A15] &lt;= 600; [.A15] &gt; 300); 300 * (1 - 0.1) * 12 + ([.A15] - 300) * (1 - 0.25) * 12; [.A15] * (1 - 0.35) * 12))" office:value-type="currency" office:currency="PLN" office:value="1512" calcext:value-type="currency">
            <text:p>1 512,00 zł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IF([.A16] &lt;= 500; [.A16] * (1 - 0.15) * 12; [.A16] * (1 - 0.25) * 12)" office:value-type="currency" office:currency="PLN" office:value="1530" calcext:value-type="currency">
            <text:p>1 530,00 zł</text:p>
          </table:table-cell>
          <table:table-cell table:style-name="ce2" table:formula="of:=IF([.A16] &lt;= 300; [.A16] * (1 - 0.1) * 12; IF(AND([.A16] &lt;= 600; [.A16] &gt; 300); 300 * (1 - 0.1) * 12 + ([.A16] - 300) * (1 - 0.25) * 12; [.A16] * (1 - 0.35) * 12))" office:value-type="currency" office:currency="PLN" office:value="1620" calcext:value-type="currency">
            <text:p>1 620,00 zł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IF([.A17] &lt;= 500; [.A17] * (1 - 0.15) * 12; [.A17] * (1 - 0.25) * 12)" office:value-type="currency" office:currency="PLN" office:value="1632" calcext:value-type="currency">
            <text:p>1 632,00 zł</text:p>
          </table:table-cell>
          <table:table-cell table:style-name="ce2" table:formula="of:=IF([.A17] &lt;= 300; [.A17] * (1 - 0.1) * 12; IF(AND([.A17] &lt;= 600; [.A17] &gt; 300); 300 * (1 - 0.1) * 12 + ([.A17] - 300) * (1 - 0.25) * 12; [.A17] * (1 - 0.35) * 12))" office:value-type="currency" office:currency="PLN" office:value="1728" calcext:value-type="currency">
            <text:p>1 728,00 zł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IF([.A18] &lt;= 500; [.A18] * (1 - 0.15) * 12; [.A18] * (1 - 0.25) * 12)" office:value-type="currency" office:currency="PLN" office:value="1734" calcext:value-type="currency">
            <text:p>1 734,00 zł</text:p>
          </table:table-cell>
          <table:table-cell table:style-name="ce2" table:formula="of:=IF([.A18] &lt;= 300; [.A18] * (1 - 0.1) * 12; IF(AND([.A18] &lt;= 600; [.A18] &gt; 300); 300 * (1 - 0.1) * 12 + ([.A18] - 300) * (1 - 0.25) * 12; [.A18] * (1 - 0.35) * 12))" office:value-type="currency" office:currency="PLN" office:value="1836" calcext:value-type="currency">
            <text:p>1 836,00 zł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IF([.A19] &lt;= 500; [.A19] * (1 - 0.15) * 12; [.A19] * (1 - 0.25) * 12)" office:value-type="currency" office:currency="PLN" office:value="1836" calcext:value-type="currency">
            <text:p>1 836,00 zł</text:p>
          </table:table-cell>
          <table:table-cell table:style-name="ce2" table:formula="of:=IF([.A19] &lt;= 300; [.A19] * (1 - 0.1) * 12; IF(AND([.A19] &lt;= 600; [.A19] &gt; 300); 300 * (1 - 0.1) * 12 + ([.A19] - 300) * (1 - 0.25) * 12; [.A19] * (1 - 0.35) * 12))" office:value-type="currency" office:currency="PLN" office:value="1944" calcext:value-type="currency">
            <text:p>1 944,00 zł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IF([.A20] &lt;= 500; [.A20] * (1 - 0.15) * 12; [.A20] * (1 - 0.25) * 12)" office:value-type="currency" office:currency="PLN" office:value="1938" calcext:value-type="currency">
            <text:p>1 938,00 zł</text:p>
          </table:table-cell>
          <table:table-cell table:style-name="ce2" table:formula="of:=IF([.A20] &lt;= 300; [.A20] * (1 - 0.1) * 12; IF(AND([.A20] &lt;= 600; [.A20] &gt; 300); 300 * (1 - 0.1) * 12 + ([.A20] - 300) * (1 - 0.25) * 12; [.A20] * (1 - 0.35) * 12))" office:value-type="currency" office:currency="PLN" office:value="2052" calcext:value-type="currency">
            <text:p>2 052,00 zł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IF([.A21] &lt;= 500; [.A21] * (1 - 0.15) * 12; [.A21] * (1 - 0.25) * 12)" office:value-type="currency" office:currency="PLN" office:value="2040" calcext:value-type="currency">
            <text:p>2 040,00 zł</text:p>
          </table:table-cell>
          <table:table-cell table:style-name="ce2" table:formula="of:=IF([.A21] &lt;= 300; [.A21] * (1 - 0.1) * 12; IF(AND([.A21] &lt;= 600; [.A21] &gt; 300); 300 * (1 - 0.1) * 12 + ([.A21] - 300) * (1 - 0.25) * 12; [.A21] * (1 - 0.35) * 12))" office:value-type="currency" office:currency="PLN" office:value="2160" calcext:value-type="currency">
            <text:p>2 160,00 zł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table:formula="of:=IF([.A22] &lt;= 500; [.A22] * (1 - 0.15) * 12; [.A22] * (1 - 0.25) * 12)" office:value-type="currency" office:currency="PLN" office:value="2142" calcext:value-type="currency">
            <text:p>2 142,00 zł</text:p>
          </table:table-cell>
          <table:table-cell table:style-name="ce2" table:formula="of:=IF([.A22] &lt;= 300; [.A22] * (1 - 0.1) * 12; IF(AND([.A22] &lt;= 600; [.A22] &gt; 300); 300 * (1 - 0.1) * 12 + ([.A22] - 300) * (1 - 0.25) * 12; [.A22] * (1 - 0.35) * 12))" office:value-type="currency" office:currency="PLN" office:value="2268" calcext:value-type="currency">
            <text:p>2 268,00 zł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table:formula="of:=IF([.A23] &lt;= 500; [.A23] * (1 - 0.15) * 12; [.A23] * (1 - 0.25) * 12)" office:value-type="currency" office:currency="PLN" office:value="2244" calcext:value-type="currency">
            <text:p>2 244,00 zł</text:p>
          </table:table-cell>
          <table:table-cell table:style-name="ce2" table:formula="of:=IF([.A23] &lt;= 300; [.A23] * (1 - 0.1) * 12; IF(AND([.A23] &lt;= 600; [.A23] &gt; 300); 300 * (1 - 0.1) * 12 + ([.A23] - 300) * (1 - 0.25) * 12; [.A23] * (1 - 0.35) * 12))" office:value-type="currency" office:currency="PLN" office:value="2376" calcext:value-type="currency">
            <text:p>2 376,00 zł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table:formula="of:=IF([.A24] &lt;= 500; [.A24] * (1 - 0.15) * 12; [.A24] * (1 - 0.25) * 12)" office:value-type="currency" office:currency="PLN" office:value="2346" calcext:value-type="currency">
            <text:p>2 346,00 zł</text:p>
          </table:table-cell>
          <table:table-cell table:style-name="ce2" table:formula="of:=IF([.A24] &lt;= 300; [.A24] * (1 - 0.1) * 12; IF(AND([.A24] &lt;= 600; [.A24] &gt; 300); 300 * (1 - 0.1) * 12 + ([.A24] - 300) * (1 - 0.25) * 12; [.A24] * (1 - 0.35) * 12))" office:value-type="currency" office:currency="PLN" office:value="2484" calcext:value-type="currency">
            <text:p>2 484,00 zł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table:formula="of:=IF([.A25] &lt;= 500; [.A25] * (1 - 0.15) * 12; [.A25] * (1 - 0.25) * 12)" office:value-type="currency" office:currency="PLN" office:value="2448" calcext:value-type="currency">
            <text:p>2 448,00 zł</text:p>
          </table:table-cell>
          <table:table-cell table:style-name="ce2" table:formula="of:=IF([.A25] &lt;= 300; [.A25] * (1 - 0.1) * 12; IF(AND([.A25] &lt;= 600; [.A25] &gt; 300); 300 * (1 - 0.1) * 12 + ([.A25] - 300) * (1 - 0.25) * 12; [.A25] * (1 - 0.35) * 12))" office:value-type="currency" office:currency="PLN" office:value="2592" calcext:value-type="currency">
            <text:p>2 592,00 zł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IF([.A26] &lt;= 500; [.A26] * (1 - 0.15) * 12; [.A26] * (1 - 0.25) * 12)" office:value-type="currency" office:currency="PLN" office:value="2550" calcext:value-type="currency">
            <text:p>2 550,00 zł</text:p>
          </table:table-cell>
          <table:table-cell table:style-name="ce2" table:formula="of:=IF([.A26] &lt;= 300; [.A26] * (1 - 0.1) * 12; IF(AND([.A26] &lt;= 600; [.A26] &gt; 300); 300 * (1 - 0.1) * 12 + ([.A26] - 300) * (1 - 0.25) * 12; [.A26] * (1 - 0.35) * 12))" office:value-type="currency" office:currency="PLN" office:value="2700" calcext:value-type="currency">
            <text:p>2 700,00 zł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table:formula="of:=IF([.A27] &lt;= 500; [.A27] * (1 - 0.15) * 12; [.A27] * (1 - 0.25) * 12)" office:value-type="currency" office:currency="PLN" office:value="2652" calcext:value-type="currency">
            <text:p>2 652,00 zł</text:p>
          </table:table-cell>
          <table:table-cell table:style-name="ce2" table:formula="of:=IF([.A27] &lt;= 300; [.A27] * (1 - 0.1) * 12; IF(AND([.A27] &lt;= 600; [.A27] &gt; 300); 300 * (1 - 0.1) * 12 + ([.A27] - 300) * (1 - 0.25) * 12; [.A27] * (1 - 0.35) * 12))" office:value-type="currency" office:currency="PLN" office:value="2808" calcext:value-type="currency">
            <text:p>2 808,00 zł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table:formula="of:=IF([.A28] &lt;= 500; [.A28] * (1 - 0.15) * 12; [.A28] * (1 - 0.25) * 12)" office:value-type="currency" office:currency="PLN" office:value="2754" calcext:value-type="currency">
            <text:p>2 754,00 zł</text:p>
          </table:table-cell>
          <table:table-cell table:style-name="ce2" table:formula="of:=IF([.A28] &lt;= 300; [.A28] * (1 - 0.1) * 12; IF(AND([.A28] &lt;= 600; [.A28] &gt; 300); 300 * (1 - 0.1) * 12 + ([.A28] - 300) * (1 - 0.25) * 12; [.A28] * (1 - 0.35) * 12))" office:value-type="currency" office:currency="PLN" office:value="2916" calcext:value-type="currency">
            <text:p>2 916,00 zł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table:formula="of:=IF([.A29] &lt;= 500; [.A29] * (1 - 0.15) * 12; [.A29] * (1 - 0.25) * 12)" office:value-type="currency" office:currency="PLN" office:value="2856" calcext:value-type="currency">
            <text:p>2 856,00 zł</text:p>
          </table:table-cell>
          <table:table-cell table:style-name="ce2" table:formula="of:=IF([.A29] &lt;= 300; [.A29] * (1 - 0.1) * 12; IF(AND([.A29] &lt;= 600; [.A29] &gt; 300); 300 * (1 - 0.1) * 12 + ([.A29] - 300) * (1 - 0.25) * 12; [.A29] * (1 - 0.35) * 12))" office:value-type="currency" office:currency="PLN" office:value="3024" calcext:value-type="currency">
            <text:p>3 024,00 zł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table:formula="of:=IF([.A30] &lt;= 500; [.A30] * (1 - 0.15) * 12; [.A30] * (1 - 0.25) * 12)" office:value-type="currency" office:currency="PLN" office:value="2958" calcext:value-type="currency">
            <text:p>2 958,00 zł</text:p>
          </table:table-cell>
          <table:table-cell table:style-name="ce2" table:formula="of:=IF([.A30] &lt;= 300; [.A30] * (1 - 0.1) * 12; IF(AND([.A30] &lt;= 600; [.A30] &gt; 300); 300 * (1 - 0.1) * 12 + ([.A30] - 300) * (1 - 0.25) * 12; [.A30] * (1 - 0.35) * 12))" office:value-type="currency" office:currency="PLN" office:value="3132" calcext:value-type="currency">
            <text:p>3 132,00 zł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IF([.A31] &lt;= 500; [.A31] * (1 - 0.15) * 12; [.A31] * (1 - 0.25) * 12)" office:value-type="currency" office:currency="PLN" office:value="3060" calcext:value-type="currency">
            <text:p>3 060,00 zł</text:p>
          </table:table-cell>
          <table:table-cell table:style-name="ce2" table:formula="of:=IF([.A31] &lt;= 300; [.A31] * (1 - 0.1) * 12; IF(AND([.A31] &lt;= 600; [.A31] &gt; 300); 300 * (1 - 0.1) * 12 + ([.A31] - 300) * (1 - 0.25) * 12; [.A31] * (1 - 0.35) * 12))" office:value-type="currency" office:currency="PLN" office:value="3240" calcext:value-type="currency">
            <text:p>3 240,00 zł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table:formula="of:=IF([.A32] &lt;= 500; [.A32] * (1 - 0.15) * 12; [.A32] * (1 - 0.25) * 12)" office:value-type="currency" office:currency="PLN" office:value="3162" calcext:value-type="currency">
            <text:p>3 162,00 zł</text:p>
          </table:table-cell>
          <table:table-cell table:style-name="ce2" table:formula="of:=IF([.A32] &lt;= 300; [.A32] * (1 - 0.1) * 12; IF(AND([.A32] &lt;= 600; [.A32] &gt; 300); 300 * (1 - 0.1) * 12 + ([.A32] - 300) * (1 - 0.25) * 12; [.A32] * (1 - 0.35) * 12))" office:value-type="currency" office:currency="PLN" office:value="3330" calcext:value-type="currency">
            <text:p>3 330,00 zł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table:formula="of:=IF([.A33] &lt;= 500; [.A33] * (1 - 0.15) * 12; [.A33] * (1 - 0.25) * 12)" office:value-type="currency" office:currency="PLN" office:value="3264" calcext:value-type="currency">
            <text:p>3 264,00 zł</text:p>
          </table:table-cell>
          <table:table-cell table:style-name="ce2" table:formula="of:=IF([.A33] &lt;= 300; [.A33] * (1 - 0.1) * 12; IF(AND([.A33] &lt;= 600; [.A33] &gt; 300); 300 * (1 - 0.1) * 12 + ([.A33] - 300) * (1 - 0.25) * 12; [.A33] * (1 - 0.35) * 12))" office:value-type="currency" office:currency="PLN" office:value="3420" calcext:value-type="currency">
            <text:p>3 420,00 zł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table:formula="of:=IF([.A34] &lt;= 500; [.A34] * (1 - 0.15) * 12; [.A34] * (1 - 0.25) * 12)" office:value-type="currency" office:currency="PLN" office:value="3366" calcext:value-type="currency">
            <text:p>3 366,00 zł</text:p>
          </table:table-cell>
          <table:table-cell table:style-name="ce2" table:formula="of:=IF([.A34] &lt;= 300; [.A34] * (1 - 0.1) * 12; IF(AND([.A34] &lt;= 600; [.A34] &gt; 300); 300 * (1 - 0.1) * 12 + ([.A34] - 300) * (1 - 0.25) * 12; [.A34] * (1 - 0.35) * 12))" office:value-type="currency" office:currency="PLN" office:value="3510" calcext:value-type="currency">
            <text:p>3 510,00 zł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table:formula="of:=IF([.A35] &lt;= 500; [.A35] * (1 - 0.15) * 12; [.A35] * (1 - 0.25) * 12)" office:value-type="currency" office:currency="PLN" office:value="3468" calcext:value-type="currency">
            <text:p>3 468,00 zł</text:p>
          </table:table-cell>
          <table:table-cell table:style-name="ce2" table:formula="of:=IF([.A35] &lt;= 300; [.A35] * (1 - 0.1) * 12; IF(AND([.A35] &lt;= 600; [.A35] &gt; 300); 300 * (1 - 0.1) * 12 + ([.A35] - 300) * (1 - 0.25) * 12; [.A35] * (1 - 0.35) * 12))" office:value-type="currency" office:currency="PLN" office:value="3600" calcext:value-type="currency">
            <text:p>3 600,00 zł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table:formula="of:=IF([.A36] &lt;= 500; [.A36] * (1 - 0.15) * 12; [.A36] * (1 - 0.25) * 12)" office:value-type="currency" office:currency="PLN" office:value="3570" calcext:value-type="currency">
            <text:p>3 570,00 zł</text:p>
          </table:table-cell>
          <table:table-cell table:style-name="ce2" table:formula="of:=IF([.A36] &lt;= 300; [.A36] * (1 - 0.1) * 12; IF(AND([.A36] &lt;= 600; [.A36] &gt; 300); 300 * (1 - 0.1) * 12 + ([.A36] - 300) * (1 - 0.25) * 12; [.A36] * (1 - 0.35) * 12))" office:value-type="currency" office:currency="PLN" office:value="3690" calcext:value-type="currency">
            <text:p>3 690,00 zł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table:formula="of:=IF([.A37] &lt;= 500; [.A37] * (1 - 0.15) * 12; [.A37] * (1 - 0.25) * 12)" office:value-type="currency" office:currency="PLN" office:value="3672" calcext:value-type="currency">
            <text:p>3 672,00 zł</text:p>
          </table:table-cell>
          <table:table-cell table:style-name="ce2" table:formula="of:=IF([.A37] &lt;= 300; [.A37] * (1 - 0.1) * 12; IF(AND([.A37] &lt;= 600; [.A37] &gt; 300); 300 * (1 - 0.1) * 12 + ([.A37] - 300) * (1 - 0.25) * 12; [.A37] * (1 - 0.35) * 12))" office:value-type="currency" office:currency="PLN" office:value="3780" calcext:value-type="currency">
            <text:p>3 780,00 zł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table:formula="of:=IF([.A38] &lt;= 500; [.A38] * (1 - 0.15) * 12; [.A38] * (1 - 0.25) * 12)" office:value-type="currency" office:currency="PLN" office:value="3774" calcext:value-type="currency">
            <text:p>3 774,00 zł</text:p>
          </table:table-cell>
          <table:table-cell table:style-name="ce2" table:formula="of:=IF([.A38] &lt;= 300; [.A38] * (1 - 0.1) * 12; IF(AND([.A38] &lt;= 600; [.A38] &gt; 300); 300 * (1 - 0.1) * 12 + ([.A38] - 300) * (1 - 0.25) * 12; [.A38] * (1 - 0.35) * 12))" office:value-type="currency" office:currency="PLN" office:value="3870" calcext:value-type="currency">
            <text:p>3 870,00 zł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table:formula="of:=IF([.A39] &lt;= 500; [.A39] * (1 - 0.15) * 12; [.A39] * (1 - 0.25) * 12)" office:value-type="currency" office:currency="PLN" office:value="3876" calcext:value-type="currency">
            <text:p>3 876,00 zł</text:p>
          </table:table-cell>
          <table:table-cell table:style-name="ce2" table:formula="of:=IF([.A39] &lt;= 300; [.A39] * (1 - 0.1) * 12; IF(AND([.A39] &lt;= 600; [.A39] &gt; 300); 300 * (1 - 0.1) * 12 + ([.A39] - 300) * (1 - 0.25) * 12; [.A39] * (1 - 0.35) * 12))" office:value-type="currency" office:currency="PLN" office:value="3960" calcext:value-type="currency">
            <text:p>3 960,00 zł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table:formula="of:=IF([.A40] &lt;= 500; [.A40] * (1 - 0.15) * 12; [.A40] * (1 - 0.25) * 12)" office:value-type="currency" office:currency="PLN" office:value="3978" calcext:value-type="currency">
            <text:p>3 978,00 zł</text:p>
          </table:table-cell>
          <table:table-cell table:style-name="ce2" table:formula="of:=IF([.A40] &lt;= 300; [.A40] * (1 - 0.1) * 12; IF(AND([.A40] &lt;= 600; [.A40] &gt; 300); 300 * (1 - 0.1) * 12 + ([.A40] - 300) * (1 - 0.25) * 12; [.A40] * (1 - 0.35) * 12))" office:value-type="currency" office:currency="PLN" office:value="4050" calcext:value-type="currency">
            <text:p>4 050,00 zł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IF([.A41] &lt;= 500; [.A41] * (1 - 0.15) * 12; [.A41] * (1 - 0.25) * 12)" office:value-type="currency" office:currency="PLN" office:value="4080" calcext:value-type="currency">
            <text:p>4 080,00 zł</text:p>
          </table:table-cell>
          <table:table-cell table:style-name="ce2" table:formula="of:=IF([.A41] &lt;= 300; [.A41] * (1 - 0.1) * 12; IF(AND([.A41] &lt;= 600; [.A41] &gt; 300); 300 * (1 - 0.1) * 12 + ([.A41] - 300) * (1 - 0.25) * 12; [.A41] * (1 - 0.35) * 12))" office:value-type="currency" office:currency="PLN" office:value="4140" calcext:value-type="currency">
            <text:p>4 140,00 zł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table:formula="of:=IF([.A42] &lt;= 500; [.A42] * (1 - 0.15) * 12; [.A42] * (1 - 0.25) * 12)" office:value-type="currency" office:currency="PLN" office:value="4182" calcext:value-type="currency">
            <text:p>4 182,00 zł</text:p>
          </table:table-cell>
          <table:table-cell table:style-name="ce2" table:formula="of:=IF([.A42] &lt;= 300; [.A42] * (1 - 0.1) * 12; IF(AND([.A42] &lt;= 600; [.A42] &gt; 300); 300 * (1 - 0.1) * 12 + ([.A42] - 300) * (1 - 0.25) * 12; [.A42] * (1 - 0.35) * 12))" office:value-type="currency" office:currency="PLN" office:value="4230" calcext:value-type="currency">
            <text:p>4 230,00 zł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table:formula="of:=IF([.A43] &lt;= 500; [.A43] * (1 - 0.15) * 12; [.A43] * (1 - 0.25) * 12)" office:value-type="currency" office:currency="PLN" office:value="4284" calcext:value-type="currency">
            <text:p>4 284,00 zł</text:p>
          </table:table-cell>
          <table:table-cell table:style-name="ce2" table:formula="of:=IF([.A43] &lt;= 300; [.A43] * (1 - 0.1) * 12; IF(AND([.A43] &lt;= 600; [.A43] &gt; 300); 300 * (1 - 0.1) * 12 + ([.A43] - 300) * (1 - 0.25) * 12; [.A43] * (1 - 0.35) * 12))" office:value-type="currency" office:currency="PLN" office:value="4320" calcext:value-type="currency">
            <text:p>4 320,00 zł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table:formula="of:=IF([.A44] &lt;= 500; [.A44] * (1 - 0.15) * 12; [.A44] * (1 - 0.25) * 12)" office:value-type="currency" office:currency="PLN" office:value="4386" calcext:value-type="currency">
            <text:p>4 386,00 zł</text:p>
          </table:table-cell>
          <table:table-cell table:style-name="ce2" table:formula="of:=IF([.A44] &lt;= 300; [.A44] * (1 - 0.1) * 12; IF(AND([.A44] &lt;= 600; [.A44] &gt; 300); 300 * (1 - 0.1) * 12 + ([.A44] - 300) * (1 - 0.25) * 12; [.A44] * (1 - 0.35) * 12))" office:value-type="currency" office:currency="PLN" office:value="4410" calcext:value-type="currency">
            <text:p>4 410,00 zł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table:formula="of:=IF([.A45] &lt;= 500; [.A45] * (1 - 0.15) * 12; [.A45] * (1 - 0.25) * 12)" office:value-type="currency" office:currency="PLN" office:value="4488" calcext:value-type="currency">
            <text:p>4 488,00 zł</text:p>
          </table:table-cell>
          <table:table-cell table:style-name="ce2" table:formula="of:=IF([.A45] &lt;= 300; [.A45] * (1 - 0.1) * 12; IF(AND([.A45] &lt;= 600; [.A45] &gt; 300); 300 * (1 - 0.1) * 12 + ([.A45] - 300) * (1 - 0.25) * 12; [.A45] * (1 - 0.35) * 12))" office:value-type="currency" office:currency="PLN" office:value="4500" calcext:value-type="currency">
            <text:p>4 500,00 zł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table:formula="of:=IF([.A46] &lt;= 500; [.A46] * (1 - 0.15) * 12; [.A46] * (1 - 0.25) * 12)" office:value-type="currency" office:currency="PLN" office:value="4590" calcext:value-type="currency">
            <text:p>4 590,00 zł</text:p>
          </table:table-cell>
          <table:table-cell table:style-name="ce2" table:formula="of:=IF([.A46] &lt;= 300; [.A46] * (1 - 0.1) * 12; IF(AND([.A46] &lt;= 600; [.A46] &gt; 300); 300 * (1 - 0.1) * 12 + ([.A46] - 300) * (1 - 0.25) * 12; [.A46] * (1 - 0.35) * 12))" office:value-type="currency" office:currency="PLN" office:value="4590" calcext:value-type="currency">
            <text:p>4 590,00 zł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table:formula="of:=IF([.A47] &lt;= 500; [.A47] * (1 - 0.15) * 12; [.A47] * (1 - 0.25) * 12)" office:value-type="currency" office:currency="PLN" office:value="4692" calcext:value-type="currency">
            <text:p>4 692,00 zł</text:p>
          </table:table-cell>
          <table:table-cell table:style-name="ce2" table:formula="of:=IF([.A47] &lt;= 300; [.A47] * (1 - 0.1) * 12; IF(AND([.A47] &lt;= 600; [.A47] &gt; 300); 300 * (1 - 0.1) * 12 + ([.A47] - 300) * (1 - 0.25) * 12; [.A47] * (1 - 0.35) * 12))" office:value-type="currency" office:currency="PLN" office:value="4680" calcext:value-type="currency">
            <text:p>4 680,00 zł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table:formula="of:=IF([.A48] &lt;= 500; [.A48] * (1 - 0.15) * 12; [.A48] * (1 - 0.25) * 12)" office:value-type="currency" office:currency="PLN" office:value="4794" calcext:value-type="currency">
            <text:p>4 794,00 zł</text:p>
          </table:table-cell>
          <table:table-cell table:style-name="ce2" table:formula="of:=IF([.A48] &lt;= 300; [.A48] * (1 - 0.1) * 12; IF(AND([.A48] &lt;= 600; [.A48] &gt; 300); 300 * (1 - 0.1) * 12 + ([.A48] - 300) * (1 - 0.25) * 12; [.A48] * (1 - 0.35) * 12))" office:value-type="currency" office:currency="PLN" office:value="4770" calcext:value-type="currency">
            <text:p>4 770,00 zł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table:formula="of:=IF([.A49] &lt;= 500; [.A49] * (1 - 0.15) * 12; [.A49] * (1 - 0.25) * 12)" office:value-type="currency" office:currency="PLN" office:value="4896" calcext:value-type="currency">
            <text:p>4 896,00 zł</text:p>
          </table:table-cell>
          <table:table-cell table:style-name="ce2" table:formula="of:=IF([.A49] &lt;= 300; [.A49] * (1 - 0.1) * 12; IF(AND([.A49] &lt;= 600; [.A49] &gt; 300); 300 * (1 - 0.1) * 12 + ([.A49] - 300) * (1 - 0.25) * 12; [.A49] * (1 - 0.35) * 12))" office:value-type="currency" office:currency="PLN" office:value="4860" calcext:value-type="currency">
            <text:p>4 860,00 zł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table:formula="of:=IF([.A50] &lt;= 500; [.A50] * (1 - 0.15) * 12; [.A50] * (1 - 0.25) * 12)" office:value-type="currency" office:currency="PLN" office:value="4998" calcext:value-type="currency">
            <text:p>4 998,00 zł</text:p>
          </table:table-cell>
          <table:table-cell table:style-name="ce2" table:formula="of:=IF([.A50] &lt;= 300; [.A50] * (1 - 0.1) * 12; IF(AND([.A50] &lt;= 600; [.A50] &gt; 300); 300 * (1 - 0.1) * 12 + ([.A50] - 300) * (1 - 0.25) * 12; [.A50] * (1 - 0.35) * 12))" office:value-type="currency" office:currency="PLN" office:value="4950" calcext:value-type="currency">
            <text:p>4 950,00 zł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IF([.A51] &lt;= 500; [.A51] * (1 - 0.15) * 12; [.A51] * (1 - 0.25) * 12)" office:value-type="currency" office:currency="PLN" office:value="5100" calcext:value-type="currency">
            <text:p>5 100,00 zł</text:p>
          </table:table-cell>
          <table:table-cell table:style-name="ce2" table:formula="of:=IF([.A51] &lt;= 300; [.A51] * (1 - 0.1) * 12; IF(AND([.A51] &lt;= 600; [.A51] &gt; 300); 300 * (1 - 0.1) * 12 + ([.A51] - 300) * (1 - 0.25) * 12; [.A51] * (1 - 0.35) * 12))" office:value-type="currency" office:currency="PLN" office:value="5040" calcext:value-type="currency">
            <text:p>5 040,00 zł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table:formula="of:=IF([.A52] &lt;= 500; [.A52] * (1 - 0.15) * 12; [.A52] * (1 - 0.25) * 12)" office:value-type="currency" office:currency="PLN" office:value="4590" calcext:value-type="currency">
            <text:p>4 590,00 zł</text:p>
          </table:table-cell>
          <table:table-cell table:style-name="ce2" table:formula="of:=IF([.A52] &lt;= 300; [.A52] * (1 - 0.1) * 12; IF(AND([.A52] &lt;= 600; [.A52] &gt; 300); 300 * (1 - 0.1) * 12 + ([.A52] - 300) * (1 - 0.25) * 12; [.A52] * (1 - 0.35) * 12))" office:value-type="currency" office:currency="PLN" office:value="5130" calcext:value-type="currency">
            <text:p>5 130,00 zł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table:formula="of:=IF([.A53] &lt;= 500; [.A53] * (1 - 0.15) * 12; [.A53] * (1 - 0.25) * 12)" office:value-type="currency" office:currency="PLN" office:value="4680" calcext:value-type="currency">
            <text:p>4 680,00 zł</text:p>
          </table:table-cell>
          <table:table-cell table:style-name="ce2" table:formula="of:=IF([.A53] &lt;= 300; [.A53] * (1 - 0.1) * 12; IF(AND([.A53] &lt;= 600; [.A53] &gt; 300); 300 * (1 - 0.1) * 12 + ([.A53] - 300) * (1 - 0.25) * 12; [.A53] * (1 - 0.35) * 12))" office:value-type="currency" office:currency="PLN" office:value="5220" calcext:value-type="currency">
            <text:p>5 220,00 zł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table:formula="of:=IF([.A54] &lt;= 500; [.A54] * (1 - 0.15) * 12; [.A54] * (1 - 0.25) * 12)" office:value-type="currency" office:currency="PLN" office:value="4770" calcext:value-type="currency">
            <text:p>4 770,00 zł</text:p>
          </table:table-cell>
          <table:table-cell table:style-name="ce2" table:formula="of:=IF([.A54] &lt;= 300; [.A54] * (1 - 0.1) * 12; IF(AND([.A54] &lt;= 600; [.A54] &gt; 300); 300 * (1 - 0.1) * 12 + ([.A54] - 300) * (1 - 0.25) * 12; [.A54] * (1 - 0.35) * 12))" office:value-type="currency" office:currency="PLN" office:value="5310" calcext:value-type="currency">
            <text:p>5 310,00 zł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table:formula="of:=IF([.A55] &lt;= 500; [.A55] * (1 - 0.15) * 12; [.A55] * (1 - 0.25) * 12)" office:value-type="currency" office:currency="PLN" office:value="4860" calcext:value-type="currency">
            <text:p>4 860,00 zł</text:p>
          </table:table-cell>
          <table:table-cell table:style-name="ce2" table:formula="of:=IF([.A55] &lt;= 300; [.A55] * (1 - 0.1) * 12; IF(AND([.A55] &lt;= 600; [.A55] &gt; 300); 300 * (1 - 0.1) * 12 + ([.A55] - 300) * (1 - 0.25) * 12; [.A55] * (1 - 0.35) * 12))" office:value-type="currency" office:currency="PLN" office:value="5400" calcext:value-type="currency">
            <text:p>5 400,00 zł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table:formula="of:=IF([.A56] &lt;= 500; [.A56] * (1 - 0.15) * 12; [.A56] * (1 - 0.25) * 12)" office:value-type="currency" office:currency="PLN" office:value="4950" calcext:value-type="currency">
            <text:p>4 950,00 zł</text:p>
          </table:table-cell>
          <table:table-cell table:style-name="ce2" table:formula="of:=IF([.A56] &lt;= 300; [.A56] * (1 - 0.1) * 12; IF(AND([.A56] &lt;= 600; [.A56] &gt; 300); 300 * (1 - 0.1) * 12 + ([.A56] - 300) * (1 - 0.25) * 12; [.A56] * (1 - 0.35) * 12))" office:value-type="currency" office:currency="PLN" office:value="5490" calcext:value-type="currency">
            <text:p>5 490,00 zł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table:formula="of:=IF([.A57] &lt;= 500; [.A57] * (1 - 0.15) * 12; [.A57] * (1 - 0.25) * 12)" office:value-type="currency" office:currency="PLN" office:value="5040" calcext:value-type="currency">
            <text:p>5 040,00 zł</text:p>
          </table:table-cell>
          <table:table-cell table:style-name="ce2" table:formula="of:=IF([.A57] &lt;= 300; [.A57] * (1 - 0.1) * 12; IF(AND([.A57] &lt;= 600; [.A57] &gt; 300); 300 * (1 - 0.1) * 12 + ([.A57] - 300) * (1 - 0.25) * 12; [.A57] * (1 - 0.35) * 12))" office:value-type="currency" office:currency="PLN" office:value="5580" calcext:value-type="currency">
            <text:p>5 580,00 zł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table:formula="of:=IF([.A58] &lt;= 500; [.A58] * (1 - 0.15) * 12; [.A58] * (1 - 0.25) * 12)" office:value-type="currency" office:currency="PLN" office:value="5130" calcext:value-type="currency">
            <text:p>5 130,00 zł</text:p>
          </table:table-cell>
          <table:table-cell table:style-name="ce2" table:formula="of:=IF([.A58] &lt;= 300; [.A58] * (1 - 0.1) * 12; IF(AND([.A58] &lt;= 600; [.A58] &gt; 300); 300 * (1 - 0.1) * 12 + ([.A58] - 300) * (1 - 0.25) * 12; [.A58] * (1 - 0.35) * 12))" office:value-type="currency" office:currency="PLN" office:value="5670" calcext:value-type="currency">
            <text:p>5 670,00 zł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table:formula="of:=IF([.A59] &lt;= 500; [.A59] * (1 - 0.15) * 12; [.A59] * (1 - 0.25) * 12)" office:value-type="currency" office:currency="PLN" office:value="5220" calcext:value-type="currency">
            <text:p>5 220,00 zł</text:p>
          </table:table-cell>
          <table:table-cell table:style-name="ce2" table:formula="of:=IF([.A59] &lt;= 300; [.A59] * (1 - 0.1) * 12; IF(AND([.A59] &lt;= 600; [.A59] &gt; 300); 300 * (1 - 0.1) * 12 + ([.A59] - 300) * (1 - 0.25) * 12; [.A59] * (1 - 0.35) * 12))" office:value-type="currency" office:currency="PLN" office:value="5760" calcext:value-type="currency">
            <text:p>5 760,00 zł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table:formula="of:=IF([.A60] &lt;= 500; [.A60] * (1 - 0.15) * 12; [.A60] * (1 - 0.25) * 12)" office:value-type="currency" office:currency="PLN" office:value="5310" calcext:value-type="currency">
            <text:p>5 310,00 zł</text:p>
          </table:table-cell>
          <table:table-cell table:style-name="ce2" table:formula="of:=IF([.A60] &lt;= 300; [.A60] * (1 - 0.1) * 12; IF(AND([.A60] &lt;= 600; [.A60] &gt; 300); 300 * (1 - 0.1) * 12 + ([.A60] - 300) * (1 - 0.25) * 12; [.A60] * (1 - 0.35) * 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1" table:formula="of:=IF([.A61] &lt;= 500; [.A61] * (1 - 0.15) * 12; [.A61] * (1 - 0.25) * 12)" office:value-type="currency" office:currency="PLN" office:value="5400" calcext:value-type="currency">
            <text:p>5 400,00 zł</text:p>
          </table:table-cell>
          <table:table-cell table:style-name="ce2" table:formula="of:=IF([.A61] &lt;= 300; [.A61] * (1 - 0.1) * 12; IF(AND([.A61] &lt;= 600; [.A61] &gt; 300); 300 * (1 - 0.1) * 12 + ([.A61] - 300) * (1 - 0.25) * 12; [.A61] * (1 - 0.35) * 12))" office:value-type="currency" office:currency="PLN" office:value="5940" calcext:value-type="currency">
            <text:p>5 940,00 zł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table:formula="of:=IF([.A62] &lt;= 500; [.A62] * (1 - 0.15) * 12; [.A62] * (1 - 0.25) * 12)" office:value-type="currency" office:currency="PLN" office:value="5490" calcext:value-type="currency">
            <text:p>5 490,00 zł</text:p>
          </table:table-cell>
          <table:table-cell table:style-name="ce2" table:formula="of:=IF([.A62] &lt;= 300; [.A62] * (1 - 0.1) * 12; IF(AND([.A62] &lt;= 600; [.A62] &gt; 300); 300 * (1 - 0.1) * 12 + ([.A62] - 300) * (1 - 0.25) * 12; [.A62] * (1 - 0.35) * 12))" office:value-type="currency" office:currency="PLN" office:value="4758" calcext:value-type="currency">
            <text:p>4 758,00 zł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table:formula="of:=IF([.A63] &lt;= 500; [.A63] * (1 - 0.15) * 12; [.A63] * (1 - 0.25) * 12)" office:value-type="currency" office:currency="PLN" office:value="5580" calcext:value-type="currency">
            <text:p>5 580,00 zł</text:p>
          </table:table-cell>
          <table:table-cell table:style-name="ce2" table:formula="of:=IF([.A63] &lt;= 300; [.A63] * (1 - 0.1) * 12; IF(AND([.A63] &lt;= 600; [.A63] &gt; 300); 300 * (1 - 0.1) * 12 + ([.A63] - 300) * (1 - 0.25) * 12; [.A63] * (1 - 0.35) * 12))" office:value-type="currency" office:currency="PLN" office:value="4836" calcext:value-type="currency">
            <text:p>4 836,00 zł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table:formula="of:=IF([.A64] &lt;= 500; [.A64] * (1 - 0.15) * 12; [.A64] * (1 - 0.25) * 12)" office:value-type="currency" office:currency="PLN" office:value="5670" calcext:value-type="currency">
            <text:p>5 670,00 zł</text:p>
          </table:table-cell>
          <table:table-cell table:style-name="ce2" table:formula="of:=IF([.A64] &lt;= 300; [.A64] * (1 - 0.1) * 12; IF(AND([.A64] &lt;= 600; [.A64] &gt; 300); 300 * (1 - 0.1) * 12 + ([.A64] - 300) * (1 - 0.25) * 12; [.A64] * (1 - 0.35) * 12))" office:value-type="currency" office:currency="PLN" office:value="4914" calcext:value-type="currency">
            <text:p>4 914,00 zł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table:formula="of:=IF([.A65] &lt;= 500; [.A65] * (1 - 0.15) * 12; [.A65] * (1 - 0.25) * 12)" office:value-type="currency" office:currency="PLN" office:value="5760" calcext:value-type="currency">
            <text:p>5 760,00 zł</text:p>
          </table:table-cell>
          <table:table-cell table:style-name="ce2" table:formula="of:=IF([.A65] &lt;= 300; [.A65] * (1 - 0.1) * 12; IF(AND([.A65] &lt;= 600; [.A65] &gt; 300); 300 * (1 - 0.1) * 12 + ([.A65] - 300) * (1 - 0.25) * 12; [.A65] * (1 - 0.35) * 12))" office:value-type="currency" office:currency="PLN" office:value="4992" calcext:value-type="currency">
            <text:p>4 992,00 zł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table:formula="of:=IF([.A66] &lt;= 500; [.A66] * (1 - 0.15) * 12; [.A66] * (1 - 0.25) * 12)" office:value-type="currency" office:currency="PLN" office:value="5850" calcext:value-type="currency">
            <text:p>5 850,00 zł</text:p>
          </table:table-cell>
          <table:table-cell table:style-name="ce2" table:formula="of:=IF([.A66] &lt;= 300; [.A66] * (1 - 0.1) * 12; IF(AND([.A66] &lt;= 600; [.A66] &gt; 300); 300 * (1 - 0.1) * 12 + ([.A66] - 300) * (1 - 0.25) * 12; [.A66] * (1 - 0.35) * 12))" office:value-type="currency" office:currency="PLN" office:value="5070" calcext:value-type="currency">
            <text:p>5 070,00 zł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table:formula="of:=IF([.A67] &lt;= 500; [.A67] * (1 - 0.15) * 12; [.A67] * (1 - 0.25) * 12)" office:value-type="currency" office:currency="PLN" office:value="5940" calcext:value-type="currency">
            <text:p>5 940,00 zł</text:p>
          </table:table-cell>
          <table:table-cell table:style-name="ce2" table:formula="of:=IF([.A67] &lt;= 300; [.A67] * (1 - 0.1) * 12; IF(AND([.A67] &lt;= 600; [.A67] &gt; 300); 300 * (1 - 0.1) * 12 + ([.A67] - 300) * (1 - 0.25) * 12; [.A67] * (1 - 0.35) * 12))" office:value-type="currency" office:currency="PLN" office:value="5148" calcext:value-type="currency">
            <text:p>5 148,00 zł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table:formula="of:=IF([.A68] &lt;= 500; [.A68] * (1 - 0.15) * 12; [.A68] * (1 - 0.25) * 12)" office:value-type="currency" office:currency="PLN" office:value="6030" calcext:value-type="currency">
            <text:p>6 030,00 zł</text:p>
          </table:table-cell>
          <table:table-cell table:style-name="ce2" table:formula="of:=IF([.A68] &lt;= 300; [.A68] * (1 - 0.1) * 12; IF(AND([.A68] &lt;= 600; [.A68] &gt; 300); 300 * (1 - 0.1) * 12 + ([.A68] - 300) * (1 - 0.25) * 12; [.A68] * (1 - 0.35) * 12))" office:value-type="currency" office:currency="PLN" office:value="5226" calcext:value-type="currency">
            <text:p>5 226,00 zł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table:formula="of:=IF([.A69] &lt;= 500; [.A69] * (1 - 0.15) * 12; [.A69] * (1 - 0.25) * 12)" office:value-type="currency" office:currency="PLN" office:value="6120" calcext:value-type="currency">
            <text:p>6 120,00 zł</text:p>
          </table:table-cell>
          <table:table-cell table:style-name="ce2" table:formula="of:=IF([.A69] &lt;= 300; [.A69] * (1 - 0.1) * 12; IF(AND([.A69] &lt;= 600; [.A69] &gt; 300); 300 * (1 - 0.1) * 12 + ([.A69] - 300) * (1 - 0.25) * 12; [.A69] * (1 - 0.35) * 12))" office:value-type="currency" office:currency="PLN" office:value="5304" calcext:value-type="currency">
            <text:p>5 304,00 zł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table:formula="of:=IF([.A70] &lt;= 500; [.A70] * (1 - 0.15) * 12; [.A70] * (1 - 0.25) * 12)" office:value-type="currency" office:currency="PLN" office:value="6210" calcext:value-type="currency">
            <text:p>6 210,00 zł</text:p>
          </table:table-cell>
          <table:table-cell table:style-name="ce11" table:formula="of:=IF([.A70] &lt;= 300; [.A70] * (1 - 0.1) * 12; IF(AND([.A70] &lt;= 600; [.A70] &gt; 300); 300 * (1 - 0.1) * 12 + ([.A70] - 300) * (1 - 0.25) * 12; [.A70] * (1 - 0.35) * 12))" office:value-type="currency" office:currency="PLN" office:value="5382" calcext:value-type="currency">
            <text:p>5 382,00 zł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table:formula="of:=IF([.A71] &lt;= 500; [.A71] * (1 - 0.15) * 12; [.A71] * (1 - 0.25) * 12)" office:value-type="currency" office:currency="PLN" office:value="6300" calcext:value-type="currency">
            <text:p>6 300,00 zł</text:p>
          </table:table-cell>
          <table:table-cell table:style-name="ce2" table:formula="of:=IF([.A71] &lt;= 300; [.A71] * (1 - 0.1) * 12; IF(AND([.A71] &lt;= 600; [.A71] &gt; 300); 300 * (1 - 0.1) * 12 + ([.A71] - 300) * (1 - 0.25) * 12; [.A71] * (1 - 0.35) * 12))" office:value-type="currency" office:currency="PLN" office:value="5460" calcext:value-type="currency">
            <text:p>5 460,00 zł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table:formula="of:=IF([.A72] &lt;= 500; [.A72] * (1 - 0.15) * 12; [.A72] * (1 - 0.25) * 12)" office:value-type="currency" office:currency="PLN" office:value="6390" calcext:value-type="currency">
            <text:p>6 390,00 zł</text:p>
          </table:table-cell>
          <table:table-cell table:style-name="ce2" table:formula="of:=IF([.A72] &lt;= 300; [.A72] * (1 - 0.1) * 12; IF(AND([.A72] &lt;= 600; [.A72] &gt; 300); 300 * (1 - 0.1) * 12 + ([.A72] - 300) * (1 - 0.25) * 12; [.A72] * (1 - 0.35) * 12))" office:value-type="currency" office:currency="PLN" office:value="5538" calcext:value-type="currency">
            <text:p>5 538,00 zł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table:formula="of:=IF([.A73] &lt;= 500; [.A73] * (1 - 0.15) * 12; [.A73] * (1 - 0.25) * 12)" office:value-type="currency" office:currency="PLN" office:value="6480" calcext:value-type="currency">
            <text:p>6 480,00 zł</text:p>
          </table:table-cell>
          <table:table-cell table:style-name="ce2" table:formula="of:=IF([.A73] &lt;= 300; [.A73] * (1 - 0.1) * 12; IF(AND([.A73] &lt;= 600; [.A73] &gt; 300); 300 * (1 - 0.1) * 12 + ([.A73] - 300) * (1 - 0.25) * 12; [.A73] * (1 - 0.35) * 12))" office:value-type="currency" office:currency="PLN" office:value="5616" calcext:value-type="currency">
            <text:p>5 616,00 zł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table:formula="of:=IF([.A74] &lt;= 500; [.A74] * (1 - 0.15) * 12; [.A74] * (1 - 0.25) * 12)" office:value-type="currency" office:currency="PLN" office:value="6570" calcext:value-type="currency">
            <text:p>6 570,00 zł</text:p>
          </table:table-cell>
          <table:table-cell table:style-name="ce2" table:formula="of:=IF([.A74] &lt;= 300; [.A74] * (1 - 0.1) * 12; IF(AND([.A74] &lt;= 600; [.A74] &gt; 300); 300 * (1 - 0.1) * 12 + ([.A74] - 300) * (1 - 0.25) * 12; [.A74] * (1 - 0.35) * 12))" office:value-type="currency" office:currency="PLN" office:value="5694" calcext:value-type="currency">
            <text:p>5 694,00 zł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table:formula="of:=IF([.A75] &lt;= 500; [.A75] * (1 - 0.15) * 12; [.A75] * (1 - 0.25) * 12)" office:value-type="currency" office:currency="PLN" office:value="6660" calcext:value-type="currency">
            <text:p>6 660,00 zł</text:p>
          </table:table-cell>
          <table:table-cell table:style-name="ce2" table:formula="of:=IF([.A75] &lt;= 300; [.A75] * (1 - 0.1) * 12; IF(AND([.A75] &lt;= 600; [.A75] &gt; 300); 300 * (1 - 0.1) * 12 + ([.A75] - 300) * (1 - 0.25) * 12; [.A75] * (1 - 0.35) * 12))" office:value-type="currency" office:currency="PLN" office:value="5772" calcext:value-type="currency">
            <text:p>5 772,00 zł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table:formula="of:=IF([.A76] &lt;= 500; [.A76] * (1 - 0.15) * 12; [.A76] * (1 - 0.25) * 12)" office:value-type="currency" office:currency="PLN" office:value="6750" calcext:value-type="currency">
            <text:p>6 750,00 zł</text:p>
          </table:table-cell>
          <table:table-cell table:style-name="ce2" table:formula="of:=IF([.A76] &lt;= 300; [.A76] * (1 - 0.1) * 12; IF(AND([.A76] &lt;= 600; [.A76] &gt; 300); 300 * (1 - 0.1) * 12 + ([.A76] - 300) * (1 - 0.25) * 12; [.A76] * (1 - 0.35) * 12))" office:value-type="currency" office:currency="PLN" office:value="5850" calcext:value-type="currency">
            <text:p>5 850,00 zł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table:formula="of:=IF([.A77] &lt;= 500; [.A77] * (1 - 0.15) * 12; [.A77] * (1 - 0.25) * 12)" office:value-type="currency" office:currency="PLN" office:value="6840" calcext:value-type="currency">
            <text:p>6 840,00 zł</text:p>
          </table:table-cell>
          <table:table-cell table:style-name="ce2" table:formula="of:=IF([.A77] &lt;= 300; [.A77] * (1 - 0.1) * 12; IF(AND([.A77] &lt;= 600; [.A77] &gt; 300); 300 * (1 - 0.1) * 12 + ([.A77] - 300) * (1 - 0.25) * 12; [.A77] * (1 - 0.35) * 12))" office:value-type="currency" office:currency="PLN" office:value="5928" calcext:value-type="currency">
            <text:p>5 928,00 zł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table:formula="of:=IF([.A78] &lt;= 500; [.A78] * (1 - 0.15) * 12; [.A78] * (1 - 0.25) * 12)" office:value-type="currency" office:currency="PLN" office:value="6930" calcext:value-type="currency">
            <text:p>6 930,00 zł</text:p>
          </table:table-cell>
          <table:table-cell table:style-name="ce2" table:formula="of:=IF([.A78] &lt;= 300; [.A78] * (1 - 0.1) * 12; IF(AND([.A78] &lt;= 600; [.A78] &gt; 300); 300 * (1 - 0.1) * 12 + ([.A78] - 300) * (1 - 0.25) * 12; [.A78] * (1 - 0.35) * 12))" office:value-type="currency" office:currency="PLN" office:value="6006" calcext:value-type="currency">
            <text:p>6 006,00 zł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table:formula="of:=IF([.A79] &lt;= 500; [.A79] * (1 - 0.15) * 12; [.A79] * (1 - 0.25) * 12)" office:value-type="currency" office:currency="PLN" office:value="7020" calcext:value-type="currency">
            <text:p>7 020,00 zł</text:p>
          </table:table-cell>
          <table:table-cell table:style-name="ce2" table:formula="of:=IF([.A79] &lt;= 300; [.A79] * (1 - 0.1) * 12; IF(AND([.A79] &lt;= 600; [.A79] &gt; 300); 300 * (1 - 0.1) * 12 + ([.A79] - 300) * (1 - 0.25) * 12; [.A79] * (1 - 0.35) * 12))" office:value-type="currency" office:currency="PLN" office:value="6084" calcext:value-type="currency">
            <text:p>6 084,00 zł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table:formula="of:=IF([.A80] &lt;= 500; [.A80] * (1 - 0.15) * 12; [.A80] * (1 - 0.25) * 12)" office:value-type="currency" office:currency="PLN" office:value="7110" calcext:value-type="currency">
            <text:p>7 110,00 zł</text:p>
          </table:table-cell>
          <table:table-cell table:style-name="ce2" table:formula="of:=IF([.A80] &lt;= 300; [.A80] * (1 - 0.1) * 12; IF(AND([.A80] &lt;= 600; [.A80] &gt; 300); 300 * (1 - 0.1) * 12 + ([.A80] - 300) * (1 - 0.25) * 12; [.A80] * (1 - 0.35) * 12))" office:value-type="currency" office:currency="PLN" office:value="6162" calcext:value-type="currency">
            <text:p>6 162,00 zł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table:formula="of:=IF([.A81] &lt;= 500; [.A81] * (1 - 0.15) * 12; [.A81] * (1 - 0.25) * 12)" office:value-type="currency" office:currency="PLN" office:value="7200" calcext:value-type="currency">
            <text:p>7 200,00 zł</text:p>
          </table:table-cell>
          <table:table-cell table:style-name="ce2" table:formula="of:=IF([.A81] &lt;= 300; [.A81] * (1 - 0.1) * 12; IF(AND([.A81] &lt;= 600; [.A81] &gt; 300); 300 * (1 - 0.1) * 12 + ([.A81] - 300) * (1 - 0.25) * 12; [.A81] * (1 - 0.35) * 12))" office:value-type="currency" office:currency="PLN" office:value="6240" calcext:value-type="currency">
            <text:p>6 240,00 zł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table:formula="of:=IF([.A82] &lt;= 500; [.A82] * (1 - 0.15) * 12; [.A82] * (1 - 0.25) * 12)" office:value-type="currency" office:currency="PLN" office:value="7290" calcext:value-type="currency">
            <text:p>7 290,00 zł</text:p>
          </table:table-cell>
          <table:table-cell table:style-name="ce2" table:formula="of:=IF([.A82] &lt;= 300; [.A82] * (1 - 0.1) * 12; IF(AND([.A82] &lt;= 600; [.A82] &gt; 300); 300 * (1 - 0.1) * 12 + ([.A82] - 300) * (1 - 0.25) * 12; [.A82] * (1 - 0.35) * 12))" office:value-type="currency" office:currency="PLN" office:value="6318" calcext:value-type="currency">
            <text:p>6 318,00 zł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table:formula="of:=IF([.A83] &lt;= 500; [.A83] * (1 - 0.15) * 12; [.A83] * (1 - 0.25) * 12)" office:value-type="currency" office:currency="PLN" office:value="7380" calcext:value-type="currency">
            <text:p>7 380,00 zł</text:p>
          </table:table-cell>
          <table:table-cell table:style-name="ce2" table:formula="of:=IF([.A83] &lt;= 300; [.A83] * (1 - 0.1) * 12; IF(AND([.A83] &lt;= 600; [.A83] &gt; 300); 300 * (1 - 0.1) * 12 + ([.A83] - 300) * (1 - 0.25) * 12; [.A83] * (1 - 0.35) * 12))" office:value-type="currency" office:currency="PLN" office:value="6396" calcext:value-type="currency">
            <text:p>6 396,00 zł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table:formula="of:=IF([.A84] &lt;= 500; [.A84] * (1 - 0.15) * 12; [.A84] * (1 - 0.25) * 12)" office:value-type="currency" office:currency="PLN" office:value="7470" calcext:value-type="currency">
            <text:p>7 470,00 zł</text:p>
          </table:table-cell>
          <table:table-cell table:style-name="ce2" table:formula="of:=IF([.A84] &lt;= 300; [.A84] * (1 - 0.1) * 12; IF(AND([.A84] &lt;= 600; [.A84] &gt; 300); 300 * (1 - 0.1) * 12 + ([.A84] - 300) * (1 - 0.25) * 12; [.A84] * (1 - 0.35) * 12))" office:value-type="currency" office:currency="PLN" office:value="6474" calcext:value-type="currency">
            <text:p>6 474,00 zł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table:formula="of:=IF([.A85] &lt;= 500; [.A85] * (1 - 0.15) * 12; [.A85] * (1 - 0.25) * 12)" office:value-type="currency" office:currency="PLN" office:value="7560" calcext:value-type="currency">
            <text:p>7 560,00 zł</text:p>
          </table:table-cell>
          <table:table-cell table:style-name="ce2" table:formula="of:=IF([.A85] &lt;= 300; [.A85] * (1 - 0.1) * 12; IF(AND([.A85] &lt;= 600; [.A85] &gt; 300); 300 * (1 - 0.1) * 12 + ([.A85] - 300) * (1 - 0.25) * 12; [.A85] * (1 - 0.35) * 12))" office:value-type="currency" office:currency="PLN" office:value="6552" calcext:value-type="currency">
            <text:p>6 552,00 zł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table:formula="of:=IF([.A86] &lt;= 500; [.A86] * (1 - 0.15) * 12; [.A86] * (1 - 0.25) * 12)" office:value-type="currency" office:currency="PLN" office:value="7650" calcext:value-type="currency">
            <text:p>7 650,00 zł</text:p>
          </table:table-cell>
          <table:table-cell table:style-name="ce2" table:formula="of:=IF([.A86] &lt;= 300; [.A86] * (1 - 0.1) * 12; IF(AND([.A86] &lt;= 600; [.A86] &gt; 300); 300 * (1 - 0.1) * 12 + ([.A86] - 300) * (1 - 0.25) * 12; [.A86] * (1 - 0.35) * 12))" office:value-type="currency" office:currency="PLN" office:value="6630" calcext:value-type="currency">
            <text:p>6 630,00 zł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table:formula="of:=IF([.A87] &lt;= 500; [.A87] * (1 - 0.15) * 12; [.A87] * (1 - 0.25) * 12)" office:value-type="currency" office:currency="PLN" office:value="7740" calcext:value-type="currency">
            <text:p>7 740,00 zł</text:p>
          </table:table-cell>
          <table:table-cell table:style-name="ce2" table:formula="of:=IF([.A87] &lt;= 300; [.A87] * (1 - 0.1) * 12; IF(AND([.A87] &lt;= 600; [.A87] &gt; 300); 300 * (1 - 0.1) * 12 + ([.A87] - 300) * (1 - 0.25) * 12; [.A87] * (1 - 0.35) * 12))" office:value-type="currency" office:currency="PLN" office:value="6708" calcext:value-type="currency">
            <text:p>6 708,00 zł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table:formula="of:=IF([.A88] &lt;= 500; [.A88] * (1 - 0.15) * 12; [.A88] * (1 - 0.25) * 12)" office:value-type="currency" office:currency="PLN" office:value="7830" calcext:value-type="currency">
            <text:p>7 830,00 zł</text:p>
          </table:table-cell>
          <table:table-cell table:style-name="ce2" table:formula="of:=IF([.A88] &lt;= 300; [.A88] * (1 - 0.1) * 12; IF(AND([.A88] &lt;= 600; [.A88] &gt; 300); 300 * (1 - 0.1) * 12 + ([.A88] - 300) * (1 - 0.25) * 12; [.A88] * (1 - 0.35) * 12))" office:value-type="currency" office:currency="PLN" office:value="6786" calcext:value-type="currency">
            <text:p>6 786,00 zł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table:formula="of:=IF([.A89] &lt;= 500; [.A89] * (1 - 0.15) * 12; [.A89] * (1 - 0.25) * 12)" office:value-type="currency" office:currency="PLN" office:value="7920" calcext:value-type="currency">
            <text:p>7 920,00 zł</text:p>
          </table:table-cell>
          <table:table-cell table:style-name="ce2" table:formula="of:=IF([.A89] &lt;= 300; [.A89] * (1 - 0.1) * 12; IF(AND([.A89] &lt;= 600; [.A89] &gt; 300); 300 * (1 - 0.1) * 12 + ([.A89] - 300) * (1 - 0.25) * 12; [.A89] * (1 - 0.35) * 12))" office:value-type="currency" office:currency="PLN" office:value="6864" calcext:value-type="currency">
            <text:p>6 864,00 zł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table:formula="of:=IF([.A90] &lt;= 500; [.A90] * (1 - 0.15) * 12; [.A90] * (1 - 0.25) * 12)" office:value-type="currency" office:currency="PLN" office:value="8010" calcext:value-type="currency">
            <text:p>8 010,00 zł</text:p>
          </table:table-cell>
          <table:table-cell table:style-name="ce2" table:formula="of:=IF([.A90] &lt;= 300; [.A90] * (1 - 0.1) * 12; IF(AND([.A90] &lt;= 600; [.A90] &gt; 300); 300 * (1 - 0.1) * 12 + ([.A90] - 300) * (1 - 0.25) * 12; [.A90] * (1 - 0.35) * 12))" office:value-type="currency" office:currency="PLN" office:value="6942" calcext:value-type="currency">
            <text:p>6 942,00 zł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table:formula="of:=IF([.A91] &lt;= 500; [.A91] * (1 - 0.15) * 12; [.A91] * (1 - 0.25) * 12)" office:value-type="currency" office:currency="PLN" office:value="8100" calcext:value-type="currency">
            <text:p>8 100,00 zł</text:p>
          </table:table-cell>
          <table:table-cell table:style-name="ce2" table:formula="of:=IF([.A91] &lt;= 300; [.A91] * (1 - 0.1) * 12; IF(AND([.A91] &lt;= 600; [.A91] &gt; 300); 300 * (1 - 0.1) * 12 + ([.A91] - 300) * (1 - 0.25) * 12; [.A91] * (1 - 0.35) * 12))" office:value-type="currency" office:currency="PLN" office:value="7020" calcext:value-type="currency">
            <text:p>7 020,00 zł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table:formula="of:=IF([.A92] &lt;= 500; [.A92] * (1 - 0.15) * 12; [.A92] * (1 - 0.25) * 12)" office:value-type="currency" office:currency="PLN" office:value="8190" calcext:value-type="currency">
            <text:p>8 190,00 zł</text:p>
          </table:table-cell>
          <table:table-cell table:style-name="ce2" table:formula="of:=IF([.A92] &lt;= 300; [.A92] * (1 - 0.1) * 12; IF(AND([.A92] &lt;= 600; [.A92] &gt; 300); 300 * (1 - 0.1) * 12 + ([.A92] - 300) * (1 - 0.25) * 12; [.A92] * (1 - 0.35) * 12))" office:value-type="currency" office:currency="PLN" office:value="7098" calcext:value-type="currency">
            <text:p>7 098,00 zł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table:formula="of:=IF([.A93] &lt;= 500; [.A93] * (1 - 0.15) * 12; [.A93] * (1 - 0.25) * 12)" office:value-type="currency" office:currency="PLN" office:value="8280" calcext:value-type="currency">
            <text:p>8 280,00 zł</text:p>
          </table:table-cell>
          <table:table-cell table:style-name="ce2" table:formula="of:=IF([.A93] &lt;= 300; [.A93] * (1 - 0.1) * 12; IF(AND([.A93] &lt;= 600; [.A93] &gt; 300); 300 * (1 - 0.1) * 12 + ([.A93] - 300) * (1 - 0.25) * 12; [.A93] * (1 - 0.35) * 12))" office:value-type="currency" office:currency="PLN" office:value="7176" calcext:value-type="currency">
            <text:p>7 176,00 zł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table:formula="of:=IF([.A94] &lt;= 500; [.A94] * (1 - 0.15) * 12; [.A94] * (1 - 0.25) * 12)" office:value-type="currency" office:currency="PLN" office:value="8370" calcext:value-type="currency">
            <text:p>8 370,00 zł</text:p>
          </table:table-cell>
          <table:table-cell table:style-name="ce2" table:formula="of:=IF([.A94] &lt;= 300; [.A94] * (1 - 0.1) * 12; IF(AND([.A94] &lt;= 600; [.A94] &gt; 300); 300 * (1 - 0.1) * 12 + ([.A94] - 300) * (1 - 0.25) * 12; [.A94] * (1 - 0.35) * 12))" office:value-type="currency" office:currency="PLN" office:value="7254" calcext:value-type="currency">
            <text:p>7 254,00 zł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table:formula="of:=IF([.A95] &lt;= 500; [.A95] * (1 - 0.15) * 12; [.A95] * (1 - 0.25) * 12)" office:value-type="currency" office:currency="PLN" office:value="8460" calcext:value-type="currency">
            <text:p>8 460,00 zł</text:p>
          </table:table-cell>
          <table:table-cell table:style-name="ce2" table:formula="of:=IF([.A95] &lt;= 300; [.A95] * (1 - 0.1) * 12; IF(AND([.A95] &lt;= 600; [.A95] &gt; 300); 300 * (1 - 0.1) * 12 + ([.A95] - 300) * (1 - 0.25) * 12; [.A95] * (1 - 0.35) * 12))" office:value-type="currency" office:currency="PLN" office:value="7332" calcext:value-type="currency">
            <text:p>7 332,00 zł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table:formula="of:=IF([.A96] &lt;= 500; [.A96] * (1 - 0.15) * 12; [.A96] * (1 - 0.25) * 12)" office:value-type="currency" office:currency="PLN" office:value="8550" calcext:value-type="currency">
            <text:p>8 550,00 zł</text:p>
          </table:table-cell>
          <table:table-cell table:style-name="ce2" table:formula="of:=IF([.A96] &lt;= 300; [.A96] * (1 - 0.1) * 12; IF(AND([.A96] &lt;= 600; [.A96] &gt; 300); 300 * (1 - 0.1) * 12 + ([.A96] - 300) * (1 - 0.25) * 12; [.A96] * (1 - 0.35) * 12))" office:value-type="currency" office:currency="PLN" office:value="7410" calcext:value-type="currency">
            <text:p>7 410,00 zł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table:formula="of:=IF([.A97] &lt;= 500; [.A97] * (1 - 0.15) * 12; [.A97] * (1 - 0.25) * 12)" office:value-type="currency" office:currency="PLN" office:value="8640" calcext:value-type="currency">
            <text:p>8 640,00 zł</text:p>
          </table:table-cell>
          <table:table-cell table:style-name="ce2" table:formula="of:=IF([.A97] &lt;= 300; [.A97] * (1 - 0.1) * 12; IF(AND([.A97] &lt;= 600; [.A97] &gt; 300); 300 * (1 - 0.1) * 12 + ([.A97] - 300) * (1 - 0.25) * 12; [.A97] * (1 - 0.35) * 12))" office:value-type="currency" office:currency="PLN" office:value="7488" calcext:value-type="currency">
            <text:p>7 488,00 zł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table:formula="of:=IF([.A98] &lt;= 500; [.A98] * (1 - 0.15) * 12; [.A98] * (1 - 0.25) * 12)" office:value-type="currency" office:currency="PLN" office:value="8730" calcext:value-type="currency">
            <text:p>8 730,00 zł</text:p>
          </table:table-cell>
          <table:table-cell table:style-name="ce2" table:formula="of:=IF([.A98] &lt;= 300; [.A98] * (1 - 0.1) * 12; IF(AND([.A98] &lt;= 600; [.A98] &gt; 300); 300 * (1 - 0.1) * 12 + ([.A98] - 300) * (1 - 0.25) * 12; [.A98] * (1 - 0.35) * 12))" office:value-type="currency" office:currency="PLN" office:value="7566" calcext:value-type="currency">
            <text:p>7 566,00 zł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table:formula="of:=IF([.A99] &lt;= 500; [.A99] * (1 - 0.15) * 12; [.A99] * (1 - 0.25) * 12)" office:value-type="currency" office:currency="PLN" office:value="8820" calcext:value-type="currency">
            <text:p>8 820,00 zł</text:p>
          </table:table-cell>
          <table:table-cell table:style-name="ce2" table:formula="of:=IF([.A99] &lt;= 300; [.A99] * (1 - 0.1) * 12; IF(AND([.A99] &lt;= 600; [.A99] &gt; 300); 300 * (1 - 0.1) * 12 + ([.A99] - 300) * (1 - 0.25) * 12; [.A99] * (1 - 0.35) * 12))" office:value-type="currency" office:currency="PLN" office:value="7644" calcext:value-type="currency">
            <text:p>7 644,00 zł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table:formula="of:=IF([.A100] &lt;= 500; [.A100] * (1 - 0.15) * 12; [.A100] * (1 - 0.25) * 12)" office:value-type="currency" office:currency="PLN" office:value="8910" calcext:value-type="currency">
            <text:p>8 910,00 zł</text:p>
          </table:table-cell>
          <table:table-cell table:style-name="ce2" table:formula="of:=IF([.A100] &lt;= 300; [.A100] * (1 - 0.1) * 12; IF(AND([.A100] &lt;= 600; [.A100] &gt; 300); 300 * (1 - 0.1) * 12 + ([.A100] - 300) * (1 - 0.25) * 12; [.A100] * (1 - 0.35) * 12))" office:value-type="currency" office:currency="PLN" office:value="7722" calcext:value-type="currency">
            <text:p>7 722,00 zł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IF([.A101] &lt;= 500; [.A101] * (1 - 0.15) * 12; [.A101] * (1 - 0.25) * 12)" office:value-type="currency" office:currency="PLN" office:value="9000" calcext:value-type="currency">
            <text:p>9 000,00 zł</text:p>
          </table:table-cell>
          <table:table-cell table:style-name="ce2" table:formula="of:=IF([.A101] &lt;= 300; [.A101] * (1 - 0.1) * 12; IF(AND([.A101] &lt;= 600; [.A101] &gt; 300); 300 * (1 - 0.1) * 12 + ([.A101] - 300) * (1 - 0.25) * 12; [.A101] * (1 - 0.35) * 12))" office:value-type="currency" office:currency="PLN" office:value="7800" calcext:value-type="currency">
            <text:p>7 800,00 zł</text:p>
          </table:table-cell>
          <table:table-cell table:number-columns-repeated="3"/>
        </table:table-row>
        <table:table-row table:style-name="ro1" table:number-rows-repeated="8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 style:data-style-name="N2" text:time-value="14:44:06.545650406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42:09.919367443</meta:creation-date>
    <dc:date>2025-11-20T14:56:03.937016416</dc:date>
    <meta:editing-duration>PT13M41S</meta:editing-duration>
    <meta:editing-cycles>7</meta:editing-cycles>
    <meta:generator>LibreOffice/25.2.7.2$Linux_X86_64 LibreOffice_project/520$Build-2</meta:generator>
    <meta:document-statistic meta:table-count="5" meta:cell-count="1830" meta:object-count="0"/>
  </office:meta>
</office:document-meta>
</file>